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20817b1" style:font-size-asian="10pt" style:font-size-complex="10pt"/>
    </style:style>
    <style:style style:name="P12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4c9243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4d0b74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6ffa66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1dc821a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officeooo:paragraph-rsid="020817b1" fo:background-color="#81d41a" style:font-size-asian="10pt" style:font-size-complex="10pt"/>
    </style:style>
    <style:style style:name="P41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50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3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7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9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70" style:family="paragraph" style:parent-style-name="Standard">
      <style:text-properties style:font-name="FreeMono" fo:font-size="10pt" officeooo:paragraph-rsid="00368ed5" fo:background-color="#fff200" style:font-size-asian="10pt" style:font-size-complex="10pt"/>
    </style:style>
    <style:style style:name="P71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72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background-color="#fff2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0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41">;<text:tab/>use amstrad dl1 at &amp;af80 <text:s/>stack unchanged</text:p>
      <text:p text:style-name="P41">;<text:tab/>use spectrum dl1 at &amp;5ea7 - &amp;5fff <text:s/>sp set to &amp;5ea6</text:p>
      <text:p text:style-name="P3"/>
      <text:p text:style-name="P53">spectrum<text:tab/>equ 1</text:p>
      <text:p text:style-name="P53">amstrad<text:tab/>equ 0</text:p>
      <text:p text:style-name="P53">pds<text:tab/>equ 0</text:p>
      <text:p text:style-name="P53">cheatversion<text:tab/>equ 0</text:p>
      <text:p text:style-name="P53">seeproxbox<text:tab/>equ 0</text:p>
      <text:p text:style-name="P12">seecoins<text:tab/>equ 0</text:p>
      <text:p text:style-name="P53">ifmode128<text:tab/>equ 1</text:p>
      <text:p text:style-name="P53">save<text:tab/>equ 0</text:p>
      <text:p text:style-name="P53">disc<text:tab/>equ 0</text:p>
      <text:p text:style-name="P53"/>
      <text:p text:style-name="P53"><text:tab/>skip 10</text:p>
      <text:p text:style-name="P53"/>
      <text:p text:style-name="P53">computer<text:tab/>equ SPECTRUM</text:p>
      <text:p text:style-name="P53"><text:tab/>if computer=spectrum</text:p>
      <text:p text:style-name="P53"><text:tab/>org &amp;6000</text:p>
      <text:p text:style-name="P53">reloc<text:tab/>ld bc,&amp;7ffd</text:p>
      <text:p text:style-name="P53"><text:tab/>ld a,&amp;13</text:p>
      <text:p text:style-name="P53"><text:tab/>out (c),a</text:p>
      <text:p text:style-name="P53"><text:tab/>ld de,&amp;c000</text:p>
      <text:p text:style-name="P53"><text:tab/>ld hl,music128</text:p>
      <text:p text:style-name="P53"><text:tab/>ld bc,&amp;4000</text:p>
      <text:p text:style-name="P53"><text:tab/>ldir</text:p>
      <text:p text:style-name="P53"><text:tab/>ld bc,&amp;7ffd</text:p>
      <text:p text:style-name="P53"><text:tab/>ld a,&amp;10</text:p>
      <text:p text:style-name="P53"><text:tab/>out (c),a</text:p>
      <text:p text:style-name="P53"><text:tab/>ret</text:p>
      <text:p text:style-name="P53"/>
      <text:p text:style-name="P53">music128</text:p>
      <text:p text:style-name="P53"><text:tab/>org music128,&amp;c000</text:p>
      <text:p text:style-name="P3"/>
      <text:p text:style-name="P53">bankstart</text:p>
      <text:p text:style-name="P53"><text:tab/>include MUSIC128.SPC</text:p>
      <text:p text:style-name="P53">OLDSCR</text:p>
      <text:p text:style-name="P53">;<text:tab/>include treaspic.scr</text:p>
      <text:p text:style-name="P53"><text:tab/>include newtreas.scr</text:p>
      <text:p text:style-name="P53"><text:tab/>INCLUDE NEWSPEEC.SPC</text:p>
      <text:p text:style-name="P53"/>
      <text:p text:style-name="P53">;<text:tab/>include speech.spc</text:p>
      <text:p text:style-name="P53">;<text:tab/>include fwdizzy.tlk</text:p>
      <text:p text:style-name="P53">;<text:tab/>include bytot.tlk</text:p>
      <text:p text:style-name="P3"/>
      <text:p text:style-name="P53">bankend</text:p>
      <text:p text:style-name="P53"/>
      <text:p text:style-name="P53"><text:tab/>bank &amp;10,reloc</text:p>
      <text:p text:style-name="P53"><text:tab/></text:p>
      <text:p text:style-name="P53">;<text:tab/>org &amp;f989</text:p>
      <text:p text:style-name="P53">;<text:tab/>include MUSIC48.SPC</text:p>
      <text:p text:style-name="P3"/>
      <text:p text:style-name="P55">ifmem128</text:p>
      <text:p text:style-name="P55"><text:tab/>equ 23627</text:p>
      <text:p text:style-name="P53"><text:tab/>org 23627</text:p>
      <text:p text:style-name="P53"><text:tab/>defb ifmode128</text:p>
      <text:p text:style-name="P53"/>
      <text:p text:style-name="P53"><text:tab/>endif</text:p>
      <text:p text:style-name="P53"/>
      <text:p text:style-name="P53"><text:tab/>if computer=amstrad</text:p>
      <text:p text:style-name="P53"><text:tab/>send computer1<text:tab/></text:p>
      <text:p text:style-name="P53"><text:tab/>org &amp;40</text:p>
      <text:p text:style-name="P53"><text:soft-page-break/><text:tab/>include music.ams</text:p>
      <text:p text:style-name="P53">musicend</text:p>
      <text:p text:style-name="P53"><text:tab/>org &amp;c000</text:p>
      <text:p text:style-name="P53"><text:tab/>include diz3ams1.scr</text:p>
      <text:p text:style-name="P53"><text:tab/>include diz3ams2.scr</text:p>
      <text:p text:style-name="P53"><text:tab/>org musicend</text:p>
      <text:p text:style-name="P53"><text:tab/>endif</text:p>
      <text:p text:style-name="P53"/>
      <text:p text:style-name="P53"><text:tab/>if computer=spectrum</text:p>
      <text:p text:style-name="P53"><text:tab/>send computer2</text:p>
      <text:p text:style-name="P53"><text:tab/>org &amp;4000</text:p>
      <text:p text:style-name="P53"><text:tab/>include diz3spec.scr</text:p>
      <text:p text:style-name="P53"><text:tab/>org &amp;6100</text:p>
      <text:p text:style-name="P53"><text:tab/>endif</text:p>
      <text:p text:style-name="P53"/>
      <text:p text:style-name="P53"><text:tab/>if save=0</text:p>
      <text:p text:style-name="P53">exec<text:tab/>exec exec</text:p>
      <text:p text:style-name="P53"><text:tab/>endif</text:p>
      <text:p text:style-name="P67">entercodehere</text:p>
      <text:p text:style-name="P3"/>
      <text:p text:style-name="P53"><text:tab/>if computer=spectrum</text:p>
      <text:p text:style-name="P53"><text:tab/>di</text:p>
      <text:p text:style-name="P53"><text:tab/>ld sp,&amp;6000-2</text:p>
      <text:p text:style-name="P53"><text:tab/>im 1</text:p>
      <text:p text:style-name="P53"><text:tab/>ei</text:p>
      <text:p text:style-name="P53"><text:tab/>endif</text:p>
      <text:p text:style-name="P53"/>
      <text:p text:style-name="P53"><text:tab/>if computer=amstrad</text:p>
      <text:p text:style-name="P53"><text:tab/>ld hl,attritable+5*32</text:p>
      <text:p text:style-name="P53"><text:tab/>ld de,attritable+5*32+1</text:p>
      <text:p text:style-name="P53"><text:tab/>ld (hl),01000010b</text:p>
      <text:p text:style-name="P53"><text:tab/>ld bc,19*32</text:p>
      <text:p text:style-name="P53"><text:tab/>ldir</text:p>
      <text:p text:style-name="P53"><text:tab/>endif</text:p>
      <text:p text:style-name="P3"/>
      <text:p text:style-name="P53"><text:tab/>call setup</text:p>
      <text:p text:style-name="P12"><text:tab/>jp titlescreen</text:p>
      <text:p text:style-name="P3"/>
      <text:p text:style-name="P53"><text:tab/>if computer=spectrum</text:p>
      <text:p text:style-name="P3"/>
      <text:p text:style-name="P55">check128</text:p>
      <text:p text:style-name="P55"><text:tab/>ld e,a</text:p>
      <text:p text:style-name="P53"><text:tab/>ld a,(ifmem128)</text:p>
      <text:p text:style-name="P53"><text:tab/>and a</text:p>
      <text:p text:style-name="P53"><text:tab/>ld a,e</text:p>
      <text:p text:style-name="P53"><text:tab/>ret nz</text:p>
      <text:p text:style-name="P53"><text:tab/>pop hl</text:p>
      <text:p text:style-name="P53"><text:tab/>ret</text:p>
      <text:p text:style-name="P3"/>
      <text:p text:style-name="P55">starttune</text:p>
      <text:p text:style-name="P55"><text:s text:c="8"/>call check128</text:p>
      <text:p text:style-name="P53"><text:tab/>di</text:p>
      <text:p text:style-name="P53"><text:tab/>push ix</text:p>
      <text:p text:style-name="P53"><text:tab/>call ramon</text:p>
      <text:p text:style-name="P53"><text:tab/>ld a,e</text:p>
      <text:p text:style-name="P53"><text:tab/>call initune</text:p>
      <text:p text:style-name="P53"><text:tab/>call ramoff</text:p>
      <text:p text:style-name="P53"><text:tab/>pop ix</text:p>
      <text:p text:style-name="P53"><text:tab/>ei</text:p>
      <text:p text:style-name="P53"><text:tab/>ret<text:tab/></text:p>
      <text:p text:style-name="P53"/>
      <text:p text:style-name="P55">finishmusic</text:p>
      <text:p text:style-name="P55"><text:tab/>call check128</text:p>
      <text:p text:style-name="P53"><text:tab/>call inittune128</text:p>
      <text:p text:style-name="P53">finishmusiclp</text:p>
      <text:p text:style-name="P53"><text:tab/>halt</text:p>
      <text:p text:style-name="P53"><text:tab/>di</text:p>
      <text:p text:style-name="P53"><text:tab/>call ramon</text:p>
      <text:p text:style-name="P53"><text:tab/>ld a,(monoff)</text:p>
      <text:p text:style-name="P53"><text:tab/>call ramoff</text:p>
      <text:p text:style-name="P53"><text:tab/>ei</text:p>
      <text:p text:style-name="P53"><text:tab/>and a</text:p>
      <text:p text:style-name="P53"><text:soft-page-break/><text:tab/>jr nz,finishmusiclp</text:p>
      <text:p text:style-name="P53"><text:tab/>ret</text:p>
      <text:p text:style-name="P53"/>
      <text:p text:style-name="P56">inittune128</text:p>
      <text:p text:style-name="P56"><text:tab/>di</text:p>
      <text:p text:style-name="P53"><text:tab/>call ramon</text:p>
      <text:p text:style-name="P53"><text:tab/>call initune</text:p>
      <text:p text:style-name="P53"><text:tab/>call ramoff</text:p>
      <text:p text:style-name="P53"><text:tab/>ei</text:p>
      <text:p text:style-name="P53"><text:tab/>ret</text:p>
      <text:p text:style-name="P53"/>
      <text:p text:style-name="P56">dosndfx</text:p>
      <text:p text:style-name="P56"><text:tab/>call check128</text:p>
      <text:p text:style-name="P53"><text:tab/>di</text:p>
      <text:p text:style-name="P53"><text:tab/>call ramon</text:p>
      <text:p text:style-name="P53"><text:tab/>call initfx</text:p>
      <text:p text:style-name="P53"><text:tab/>call ramoff</text:p>
      <text:p text:style-name="P53"><text:tab/>ei</text:p>
      <text:p text:style-name="P53"><text:tab/>ret<text:tab/><text:tab/></text:p>
      <text:p text:style-name="P53"/>
      <text:p text:style-name="P53"/>
      <text:p text:style-name="P56">musicoff</text:p>
      <text:p text:style-name="P56"><text:tab/>call check128</text:p>
      <text:p text:style-name="P53"><text:tab/>call ramon</text:p>
      <text:p text:style-name="P53"><text:tab/>call turnoff</text:p>
      <text:p text:style-name="P53"><text:tab/>jp ramoff</text:p>
      <text:p text:style-name="P3"/>
      <text:p text:style-name="P3"/>
      <text:p text:style-name="P56">ramon</text:p>
      <text:p text:style-name="P56"><text:tab/>push af</text:p>
      <text:p text:style-name="P53"><text:tab/>ld a,&amp;13</text:p>
      <text:p text:style-name="P53"><text:tab/>jr outthis</text:p>
      <text:p text:style-name="P56">ramoff</text:p>
      <text:p text:style-name="P56"><text:tab/>push af</text:p>
      <text:p text:style-name="P53"><text:tab/>ld a,&amp;10</text:p>
      <text:p text:style-name="P56">outthis</text:p>
      <text:p text:style-name="P56"><text:tab/>ld bc,&amp;7ffd</text:p>
      <text:p text:style-name="P53"><text:tab/>out (c),a</text:p>
      <text:p text:style-name="P53"><text:tab/>pop af</text:p>
      <text:p text:style-name="P53"><text:tab/>ret</text:p>
      <text:p text:style-name="P3"/>
      <text:p text:style-name="P53">updatemusicingame</text:p>
      <text:p text:style-name="P53"><text:tab/>call check128</text:p>
      <text:p text:style-name="P53"><text:tab/>call ramon</text:p>
      <text:p text:style-name="P53"><text:tab/>call refresh</text:p>
      <text:p text:style-name="P53"><text:tab/>jp ramoff</text:p>
      <text:p text:style-name="P53"/>
      <text:p text:style-name="P53">taptapcount<text:tab/>defb 1</text:p>
      <text:p text:style-name="P53"/>
      <text:p text:style-name="P53"><text:tab/>endif</text:p>
      <text:p text:style-name="P3"/>
      <text:p text:style-name="P3"/>
      <text:p text:style-name="P3"/>
      <text:p text:style-name="P41"><text:tab/>if computer=amstrad</text:p>
      <text:p text:style-name="P41">starttune<text:tab/>equ initune</text:p>
      <text:p text:style-name="P41">musicoff<text:tab/>equ turnoff</text:p>
      <text:p text:style-name="P41">dosndfx<text:tab/>equ initfx</text:p>
      <text:p text:style-name="P41"/>
      <text:p text:style-name="P41"/>
      <text:p text:style-name="P45">finishmusic</text:p>
      <text:p text:style-name="P45"><text:tab/>push ix</text:p>
      <text:p text:style-name="P41"><text:tab/>call initune</text:p>
      <text:p text:style-name="P45">finishmusiclp</text:p>
      <text:p text:style-name="P45"><text:tab/>ld a,(monoff)</text:p>
      <text:p text:style-name="P41"><text:tab/>and a</text:p>
      <text:p text:style-name="P41"><text:tab/>jr nz,finishmusiclp</text:p>
      <text:p text:style-name="P41"><text:tab/>call turnoff</text:p>
      <text:p text:style-name="P41"><text:tab/>pop ix</text:p>
      <text:p text:style-name="P41"><text:tab/>ret</text:p>
      <text:p text:style-name="P41"/>
      <text:p text:style-name="P41">;sayfwdizzy<text:tab/> </text:p>
      <text:p text:style-name="P41">;<text:tab/>include speech.ams</text:p>
      <text:p text:style-name="P41"><text:soft-page-break/>;<text:tab/>include fwdizzy.tlk</text:p>
      <text:p text:style-name="P41"/>
      <text:p text:style-name="P41">seeifstarttune</text:p>
      <text:p text:style-name="P41"><text:tab/>ld a,(killed)</text:p>
      <text:p text:style-name="P41"><text:tab/>and a</text:p>
      <text:p text:style-name="P41"><text:tab/>ret nz</text:p>
      <text:p text:style-name="P41"><text:tab/>push ix</text:p>
      <text:p text:style-name="P41"><text:tab/>ld a,(monoff)</text:p>
      <text:p text:style-name="P41"><text:tab/>and a</text:p>
      <text:p text:style-name="P41"><text:tab/>ld a,6</text:p>
      <text:p text:style-name="P41"><text:tab/>call z,initune</text:p>
      <text:p text:style-name="P41"><text:tab/>pop ix</text:p>
      <text:p text:style-name="P41"><text:tab/>ret</text:p>
      <text:p text:style-name="P41"/>
      <text:p text:style-name="P41"><text:tab/>endif</text:p>
      <text:p text:style-name="P3"/>
      <text:p text:style-name="P3"/>
      <text:p text:style-name="P56">titlescreenlp</text:p>
      <text:p text:style-name="P56"><text:tab/>call getkeybyte</text:p>
      <text:p text:style-name="P53"><text:tab/>and %1001</text:p>
      <text:p text:style-name="P53"><text:tab/>ret z</text:p>
      <text:p text:style-name="P53"><text:tab/><text:tab/><text:tab/><text:tab/>;start key hit</text:p>
      <text:p text:style-name="P53"><text:tab/>call musicoff</text:p>
      <text:p text:style-name="P53"><text:tab/>ld a,1</text:p>
      <text:p text:style-name="P53"><text:tab/>and a</text:p>
      <text:p text:style-name="P53"><text:tab/>ret</text:p>
      <text:p text:style-name="P3"/>
      <text:p text:style-name="P3"/>
      <text:p text:style-name="P53"><text:tab/>if computer=spectrum</text:p>
      <text:p text:style-name="P3"/>
      <text:p text:style-name="P12">sayfwdizzy<text:tab/>call check128</text:p>
      <text:p text:style-name="P12"><text:tab/>di</text:p>
      <text:p text:style-name="P12"><text:tab/>call ramon</text:p>
      <text:p text:style-name="P12"><text:tab/>call dospeech</text:p>
      <text:p text:style-name="P12"><text:tab/>call ramoff</text:p>
      <text:p text:style-name="P12"><text:tab/>ei</text:p>
      <text:p text:style-name="P12"><text:tab/>ret<text:tab/></text:p>
      <text:p text:style-name="P3"/>
      <text:p text:style-name="P3"/>
      <text:p text:style-name="P12">dotreasurepic<text:tab/></text:p>
      <text:p text:style-name="P12"><text:tab/>call clearplayarea</text:p>
      <text:p text:style-name="P12"><text:tab/>di</text:p>
      <text:p text:style-name="P12"><text:tab/>call ramon</text:p>
      <text:p text:style-name="P12"><text:tab/>call printpicture</text:p>
      <text:p text:style-name="P12"><text:tab/>call ramoff</text:p>
      <text:p text:style-name="P12"><text:tab/>ei</text:p>
      <text:p text:style-name="P12"><text:tab/>jp windowrou2</text:p>
      <text:p text:style-name="P3"/>
      <text:p text:style-name="P3"/>
      <text:p text:style-name="P56">seeifstarttune</text:p>
      <text:p text:style-name="P56"><text:tab/>ld a,(killed)</text:p>
      <text:p text:style-name="P53"><text:tab/>and a</text:p>
      <text:p text:style-name="P53"><text:tab/>ret nz</text:p>
      <text:p text:style-name="P53"><text:tab/>ld a,(ifmem128)</text:p>
      <text:p text:style-name="P53"><text:tab/>and a</text:p>
      <text:p text:style-name="P53"><text:tab/>ret z</text:p>
      <text:p text:style-name="P53"><text:tab/>push ix</text:p>
      <text:p text:style-name="P53"><text:tab/>di</text:p>
      <text:p text:style-name="P53"><text:tab/>call ramon</text:p>
      <text:p text:style-name="P53"><text:tab/>ld a,(monoff)</text:p>
      <text:p text:style-name="P53"><text:tab/>and a</text:p>
      <text:p text:style-name="P53"><text:tab/>ld a,6</text:p>
      <text:p text:style-name="P53"><text:tab/>call z,initune</text:p>
      <text:p text:style-name="P53"><text:tab/>di</text:p>
      <text:p text:style-name="P53"><text:tab/>call ramoff</text:p>
      <text:p text:style-name="P53"><text:tab/>ei</text:p>
      <text:p text:style-name="P53"><text:tab/>pop ix</text:p>
      <text:p text:style-name="P53"><text:tab/>ret</text:p>
      <text:p text:style-name="P53"/>
      <text:p text:style-name="P53"><text:tab/>endif</text:p>
      <text:p text:style-name="P3"/>
      <text:p text:style-name="Horizontal_20_Line"></text:p>
      <text:p text:style-name="P41"><text:soft-page-break/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3"/>
      <text:p text:style-name="P12">dizzyx<text:tab/>defb 10</text:p>
      <text:p text:style-name="P12">dizzyy<text:tab/>defb 10</text:p>
      <text:p text:style-name="P12">dizzyfrm<text:tab/>defb 10</text:p>
      <text:p text:style-name="P12">dizzyox<text:tab/>defb 10</text:p>
      <text:p text:style-name="P12">dizzyoy<text:tab/>defb 10</text:p>
      <text:p text:style-name="P12">dizzyofrm<text:tab/>defb 10</text:p>
      <text:p text:style-name="P12"/>
      <text:p text:style-name="P12">startmess</text:p>
      <text:p text:style-name="P12"><text:s/>defb mxy+19,49,mpen+3, <text:s/>"FANTASY:WORLD"</text:p>
      <text:p text:style-name="P12"><text:s/>defb mxy+24,80,mpen+2, <text:s/>"STARRING"</text:p>
      <text:p text:style-name="P12"><text:s/>defb mxy+20,89, <text:s text:c="8"/>"THE:YOLKFOLK"</text:p>
      <text:p text:style-name="P12"><text:s/>defb mxy+20,108,mpen+5,"D",mxy+22,106,"I",mxy+24,104,"Z"</text:p>
      <text:p text:style-name="P12"><text:s/>defb mxy+26,102,"Z",mxy+28,100,"Y"</text:p>
      <text:p text:style-name="P12"/>
      <text:p text:style-name="P12"><text:s/>defb mxy+35,100,"D",mxy+37,102,"A",mxy+39,104,"I"</text:p>
      <text:p text:style-name="P12"><text:s/>defb mxy+41,106,"S",mxy+43,108,"Y"</text:p>
      <text:p text:style-name="P12"/>
      <text:p text:style-name="P12"><text:s/>defb mxy+9,142, "DENZIL:DYLAN"</text:p>
      <text:p text:style-name="P12"><text:s/>defb mxy+35,136,"DOZY"</text:p>
      <text:p text:style-name="P12"><text:s/>defb mxy+46,136,"GRAND"</text:p>
      <text:p text:style-name="P12"><text:s/>defb mxy+46,144, "DIZZY"</text:p>
      <text:p text:style-name="P12"><text:s/>defb mpen+6,":" </text:p>
      <text:p text:style-name="P12"><text:s/>defb mend</text:p>
      <text:p text:style-name="P12"/>
      <text:p text:style-name="P41"><text:tab/>if computer=spectrum</text:p>
      <text:p text:style-name="P41">screentable<text:tab/><text:tab/><text:tab/>;speccy</text:p>
      <text:p text:style-name="P41"/>
      <text:p text:style-name="P41"><text:tab/>HEX 00400041004200430044004500460047</text:p>
      <text:p text:style-name="P41"><text:tab/>HEX 20402041204220432044204520462047</text:p>
      <text:p text:style-name="P41"><text:tab/>HEX 40404041404240434044404540464047</text:p>
      <text:p text:style-name="P41"><text:tab/>HEX 60406041604260436044604560466047</text:p>
      <text:p text:style-name="P41"><text:tab/>HEX 80408041804280438044804580468047</text:p>
      <text:p text:style-name="P41"><text:tab/>HEX A040A041A042A043A044A045A046A047</text:p>
      <text:p text:style-name="P41"><text:tab/>HEX C040C041C042C043C044C045C046C047</text:p>
      <text:p text:style-name="P41"><text:tab/>HEX E040E041E042E043E044E045E046E047</text:p>
      <text:p text:style-name="P41"><text:tab/>HEX 00480049004A004B004C004D004E004F</text:p>
      <text:p text:style-name="P41"><text:tab/>HEX 20482049204A204B204C204D204E204F</text:p>
      <text:p text:style-name="P41"><text:tab/>HEX 40484049404A404B404C404D404E404F</text:p>
      <text:p text:style-name="P41"><text:tab/>HEX 60486049604A604B604C604D604E604F</text:p>
      <text:p text:style-name="P41"><text:tab/>HEX 80488049804A804B804C804D804E804F</text:p>
      <text:p text:style-name="P41"><text:tab/>HEX A048A049A04AA04BA04CA04DA04EA04F</text:p>
      <text:p text:style-name="P41"><text:tab/>HEX C048C049C04AC04BC04CC04DC04EC04F</text:p>
      <text:p text:style-name="P41"><text:tab/>HEX E048E049E04AE04BE04CE04DE04EE04F</text:p>
      <text:p text:style-name="P41"><text:tab/>HEX 00500051005200530054005500560057</text:p>
      <text:p text:style-name="P41"><text:tab/>HEX 20502051205220532054205520562057</text:p>
      <text:p text:style-name="P41"><text:tab/>HEX 40504051405240534054405540564057</text:p>
      <text:p text:style-name="P41"><text:s/><text:tab/>HEX 60506051605260536054605560566057</text:p>
      <text:p text:style-name="P41"><text:tab/>HEX 80508051805280538054805580568057</text:p>
      <text:p text:style-name="P41"><text:tab/>HEX A050A051A052A053A054A055A056A057</text:p>
      <text:p text:style-name="P41"><text:tab/>HEX C050C051C052C053C054C055C056C057</text:p>
      <text:p text:style-name="P41"><text:tab/>HEX E050E051E052E053E054E055E056E057</text:p>
      <text:p text:style-name="P41"/>
      <text:p text:style-name="P41"/>
      <text:p text:style-name="P41"><text:tab/>endif</text:p>
      <text:p text:style-name="P41"/>
      <text:p text:style-name="P41"/>
      <text:p text:style-name="P41"><text:tab/>if computer=amstrad</text:p>
      <text:p text:style-name="P41">screentable<text:tab/><text:tab/>;stored top line first and 8 bytes in</text:p>
      <text:p text:style-name="P41"/>
      <text:p text:style-name="P41"><text:tab/>HEX 08C008C808D008D808E008E808F008F8</text:p>
      <text:p text:style-name="P41"><text:soft-page-break/><text:tab/>HEX 58C058C858D058D858E058E858F058F8</text:p>
      <text:p text:style-name="P41"><text:tab/>HEX A8C0A8C8A8D0A8D8A8E0A8E8A8F0A8F8</text:p>
      <text:p text:style-name="P41"><text:tab/>HEX F8C0F8C8F8D0F8D8F8E0F8E8F8F0F8F8</text:p>
      <text:p text:style-name="P41"><text:tab/>HEX 48C148C948D148D948E148E948F148F9</text:p>
      <text:p text:style-name="P41"><text:tab/>HEX 98C198C998D198D998E198E998F198F9</text:p>
      <text:p text:style-name="P41"><text:tab/>HEX E8C1E8C9E8D1E8D9E8E1E8E9E8F1E8F9</text:p>
      <text:p text:style-name="P41"><text:tab/>HEX 38C238CA38D238DA38E238EA38F238FA</text:p>
      <text:p text:style-name="P41"><text:tab/>HEX 88C288CA88D288DA88E288EA88F288FA</text:p>
      <text:p text:style-name="P41"><text:tab/>HEX D8C2D8CAD8D2D8DAD8E2D8EAD8F2D8FA</text:p>
      <text:p text:style-name="P41"><text:tab/>HEX 28C328CB28D328DB28E328EB28F328FB</text:p>
      <text:p text:style-name="P41"><text:tab/>HEX 78C378CB78D378DB78E378EB78F378FB</text:p>
      <text:p text:style-name="P41"><text:tab/>HEX C8C3C8CBC8D3C8DBC8E3C8EBC8F3C8FB</text:p>
      <text:p text:style-name="P41"><text:tab/>HEX 18C418CC18D418DC18E418EC18F418FC</text:p>
      <text:p text:style-name="P41"><text:tab/>HEX 68C468CC68D468DC68E468EC68F468FC</text:p>
      <text:p text:style-name="P41"><text:tab/>HEX B8C4B8CCB8D4B8DCB8E4B8ECB8F4B8FC</text:p>
      <text:p text:style-name="P41"><text:tab/>HEX 08C508CD08D508DD08E508ED08F508FD</text:p>
      <text:p text:style-name="P41"><text:tab/>HEX 58C558CD58D558DD58E558ED58F558FD</text:p>
      <text:p text:style-name="P41"><text:tab/>HEX A8C5A8CDA8D5A8DDA8E5A8EDA8F5A8FD</text:p>
      <text:p text:style-name="P41"><text:tab/>HEX F8C5F8CDF8D5F8DDF8E5F8EDF8F5F8FD</text:p>
      <text:p text:style-name="P41"><text:tab/>HEX 48C648CE48D648DE48E648EE48F648FE</text:p>
      <text:p text:style-name="P41"><text:tab/>HEX 98C698CE98D698DE98E698EE98F698FE</text:p>
      <text:p text:style-name="P41"><text:tab/>HEX E8C6E8CEE8D6E8DEE8E6E8EEE8F6E8FE</text:p>
      <text:p text:style-name="P41"><text:tab/>HEX 38C738CF38D738DF38E738EF38F738FF</text:p>
      <text:p text:style-name="P41"><text:tab/>HEX 88C788CF88D788DF88E788EF88F788FF</text:p>
      <text:p text:style-name="P41"/>
      <text:p text:style-name="P41"><text:tab/>endif</text:p>
      <text:p text:style-name="P41"/>
      <text:p text:style-name="P12">roomdata</text:p>
      <text:p text:style-name="P12"/>
      <text:p text:style-name="P12"><text:tab/>include roomdata.dat</text:p>
      <text:p text:style-name="P12"/>
      <text:p text:style-name="P12">roomnames<text:tab/>defw room0 ,room1 ,room2 ,room3 ,room4 ,room5 ,room6 ,room7</text:p>
      <text:p text:style-name="P12"><text:tab/>defw room8 ,room9 ,room10,room11,room12,room13,room14,room15</text:p>
      <text:p text:style-name="P12"><text:tab/>defw room16,room17,room18,room19,room20,room21,room22,room23</text:p>
      <text:p text:style-name="P12"><text:tab/>defw room24,room25,room26,room27,room28,room29,room30,room31</text:p>
      <text:p text:style-name="P12"><text:tab/>defw room32,room33,room34,room35,room36,room37,room38,room39</text:p>
      <text:p text:style-name="P12"><text:tab/>defw room40,room41,room42,room43,room44,room45,room46,room47</text:p>
      <text:p text:style-name="P12"><text:tab/>defw room48,room49,room50,room51,room52,room53,room54,room55</text:p>
      <text:p text:style-name="P12"><text:tab/>defw room56,room57,room58,room59,room60,room61,room62,room63</text:p>
      <text:p text:style-name="P12"><text:tab/>defw room64,room65,room66,room67,room68,room69,room70,room71</text:p>
      <text:p text:style-name="P12"><text:tab/>defw room72,room73,room74,room75,room76,room77,room78,room79</text:p>
      <text:p text:style-name="P12"><text:tab/>defw room80,room81,room82,room83,room84,room85,room86,room87</text:p>
      <text:p text:style-name="P12"><text:tab/>defw room88,room89,room90,room91,room92,room93,room94,room95</text:p>
      <text:p text:style-name="P12"><text:tab/>defw room96,room97,room98,room99,room100</text:p>
      <text:p text:style-name="P12"/>
      <text:p text:style-name="P41"><text:tab/>if computer=spectrum</text:p>
      <text:p text:style-name="P41">readytoprintname<text:tab/>defb mpen+6,mxy+12,24,mend</text:p>
      <text:p text:style-name="P41"><text:tab/>endif<text:tab/></text:p>
      <text:p text:style-name="P12"/>
      <text:p text:style-name="P12"><text:tab/>if computer=amstrad</text:p>
      <text:p text:style-name="P12">readytoprintname<text:tab/>defb mpen+4,mxy+12,24,mend</text:p>
      <text:p text:style-name="P12"><text:tab/>endif</text:p>
      <text:p text:style-name="P12"/>
      <text:p text:style-name="P12">emptyroom<text:tab/>defb "::::::::SKY:::::::::",mend</text:p>
      <text:p text:style-name="P12">room0<text:tab/>defb "SPC:OR:FIRE:TO:START",mend</text:p>
      <text:p text:style-name="P12">room1</text:p>
      <text:p text:style-name="P12">room2</text:p>
      <text:p text:style-name="P12">room3</text:p>
      <text:p text:style-name="P12">room4</text:p>
      <text:p text:style-name="P12">room5</text:p>
      <text:p text:style-name="P12">room6</text:p>
      <text:p text:style-name="P12">room7</text:p>
      <text:p text:style-name="P12">room8</text:p>
      <text:p text:style-name="P12">room9</text:p>
      <text:p text:style-name="P12">room10</text:p>
      <text:p text:style-name="P12">room11</text:p>
      <text:p text:style-name="P12">room12</text:p>
      <text:p text:style-name="P12">room13</text:p>
      <text:p text:style-name="P12">room14</text:p>
      <text:p text:style-name="P12">room15</text:p>
      <text:p text:style-name="P12">room16</text:p>
      <text:p text:style-name="P12">room17</text:p>
      <text:p text:style-name="P12"><text:soft-page-break/>room18</text:p>
      <text:p text:style-name="P12">room19</text:p>
      <text:p text:style-name="P12">room20</text:p>
      <text:p text:style-name="P12">room21</text:p>
      <text:p text:style-name="P12">room22<text:tab/>defb ":THE:MARKET:SQUARE::",mend</text:p>
      <text:p text:style-name="P12">room23<text:tab/>defb "A:STRANGE:NEW:WORLD@",mend</text:p>
      <text:p text:style-name="P12">room24<text:tab/>defb ":INSIDE:THE:CHURCH::",mend</text:p>
      <text:p text:style-name="P12">room25</text:p>
      <text:p text:style-name="P12">room26</text:p>
      <text:p text:style-name="P12">room27</text:p>
      <text:p text:style-name="P12">room28</text:p>
      <text:p text:style-name="P12">room29</text:p>
      <text:p text:style-name="P12">room30</text:p>
      <text:p text:style-name="P12">room31<text:tab/>defb "THE:AMAZING:ILLUSION",mend</text:p>
      <text:p text:style-name="P12">room32</text:p>
      <text:p text:style-name="P12">room33</text:p>
      <text:p text:style-name="P12">room34</text:p>
      <text:p text:style-name="P12">room35<text:tab/>defb ":SMUGGLER;S:HIDEOUT:",mend</text:p>
      <text:p text:style-name="P12">room36<text:tab/>defb "THE:CASTLE;S:DUNGEON",mend</text:p>
      <text:p text:style-name="P12">room37</text:p>
      <text:p text:style-name="P12">room38</text:p>
      <text:p text:style-name="P12">room39<text:tab/>defb "GOING:DOWN:THE:WELL@",mend</text:p>
      <text:p text:style-name="P12">room40<text:tab/>defb ":THE:DRAGON;S:LAIR::",mend</text:p>
      <text:p text:style-name="P12">room41<text:tab/>defb ":THE:DESERTED:MINES:",mend</text:p>
      <text:p text:style-name="P12">room42</text:p>
      <text:p text:style-name="P12">room43</text:p>
      <text:p text:style-name="P12">room44</text:p>
      <text:p text:style-name="P12">room45<text:tab/>defb ":LOOKING:OUT:TO:SEA:",mend</text:p>
      <text:p text:style-name="P12">room46<text:tab/>defb ":THE:DOCKS:AND:PIER:",mend</text:p>
      <text:p text:style-name="P12">room47<text:tab/>defb ":FOURWAY:WAREHOUSE::",mend</text:p>
      <text:p text:style-name="P12">room48<text:tab/>defb ":THE:BROKEN:BRIDGE::",mend</text:p>
      <text:p text:style-name="P12">room49<text:tab/>defb "::THE:GUARD:HOUSE:::",mend</text:p>
      <text:p text:style-name="P12">room50<text:tab/>defb ":::ARMOROG;S:DEN::::",mend</text:p>
      <text:p text:style-name="P12">room51<text:tab/>defb "MOAT:AND:PORTCULLIS:",mend</text:p>
      <text:p text:style-name="P12">room52<text:tab/>defb ":THE:ENTRANCE:HALL::",mend</text:p>
      <text:p text:style-name="P12">room53<text:tab/>defb "THE:SNAP:HAPPY:GATOR",mend</text:p>
      <text:p text:style-name="P12">room54<text:tab/>defb "THE:WIDE=EYED:DRAGON",mend</text:p>
      <text:p text:style-name="P12">room55<text:tab/>defb "THE:BOTTOMLESS:WELL:",mend</text:p>
      <text:p text:style-name="P12">room56<text:tab/>defb "THE:LIFT:CONTROL:HUT",mend</text:p>
      <text:p text:style-name="P12">room57<text:tab/>defb ":BASE:OF:TREE:HOUSE:",mend</text:p>
      <text:p text:style-name="P12">room58<text:tab/>defb "THE:SMELLY:ALLOTMENT",mend</text:p>
      <text:p text:style-name="P12">room59<text:tab/>defb ":THE:LARGE:OAK:TREE:",mend</text:p>
      <text:p text:style-name="P12">room60<text:tab/>defb "BASE:OF:THE:VOLCANO:",mend</text:p>
      <text:p text:style-name="P12">room61</text:p>
      <text:p text:style-name="P12">room62</text:p>
      <text:p text:style-name="P12">room63<text:tab/>defb "::THE:CRAFTY:CLOUD::",mend</text:p>
      <text:p text:style-name="P12">room64</text:p>
      <text:p text:style-name="P12">room65</text:p>
      <text:p text:style-name="P12">room66</text:p>
      <text:p text:style-name="P12">room67<text:tab/>defb ":::THE:WEST:WING::::",mend</text:p>
      <text:p text:style-name="P12">room68<text:tab/>defb "::THE:BANQUET:HALL::",mend</text:p>
      <text:p text:style-name="P12">room69<text:tab/>defb ":::THE:EAST:WING::::",mend</text:p>
      <text:p text:style-name="P12">room70<text:tab/>equ emptyroom</text:p>
      <text:p text:style-name="P12">room71<text:tab/>defb "KEEP:OUT@:DOZY;S:HUT",mend</text:p>
      <text:p text:style-name="P12">room72<text:tab/>defb "::::DENZIL;S:PAD::::",mend</text:p>
      <text:p text:style-name="P12">room73<text:tab/>defb ":DAISY;S:EMPTY:HUT::",mend</text:p>
      <text:p text:style-name="P12">room74<text:tab/>defb "THE:GIANT:BEANSTALK:",mend</text:p>
      <text:p text:style-name="P12">room75<text:tab/>defb "COMPLEX:CLOUD:ROUTE:",mend</text:p>
      <text:p text:style-name="P12">room76<text:tab/>defb "NEAR:THE:VOLCANO:TOP",mend</text:p>
      <text:p text:style-name="P12">room77<text:tab/>defb ":THE:ACTIVE:VOLCANO:",mend</text:p>
      <text:p text:style-name="P12">room78</text:p>
      <text:p text:style-name="P12">room79</text:p>
      <text:p text:style-name="P12">room80</text:p>
      <text:p text:style-name="P12">room81</text:p>
      <text:p text:style-name="P12">room82</text:p>
      <text:p text:style-name="P35">room83<text:tab/>defb ":::THE:WEST:TOWER:::",mend</text:p>
      <text:p text:style-name="P35">room84<text:tab/>defb "THE:CASTLE:STAIRCASE",mend</text:p>
      <text:p text:style-name="P12">room85<text:tab/>defb ":::THE:EAST:TOWER:::",mend</text:p>
      <text:p text:style-name="P12">room86<text:tab/>defb ":THE:LONGJUMP:CLOUD:",mend</text:p>
      <text:p text:style-name="P12">room87<text:tab/>defb "::THE:MEETING:HALL::",mend</text:p>
      <text:p text:style-name="P12">room88<text:tab/>defb ":LIFT:TO:THE:ELDERS:",mend</text:p>
      <text:p text:style-name="P12">room89<text:tab/>defb "DIZZY;S:PARENTS:HUT:",mend</text:p>
      <text:p text:style-name="P12"><text:soft-page-break/>room90</text:p>
      <text:p text:style-name="P12">room91<text:tab/>defb "::YET:MORE:CLOUDS:::",mend</text:p>
      <text:p text:style-name="P12">room92<text:tab/>defb "MORE:;ORRIBLE:CLOUDS",mend</text:p>
      <text:p text:style-name="P12">room93<text:tab/>defb "::THE:CLOUD:CASTLE::",mend</text:p>
      <text:p text:style-name="P12">room94<text:tab/>defb ":::DAISY;S:PRISON:::",mend</text:p>
      <text:p text:style-name="P12">room95</text:p>
      <text:p text:style-name="P12">room96</text:p>
      <text:p text:style-name="P12">room97</text:p>
      <text:p text:style-name="P12">room98</text:p>
      <text:p text:style-name="P12">room99</text:p>
      <text:p text:style-name="P12">room100<text:tab/>defb ":::::THE:ATTIC::::::",mend</text:p>
      <text:p text:style-name="P12"/>
      <text:p text:style-name="P12">cointable<text:tab/>;;; <text:s/>x <text:s text:c="2"/>y <text:s text:c="2"/>room</text:p>
      <text:p text:style-name="P12"><text:tab/>defb 58 ,152,63</text:p>
      <text:p text:style-name="P12"><text:tab/>defb 38 ,120,31</text:p>
      <text:p text:style-name="P12"><text:tab/>defb 52 ,102,59</text:p>
      <text:p text:style-name="P12"><text:tab/>defb 58 ,136,55</text:p>
      <text:p text:style-name="P12"><text:tab/>defb 76 ,128,55</text:p>
      <text:p text:style-name="P12"><text:tab/>defb 56 ,72 ,73<text:tab/>;;</text:p>
      <text:p text:style-name="P12"><text:tab/>defb 82 ,152,86</text:p>
      <text:p text:style-name="P12"><text:tab/>defb 44 ,160,24</text:p>
      <text:p text:style-name="P12"><text:tab/>defb 36 ,104,22</text:p>
      <text:p text:style-name="P12"><text:tab/>defb 44 ,64 ,41</text:p>
      <text:p text:style-name="P12"><text:tab/>defb 54 ,112,77</text:p>
      <text:p text:style-name="P12"><text:tab/>defb 82 ,160,36</text:p>
      <text:p text:style-name="P12"><text:tab/>defb 86 ,128,46</text:p>
      <text:p text:style-name="P12"><text:tab/>defb 68 ,88 ,92</text:p>
      <text:p text:style-name="P12"><text:tab/>defb 62 ,112,67</text:p>
      <text:p text:style-name="P12"><text:tab/>defb 84 ,112,68</text:p>
      <text:p text:style-name="P12"><text:tab/>defb 40 ,160,69</text:p>
      <text:p text:style-name="P12"><text:tab/>defb 84 ,128,56</text:p>
      <text:p text:style-name="P12"><text:tab/>defb 58 ,96,89</text:p>
      <text:p text:style-name="P12"><text:tab/>defb 60,152,94</text:p>
      <text:p text:style-name="P12"><text:tab/>defb 62,160,49</text:p>
      <text:p text:style-name="P12"><text:tab/>defb 88,152,51</text:p>
      <text:p text:style-name="P12"><text:tab/>defb 60,96,84</text:p>
      <text:p text:style-name="P12"><text:tab/>defb 84,160,87</text:p>
      <text:p text:style-name="P12"><text:tab/>defb 72,160,57</text:p>
      <text:p text:style-name="P12"><text:tab/>defb 56,88,75</text:p>
      <text:p text:style-name="P12"><text:tab/>defb 50,72,40</text:p>
      <text:p text:style-name="P12"><text:tab/>defb 76,80,72</text:p>
      <text:p text:style-name="P12"><text:tab/>defb 86,88,52<text:tab/><text:tab/>;;</text:p>
      <text:p text:style-name="P12"><text:tab/>defb 70,64,76</text:p>
      <text:p text:style-name="P12"/>
      <text:p text:style-name="P12"/>
      <text:p text:style-name="P12">endcointable</text:p>
      <text:p text:style-name="P12">totalcoins<text:tab/>equ (endcointable-cointable)/3</text:p>
      <text:p text:style-name="P12"/>
      <text:p text:style-name="P12">;;;;;;;;;;;;;;;;;;;;;;;;;;;;;;;;;;;;;;;;;;;;;;;;;;;;;PEOPLE TALKING MESSAGES</text:p>
      <text:p text:style-name="P12">trollgotapplemess</text:p>
      <text:p text:style-name="P12"><text:tab/>defb mpen+7,mxy+2,48,drawbox,13,5,mpen+3</text:p>
      <text:p text:style-name="P12"><text:tab/>defb mxy+11,72,"YOU:GIVE"</text:p>
      <text:p text:style-name="P12"><text:tab/>defb mxy+10,80,"THE:APPLE"</text:p>
      <text:p text:style-name="P12"><text:tab/>defb mxy+7,88,"TO:THE:TROLL",mend</text:p>
      <text:p text:style-name="P12"><text:tab/>defb mpen+5,mxy+16,80,drawbox,11,5,mpen+6</text:p>
      <text:p text:style-name="P12"><text:tab/>defb mxy+23,104,"&amp;FOR:ME?"</text:p>
      <text:p text:style-name="P12"><text:tab/>defb mxy+22,112,"YOU;RE:SO"</text:p>
      <text:p text:style-name="P12"><text:tab/>defb mxy+22,120,"GENEROUS'",mend</text:p>
      <text:p text:style-name="P12"><text:tab/>defb mpen+5,mxy+8,48,drawbox,20,6,mpen+6</text:p>
      <text:p text:style-name="P12"><text:tab/>defb mxy+16,72,"&amp;I;D:LIKE:TO:LET"</text:p>
      <text:p text:style-name="P12"><text:tab/>defb mxy+16,80,"YOU:PASS&lt;:BUT:IF"</text:p>
      <text:p text:style-name="P12"><text:tab/>defb mxy+14,88,"THE:KING:FOUND:OUT"</text:p>
      <text:p text:style-name="P12"><text:tab/>defb mxy+15,96,"HE;D:TORTURE:ME@'",mend</text:p>
      <text:p text:style-name="P12"><text:tab/>defb mpen+5,mxy+6,112,drawbox,22,5,mpen+6</text:p>
      <text:p text:style-name="P12"><text:tab/>defb mxy+13,136,"&amp;HOWEVER&lt;:YOU:COULD"</text:p>
      <text:p text:style-name="P12"><text:tab/>defb mxy+14,144,"ESCAPE:THROUGH:THE"</text:p>
      <text:p text:style-name="P12"><text:tab/>defb mxy+11,152,"FIRE:USING:THE:WATER'",mend,mend</text:p>
      <text:p text:style-name="P12"/>
      <text:p text:style-name="P12">shopkeeperappearsmess</text:p>
      <text:p text:style-name="P12"><text:tab/>defb mpen+7,mxy+2,96,drawbox,20,5,mpen+3</text:p>
      <text:p text:style-name="P12"><text:tab/>defb mxy+10,120,"PING@:&gt;&gt;&gt;:AND:AS"</text:p>
      <text:p text:style-name="P12"><text:tab/>defb mxy+10,128,"IF:BY:MAGIC&lt;:THE"</text:p>
      <text:p text:style-name="P12"><text:soft-page-break/><text:tab/>defb mxy+8,136,"SHOPKEEPER:APPEARS",mend</text:p>
      <text:p text:style-name="P12"/>
      <text:p text:style-name="P13">givingjunkmess</text:p>
      <text:p text:style-name="P13"><text:tab/>defb mpen+5,mxy+2,96,drawbox,25,4,mpen+6</text:p>
      <text:p text:style-name="P12"><text:tab/>defb mxy+10,120,"&amp;THAT;S:NO:GOOD:TO:ME"</text:p>
      <text:p text:style-name="P12"><text:tab/>defb mxy+8,128,"GIV;:US:SOMETHIN;:ELSE'",mend</text:p>
      <text:p text:style-name="P12"/>
      <text:p text:style-name="P12">stopgivingjunkmess</text:p>
      <text:p text:style-name="P12"><text:tab/>defb mpen+5,mxy+2,96,drawbox,19,4,mpen+6</text:p>
      <text:p text:style-name="P12"><text:tab/>defb mxy+10,120,"&amp;STOP:GIVIN;:US"</text:p>
      <text:p text:style-name="P12"><text:tab/>defb mxy+11,128,"ALL:THAT:TRASH'",mend</text:p>
      <text:p text:style-name="P12"/>
      <text:p text:style-name="P12">shoptalk<text:tab/>defw beanhere+room</text:p>
      <text:p text:style-name="P12">thanksforthecowmess</text:p>
      <text:p text:style-name="P12"><text:tab/>defb mpen+5,mxy+2,80,drawbox,26,4,mpen+6</text:p>
      <text:p text:style-name="P12"><text:tab/>defb mxy+8,104,"&amp;G;DAY:DIZ&lt;:AHH@:A:PIGMY"</text:p>
      <text:p text:style-name="P12"><text:tab/>defb mxy+9,112, "COW:THAT;S:INTERESTIN;'",mend</text:p>
      <text:p text:style-name="P13">tencoinsmess</text:p>
      <text:p text:style-name="P13"><text:tab/>defb mpen+4,mxy+10,120,drawbox,22,4,mpen+3</text:p>
      <text:p text:style-name="P12"><text:tab/>defb mxy+18,144,"&amp;WELL&lt;:HOW;S:ABOUT"</text:p>
      <text:p text:style-name="P12"><text:tab/>defb mxy+15,152,"10:GOLD:COINS:FOR:IT'",mend</text:p>
      <text:p text:style-name="P13">nottengoldcoins</text:p>
      <text:p text:style-name="P13"><text:tab/>defb mpen+5,mxy+18,48,drawbox,18,5,mpen+6</text:p>
      <text:p text:style-name="P12"><text:tab/>defb mxy+24,72,"&amp;STREWTH:MATE&lt;:I"</text:p>
      <text:p text:style-name="P12"><text:tab/>defb mxy+24,80,"SAID:INTERESTIN;"</text:p>
      <text:p text:style-name="P12"><text:tab/>defb mxy+27,88,"NOT:VALUABLE'",mend</text:p>
      <text:p text:style-name="P13">fivecoinsmess</text:p>
      <text:p text:style-name="P13"><text:tab/>defb mpen+4,mxy+2,104,drawbox,15,4,mpen+3</text:p>
      <text:p text:style-name="P12"><text:tab/>defb mxy+11,128,"&amp;WELL&lt;:OK&lt;"</text:p>
      <text:p text:style-name="P12"><text:tab/>defb mxy+8,136,"5:GOLD:COINS'",mend</text:p>
      <text:p text:style-name="P13">notfivegoldcoins</text:p>
      <text:p text:style-name="P13"><text:tab/>defb mpen+5,mxy+6,72,drawbox,24,5,mpen+6</text:p>
      <text:p text:style-name="P12"><text:tab/>defb mxy+13,96, "&amp;BE:SERIOUS&lt;:IT:AIN;T"</text:p>
      <text:p text:style-name="P12"><text:tab/>defb mxy+14,104,"WORTH:SPIT&lt;:HERE;S:A"</text:p>
      <text:p text:style-name="P12"><text:tab/>defb mxy+12,112,"BEAN&lt;:THAT;S:GENEROUS'",mend</text:p>
      <text:p text:style-name="P13">erumbut</text:p>
      <text:p text:style-name="P13"><text:tab/>defb mpen+4,mxy+16,112,drawbox,10,4,mpen+3</text:p>
      <text:p text:style-name="P12"><text:tab/>defb mxy+22,136,"&amp;ER&lt;:UM&lt;"</text:p>
      <text:p text:style-name="P12"><text:tab/>defb mxy+22,144,"BUT:&gt;&gt;&gt;'",mend</text:p>
      <text:p text:style-name="P13">throwsbean</text:p>
      <text:p text:style-name="P13"><text:tab/>defb mpen+5,mxy+2,48,drawbox,11,5,mpen+6</text:p>
      <text:p text:style-name="P12"><text:tab/>defb mxy+8,72,"&amp;NOW:STOP"</text:p>
      <text:p text:style-name="P12"><text:tab/>defb mxy+8,80,":WASTIN;"</text:p>
      <text:p text:style-name="P12"><text:tab/>defb mxy+7,88,":MY:TIME'"</text:p>
      <text:p text:style-name="P12"><text:tab/>defb mpen+7,mxy+12,112,drawbox,15,5,mpen+3</text:p>
      <text:p text:style-name="P12"><text:tab/>defb mxy+18,136,"AND:HE:THROWS"</text:p>
      <text:p text:style-name="P12"><text:tab/>defb mxy+21,144,":THE:BEAN"</text:p>
      <text:p text:style-name="P12"><text:tab/>defb mxy+19,152,"ON:THE:CRATE",mend</text:p>
      <text:p text:style-name="P13">letsfaceitmess</text:p>
      <text:p text:style-name="P13"><text:tab/>defb mpen+7,mxy+8,80,drawbox,20,5,mpen+3</text:p>
      <text:p text:style-name="P12"><text:tab/>defb mxy+15,104,"YOU:LEAVE:=:LET;S"</text:p>
      <text:p text:style-name="P12"><text:tab/>defb mxy+18,112,"FACE:IT:DIZZY&lt;"</text:p>
      <text:p text:style-name="P12"><text:tab/>defb mxy+15,120,"YOU:CAN;T:BARTER@",mend,mend</text:p>
      <text:p text:style-name="P12"/>
      <text:p text:style-name="P3"/>
      <text:p text:style-name="P13">dozytalking</text:p>
      <text:p text:style-name="P13"><text:tab/>defw sleepingpotionhere+room</text:p>
      <text:p text:style-name="P12"><text:tab/>defb mpen+4,mxy+30,48,drawbox,12,4,mpen+3</text:p>
      <text:p text:style-name="P12"><text:tab/>defb mxy+36,72, "&amp;HEY@:DOZY"</text:p>
      <text:p text:style-name="P12"><text:tab/>defb mxy+38,80, "GET:UP@'",mend</text:p>
      <text:p text:style-name="P12"/>
      <text:p text:style-name="P12"><text:tab/>defb mpen+7,mxy+2,80,drawbox,16,5,mpen+3</text:p>
      <text:p text:style-name="P12"><text:tab/>defb mxy+10,104,"YOU:KICK:THE"</text:p>
      <text:p text:style-name="P12"><text:tab/>defb mxy+8,112, "DECK:CHAIR:AND"</text:p>
      <text:p text:style-name="P12"><text:tab/>defb mxy+11,120,"HE:WAKES:UP",mend</text:p>
      <text:p text:style-name="P12"/>
      <text:p text:style-name="P12"><text:tab/>defb mpen+5,mxy+12,112,drawbox,17,4,mpen+6</text:p>
      <text:p text:style-name="P12"><text:tab/>defb mxy+18,136,"&amp;OH@:WHAT;S:THE"</text:p>
      <text:p text:style-name="P12"><text:tab/>defb mxy+20,144,"PROBLEM:DIZZY'",mend</text:p>
      <text:p text:style-name="P12"/>
      <text:p text:style-name="P12"><text:tab/>defb mpen+4,mxy+2,48,drawbox,26,7,mpen+3</text:p>
      <text:p text:style-name="P12"><text:tab/>defb mxy+9,72, <text:s/>"&amp;DAISY;S:BEEN:EGGNAPPED"</text:p>
      <text:p text:style-name="P12"><text:soft-page-break/><text:tab/>defb mxy+8,80, <text:s/>"AND:IS:BEING:HELD:IN:THE"</text:p>
      <text:p text:style-name="P12"><text:tab/>defb mxy+10,88, "WIZARD;S:CLOUD:CASTLE&lt;"</text:p>
      <text:p text:style-name="P12"><text:tab/>defb mxy+12,96, "AND:NOBODY:WILL:HELP"</text:p>
      <text:p text:style-name="P12"><text:tab/>defb mxy+17,104,"ME:RESCUE:HER@'",mend</text:p>
      <text:p text:style-name="P12"/>
      <text:p text:style-name="P12"><text:tab/>defb mpen+5,mxy+2,88,drawbox,14,6,mpen+6</text:p>
      <text:p text:style-name="P12"><text:tab/>defb mxy+8 ,112,"&amp;AHH&lt;:THAT;S"</text:p>
      <text:p text:style-name="P12"><text:tab/>defb mxy+11,120,"BAD:LUCK&gt;"</text:p>
      <text:p text:style-name="P12"><text:tab/>defb mxy+11,128,"I;LL:HELP"</text:p>
      <text:p text:style-name="P12"><text:tab/>defb mxy+10,136, "YOU:DIZZY'",mend</text:p>
      <text:p text:style-name="P12"/>
      <text:p text:style-name="P12"><text:tab/>defb mpen+5,mxy+18,112,drawbox,18,5,mpen+6</text:p>
      <text:p text:style-name="P12"><text:tab/>defb mxy+28,136,"&amp;HERE;S:SOME"</text:p>
      <text:p text:style-name="P12"><text:tab/>defb mxy+24,144,"SLEEPING:POTION&lt;"</text:p>
      <text:p text:style-name="P12"><text:tab/>defb mxy+23,152,"THAT:SHOULD:HELP'",mend</text:p>
      <text:p text:style-name="P12"/>
      <text:p text:style-name="P12"><text:tab/>defb mpen+4,mxy+2,120,drawbox,17,4,mpen+3</text:p>
      <text:p text:style-name="P12"><text:tab/>defb mxy+10,144,"&amp;BUT:I;D:LIKE"</text:p>
      <text:p text:style-name="P12"><text:tab/>defb mxy+8,152,"YOU:TO:HELP:ME'",mend</text:p>
      <text:p text:style-name="P12"/>
      <text:p text:style-name="P12"><text:tab/>defb mpen+5,mxy+2,48,drawbox,16,7,mpen+6</text:p>
      <text:p text:style-name="P12"><text:tab/>defb mxy+9,72,"&amp;SORRY:DIZZY&lt;"</text:p>
      <text:p text:style-name="P12"><text:tab/>defb mxy+10,80,"LOVE:TO&lt;:BUT"</text:p>
      <text:p text:style-name="P12"><text:tab/>defb mxy+10,88,"IT;S:FAR:TOO"</text:p>
      <text:p text:style-name="P12"><text:tab/>defb mxy+9,96, "NICE:A:DAY:TO"</text:p>
      <text:p text:style-name="P12"><text:tab/>defb mxy+7,104,"RESCUE:MAIDENS'",mend</text:p>
      <text:p text:style-name="P12"/>
      <text:p text:style-name="P12"><text:tab/>defb mpen+7,mxy+8,80,drawbox,20,5,mpen+3</text:p>
      <text:p text:style-name="P12"><text:tab/>defb mxy+14,104,"I:DON;T:THINK:HE;S"</text:p>
      <text:p text:style-name="P12"><text:tab/>defb mxy+14,112,"GOING:TO:HELP&lt;:AND"</text:p>
      <text:p text:style-name="P12"><text:tab/>defb mxy+14,120,"HE;S:FALLEN:ASLEEP",mend,mend</text:p>
      <text:p text:style-name="P12"/>
      <text:p text:style-name="P12">kickdozyagainmess</text:p>
      <text:p text:style-name="P12"><text:tab/>defb mpen+7,mxy+10,80,drawbox,17,4,mpen+3</text:p>
      <text:p text:style-name="P12"><text:tab/>defb mxy+18,104,"YOU:KICK:DOZY"</text:p>
      <text:p text:style-name="P12"><text:tab/>defb mxy+16,112,"BUT:HE;S:ASLEEP",mend</text:p>
      <text:p text:style-name="P12"/>
      <text:p text:style-name="P13">pushdozymess</text:p>
      <text:p text:style-name="P13"><text:tab/>defb mpen+7,mxy+6,72,drawbox,22,6,mpen+3</text:p>
      <text:p text:style-name="P12"><text:tab/>defb mxy+14,96,"WHOOPS@:YOU:KICKED"</text:p>
      <text:p text:style-name="P12"><text:tab/>defb mxy+13,104,"TOO:HARD:AND:DOZY;S"</text:p>
      <text:p text:style-name="P12"><text:tab/>defb mxy+11,112,"FALLEN:INTO:THE:WATER"</text:p>
      <text:p text:style-name="P12"><text:tab/>defb mxy+11,120,"AND:HE;S:STILL:ASLEEP",mend</text:p>
      <text:p text:style-name="P12"/>
      <text:p text:style-name="P12">duffmem<text:tab/>defb 0</text:p>
      <text:p text:style-name="P3"/>
      <text:p text:style-name="P13">dylantalking</text:p>
      <text:p text:style-name="P13"><text:tab/>defw duffmem ;;poked value,so must point somewhere</text:p>
      <text:p text:style-name="P12"><text:tab/>defb mpen+5,mxy+2,48,drawbox,18,4,mpen+6</text:p>
      <text:p text:style-name="P12"><text:tab/>defb mxy+10,72, "&amp;HEY:MAN&lt;:LIKE"</text:p>
      <text:p text:style-name="P12"><text:tab/>defb mxy+7,80, "WHAT;S:HAPPENIN;'",mend</text:p>
      <text:p text:style-name="P12"/>
      <text:p text:style-name="P12"><text:tab/>defb mpen+4,mxy+4,96,drawbox,24,6,mpen+3</text:p>
      <text:p text:style-name="P12"><text:tab/>defb mxy+10,120,"&amp;PLEASE:HELP:ME:DYLAN&lt;"</text:p>
      <text:p text:style-name="P12"><text:tab/>defb mxy+12,128,"I;M:TRYING:TO:RESCUE"</text:p>
      <text:p text:style-name="P12"><text:tab/>defb mxy+10,136,"DAISY:BUT:I:CAN;T:FIND"</text:p>
      <text:p text:style-name="P12"><text:tab/>defb mxy+14,144,"THE:CLOUD:CASTLE&gt;'",mend</text:p>
      <text:p text:style-name="P12"/>
      <text:p text:style-name="P12"><text:tab/>defb mpen+5,mxy+12,72,drawbox,19,5,mpen+6</text:p>
      <text:p text:style-name="P12"><text:tab/>defb mxy+18,96, "&amp;IT;S:QUITE:EASY&lt;"</text:p>
      <text:p text:style-name="P12"><text:tab/>defb mxy+18,104,"REMEMBER:HOW:JACK"</text:p>
      <text:p text:style-name="P12"><text:tab/>defb mxy+18,112,"FOUND:THE:CASTLE'"</text:p>
      <text:p text:style-name="P12"><text:tab/>defb mend,mend</text:p>
      <text:p text:style-name="P12"/>
      <text:p text:style-name="P13">trancemess</text:p>
      <text:p text:style-name="P13"><text:tab/>defb mpen+7,mxy+4,80,drawbox,24,4,mpen+3</text:p>
      <text:p text:style-name="P12"><text:tab/>defb mxy+14,104,"HOW:STRANGE&lt;:DYLAN"</text:p>
      <text:p text:style-name="P12"><text:tab/>defb mxy+9,112,"SEEMS:TO:BE:IN:A:TRANCE",mend</text:p>
      <text:p text:style-name="P12"><text:s/></text:p>
      <text:p text:style-name="P13">denziltalking</text:p>
      <text:p text:style-name="P13"><text:tab/>defw ropehere+room</text:p>
      <text:p text:style-name="P12"><text:tab/>defb mpen+4,mxy+2,96,drawbox,26,5,mpen+3</text:p>
      <text:p text:style-name="P12"><text:soft-page-break/><text:tab/>defb mxy+8,120,"&amp;WHAT:ARE:YOU:DOING:HERE"</text:p>
      <text:p text:style-name="P12"><text:tab/>defb mxy+10,128, "DENZIL&lt;:DON;T:YOU:KNOW"</text:p>
      <text:p text:style-name="P12"><text:tab/>defb mxy+12,136, "IT;S:DANGEROUS:HERE'",mend</text:p>
      <text:p text:style-name="P12"/>
      <text:p text:style-name="P12"><text:tab/>defb mpen+5,mxy+2,48,drawbox,24,6,mpen+6</text:p>
      <text:p text:style-name="P12"><text:tab/>defb mxy+9,72, <text:s/>"&amp;HEY&lt;:STAY:COOL&lt;:DIZ&gt;"</text:p>
      <text:p text:style-name="P12"><text:tab/>defb mxy+10,80, "I:SAW:THE:KING:LEAVE"</text:p>
      <text:p text:style-name="P12"><text:tab/>defb mxy+9,88, <text:s/>"AND:THOUGHT:I;D:CHECK"</text:p>
      <text:p text:style-name="P12"><text:tab/>defb mxy+15,96, <text:s/>"OUT:THE:CASTLE'",mend</text:p>
      <text:p text:style-name="P12"/>
      <text:p text:style-name="P12"><text:tab/>defb mpen+4,mxy+4,96,drawbox,24,7,mpen+3</text:p>
      <text:p text:style-name="P12"><text:tab/>defb mxy+10,120, "&amp;BUT&lt;:DAISY:AND:I:WERE"</text:p>
      <text:p text:style-name="P12"><text:tab/>defb mxy+12,128, "CAUGHT&gt;:I:WAS:THROWN"</text:p>
      <text:p text:style-name="P12"><text:tab/>defb mxy+13,136, "IN:THE:DUNGEONS:AND"</text:p>
      <text:p text:style-name="P12"><text:tab/>defb mxy+11,144, "DAISY;S:BEEN:TAKEN:TO"</text:p>
      <text:p text:style-name="P12"><text:tab/>defb mxy+12,152, "THE:WIZARD;S:CASTLE'",mend</text:p>
      <text:p text:style-name="P12"/>
      <text:p text:style-name="P12"><text:tab/>defb mpen+5,mxy+2,48,drawbox,26,7,mpen+6</text:p>
      <text:p text:style-name="P12"><text:tab/>defb mxy+10,72,"&amp;OH@:WE;D:ALL:WONDERED"</text:p>
      <text:p text:style-name="P12"><text:tab/>defb mxy+9,80, "WHERE:YOU:TWO:HAD:GONE&gt;"</text:p>
      <text:p text:style-name="P12"><text:tab/>defb mxy+11,88,"I;M:TOO:BUSY:TO:HELP&lt;"</text:p>
      <text:p text:style-name="P12"><text:tab/>defb mxy+12,96,"BUT:HERE;S:YOUR:ROPE"</text:p>
      <text:p text:style-name="P12"><text:tab/>defb mxy+9,104,"YOU:LENT:ME:LAST:WEEK&gt;'"</text:p>
      <text:p text:style-name="P12"/>
      <text:p text:style-name="P12"><text:tab/>defb mend,mend</text:p>
      <text:p text:style-name="P3"/>
      <text:p text:style-name="P13">stereoess</text:p>
      <text:p text:style-name="P13"><text:tab/>defb mpen+7,mxy+8,80,drawbox,19,5,mpen+3</text:p>
      <text:p text:style-name="P12"><text:tab/>defb mxy+13,104,"DENZIL;S:TURNED:UP"</text:p>
      <text:p text:style-name="P12"><text:tab/>defb mxy+18,112,"HIS:STEREO:UP"</text:p>
      <text:p text:style-name="P12"><text:tab/>defb mxy+16,120,"IS:IGNORING:YOU",mend</text:p>
      <text:p text:style-name="P3"><text:s/></text:p>
      <text:p text:style-name="P3"/>
      <text:p text:style-name="P13">daisytalking</text:p>
      <text:p text:style-name="P49"><text:tab/>;;;;;;;;;;;;;defw beanhere+room</text:p>
      <text:p text:style-name="P49"><text:tab/>;;;<text:tab/>defb mend,mend</text:p>
      <text:p text:style-name="P12"/>
      <text:p text:style-name="P13">gottodaisymess</text:p>
      <text:p text:style-name="P13"><text:tab/>defb mpen+5,mxy+2,48,drawbox,17,5,mpen+6</text:p>
      <text:p text:style-name="P12"><text:tab/>defb mxy+8,72,"&amp;OH@:MY:HERO&lt;:I"</text:p>
      <text:p text:style-name="P12"><text:tab/>defb mxy+8,80,"KNEW:YOU;D:COME"</text:p>
      <text:p text:style-name="P12"><text:tab/>defb mxy+9,88,"TO:MY:RESCUE@'",mend</text:p>
      <text:p text:style-name="P12">daisyrunsmess</text:p>
      <text:p text:style-name="P12"><text:tab/>defb mpen+7,mxy+4,64,drawbox,24,9,mpen+3</text:p>
      <text:p text:style-name="P12"><text:tab/>defb mxy+13,88, "WELL&lt;:DAISY:DOESN;T"</text:p>
      <text:p text:style-name="P12"><text:tab/>defb mxy+10,96, "HANG:AROUND&lt;:SHE;S:RUN"</text:p>
      <text:p text:style-name="P12"><text:tab/>defb mxy+11,104,"HOME:AND:WANTS:YOU:TO"</text:p>
      <text:p text:style-name="P12"><text:tab/>defb mxy+9,112, "BRING:HER:30:GOLD:COINS"</text:p>
      <text:p text:style-name="P12"><text:tab/>defb mxy+11,120,"SO:THAT:YOU:CAN:BUY:A"</text:p>
      <text:p text:style-name="P12"><text:tab/>defb mxy+10,128,"HOME:TOGETHER:AND:LIVE"</text:p>
      <text:p text:style-name="P12"><text:tab/>defb mxy+14,136,"HAPPILY:EVER:AFTER",mend</text:p>
      <text:p text:style-name="P12"/>
      <text:p text:style-name="P13">notgotallcoins</text:p>
      <text:p text:style-name="P13"><text:tab/>defb mpen+5,mxy+2,48,drawbox,21,6,mpen+6</text:p>
      <text:p text:style-name="P12"><text:tab/>defb mxy+10,72, "&amp;OH@:DIZZY:YOU;RE"</text:p>
      <text:p text:style-name="P12"><text:tab/>defb mxy+8,80, <text:s/>"SO:BRAVE:AND:CLEVER"</text:p>
      <text:p text:style-name="P12"><text:tab/>defb mxy+9,88, <text:s/>"AND:NOW:WE:CAN:BUY"</text:p>
      <text:p text:style-name="P12"><text:tab/>defb mxy+9,96, <text:s/>"THAT:TREE:COTTAGE'",mend</text:p>
      <text:p text:style-name="P12"/>
      <text:p text:style-name="P12"><text:tab/>defb mpen+4,mxy+6,112,drawbox,24,5,mpen+3</text:p>
      <text:p text:style-name="P12"><text:tab/>defb mxy+12,136, "&amp;ER&lt;:UM&lt;:WELL:ACTUALLY"</text:p>
      <text:p text:style-name="P12"><text:tab/>defb mxy+13,144, "I:WAS:WONDERING:IF:WE"</text:p>
      <text:p text:style-name="P12"><text:tab/>defb mxy+14,152, "NEEDED:ALL:30:COINS'",mend</text:p>
      <text:p text:style-name="P12"/>
      <text:p text:style-name="P12"><text:tab/>defb mpen+5,mxy+6,64,drawbox,21,4,mpen+6</text:p>
      <text:p text:style-name="P12"><text:tab/>defb mxy+12,88,"&amp;YOU:DISAPPOINT:ME&lt;"</text:p>
      <text:p text:style-name="P12"><text:tab/>defb mxy+14,96, "OF:COURSE:WE:DO@'",mend</text:p>
      <text:p text:style-name="P12"/>
      <text:p text:style-name="P12"><text:tab/>defb mpen+7,mxy+8,80,drawbox,21,5,mpen+3</text:p>
      <text:p text:style-name="P12"><text:tab/>defb mxy+15,104,"BACK:YOU:GO:DIZZY&gt;"</text:p>
      <text:p text:style-name="P12"><text:tab/>defb mxy+15,112,"SHE;S:A:REAL:SLAVE"</text:p>
      <text:p text:style-name="P12"><text:tab/>defb mxy+13,120,"DRIVER;:BUT:WORTH:IT"</text:p>
      <text:p text:style-name="P12"><text:soft-page-break/><text:tab/>defb mend,mend</text:p>
      <text:p text:style-name="P12"/>
      <text:p text:style-name="P12">gotallcoins</text:p>
      <text:p text:style-name="P12"><text:tab/>defb mpen+5,mxy+2,48,drawbox,24,3,mpen+6</text:p>
      <text:p text:style-name="P12"><text:tab/>defb mxy+8,72, "&amp;WOW@:YOU;VE:GOT:THEM'",mend</text:p>
      <text:p text:style-name="P12"/>
      <text:p text:style-name="P12"><text:tab/>defb mpen+4,mxy+4,128,drawbox,24,3,mpen+3</text:p>
      <text:p text:style-name="P12"><text:tab/>defb mxy+10,152, "&amp;WELL&lt;:IT:WAS:NOTHING'",mend</text:p>
      <text:p text:style-name="P12"/>
      <text:p text:style-name="P12"><text:tab/>defb mpen+7,mxy+20,88,drawbox,7,3,mpen+3</text:p>
      <text:p text:style-name="P12"><text:tab/>defb mxy+26,112,"LIAR@",mend</text:p>
      <text:p text:style-name="P12"/>
      <text:p text:style-name="P12"><text:tab/>defb mpen+7,mxy+4,80,drawbox,23,5,mpen+3</text:p>
      <text:p text:style-name="P12"><text:tab/>defb mxy+10,104,"AND:SO:WE:SAY:GOODBYE"</text:p>
      <text:p text:style-name="P12"><text:tab/>defb mxy+12,112,"TO:THE:HAPPY:COUPLE"</text:p>
      <text:p text:style-name="P12"><text:tab/>defb mxy+16,120,"UNTIL:&gt;&gt;&gt;&gt;&gt;",mend</text:p>
      <text:p text:style-name="P12"/>
      <text:p text:style-name="P12"><text:tab/>defb mpen+7,mxy+8,72,drawbox,20,10,mpen+3</text:p>
      <text:p text:style-name="P12"><text:tab/>defb mxy+13,96,"WELL:WHO:KNOWS:WHAT"</text:p>
      <text:p text:style-name="P12"><text:tab/>defb mxy+15,104,"MIGHT:HAPPEN:NEXT",mpen+4</text:p>
      <text:p text:style-name="P12"><text:tab/>defb mxy+16,120,"WE:HOPE:YOU:HAVE"</text:p>
      <text:p text:style-name="P12"><text:tab/>defb mxy+15,128,"ENJOYED:THIS:GAME",mpen+2</text:p>
      <text:p text:style-name="P12"><text:tab/>defb mxy+16,140,"THAT;S:ALL:FOLKS",mpen+5</text:p>
      <text:p text:style-name="P12"><text:tab/>defb mxy+16,152,"THE:OLIVER:TWINS"</text:p>
      <text:p text:style-name="P12"/>
      <text:p text:style-name="P12"><text:tab/>defb mend,mend</text:p>
      <text:p text:style-name="P12"/>
      <text:p text:style-name="P13">dougtalking</text:p>
      <text:p text:style-name="P13"><text:tab/>defw crowbarhere+room</text:p>
      <text:p text:style-name="P12"/>
      <text:p text:style-name="P12"><text:tab/>defb mpen+5,mxy+2,48,drawbox,25,6,mpen+6</text:p>
      <text:p text:style-name="P12"><text:tab/>defb mxy+9,72, "&amp;AFTERNOON:YOUNG:DIZZY"</text:p>
      <text:p text:style-name="P12"><text:tab/>defb mxy+14,80,"YOU:LOOK:FRANTIC&lt;"</text:p>
      <text:p text:style-name="P12"><text:tab/>defb mxy+8,88, "ANYTHING:YOUR:OLD:GRAND"</text:p>
      <text:p text:style-name="P12"><text:tab/>defb mxy+9,96, "DIZZY:CAN:DO:TO:HELP?'",mend</text:p>
      <text:p text:style-name="P12"/>
      <text:p text:style-name="P12"><text:tab/>defb mpen+4,mxy+6,104,drawbox,24,6,mpen+3</text:p>
      <text:p text:style-name="P12"><text:tab/>defb mxy+15,128,"&amp;HAVEN;T:YOU:HEARD&lt;"</text:p>
      <text:p text:style-name="P12"><text:tab/>defb mxy+13,136,"DAISY;S:BEING:HELD:IN"</text:p>
      <text:p text:style-name="P12"><text:tab/>defb mxy+14,144,"THE:CLOUD:CASTLE:AND"</text:p>
      <text:p text:style-name="P12"><text:tab/>defb mxy+11,152,"I;M:TRYING:TO:SAVE:HER'",mend</text:p>
      <text:p text:style-name="P12"/>
      <text:p text:style-name="P12"><text:tab/>defb mpen+5,mxy+12,48,drawbox,21,4,mpen+6</text:p>
      <text:p text:style-name="P12"><text:tab/>defb mxy+18,72,"&amp;JUST:WAIT:HERE:AND"</text:p>
      <text:p text:style-name="P12"><text:tab/>defb mxy+21,80,"I;LL:GET:MY:HAT'",mend</text:p>
      <text:p text:style-name="P12"/>
      <text:p text:style-name="P12"><text:tab/>defb mpen+4,mxy+2,96,drawbox,25,5,mpen+3</text:p>
      <text:p text:style-name="P12"><text:tab/>defb mxy+9,120,"&amp;WHAT@:WELL:THANKS:FOR"</text:p>
      <text:p text:style-name="P12"><text:tab/>defb mxy+8,128,"OFFERING:TO:HELP&lt;:BUT:I"</text:p>
      <text:p text:style-name="P12"><text:tab/>defb mxy+9,136,"THINK:YOU:SHOULD:STAY'",mend</text:p>
      <text:p text:style-name="P12"/>
      <text:p text:style-name="P12"><text:tab/>defb mpen+5,mxy+4,64,drawbox,24,6,mpen+6</text:p>
      <text:p text:style-name="P12"><text:tab/>defb mxy+13,88, "&amp;WELL&lt;:IF:YOU:THINK"</text:p>
      <text:p text:style-name="P12"><text:tab/>defb mxy+10,96, "IT;S:BEST&lt;:BUT:PLEASE&lt;"</text:p>
      <text:p text:style-name="P12"><text:tab/>defb mxy+14,104,"TAKE:THIS:CROWBAR&gt;"</text:p>
      <text:p text:style-name="P12"><text:tab/>defb mxy+11,112,"I:REMEMBER:WHEN&gt;&gt;&gt;&gt;&gt;'",mend</text:p>
      <text:p text:style-name="P12"/>
      <text:p text:style-name="P12"><text:tab/>defb mpen+7,mxy+6,80,drawbox,22,5,mpen+3</text:p>
      <text:p text:style-name="P12"><text:tab/>defb mxy+13,104,"YOU:DECIDE:TO:LEAVE"</text:p>
      <text:p text:style-name="P12"><text:tab/>defb mxy+12,112,"AS:HE:STARTS:TO:TELL"</text:p>
      <text:p text:style-name="P12"><text:tab/>defb mxy+12,120,"YOU:HIS:LIFE:HISTORY",mend</text:p>
      <text:p text:style-name="P12"><text:tab/><text:tab/></text:p>
      <text:p text:style-name="P12"><text:tab/>defb mend,mend</text:p>
      <text:p text:style-name="P12"/>
      <text:p text:style-name="P13">goonmysonmess</text:p>
      <text:p text:style-name="P13"><text:tab/>defb mpen+5,mxy+2,48,drawbox,21,5,mpen+6</text:p>
      <text:p text:style-name="P12"><text:tab/>defb mxy+10,72,"OH:NO@:HE;S:STILL"</text:p>
      <text:p text:style-name="P12"><text:tab/>defb mxy+10,80,"WAFFLING:ON:ABOUT"</text:p>
      <text:p text:style-name="P12"><text:tab/>defb mxy+8,88, "HIS:PAST:ADVENTURES",mend</text:p>
      <text:p text:style-name="P12"/>
      <text:p text:style-name="P12"/>
      <text:p text:style-name="P12">;;;;;;;;;;;;;;;;;;;;;;;;;;;;;;;;;;;;;;;;;;;;;;;;;;;;MESSAGES FOR DOING THINGS</text:p>
      <text:p text:style-name="P12"><text:soft-page-break/></text:p>
      <text:p text:style-name="P12"/>
      <text:p text:style-name="P12">throwwateronfiremess</text:p>
      <text:p text:style-name="P12"><text:tab/>defb mpen+7,mxy+2,48,drawbox,21,6,mpen+3</text:p>
      <text:p text:style-name="P12"><text:tab/>defb mxy+10,72, "YOU:THROW:THE:JUG"</text:p>
      <text:p text:style-name="P12"><text:tab/>defb mxy+10,80,"OF:WATER:ONTO:THE"</text:p>
      <text:p text:style-name="P12"><text:tab/>defb mxy+8,88, "FIRE:AND:THE:FLAMES"</text:p>
      <text:p text:style-name="P12"><text:tab/>defb mxy+7,96, "ARE:QUICKLY:QUENCHED",mend</text:p>
      <text:p text:style-name="P12"/>
      <text:p text:style-name="P12">lookatpicturemess</text:p>
      <text:p text:style-name="P12"><text:tab/>defb mpen+7,mxy+2,96,drawbox,23,6,mpen+3</text:p>
      <text:p text:style-name="P12"><text:tab/>defb mxy+11,120, "YOU:LOOK:UP:AT:THE"</text:p>
      <text:p text:style-name="P12"><text:tab/>defb mxy+9,128, <text:s/>"PICTURE&gt;:IT;S:YOU:IN"</text:p>
      <text:p text:style-name="P12"><text:tab/>defb mxy+10,136, "YOUR:LAST:ADVENTURE",mpen+5</text:p>
      <text:p text:style-name="P12"><text:tab/>defb mxy+8,144, <text:s/>"TREASURE:ISLAND:DIZZY",mend</text:p>
      <text:p text:style-name="P12"/>
      <text:p text:style-name="P12">throwwateronbeanmess</text:p>
      <text:p text:style-name="P12"><text:tab/>defb mpen+7,mxy+2,48,drawbox,26,8,mpen+3</text:p>
      <text:p text:style-name="P12"><text:tab/>defb mxy+8,72, <text:s/>"YOU:THROW:YOUR:BUCKET:OF"</text:p>
      <text:p text:style-name="P12"><text:tab/>defb mxy+13,80, "WATER:ONTO:THE:BEAN",mpen+5</text:p>
      <text:p text:style-name="P12"><text:tab/>defb mxy+11,88, "YOU:JUMP:CLEAR:AS:THE"</text:p>
      <text:p text:style-name="P12"><text:tab/>defb mxy+10,96, "GROUND:RUMBLES:AND:THE"</text:p>
      <text:p text:style-name="P12"><text:tab/>defb mxy+12,104,"BEANSTALK:SPIRALS:UP"</text:p>
      <text:p text:style-name="P12"><text:tab/>defb mxy+14,112,"THROUGH:THE:CLOUDS",mend</text:p>
      <text:p text:style-name="P12"/>
      <text:p text:style-name="P14">plantbeanmess</text:p>
      <text:p text:style-name="P14"><text:tab/>defb mpen+7,mxy+6,48,drawbox,22,5,mpen+3</text:p>
      <text:p text:style-name="P12"><text:tab/>defb mxy+12,72,"THIS:TIME:YOU:DECIDE"</text:p>
      <text:p text:style-name="P12"><text:tab/>defb mxy+15,80,"TO:PLANT:THE:BEAN"</text:p>
      <text:p text:style-name="P12"><text:tab/>defb mxy+15,88,"IN:THE:DRY:MANURE"</text:p>
      <text:p text:style-name="P12"><text:tab/>defb mpen+2,mxy+2,112,drawbox,16,4,mpen+6</text:p>
      <text:p text:style-name="P12"><text:tab/>defb mxy+8,136,":&gt;&gt;&gt;:BUT:IT:IS"</text:p>
      <text:p text:style-name="P12"><text:tab/>defb mxy+8,144,"UNABLE:TO:GROW",mend</text:p>
      <text:p text:style-name="P12"/>
      <text:p text:style-name="P14">pickupmanuremess</text:p>
      <text:p text:style-name="P14"><text:tab/>defb mpen+7,mxy+2,48,drawbox,26,5,mpen+3</text:p>
      <text:p text:style-name="P12"><text:tab/>defb mxy+6,72,"OH@:HOW:DISGUSTING@YOU:TRY"</text:p>
      <text:p text:style-name="P12"><text:tab/>defb mxy+7,80,"TO:PICK:UP:THE:MANURE:BUT"</text:p>
      <text:p text:style-name="P12"><text:tab/>defb mxy+8,88,"IT:SLIPS:FROM:YOUR:HANDS",mend</text:p>
      <text:p text:style-name="P12"/>
      <text:p text:style-name="P12"/>
      <text:p text:style-name="P14">throwswitchmess</text:p>
      <text:p text:style-name="P14"><text:tab/>defb mpen+7,mxy+2,48,drawbox,15,5,mpen+3</text:p>
      <text:p text:style-name="P12"><text:tab/>defb mxy+8,72,"YOU:THROW:THE"</text:p>
      <text:p text:style-name="P12"><text:tab/>defb mxy+8,80,"LEVER:TO:;ON;"</text:p>
      <text:p text:style-name="P12"><text:tab/>defb mxy+8,88,"BUT:IT:BREAKS",mend</text:p>
      <text:p text:style-name="P12"/>
      <text:p text:style-name="P14">fedarmorog</text:p>
      <text:p text:style-name="P14"><text:tab/>defb mpen+7,mxy+2,48,drawbox,18,4,mpen+3</text:p>
      <text:p text:style-name="P12"><text:tab/>defb mxy+8,72,"THAT:BONE:SHOULD"</text:p>
      <text:p text:style-name="P12"><text:tab/>defb mxy+10,80,"KEEP:HIM:BUSY@",mend</text:p>
      <text:p text:style-name="P12"/>
      <text:p text:style-name="P14">dragonasleepmess</text:p>
      <text:p text:style-name="P14"><text:tab/>defb mpen+7,mxy+2,48,drawbox,21,6,mpen+3</text:p>
      <text:p text:style-name="P12"><text:tab/>defb mxy+8,72,"YOU:SMASH:THE:FLASK"</text:p>
      <text:p text:style-name="P12"><text:tab/>defb mxy+10,80,"OF:POTION:AND:THE"</text:p>
      <text:p text:style-name="P12"><text:tab/>defb mxy+9,88,"DRAGON:INHALES:THE"</text:p>
      <text:p text:style-name="P12"><text:tab/>defb mxy+8,96,"INTOXICATING:VAPOUR",mend</text:p>
      <text:p text:style-name="P12"/>
      <text:p text:style-name="P12"/>
      <text:p text:style-name="P14">croctiedmess</text:p>
      <text:p text:style-name="P14"><text:tab/>defb mpen+7,mxy+2,48,drawbox,19,5,mpen+3</text:p>
      <text:p text:style-name="P12"><text:tab/>defb mxy+11,72,"YOU:NIMBLY:TIE"</text:p>
      <text:p text:style-name="P12"><text:tab/>defb mxy+10,80,"THE:ROPE:AROUND"</text:p>
      <text:p text:style-name="P12"><text:tab/>defb mxy+8,88, "THE:GATOR;S:SNOUT",mend</text:p>
      <text:p text:style-name="P12"/>
      <text:p text:style-name="P14">rockinwatermess</text:p>
      <text:p text:style-name="P14"><text:tab/>defb mpen+7,mxy+2,112,drawbox,26,5,mpen+3</text:p>
      <text:p text:style-name="P12"><text:tab/>defb mxy+6,136,"YOU:PUSH:THE:ROCK:INTO:THE"</text:p>
      <text:p text:style-name="P12"><text:tab/>defb mxy+6,144,"RIVER:AND:IT:DISPLACES:THE"</text:p>
      <text:p text:style-name="P12"><text:tab/>defb mxy+8,152,"WATER&lt;:RAISING:THE:LEVEL",mend</text:p>
      <text:p text:style-name="P12">keyinmachine</text:p>
      <text:p text:style-name="P12"><text:soft-page-break/><text:tab/>defb mpen+7,mxy+2,48,drawbox,24,5,mpen+3</text:p>
      <text:p text:style-name="P12"><text:tab/>defb mxy+8,72,"YOU:TRY:THE:KEY:IN:THE"</text:p>
      <text:p text:style-name="P12"><text:tab/>defb mxy+13,80,"LOCK:AND:IT:FITS@"</text:p>
      <text:p text:style-name="P12"><text:tab/>defb mxy+8,88,"SO:YOU:TURN:IT:TO:;ON;",mend</text:p>
      <text:p text:style-name="P12"/>
      <text:p text:style-name="P14">fillbucketmess</text:p>
      <text:p text:style-name="P14"><text:tab/>defb mpen+7,mxy+2,48,drawbox,21,4,mpen+3</text:p>
      <text:p text:style-name="P12"><text:tab/>defb mxy+8,72,"YOU:FILL:YOUR:EMPTY"</text:p>
      <text:p text:style-name="P12"><text:tab/>defb mxy+10,80,"BUCKET:WITH:WATER",mend</text:p>
      <text:p text:style-name="P12"/>
      <text:p text:style-name="P12">thanksforloafmess</text:p>
      <text:p text:style-name="P12"><text:tab/>defb mpen+7,mxy+2,48,drawbox,18,5,mpen+3</text:p>
      <text:p text:style-name="P12"><text:tab/>defb mxy+8,72, "THE:RAVENOUS:RAT"</text:p>
      <text:p text:style-name="P12"><text:tab/>defb mxy+11,80,"EATS:THE:LOAF"</text:p>
      <text:p text:style-name="P12"><text:tab/>defb mxy+11,88,"AND:RUNS:AWAY",mend</text:p>
      <text:p text:style-name="P12">puteggbackmess</text:p>
      <text:p text:style-name="P12"><text:tab/>defb mpen+7,mxy+2,48,drawbox,20,6,mpen+3</text:p>
      <text:p text:style-name="P12"><text:tab/>defb mxy+11,72,"YOU:PUT:THE:EGG"</text:p>
      <text:p text:style-name="P12"><text:tab/>defb mxy+8,80, "BACK:INTO:THE:NEST"</text:p>
      <text:p text:style-name="P12"><text:tab/>defb mxy+12,88,"AND:THE:DRAGON"</text:p>
      <text:p text:style-name="P12"><text:tab/>defb mxy+8,96, "ALLOWS:YOU:TO:PASS",mend</text:p>
      <text:p text:style-name="P12"/>
      <text:p text:style-name="P14">goawaymess</text:p>
      <text:p text:style-name="P14"><text:tab/>defb mpen+5,mxy+2,48,drawbox,26,5,mpen+6</text:p>
      <text:p text:style-name="P12"><text:tab/>defb mxy+10,72,"&amp;OH:NO@:NOT:YOU:AGAIN&gt;"</text:p>
      <text:p text:style-name="P12"><text:tab/>defb mxy+12,80, "GO:AWAY&gt;:I;M:HIDING&lt;"</text:p>
      <text:p text:style-name="P12"><text:tab/>defb mxy+8,88, "AND:IT;S:ALL:YOUR:FAULT'",mend</text:p>
      <text:p text:style-name="P12"/>
      <text:p text:style-name="P12"/>
      <text:p text:style-name="P12">knockandentermess</text:p>
      <text:p text:style-name="P12"><text:tab/>defb mpen+2,mxy+2,96,drawbox,17,3,mpen+6</text:p>
      <text:p text:style-name="P12"><text:tab/>defb mxy+8,120, "KNOCK:AND:ENTER",mend</text:p>
      <text:p text:style-name="P12"/>
      <text:p text:style-name="P12"><text:tab/>defb mpen+7,mxy+6,48,drawbox,22,5,mpen+3</text:p>
      <text:p text:style-name="P12"><text:tab/>defb mxy+14,72, "THAT;S:EASIER:SAID"<text:tab/></text:p>
      <text:p text:style-name="P12"><text:tab/>defb mxy+11,80, "THAN:DONE:WHEN:YOU;RE"</text:p>
      <text:p text:style-name="P12"><text:tab/>defb mxy+11,88, "WEARING:BOXING:GLOVES",mend,mend</text:p>
      <text:p text:style-name="P12"/>
      <text:p text:style-name="P12">usedoorknockermess</text:p>
      <text:p text:style-name="P12"><text:tab/>defb mpen+7,mxy+2,48,drawbox,20,5,mpen+3</text:p>
      <text:p text:style-name="P12"><text:tab/>defb mxy+12,72,"USING:THE:DOOR"</text:p>
      <text:p text:style-name="P12"><text:tab/>defb mxy+8,80,"KNOCKER&lt;:YOU:KNOCK"</text:p>
      <text:p text:style-name="P12"><text:tab/>defb mxy+8,88,"AND:THE:DOOR:OPENS",mend</text:p>
      <text:p text:style-name="P12"/>
      <text:p text:style-name="P14">usecrowbarmess</text:p>
      <text:p text:style-name="P14"><text:tab/>defb mpen+7,mxy+2,48,drawbox,19,5,mpen+3</text:p>
      <text:p text:style-name="P12"><text:tab/>defb mxy+8,72,"USING:THE:CROWBAR"</text:p>
      <text:p text:style-name="P12"><text:tab/>defb mxy+8,80,"YOU:FORCE:THE:LID"</text:p>
      <text:p text:style-name="P12"><text:tab/>defb mxy+13,88,"OFF:THE:WELL",mend</text:p>
      <text:p text:style-name="P12">usepickaxemess</text:p>
      <text:p text:style-name="P12"><text:tab/>defb mpen+7,mxy+2,48,drawbox,22,4,mpen+3</text:p>
      <text:p text:style-name="P12"><text:tab/>defb mxy+9,72,"YOU:USE:THE:PICKAXE"</text:p>
      <text:p text:style-name="P12"><text:tab/>defb mxy+8,80,"TO:BREAK:UP:THE:ROCK",mend</text:p>
      <text:p text:style-name="P12"/>
      <text:p text:style-name="P12">obstructingliftmess</text:p>
      <text:p text:style-name="P12"><text:tab/>defb mpen+2,mxy+14,80,drawbox,14,4,mpen+6</text:p>
      <text:p text:style-name="P12"><text:tab/>defb mxy+21,104,"STAND:CLEAR"</text:p>
      <text:p text:style-name="P12"><text:tab/>defb mxy+21,112,"OF:THE:LIFT",mend</text:p>
      <text:p text:style-name="P12"/>
      <text:p text:style-name="P14">userugmess</text:p>
      <text:p text:style-name="P14"><text:tab/>defb mpen+7,mxy+10,80,drawbox,17,6,mpen+3</text:p>
      <text:p text:style-name="P12"><text:tab/>defb mxy+18,104,"YOU:THROW:THE"</text:p>
      <text:p text:style-name="P12"><text:tab/>defb mxy+17,112,"RUG:ACROSS:THE"</text:p>
      <text:p text:style-name="P12"><text:tab/>defb mxy+16,120,"DAGGERS&lt;:MAKING"</text:p>
      <text:p text:style-name="P12"><text:tab/>defb mxy+22,128,"THEM:SAFE",mend</text:p>
      <text:p text:style-name="P12"/>
      <text:p text:style-name="P12"/>
      <text:p text:style-name="P14">dropwhiskeymess</text:p>
      <text:p text:style-name="P14"><text:tab/>defb mpen+2,mxy+2,48,drawbox,14,7,mpen+6</text:p>
      <text:p text:style-name="P12"><text:tab/>defb mxy+8,72, <text:s/>"YOU:FIND:THE"</text:p>
      <text:p text:style-name="P12"><text:tab/>defb mxy+9,80, <text:s/>"WHISKEY:TOO"</text:p>
      <text:p text:style-name="P12"><text:tab/>defb mxy+9,88, <text:s/>"TEMPTING:TO"</text:p>
      <text:p text:style-name="P12"><text:soft-page-break/><text:tab/>defb mxy+9,96, <text:s/>"DROP:AND:SO"</text:p>
      <text:p text:style-name="P12"><text:tab/>defb mxy+11,104,"DRINK:IT@",mend</text:p>
      <text:p text:style-name="P12"/>
      <text:p text:style-name="P12">getbackintheremess</text:p>
      <text:p text:style-name="P12"><text:tab/>defb mpen+5,mxy+2,48,drawbox,21,4,mpen+6</text:p>
      <text:p text:style-name="P12"><text:s/><text:tab/>defb mxy+10,72, <text:s/>"&amp;OY@:WHERE:DO:YOU"</text:p>
      <text:p text:style-name="P12"><text:tab/>defb mxy+7,80, <text:s/>"THINK:YOU;RE:GOING@'",mend</text:p>
      <text:p text:style-name="P12"/>
      <text:p text:style-name="P12"/>
      <text:p text:style-name="P14">holdingholemess</text:p>
      <text:p text:style-name="P14"><text:tab/>defb mpen+2,mxy+2,48,drawbox,16,7,mpen+6</text:p>
      <text:p text:style-name="P12"><text:tab/>defb mxy+8,72,"WHOOPS@:",mpen+4,"YOU;VE"</text:p>
      <text:p text:style-name="P12"><text:tab/>defb mxy+9,80,"GOT:A:HOLE:IN"</text:p>
      <text:p text:style-name="P12"><text:tab/>defb mxy+10,88,"YOUR:BAG:AND"</text:p>
      <text:p text:style-name="P12"><text:tab/>defb mxy+8,96,"EVERYTHING:HAS"</text:p>
      <text:p text:style-name="P12"><text:tab/>defb mxy+10,104,"DROPPED:OUT@",mend</text:p>
      <text:p text:style-name="P12"/>
      <text:p text:style-name="P12"/>
      <text:p text:style-name="P12">;;;;;;;;;;;;;;;;;;;;;;;;;;;;;;;;;;;;;;;;;;;;;;;;;;;;;;;;;ALL DEAD MESSAGES</text:p>
      <text:p text:style-name="P12"/>
      <text:p text:style-name="P15">deadwindow</text:p>
      <text:p text:style-name="P15"><text:tab/>defb mpen+6,mxy+10,64,drawbox,18,6</text:p>
      <text:p text:style-name="P12"><text:tab/>defb mxy+16,112,mpen+2,"YOU:LOSE:A:LIFE@",mpen+5,mend</text:p>
      <text:p text:style-name="P12">armorogkilledmess</text:p>
      <text:p text:style-name="P12"><text:tab/>defb mxy+18,88,"ARMOROG:CAUGHT"</text:p>
      <text:p text:style-name="P12"><text:tab/>defb mxy+17,100,"YOU:TRESPASSING"</text:p>
      <text:p text:style-name="P12"><text:tab/>defb mend</text:p>
      <text:p text:style-name="P12"/>
      <text:p text:style-name="P12">killedbyportcullis</text:p>
      <text:p text:style-name="P12"><text:tab/>defb mxy+16,88,"YOU:WERE:STABBED"</text:p>
      <text:p text:style-name="P12"><text:tab/>defb mxy+16,96,"BY:THE:SPIKES:OF"</text:p>
      <text:p text:style-name="P12"><text:tab/>defb mxy+18,104,"THE:PORTCULLIS"</text:p>
      <text:p text:style-name="P12"><text:tab/>defb mend</text:p>
      <text:p text:style-name="P12"/>
      <text:p text:style-name="P15">killedbyliftmess</text:p>
      <text:p text:style-name="P15"><text:tab/>defb mxy+17,88,"YOU:GOT:TRAPPED"</text:p>
      <text:p text:style-name="P12"><text:tab/>defb mxy+18,96,"IN:THE:COGS:ON"</text:p>
      <text:p text:style-name="P12"><text:tab/>defb mxy+17,104,"TOP:OF:THE:LIFT"</text:p>
      <text:p text:style-name="P12"><text:tab/>defb mend</text:p>
      <text:p text:style-name="P12"/>
      <text:p text:style-name="P15">dragonkilledmess</text:p>
      <text:p text:style-name="P15"><text:tab/>defb mxy+16,88, "THE:DRAGON:BITES"</text:p>
      <text:p text:style-name="P12"><text:tab/>defb mxy+16,96, "YOU:AND:YOU:KEEL"</text:p>
      <text:p text:style-name="P12"><text:tab/>defb mxy+20,104,"OVER:AND:DIE"</text:p>
      <text:p text:style-name="P12"><text:tab/>defb mend</text:p>
      <text:p text:style-name="P12"/>
      <text:p text:style-name="P12">dragonflameskilledmess</text:p>
      <text:p text:style-name="P12"><text:tab/>defb mxy+17,88, "YOU:ARE:ROASTED"</text:p>
      <text:p text:style-name="P12"><text:tab/>defb mxy+17,96, "BY:THE:DRAGON;S"</text:p>
      <text:p text:style-name="P12"><text:tab/>defb mxy+20,104,"FIERY:BREATH"</text:p>
      <text:p text:style-name="P12"><text:tab/>defb mend</text:p>
      <text:p text:style-name="P12"/>
      <text:p text:style-name="P15">killedbyflame</text:p>
      <text:p text:style-name="P15"><text:tab/>defb mxy+18,88,"YOU:WERE:BURNT"</text:p>
      <text:p text:style-name="P12"><text:tab/>defb mxy+19,100,"BY:THE:FLAMES"</text:p>
      <text:p text:style-name="P12"><text:tab/>defb mend</text:p>
      <text:p text:style-name="P12"/>
      <text:p text:style-name="P15">killedbywater</text:p>
      <text:p text:style-name="P15"><text:tab/>defb mxy+17,88, "YOU:FELL:IN:THE"</text:p>
      <text:p text:style-name="P12"><text:tab/>defb mxy+15,100,"WATER:AND:DROWNED"</text:p>
      <text:p text:style-name="P12"><text:tab/>defb mend</text:p>
      <text:p text:style-name="P12"/>
      <text:p text:style-name="P15">croceatenmess</text:p>
      <text:p text:style-name="P15"><text:tab/>defb mxy+19,88,"THE:GATOR:HAS"</text:p>
      <text:p text:style-name="P12"><text:tab/>defb mxy+19,100,"YOU:FOR:LUNCH"</text:p>
      <text:p text:style-name="P12"><text:tab/>defb mend</text:p>
      <text:p text:style-name="P12"/>
      <text:p text:style-name="P15">killedbyhawk</text:p>
      <text:p text:style-name="P15"><text:tab/>defb mxy+18,88,"THE:DIZZY:HAWK"</text:p>
      <text:p text:style-name="P12"><text:tab/>defb mxy+21,96,"SWOOPS:DOWN"</text:p>
      <text:p text:style-name="P12"><text:tab/>defb mxy+19,104,"AND:KILLS:YOU"</text:p>
      <text:p text:style-name="P12"><text:tab/>defb mend</text:p>
      <text:p text:style-name="P12"><text:soft-page-break/></text:p>
      <text:p text:style-name="P15">ratgotyoumess</text:p>
      <text:p text:style-name="P15"><text:tab/>defb mxy+20,88,"THE:RAT:GOES"</text:p>
      <text:p text:style-name="P12"><text:tab/>defb mxy+20,96,"STRAIGHT:FOR"</text:p>
      <text:p text:style-name="P12"><text:tab/>defb mxy+23,104,"YOUR:NECK"</text:p>
      <text:p text:style-name="P12"><text:tab/>defb mend</text:p>
      <text:p text:style-name="P12"/>
      <text:p text:style-name="P15">killedbyvolcano</text:p>
      <text:p text:style-name="P15"><text:tab/>defb mxy+18,88, "YOU:WERE:BURNT"</text:p>
      <text:p text:style-name="P12"><text:tab/>defb mxy+17,96, "BY:THE:HOT:LAVA"</text:p>
      <text:p text:style-name="P12"><text:tab/>defb mxy+18,104,"IN:THE:VOLCANO"</text:p>
      <text:p text:style-name="P12"><text:tab/>defb mend</text:p>
      <text:p text:style-name="P12"/>
      <text:p text:style-name="P12">killedbydaggersmess</text:p>
      <text:p text:style-name="P12"><text:tab/>defb mxy+14,88, "YOU;RE:SKEWERED:BY"</text:p>
      <text:p text:style-name="P12"><text:tab/>defb mxy+15,100,"THE:SHARP:DAGGERS"</text:p>
      <text:p text:style-name="P12"><text:tab/>defb mend</text:p>
      <text:p text:style-name="P12"/>
      <text:p text:style-name="P12">;;;;;;;;;;;;;;;;;;;;;;;;;;;;;;;;;;;;;;;;;;;;;;;;;;;;;;;;;;;;;;ODD MESSAGES</text:p>
      <text:p text:style-name="P12"/>
      <text:p text:style-name="P12">youfoundcoinmess</text:p>
      <text:p text:style-name="P12"><text:tab/>defb mpen+5,mxy+16,64,drawbox,12,5,mpen+3</text:p>
      <text:p text:style-name="P12"><text:tab/>defb mxy+22,88,"WELL:DONE@",mpen+6</text:p>
      <text:p text:style-name="P12"><text:tab/>defb mxy+23,96,"YOU:FOUND"</text:p>
      <text:p text:style-name="P12"><text:tab/>defb mxy+26,104,"A:COIN",mend</text:p>
      <text:p text:style-name="P12"><text:tab/></text:p>
      <text:p text:style-name="P12">inventory<text:tab/>defb mpen+4,mxy+6,56,drawbox,22,6,mxy+16,76</text:p>
      <text:p text:style-name="P12">carrymess<text:tab/>defb mpen+5,"YOU:ARE:CARRYING",mpen+2,mend</text:p>
      <text:p text:style-name="P12">inventorywithbag<text:tab/>defb mpen+4,mxy+6,48,drawbox,22,8,mxy+16,68,mgosub</text:p>
      <text:p text:style-name="P12"><text:tab/>defw carrymess</text:p>
      <text:p text:style-name="P12"><text:tab/>defb mend</text:p>
      <text:p text:style-name="P12"/>
      <text:p text:style-name="P15">selectitemmess</text:p>
      <text:p text:style-name="P15"><text:tab/>defb mpen+7,mxy+14,136,drawbox,14,2,mpen+5</text:p>
      <text:p text:style-name="P12"><text:tab/>defb mxy+18,152,"CHOOSE:ITEM:TO"</text:p>
      <text:p text:style-name="P12"><text:tab/>defb mxy+21,160,"USE:OR:DROP",mend</text:p>
      <text:p text:style-name="P12"/>
      <text:p text:style-name="P12">carryingtoomuchmess</text:p>
      <text:p text:style-name="P12"><text:tab/>defb mpen+7,mxy+12,136,drawbox,16,2,mpen+5</text:p>
      <text:p text:style-name="P12"><text:tab/>defb mxy+16,152,"YOU:ARE:CARRYING"</text:p>
      <text:p text:style-name="P12"><text:tab/>defb mxy+16,160,"TOO:MUCH:TO:HOLD",mend</text:p>
      <text:p text:style-name="P12"/>
      <text:p text:style-name="P15">nothingatallmess</text:p>
      <text:p text:style-name="P15"><text:s/>defb mxy+22,96,mpen+7</text:p>
      <text:p text:style-name="P12"><text:tab/>defb "N",mxy+25,96,"O",mxy+28,96,"T",mxy+31,96</text:p>
      <text:p text:style-name="P12"><text:tab/>defb "H",mxy+34,96,"I",mxy+37,96,"N",mxy+40,96,"G",mend</text:p>
      <text:p text:style-name="P12"/>
      <text:p text:style-name="P12"/>
      <text:p text:style-name="P12">nothingheremess<text:tab/>defb mend</text:p>
      <text:p text:style-name="P12">bagmess<text:tab/>defb "EXIT:AND:DON;T:DROP",mend</text:p>
      <text:p text:style-name="P12">greenbeanmess<text:tab/>defb "A:SINGLE:GREEN:BEAN",mend</text:p>
      <text:p text:style-name="P12">bonemess<text:tab/>defb "A:FRESH:MEATY:BONE",mend</text:p>
      <text:p text:style-name="P12">goldeneggmess<text:tab/>defb "A:HEAVY:DRAGON:EGG",mend</text:p>
      <text:p text:style-name="P12">blackholemess<text:tab/>defb "A:LARGE:ROUND:HOLE",mend</text:p>
      <text:p text:style-name="P12">sleeppotionmess<text:tab/>defb "SOME:SLEEPING:POTION",mend</text:p>
      <text:p text:style-name="P12">applemess<text:tab/>defb "A:FRESH:GREEN:APPLE",mend</text:p>
      <text:p text:style-name="P12">jugmess<text:tab/>defb "A:JUG:OF:COLD:WATER",mend</text:p>
      <text:p text:style-name="P12">loafmess<text:tab/>defb "STALE:LOAF:OF:BREAD",mend</text:p>
      <text:p text:style-name="P12">fullwhiskeymess<text:tab/>defb "A:BOTTLE:OF:WHISKEY",mend</text:p>
      <text:p text:style-name="P12">ropemess<text:tab/>defb "A:PIECE:OF:ROPE",mend</text:p>
      <text:p text:style-name="P12"/>
      <text:p text:style-name="P12"/>
      <text:p text:style-name="P41"><text:tab/>if computer=spectrum</text:p>
      <text:p text:style-name="P41">beforerelocate</text:p>
      <text:p text:style-name="P41"><text:tab/>org &amp;ff01</text:p>
      <text:p text:style-name="P41"><text:tab/>endif</text:p>
      <text:p text:style-name="P12">rockmess<text:tab/>defb "A:HEAVY:BOULDER",mend</text:p>
      <text:p text:style-name="P12">fullwinemess<text:tab/>defb "A:BOTTLE:OF:WINE",mend</text:p>
      <text:p text:style-name="P12">emptybottlemess<text:tab/>defb "AN:EMPTY:BOTTLE",mend</text:p>
      <text:p text:style-name="P12">keymess<text:tab/>defb "A:SHINY:GOLD:KEY",mend</text:p>
      <text:p text:style-name="P12">mtbucketmess<text:tab/>defb "AN:EMPTY:BUCKET",mend</text:p>
      <text:p text:style-name="P12">fullbucketmess<text:tab/>defb "A:BUCKET:OF:WATER",mend</text:p>
      <text:p text:style-name="P12"><text:soft-page-break/>leavesmess<text:tab/>defb "A:CLUMP:OF:LEAVES",mend</text:p>
      <text:p text:style-name="P12">pigmycowmess<text:tab/>defb "A:CUTE:PIGMY:COW",mend</text:p>
      <text:p text:style-name="P12">railingmess<text:tab/>defb "A:PIECE:OF:RAILING",mend</text:p>
      <text:p text:style-name="P12">doorknockermess<text:tab/>defb "BRASS:DOOR:KNOCKER",mend</text:p>
      <text:p text:style-name="P12">crowbarmess<text:tab/>defb "A:STRONG:CROWBAR",mend</text:p>
      <text:p text:style-name="P12">pickaxemess<text:tab/>defb "A:RUSTY:OLD:PICKAXE",mend</text:p>
      <text:p text:style-name="P12">rugmess<text:tab/>defb "AN:OLD:THICK:RUG",mend</text:p>
      <text:p text:style-name="P12">windowmess<text:tab/>defb "A:WINDOW:FRAME",mend</text:p>
      <text:p text:style-name="P12"/>
      <text:p text:style-name="P41"><text:tab/>if computer=spectrum</text:p>
      <text:p text:style-name="P41"><text:tab/>org beforerelocate</text:p>
      <text:p text:style-name="P41"><text:tab/>endif</text:p>
      <text:p text:style-name="P12"/>
      <text:p text:style-name="Horizontal_20_Line"/>
      <text:p text:style-name="P41">;</text:p>
      <text:p text:style-name="P41">; <text:s/>PDS Pc1.24 :000: (c) P.D.Systems Ltd 1985-88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3.18 <text:s text:c="7"/></text:p>
      <text:p text:style-name="P41">; <text:s text:c="8"/>By <text:s/>" THE OLIVER TWINS <text:s/>"</text:p>
      <text:p text:style-name="P41">; <text:s/><text:span text:style-name="T2"><text:s text:c="2"/></text:span></text:p>
      <text:p text:style-name="P41"><text:span text:style-name="T2">; <text:s text:c="4"/></text:span>Created on Mon the 12th of Sep 1988 <text:s/></text:p>
      <text:p text:style-name="P41">; <text:s text:c="7"/>Last update 13:36 on 19/12/89 </text:p>
      <text:p text:style-name="P41">; </text:p>
      <text:p text:style-name="P12">titlescreen</text:p>
      <text:p text:style-name="P12"><text:tab/>ld a,1</text:p>
      <text:p text:style-name="P12"><text:tab/>ld (dontupdatedizzy),a</text:p>
      <text:p text:style-name="P3"/>
      <text:p text:style-name="P12"><text:tab/>xor a</text:p>
      <text:p text:style-name="P12"><text:tab/>ld (roomno),a</text:p>
      <text:p text:style-name="P12"><text:tab/>call roomsetup</text:p>
      <text:p text:style-name="P12"><text:tab/>ld hl,startmess</text:p>
      <text:p text:style-name="P12"><text:tab/>call prtmessage</text:p>
      <text:p text:style-name="P12"/>
      <text:p text:style-name="P12"><text:tab/>ld a,27<text:tab/><text:tab/>;;prt dizzy logo</text:p>
      <text:p text:style-name="P12"><text:tab/>ld e,58</text:p>
      <text:p text:style-name="P12"><text:tab/>ld l,57</text:p>
      <text:p text:style-name="P41"><text:tab/>call store_sprite_vars1</text:p>
      <text:p text:style-name="P12"><text:tab/>call plotattris</text:p>
      <text:p text:style-name="P12"><text:tab/>call frame</text:p>
      <text:p text:style-name="P3"/>
      <text:p text:style-name="P53"><text:tab/>if computer=spectrum</text:p>
      <text:p text:style-name="P53"><text:tab/>call sayfwdizzy</text:p>
      <text:p text:style-name="P53"/>
      <text:p text:style-name="P53"><text:tab/>ld b,50</text:p>
      <text:p text:style-name="P58">ddelay</text:p>
      <text:p text:style-name="P58"><text:tab/>halt</text:p>
      <text:p text:style-name="P53"><text:tab/>djnz ddelay</text:p>
      <text:p text:style-name="P53"/>
      <text:p text:style-name="P53"><text:tab/>endif</text:p>
      <text:p text:style-name="P12"/>
      <text:p text:style-name="P53"><text:tab/>xor a</text:p>
      <text:p text:style-name="P53"><text:tab/>call starttune<text:tab/>;;;init tune</text:p>
      <text:p text:style-name="P31">keeptesting</text:p>
      <text:p text:style-name="P31"><text:tab/>call titlescreenlp</text:p>
      <text:p text:style-name="P12"><text:tab/>jr z,keeptesting</text:p>
      <text:p text:style-name="P3"/>
      <text:p text:style-name="P12"><text:tab/>call resetmoving</text:p>
      <text:p text:style-name="P12"><text:tab/>call resetcoins</text:p>
      <text:p text:style-name="P12"><text:tab/>call resetcarrying</text:p>
      <text:p text:style-name="P12">resetlives</text:p>
      <text:p text:style-name="P3"><text:tab/><text:span text:style-name="T1">ld a,3</text:span></text:p>
      <text:p text:style-name="P12"><text:tab/>ld (lives),a</text:p>
      <text:p text:style-name="P3"/>
      <text:p text:style-name="P12"><text:tab/>ld a,46</text:p>
      <text:p text:style-name="P12"><text:tab/>ld (startx),a</text:p>
      <text:p text:style-name="P12"><text:tab/>ld a,168</text:p>
      <text:p text:style-name="P12"><text:tab/>ld (starty),a</text:p>
      <text:p text:style-name="P12"><text:tab/>ld a,36</text:p>
      <text:p text:style-name="P12"><text:tab/>ld (startroom),a</text:p>
      <text:p text:style-name="P12"><text:soft-page-break/><text:tab/>xor a</text:p>
      <text:p text:style-name="P12"><text:tab/>ld (completedgame),a</text:p>
      <text:p text:style-name="P3"/>
      <text:p text:style-name="P53"><text:tab/>call checkforposcheat</text:p>
      <text:p text:style-name="P3"><text:tab/></text:p>
      <text:p text:style-name="P12">nextlife</text:p>
      <text:p text:style-name="P12"><text:tab/>call subfromlives</text:p>
      <text:p text:style-name="P3"/>
      <text:p text:style-name="P12"><text:tab/>call starteggres</text:p>
      <text:p text:style-name="P3"/>
      <text:p text:style-name="P53"><text:tab/>ld a,1</text:p>
      <text:p text:style-name="P53"><text:tab/>call starttune</text:p>
      <text:p text:style-name="P3"/>
      <text:p text:style-name="P12"><text:tab/>xor a</text:p>
      <text:p text:style-name="P12"><text:s/><text:tab/>ld (oldclock),a</text:p>
      <text:p text:style-name="P12"><text:tab/>ld (clock),a</text:p>
      <text:p text:style-name="P12"><text:tab/>ld (dontupdatedizzy),a</text:p>
      <text:p text:style-name="P68">maingamelp</text:p>
      <text:p text:style-name="P3"/>
      <text:p text:style-name="P31">notpickup</text:p>
      <text:p text:style-name="P31"><text:tab/>xor a</text:p>
      <text:p text:style-name="P12"><text:tab/>ld (pickup),a</text:p>
      <text:p text:style-name="P12"><text:tab/>ld a,(usepickup)</text:p>
      <text:p text:style-name="P12"><text:tab/>and a</text:p>
      <text:p text:style-name="P12"><text:tab/>jr z,oktopickup</text:p>
      <text:p text:style-name="P12"><text:tab/>dec a</text:p>
      <text:p text:style-name="P12"><text:tab/>ld (usepickup),a</text:p>
      <text:p text:style-name="P12"><text:tab/>jr notfacing</text:p>
      <text:p text:style-name="P31">oktopickup</text:p>
      <text:p text:style-name="P31"><text:tab/>ld a,(sequence)</text:p>
      <text:p text:style-name="P12"><text:tab/>and a</text:p>
      <text:p text:style-name="P12"><text:tab/>jr nz,notfacing</text:p>
      <text:p text:style-name="P12"><text:tab/>ld a,(keybyte)</text:p>
      <text:p text:style-name="P12"><text:tab/>bit 3,a</text:p>
      <text:p text:style-name="P12"><text:tab/>jr z,notfacing</text:p>
      <text:p text:style-name="P12"><text:tab/>ld a,255</text:p>
      <text:p text:style-name="P12"><text:tab/>ld (pickup),a</text:p>
      <text:p text:style-name="P12">notfacing</text:p>
      <text:p text:style-name="P12"><text:tab/>call domoving</text:p>
      <text:p text:style-name="P12"><text:tab/>ld a,(killed)</text:p>
      <text:p text:style-name="P12"><text:tab/>cp 1</text:p>
      <text:p text:style-name="P12"><text:tab/>jr z,wantaquickkill</text:p>
      <text:p text:style-name="P12">afterdomoving</text:p>
      <text:p text:style-name="P12"><text:tab/>call pickupcoins</text:p>
      <text:p text:style-name="P12"><text:tab/>call tryputtingdown</text:p>
      <text:p text:style-name="P3"/>
      <text:p text:style-name="P12"><text:tab/>call updatewater</text:p>
      <text:p text:style-name="P12"><text:tab/>call updateflames</text:p>
      <text:p text:style-name="P3"/>
      <text:p text:style-name="P12"><text:tab/>call checkholdinghole</text:p>
      <text:p text:style-name="P12"><text:tab/>call checkifdrunk</text:p>
      <text:p text:style-name="P12"><text:tab/>call shopkeeperrou</text:p>
      <text:p text:style-name="P3"/>
      <text:p text:style-name="P3"><text:span text:style-name="T1">wantaquickkill</text:span><text:tab/></text:p>
      <text:p text:style-name="P3"><text:tab/><text:span text:style-name="T2">if computer=spectrum</text:span></text:p>
      <text:p text:style-name="P53"><text:tab/>ld a,0*32+3<text:tab/><text:tab/>;;;;c for cheat</text:p>
      <text:p text:style-name="P53"><text:tab/>endif</text:p>
      <text:p text:style-name="P53"><text:tab/>if computer=amstrad</text:p>
      <text:p text:style-name="P53"><text:tab/>ld a,62</text:p>
      <text:p text:style-name="P53"><text:tab/>endif</text:p>
      <text:p text:style-name="P53"><text:tab/>call inkey</text:p>
      <text:p text:style-name="P53"><text:tab/>call z,cheated</text:p>
      <text:p text:style-name="P3"/>
      <text:p text:style-name="P12"><text:tab/>ld a,(newroomno)</text:p>
      <text:p text:style-name="P12"><text:tab/>ld b,a</text:p>
      <text:p text:style-name="P12"><text:tab/>ld a,(roomno)</text:p>
      <text:p text:style-name="P12"><text:tab/>cp b</text:p>
      <text:p text:style-name="P12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2">notanewroom<text:tab/></text:p>
      <text:p text:style-name="P3"/>
      <text:p text:style-name="P53"><text:tab/>if pds=1</text:p>
      <text:p text:style-name="P53"><text:tab/><text:tab/><text:tab/>;;;;pds quit</text:p>
      <text:p text:style-name="P53"><text:tab/>ld a,pdskey</text:p>
      <text:p text:style-name="P53"><text:tab/>call inkey</text:p>
      <text:p text:style-name="P53"><text:tab/>jr nz,contmaingamelp</text:p>
      <text:p text:style-name="P53"><text:tab/>di</text:p>
      <text:p text:style-name="P53"><text:tab/>ld b,0</text:p>
      <text:p text:style-name="P53"><text:tab/>ret<text:tab/><text:tab/>;;;;;;;;;;;;;</text:p>
      <text:p text:style-name="P53"><text:tab/>endif</text:p>
      <text:p text:style-name="P3"/>
      <text:p text:style-name="P62">contmaingamelp</text:p>
      <text:p text:style-name="P62"><text:tab/>if computer=spectrum</text:p>
      <text:p text:style-name="P53"><text:tab/>ld a,2*32</text:p>
      <text:p text:style-name="P53"><text:tab/>endif</text:p>
      <text:p text:style-name="P53"><text:tab/>if computer=amstrad</text:p>
      <text:p text:style-name="P53"><text:tab/>ld a,67</text:p>
      <text:p text:style-name="P53"><text:tab/>endif</text:p>
      <text:p text:style-name="P12"><text:tab/>call inkey</text:p>
      <text:p text:style-name="P12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3"><text:tab/>call seeifstarttune</text:p>
      <text:p text:style-name="P3"/>
      <text:p text:style-name="P3"/>
      <text:p text:style-name="P12"><text:tab/>ld a,(completedgame)</text:p>
      <text:p text:style-name="P12"><text:tab/>and a</text:p>
      <text:p text:style-name="P12"><text:tab/>jr nz,quitted</text:p>
      <text:p text:style-name="P3"/>
      <text:p text:style-name="P20">notdonegame</text:p>
      <text:p text:style-name="P20"><text:tab/>ld a,(killed)</text:p>
      <text:p text:style-name="P12"><text:tab/>and a</text:p>
      <text:p text:style-name="P12"><text:tab/>jp z,<text:span text:style-name="T3">maingamelp</text:span></text:p>
      <text:p text:style-name="P12"><text:tab/>dec a</text:p>
      <text:p text:style-name="P12"><text:tab/>ld (killed),a</text:p>
      <text:p text:style-name="P12"><text:tab/>jp nz,<text:span text:style-name="T3">maingamelp</text:span></text:p>
      <text:p text:style-name="P3"/>
      <text:p text:style-name="P12"><text:tab/>ld a,1</text:p>
      <text:p text:style-name="P12"><text:tab/>ld (dontupdatedizzy),a</text:p>
      <text:p text:style-name="P12"><text:tab/>ld hl,deadwindow</text:p>
      <text:p text:style-name="P12"><text:tab/>call prtmessage</text:p>
      <text:p text:style-name="P12"><text:tab/>ld hl,(killedmess)</text:p>
      <text:p text:style-name="P12"><text:tab/>call prtmessage</text:p>
      <text:p text:style-name="P3"><text:tab/></text:p>
      <text:p text:style-name="P53"><text:tab/>ld a,2</text:p>
      <text:p text:style-name="P53"><text:tab/>call finishmusic</text:p>
      <text:p text:style-name="P53"/>
      <text:p text:style-name="P53"><text:tab/>ld a,1</text:p>
      <text:p text:style-name="P53"><text:soft-page-break/><text:tab/>ld (killed),a<text:tab/><text:tab/>;;so music does not restart</text:p>
      <text:p text:style-name="P53"/>
      <text:p text:style-name="P12"><text:tab/>call waitforkey</text:p>
      <text:p text:style-name="P3"/>
      <text:p text:style-name="P3"><text:tab/>call ruboutdizzy</text:p>
      <text:p text:style-name="P3"/>
      <text:p text:style-name="P12"><text:tab/>ld a,(lives)</text:p>
      <text:p text:style-name="P12"><text:tab/>and a</text:p>
      <text:p text:style-name="P12"><text:tab/>jp nz,nextlife</text:p>
      <text:p text:style-name="P3"/>
      <text:p text:style-name="P3"/>
      <text:p text:style-name="P20">quitted</text:p>
      <text:p text:style-name="P62"><text:tab/>call flipscreenrou</text:p>
      <text:p text:style-name="P53"><text:tab/>xor a</text:p>
      <text:p text:style-name="P53"><text:tab/>ld (upsidedown),a</text:p>
      <text:p text:style-name="P53"/>
      <text:p text:style-name="P53"><text:tab/>if computer=amstrad</text:p>
      <text:p text:style-name="P53"><text:tab/>call turnoff</text:p>
      <text:p text:style-name="P53"><text:tab/>endif</text:p>
      <text:p text:style-name="P53"><text:tab/>if computer=spectrum</text:p>
      <text:p text:style-name="P53"><text:tab/>ld a,(ifmem128)</text:p>
      <text:p text:style-name="P53"><text:tab/>and a</text:p>
      <text:p text:style-name="P53"><text:tab/>jr z,onlylittle</text:p>
      <text:p text:style-name="P53"><text:tab/>call ramon</text:p>
      <text:p text:style-name="P53"><text:tab/>call turnoff</text:p>
      <text:p text:style-name="P53"><text:tab/>call ramoff</text:p>
      <text:p text:style-name="P53">onlylittle</text:p>
      <text:p text:style-name="P53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2">cheated</text:p>
      <text:p text:style-name="P62"><text:tab/>ld a,(poscheat)</text:p>
      <text:p text:style-name="P53"><text:tab/>and a</text:p>
      <text:p text:style-name="P53"><text:tab/>ret z</text:p>
      <text:p text:style-name="P53"><text:tab/>ld a,1</text:p>
      <text:p text:style-name="P53"><text:tab/>ld (dontupdatedizzy),a</text:p>
      <text:p text:style-name="P62">cheated1</text:p>
      <text:p text:style-name="P62"><text:tab/>call getkeybyte</text:p>
      <text:p text:style-name="P53"><text:tab/>ld c,a</text:p>
      <text:p text:style-name="P53"><text:tab/>ld a,(roomno)</text:p>
      <text:p text:style-name="P53"><text:tab/>ld b,a</text:p>
      <text:p text:style-name="P53"><text:tab/>bit 2,c <text:s text:c="2"/>;;left key</text:p>
      <text:p text:style-name="P53"><text:tab/>jr z,cheatnl</text:p>
      <text:p text:style-name="P53"><text:tab/>dec b</text:p>
      <text:p text:style-name="P62">cheatnl</text:p>
      <text:p text:style-name="P62"><text:tab/>bit 1,c <text:s text:c="2"/>;;right key</text:p>
      <text:p text:style-name="P53"><text:tab/>jr z,cheatnr</text:p>
      <text:p text:style-name="P53"><text:tab/>inc b</text:p>
      <text:p text:style-name="P62">cheatnr</text:p>
      <text:p text:style-name="P62"><text:tab/>bit 4,c</text:p>
      <text:p text:style-name="P53"><text:tab/>jr z,cheatnu</text:p>
      <text:p text:style-name="P53"><text:tab/>ld a,b</text:p>
      <text:p text:style-name="P53"><text:tab/>sub a,16</text:p>
      <text:p text:style-name="P53"><text:tab/>ld b,a</text:p>
      <text:p text:style-name="P62">cheatnu</text:p>
      <text:p text:style-name="P62"><text:tab/>bit 5,c</text:p>
      <text:p text:style-name="P53"><text:tab/>jr z,cheatnd</text:p>
      <text:p text:style-name="P53"><text:tab/>ld a,b</text:p>
      <text:p text:style-name="P53"><text:tab/>add a,16</text:p>
      <text:p text:style-name="P53"><text:tab/>ld b,a</text:p>
      <text:p text:style-name="P62">cheatnd</text:p>
      <text:p text:style-name="P62"><text:tab/>bit 0,c<text:tab/>;;;jump key</text:p>
      <text:p text:style-name="P53"><text:tab/>jr nz,outcheat</text:p>
      <text:p text:style-name="P53"><text:tab/>ld a,(roomno)</text:p>
      <text:p text:style-name="P53"><text:tab/>cp b</text:p>
      <text:p text:style-name="P53"><text:tab/>jr z,cheated1</text:p>
      <text:p text:style-name="P53"><text:tab/>ld a,b</text:p>
      <text:p text:style-name="P53"><text:tab/>cp 101</text:p>
      <text:p text:style-name="P53"><text:tab/>jr c,cheatroomok</text:p>
      <text:p text:style-name="P53"><text:soft-page-break/><text:tab/>xor a</text:p>
      <text:p text:style-name="P53">cheatroomok</text:p>
      <text:p text:style-name="P53"><text:tab/>ld (newroomno),a</text:p>
      <text:p text:style-name="P53"><text:tab/>ld (roomno),a</text:p>
      <text:p text:style-name="P53"><text:tab/>call roomsetup</text:p>
      <text:p text:style-name="P53"/>
      <text:p text:style-name="P62">handsofcheat</text:p>
      <text:p text:style-name="P62"><text:tab/>call getkeybyte</text:p>
      <text:p text:style-name="P53"><text:tab/>and %1111</text:p>
      <text:p text:style-name="P53"><text:tab/>jr nz,handsofcheat </text:p>
      <text:p text:style-name="P53"/>
      <text:p text:style-name="P53"><text:tab/>jp cheated1</text:p>
      <text:p text:style-name="P62">outcheat</text:p>
      <text:p text:style-name="P62"><text:tab/>xor a</text:p>
      <text:p text:style-name="P53"><text:tab/>ld (dontupdatedizzy),a</text:p>
      <text:p text:style-name="P53"><text:tab/>jp plotnew</text:p>
      <text:p text:style-name="P53"/>
      <text:p text:style-name="P53"/>
      <text:p text:style-name="P62">checkforposcheat</text:p>
      <text:p text:style-name="P62"><text:tab/>ld a,cheatversion</text:p>
      <text:p text:style-name="P53"><text:tab/>ld (poscheat),a</text:p>
      <text:p text:style-name="P53"><text:tab/>ld hl,cheatkeys</text:p>
      <text:p text:style-name="P53"><text:tab/>ld b,5</text:p>
      <text:p text:style-name="P62">cheatkeyslp</text:p>
      <text:p text:style-name="P62"><text:tab/>ld a,(hl)</text:p>
      <text:p text:style-name="P53"><text:tab/>call inkey</text:p>
      <text:p text:style-name="P53"><text:tab/>ret nz</text:p>
      <text:p text:style-name="P53"><text:tab/>inc hl</text:p>
      <text:p text:style-name="P53"><text:tab/>djnz cheatkeyslp</text:p>
      <text:p text:style-name="P53"><text:tab/>ld b,5</text:p>
      <text:p text:style-name="P62">cheatkeyslp1</text:p>
      <text:p text:style-name="P62"><text:tab/>ld a,(hl)</text:p>
      <text:p text:style-name="P53"><text:tab/>call inkey</text:p>
      <text:p text:style-name="P53"><text:tab/>ret z</text:p>
      <text:p text:style-name="P53"><text:tab/>inc hl</text:p>
      <text:p text:style-name="P53"><text:tab/>djnz cheatkeyslp1</text:p>
      <text:p text:style-name="P53"><text:tab/>ld a,1</text:p>
      <text:p text:style-name="P53"><text:tab/>ld (poscheat),a</text:p>
      <text:p text:style-name="P53"><text:tab/>ret</text:p>
      <text:p text:style-name="P53"/>
      <text:p text:style-name="P53"><text:tab/>if computer=amstrad</text:p>
      <text:p text:style-name="P53">;;<text:tab/><text:tab/>D <text:s/>Y <text:s/>L <text:s/>A <text:s/>N <text:s text:c="2"/>not <text:s/>Q <text:s/>G <text:s/>K <text:s/>V <text:s/>T</text:p>
      <text:p text:style-name="P62">cheatkeys</text:p>
      <text:p text:style-name="P62"><text:tab/>defb <text:s/>61,43,36,69,46, <text:s text:c="5"/>67,52,37,55,51</text:p>
      <text:p text:style-name="P53"><text:tab/>endif</text:p>
      <text:p text:style-name="P53"/>
      <text:p text:style-name="P53"><text:tab/>if computer=spectrum</text:p>
      <text:p text:style-name="P53">;;<text:tab/><text:tab/>P <text:s text:c="2"/>A <text:s text:c="3"/>F <text:s text:c="5"/>W <text:s text:c="5"/>D</text:p>
      <text:p text:style-name="P62">cheatkeys</text:p>
      <text:p text:style-name="P62"><text:tab/>defb 5*32,1*32,1*32+3,2*32+1,1*32+2</text:p>
      <text:p text:style-name="P53">;;<text:tab/>not <text:s/>Q <text:s text:c="3"/>G <text:s text:c="5"/>K <text:s text:c="5"/>V <text:s/>T</text:p>
      <text:p text:style-name="P53"><text:tab/>defb 2*32,1*32+4,6*32+2,4,2*32+4</text:p>
      <text:p text:style-name="P53"><text:tab/>endif</text:p>
      <text:p text:style-name="P3"/>
      <text:p text:style-name="P3"/>
      <text:p text:style-name="P20">printandwait</text:p>
      <text:p text:style-name="P20"><text:tab/>call prtmessage</text:p>
      <text:p text:style-name="P20">handoffandwait</text:p>
      <text:p text:style-name="P20"><text:tab/>call getkeybyte</text:p>
      <text:p text:style-name="P12"><text:tab/>and a</text:p>
      <text:p text:style-name="P12"><text:tab/>jr nz,handoffandwait</text:p>
      <text:p text:style-name="P12">waitforkey</text:p>
      <text:p text:style-name="P53"><text:tab/>call seeifstarttune</text:p>
      <text:p text:style-name="P12"><text:tab/>call getkeybyte</text:p>
      <text:p text:style-name="P12"><text:tab/>and a</text:p>
      <text:p text:style-name="P12"><text:tab/>jr z,waitforkey</text:p>
      <text:p text:style-name="P12"><text:tab/>ret</text:p>
      <text:p text:style-name="P3"/>
      <text:p text:style-name="P3"/>
      <text:p text:style-name="P12">;;; moving stuff</text:p>
      <text:p text:style-name="P12">room<text:tab/>equ 0</text:p>
      <text:p text:style-name="P12">rou<text:tab/>equ 1</text:p>
      <text:p text:style-name="P12"><text:soft-page-break/>movex<text:tab/>equ 2</text:p>
      <text:p text:style-name="P12">movey<text:tab/>equ 3</text:p>
      <text:p text:style-name="P12">movefrm<text:tab/>equ 4</text:p>
      <text:p text:style-name="P12">oldmovex<text:tab/>equ 5</text:p>
      <text:p text:style-name="P12">oldmovey<text:tab/>equ 6</text:p>
      <text:p text:style-name="P12">oldmovefrm<text:tab/>equ 7</text:p>
      <text:p text:style-name="P12">delay<text:tab/>equ 8</text:p>
      <text:p text:style-name="P12">delaycounter<text:tab/>equ 9</text:p>
      <text:p text:style-name="P12">var1<text:tab/>equ 10</text:p>
      <text:p text:style-name="P12">colour<text:tab/>equ 11</text:p>
      <text:p text:style-name="P12">origroom<text:tab/>equ 12</text:p>
      <text:p text:style-name="P12">origx<text:tab/>equ 13</text:p>
      <text:p text:style-name="P12">origy<text:tab/>equ 14</text:p>
      <text:p text:style-name="P12">origfrm<text:tab/>equ 15</text:p>
      <text:p text:style-name="P12"/>
      <text:p text:style-name="P12">portcullis<text:tab/>equ 0</text:p>
      <text:p text:style-name="P12">portswitch<text:tab/>equ 1</text:p>
      <text:p text:style-name="P12">pickupable<text:tab/>equ 2</text:p>
      <text:p text:style-name="P12">armorog<text:tab/>equ 3</text:p>
      <text:p text:style-name="P12">dragon<text:tab/>equ 4</text:p>
      <text:p text:style-name="P12">crocodile<text:tab/>equ 5</text:p>
      <text:p text:style-name="P12">log<text:tab/>equ 6</text:p>
      <text:p text:style-name="P12">hawk<text:tab/>equ 7</text:p>
      <text:p text:style-name="P12">machines<text:tab/>equ 8<text:tab/></text:p>
      <text:p text:style-name="P12">lift<text:tab/>equ 9</text:p>
      <text:p text:style-name="P12">dozyfloat<text:tab/>equ 10</text:p>
      <text:p text:style-name="P12">rat<text:tab/>equ 11</text:p>
      <text:p text:style-name="P12">troll<text:tab/>equ 12</text:p>
      <text:p text:style-name="P12">dagger<text:tab/>equ 13</text:p>
      <text:p text:style-name="P12">door <text:tab/>equ 14</text:p>
      <text:p text:style-name="P12">crowbar<text:tab/>equ 15</text:p>
      <text:p text:style-name="P12">miner<text:tab/>equ 16</text:p>
      <text:p text:style-name="P12">daisy<text:tab/>equ 17</text:p>
      <text:p text:style-name="P12">switch1<text:tab/>equ 18</text:p>
      <text:p text:style-name="P12">daisy1<text:tab/>equ 19</text:p>
      <text:p text:style-name="P12"/>
      <text:p text:style-name="P12"/>
      <text:p text:style-name="P12">;;colour byte <text:s text:c="4"/>7 <text:s text:c="2"/>6 <text:s text:c="2"/>5 <text:s text:c="4"/>4 <text:s text:c="2"/>3 <text:s text:c="2"/>2 <text:s text:c="2"/>1 <text:s text:c="2"/>0</text:p>
      <text:p text:style-name="P12">;; <text:s text:c="14"/>rev:dull:atplot:plot: colour</text:p>
      <text:p text:style-name="P12">movingdata</text:p>
      <text:p text:style-name="P12">;; <text:s text:c="3"/>room,rou, <text:s text:c="4"/>x <text:s/>,y <text:s/>,frm,oldx,oldy,ofrm,dly,v1,v2,col ,orm,orx,ory,ofrm</text:p>
      <text:p text:style-name="P12"/>
      <text:p text:style-name="P12"/>
      <text:p text:style-name="P12"><text:s/>defb 49,hawk <text:s text:c="5"/>,60 ,80 ,97 </text:p>
      <text:p text:style-name="P12"><text:s/>defw<text:tab/><text:tab/><text:tab/> nothingheremess</text:p>
      <text:p text:style-name="P12"><text:s/>defb <text:tab/><text:tab/><text:tab/><text:tab/><text:tab/><text:tab/> 0 <text:s text:c="2"/>,2 <text:s/>,0 ,0 ,5+8+16,49 ,60 ,80 ,97</text:p>
      <text:p text:style-name="P12"><text:s/>defb 55,pickupable,48 ,144,1</text:p>
      <text:p text:style-name="P12"><text:s/>defw<text:tab/><text:tab/><text:tab/> bagmess</text:p>
      <text:p text:style-name="P12"><text:s/>defb <text:s text:c="36"/>0 <text:s text:c="2"/>,0 <text:s/>,0 ,0 ,2+64,55 ,48 ,144,1</text:p>
      <text:p text:style-name="P12">porthere</text:p>
      <text:p text:style-name="P12"><text:s/>defb 51,portcullis,76 ,136,120,96,136, <text:s text:c="2"/>0 <text:s text:c="2"/>,4 <text:s/>,0 ,0 ,7 <text:s text:c="2"/>,51 ,76 ,96,120</text:p>
      <text:p text:style-name="P12"><text:s/>defb 51,portswitch,66 ,78 ,122,0 <text:s text:c="2"/>,0 <text:s text:c="2"/>,0 <text:s text:c="2"/>,0 <text:s/>,0 ,0 ,5+64,51 ,66 ,78 ,122</text:p>
      <text:p text:style-name="P12">shopkeeperhere</text:p>
      <text:p text:style-name="P12"><text:s/>defb 22,pickupable,68 ,136,105</text:p>
      <text:p text:style-name="P12"><text:s/>defw<text:tab/> <text:s text:c="14"/>pigmycowmess,shoptalk</text:p>
      <text:p text:style-name="P12"><text:s/>defb <text:tab/><text:tab/><text:tab/><text:tab/><text:tab/><text:tab/> <text:s text:c="11"/>0 ,0 ,7+64,255,68,136,105</text:p>
      <text:p text:style-name="P12">shopkeeperhere1</text:p>
      <text:p text:style-name="P12"><text:s/>defb 22,crowbar,68+4,136,105</text:p>
      <text:p text:style-name="P12"><text:s/>defw<text:tab/> <text:s text:c="14"/>pigmycowmess,shoptalk</text:p>
      <text:p text:style-name="P12"><text:s/>defb <text:tab/><text:tab/><text:tab/><text:tab/><text:tab/><text:tab/> <text:s text:c="8"/>0 ,0 ,7+64+128,255,68+4,136,105</text:p>
      <text:p text:style-name="P12"><text:s/>defb 72,pickupable,62 ,144,11</text:p>
      <text:p text:style-name="P12"><text:s/>defw<text:tab/> <text:s text:c="14"/>blackholemess</text:p>
      <text:p text:style-name="P12"><text:s/>defb <text:tab/><text:tab/><text:tab/><text:tab/><text:tab/><text:tab/> 0 <text:s text:c="2"/>,0 <text:s/>,0 ,0 ,7+64,72 ,62 ,144,11</text:p>
      <text:p text:style-name="P12"/>
      <text:p text:style-name="P12">manurehere</text:p>
      <text:p text:style-name="P12"><text:s/>defb 58,pickupable,72 ,170,3</text:p>
      <text:p text:style-name="P12"><text:s/>defw<text:tab/> <text:s text:c="14"/>0<text:tab/>;;;pickupmanuremess</text:p>
      <text:p text:style-name="P12"><text:s/>defb <text:tab/><text:tab/><text:tab/><text:tab/><text:tab/><text:tab/> 0, <text:s text:c="2"/>0, <text:s/>0 ,0 ,2+64,58,72 ,170,3</text:p>
      <text:p text:style-name="P12"/>
      <text:p text:style-name="P12"><text:s/>defb 36,pickupable,58 ,136,17</text:p>
      <text:p text:style-name="P12"><text:s/>defw<text:tab/> <text:s text:c="14"/>applemess,proxapple</text:p>
      <text:p text:style-name="P12"><text:soft-page-break/><text:s/>defb <text:tab/><text:tab/><text:tab/><text:tab/><text:tab/><text:tab/> <text:s text:c="9"/>0 ,0 ,4+64,255,58 ,136,17</text:p>
      <text:p text:style-name="P12">bonehere</text:p>
      <text:p text:style-name="P12"><text:s/>defb 100,pickupable,52 ,160,6</text:p>
      <text:p text:style-name="P12"><text:s/>defw <text:s text:c="26"/>bonemess</text:p>
      <text:p text:style-name="P12"><text:s/>defb <text:s text:c="36"/>0 <text:s text:c="2"/>,0 <text:s/>,0 ,0 ,7+64,100 ,52 ,160,6</text:p>
      <text:p text:style-name="P12">beanhere</text:p>
      <text:p text:style-name="P12"><text:s/>defb 22,pickupable,68 ,160,2</text:p>
      <text:p text:style-name="P12"><text:s/>defw<text:tab/> <text:s text:c="14"/>greenbeanmess,proxbean</text:p>
      <text:p text:style-name="P12"><text:s/>defb <text:tab/><text:tab/><text:tab/><text:tab/><text:tab/><text:tab/> <text:s text:c="9"/>0 ,0 ,4+64,255 ,62 ,144,2</text:p>
      <text:p text:style-name="P12">goldenegghere</text:p>
      <text:p text:style-name="P12"><text:s/>defb 93,pickupable,80 ,152,10</text:p>
      <text:p text:style-name="P12"><text:s/>defw<text:tab/> <text:s text:c="14"/>goldeneggmess,proxegg</text:p>
      <text:p text:style-name="P12"><text:s/>defb <text:tab/><text:tab/><text:tab/><text:tab/><text:tab/><text:tab/> <text:s text:c="9"/>0 ,0 ,7+64,93 ,80 ,152,10</text:p>
      <text:p text:style-name="P12"><text:s/>defb 50,pickupable,86 ,160,138</text:p>
      <text:p text:style-name="P12"><text:s/>defw<text:tab/> <text:s text:c="14"/>rockmess,proxrock</text:p>
      <text:p text:style-name="P12"><text:s/>defb <text:tab/><text:tab/><text:tab/><text:tab/><text:tab/><text:tab/> <text:s text:c="9"/>0 ,0 ,2+64,50 ,86 ,160,138</text:p>
      <text:p text:style-name="P12">armoroghere</text:p>
      <text:p text:style-name="P12"><text:s/>defb 50,armorog <text:s text:c="2"/>,54 ,156,102,0 <text:s text:c="2"/>,0 <text:s text:c="2"/>,0 <text:s text:c="2"/>,2 <text:s/>,0 ,0 ,2+64+8,50 ,54 ,156,102 <text:s/></text:p>
      <text:p text:style-name="P12">dragonhere</text:p>
      <text:p text:style-name="P12"><text:s/>defb 54,dragon <text:s text:c="3"/>,68 ,152,109,0 <text:s text:c="2"/>,0 <text:s text:c="2"/>,0 <text:s text:c="2"/>,0 <text:s/>,0 ,0 ,2+64,54 ,68 ,152,109</text:p>
      <text:p text:style-name="P12">sleepingpotionhere</text:p>
      <text:p text:style-name="P12"><text:s/>defb 45,pickupable,80 ,128,15</text:p>
      <text:p text:style-name="P12"><text:s/>defw<text:tab/> <text:s text:c="14"/>sleeppotionmess,proxsleep</text:p>
      <text:p text:style-name="P12"><text:s/>defb <text:tab/><text:tab/><text:tab/><text:tab/><text:tab/><text:tab/> <text:s text:c="9"/>0 ,0 ,6+64,255,80 ,128,15</text:p>
      <text:p text:style-name="P12"><text:s/>defb 53,crocodile ,70 ,152,123,0 <text:s text:c="2"/>,0 <text:s text:c="2"/>,0 <text:s text:c="2"/>,0 <text:s/>,0 ,0 ,4+8,53 ,70 ,152,123</text:p>
      <text:p text:style-name="P12">ropehere</text:p>
      <text:p text:style-name="P12"><text:s/>defb 68,pickupable,76 ,160,14</text:p>
      <text:p text:style-name="P12"><text:s/>defw<text:tab/> <text:s text:c="14"/>ropemess,proxcroc</text:p>
      <text:p text:style-name="P12"><text:s/>defb <text:tab/><text:tab/><text:tab/><text:tab/><text:tab/><text:tab/> <text:s text:c="9"/>0 ,0 ,7+64,255,76 ,160,14</text:p>
      <text:p text:style-name="P12"><text:s/>defb 35,pickupable,58 ,136,139</text:p>
      <text:p text:style-name="P12"><text:s/>defw<text:tab/> <text:s text:c="14"/>rockmess,proxrock</text:p>
      <text:p text:style-name="P12"><text:s/>defb <text:tab/><text:tab/><text:tab/><text:tab/><text:tab/><text:tab/> <text:s text:c="9"/>0 ,0 ,2+64,35 ,58,136,139</text:p>
      <text:p text:style-name="P12"><text:s/>defb 53,pickupable,90 ,144,136</text:p>
      <text:p text:style-name="P12"><text:s/>defw<text:tab/> <text:s text:c="14"/>rockmess,proxrock</text:p>
      <text:p text:style-name="P12"><text:s/>defb <text:tab/><text:tab/><text:tab/><text:tab/><text:tab/><text:tab/> <text:s text:c="9"/>0 ,0 ,2+64,53 ,90 ,144,136</text:p>
      <text:p text:style-name="P12"><text:s/>defb 48,log <text:s text:c="6"/>,60 ,136,158,0 <text:s text:c="2"/>,0 <text:s text:c="2"/>,0 <text:s text:c="2"/>,4 <text:s/>,0 ,0 ,2+8 ,48 ,60 ,136,158</text:p>
      <text:p text:style-name="P12">whiskeyhere</text:p>
      <text:p text:style-name="P12"><text:s/>defb 53,pickupable,50 ,136,18</text:p>
      <text:p text:style-name="P12"><text:s/>defw<text:tab/> <text:s text:c="14"/>fullwhiskeymess,emptybottlemess</text:p>
      <text:p text:style-name="P12"><text:s/>defb <text:tab/><text:tab/><text:tab/><text:tab/><text:tab/><text:tab/> <text:s text:c="9"/>0 ,0 ,6+64,53 ,50 ,136,18</text:p>
      <text:p text:style-name="P12"/>
      <text:p text:style-name="P12"><text:s/>defb 71,lift <text:s text:c="5"/>,52 ,56 ,125,56,112, <text:s text:c="2"/>0 <text:s text:c="2"/>,1 <text:s/>,0 ,0 ,7+16,71 ,52,48 ,125</text:p>
      <text:p text:style-name="P12"><text:s/>defb 56,machines <text:s/>,50 ,116,127 ,0 <text:s text:c="2"/>,0 <text:s text:c="2"/>,0 <text:s text:c="2"/>,32 ,0 ,0 ,5+64 ,56,50 ,116,127</text:p>
      <text:p text:style-name="P12"><text:s/>defb 85,pickupable,46 ,136,13</text:p>
      <text:p text:style-name="P12"><text:s/>defw<text:tab/> <text:s text:c="14"/>keymess,proxkey1</text:p>
      <text:p text:style-name="P12"><text:s/>defb <text:tab/><text:tab/><text:tab/><text:tab/><text:tab/><text:tab/> <text:s text:c="9"/>0 ,0 ,6+64,85 ,46 ,136,13</text:p>
      <text:p text:style-name="P12"/>
      <text:p text:style-name="P12"><text:s/>defb 40,lift <text:s text:c="5"/>,40 ,56 ,125,56,134, <text:s text:c="2"/>0 <text:s text:c="2"/>,1 <text:s/>,0 ,0 ,7+16,40 ,40,56 ,125</text:p>
      <text:p text:style-name="P12"><text:s/>defb 56,machines <text:s/>,72 ,116,127 ,0 <text:s text:c="2"/>,0 <text:s text:c="2"/>,0 <text:s text:c="2"/>,32 ,0 ,0 ,5+64,56,72 ,116,127</text:p>
      <text:p text:style-name="P12"><text:s/>defb 24,pickupable,80 ,136,13</text:p>
      <text:p text:style-name="P12"><text:s/>defw<text:tab/> <text:s text:c="14"/>keymess,proxkey2</text:p>
      <text:p text:style-name="P12"><text:s/>defb <text:tab/><text:tab/><text:tab/><text:tab/><text:tab/><text:tab/> <text:s text:c="9"/>0 ,0 ,6+64,24 ,80 ,136,13</text:p>
      <text:p text:style-name="P12"/>
      <text:p text:style-name="P12"><text:s/>defb 88,lift <text:s text:c="5"/>,58 ,56 ,125,56,136, <text:s text:c="2"/>0 <text:s text:c="2"/>,1 <text:s/>,0 ,0 ,7+16,88 ,58,48 ,125</text:p>
      <text:p text:style-name="P12"><text:s/>defb 56,machines <text:s/>,52 ,156,127 ,0 <text:s text:c="2"/>,0 <text:s text:c="2"/>,0 <text:s text:c="2"/>,32 ,0 ,0 ,5+64,56,52 ,156 ,127</text:p>
      <text:p text:style-name="P12"><text:s/>defb 60,pickupable,60 ,120,13</text:p>
      <text:p text:style-name="P12"><text:s/>defw<text:tab/> <text:s text:c="14"/>keymess,proxkey3</text:p>
      <text:p text:style-name="P12"><text:s/>defb <text:tab/><text:tab/><text:tab/><text:tab/><text:tab/><text:tab/> <text:s text:c="9"/>0 ,0 ,6+64,60 ,60 ,120,13</text:p>
      <text:p text:style-name="P12"/>
      <text:p text:style-name="P12"><text:s/>defb 56,lift <text:s text:c="5"/>,60 ,104 ,125,104,140, <text:s text:c="2"/>0 <text:s text:c="2"/>,1 <text:s/>,0 ,0 ,7+16 ,56 ,60,104 ,125</text:p>
      <text:p text:style-name="P12"><text:s/>defb 56,machines <text:s/>,70 ,156,127 ,0 <text:s text:c="2"/>,0 <text:s text:c="2"/>,0 <text:s text:c="2"/>,32 ,0 ,0 ,5+64,56,70 ,156,127</text:p>
      <text:p text:style-name="P12"><text:s/>defb 48,pickupable,40 ,96,13</text:p>
      <text:p text:style-name="P12"><text:s/>defw<text:tab/> <text:s text:c="14"/>keymess,proxkey4</text:p>
      <text:p text:style-name="P12"><text:s/>defb <text:tab/><text:tab/><text:tab/><text:tab/><text:tab/><text:tab/> <text:s text:c="9"/>0 ,0 ,6+64,48 ,40 ,96,13</text:p>
      <text:p text:style-name="P12">buckethere</text:p>
      <text:p text:style-name="P12"><text:s/>defb 83,pickupable,80 ,144,5</text:p>
      <text:p text:style-name="P12"><text:s/>defw<text:tab/> <text:s text:c="14"/>mtbucketmess,proxmtbucket</text:p>
      <text:p text:style-name="P12"><text:s/>defb <text:tab/><text:tab/><text:tab/><text:tab/><text:tab/><text:tab/> <text:s text:c="9"/>0 ,0 ,5+64,83,80 ,144,5</text:p>
      <text:p text:style-name="P12"><text:s/>defb 60,pickupable,46 ,144,5</text:p>
      <text:p text:style-name="P12"><text:s/>defw<text:tab/> <text:s text:c="14"/>fullbucketmess,proxfullbucket</text:p>
      <text:p text:style-name="P12"><text:s/>defb <text:tab/><text:tab/><text:tab/><text:tab/><text:tab/><text:tab/> <text:s text:c="9"/>0 ,0 ,5+64,255,46 ,144,5</text:p>
      <text:p text:style-name="P12"><text:s/>defb 59,pickupable,52 ,102,206</text:p>
      <text:p text:style-name="P12"><text:soft-page-break/><text:s/>defw<text:tab/> <text:s text:c="14"/>leavesmess</text:p>
      <text:p text:style-name="P12"><text:s/>defb <text:tab/><text:tab/><text:tab/><text:tab/><text:tab/><text:tab/> 0, <text:s text:c="2"/>0, <text:s/>0 ,0 ,4+64,59,52 ,102,206</text:p>
      <text:p text:style-name="P12"><text:s/>defb 58,pickupable,60 ,160,7</text:p>
      <text:p text:style-name="P12"><text:s/>defw<text:tab/> <text:s text:c="14"/>pigmycowmess</text:p>
      <text:p text:style-name="P12"><text:s/>defb <text:tab/><text:tab/><text:tab/><text:tab/><text:tab/><text:tab/> 0, <text:s text:c="2"/>0, <text:s/>0 ,0 ,7+64,58,60 ,160,7</text:p>
      <text:p text:style-name="P12"><text:s/>defb 55,pickupable,58 ,136,206</text:p>
      <text:p text:style-name="P12"><text:s/>defw<text:tab/> <text:s text:c="14"/>leavesmess</text:p>
      <text:p text:style-name="P12"><text:s/>defb <text:tab/><text:tab/><text:tab/><text:tab/><text:tab/><text:tab/> 0, <text:s text:c="2"/>0, <text:s/>0 ,0 ,4+64,55,58 ,136,206</text:p>
      <text:p text:style-name="P12"><text:s/>defb 55,pickupable,76 ,128,192</text:p>
      <text:p text:style-name="P12"><text:s/>defw<text:tab/> <text:s text:c="14"/>railingmess</text:p>
      <text:p text:style-name="P12"><text:s/>defb <text:tab/><text:tab/><text:tab/><text:tab/><text:tab/><text:tab/> 0, <text:s text:c="2"/>0, <text:s/>0 ,0 ,2+64,55,76 ,128,192</text:p>
      <text:p text:style-name="P12">dozyhere</text:p>
      <text:p text:style-name="P12"><text:s/>defb 45,pickupable,74 ,116,32</text:p>
      <text:p text:style-name="P12"><text:s/>defw<text:tab/> <text:s text:c="14"/>dozyrou,dozytalking</text:p>
      <text:p text:style-name="P12"><text:s/>defb <text:tab/><text:tab/><text:tab/><text:tab/><text:tab/><text:tab/> <text:s text:c="11"/>0 ,0 ,7+64,45,74 ,116,32</text:p>
      <text:p text:style-name="P12">dozyfloathere</text:p>
      <text:p text:style-name="P12"><text:s/>defb 45,dozyfloat,68 ,139,32,0 <text:s/>,0 <text:s/>,0 <text:s text:c="2"/>,0, <text:s text:c="5"/>0 ,0 ,7+64+16+8,45,68,139,32</text:p>
      <text:p text:style-name="P12"/>
      <text:p text:style-name="P12"/>
      <text:p text:style-name="P12"><text:s/>defb 36,pickupable,68 ,144,19</text:p>
      <text:p text:style-name="P12"><text:s/>defw<text:tab/> <text:s text:c="14"/>jugmess,proxjug</text:p>
      <text:p text:style-name="P12"><text:s/>defb <text:tab/><text:tab/><text:tab/><text:tab/><text:tab/><text:tab/> <text:s text:c="9"/>0 ,0 ,5+64,36,68 ,144,19</text:p>
      <text:p text:style-name="P12">loafhere</text:p>
      <text:p text:style-name="P12"><text:s/>defb 36,pickupable,72 ,144,20</text:p>
      <text:p text:style-name="P12"><text:s/>defw<text:tab/> <text:s text:c="14"/>loafmess,proxloaf</text:p>
      <text:p text:style-name="P12"><text:s/>defb <text:tab/><text:tab/><text:tab/><text:tab/><text:tab/><text:tab/> <text:s text:c="7"/>0 ,0 ,6+64,36,72 ,144,20</text:p>
      <text:p text:style-name="P12">rathere</text:p>
      <text:p text:style-name="P12"><text:s/>defb 36,rat <text:s text:c="6"/>,42 ,73 ,104,44,80 , <text:s text:c="2"/>0 <text:s text:c="2"/>,2 <text:s/>,0 ,0 ,5+16+8,36,96,73 ,104</text:p>
      <text:p text:style-name="P12">trollhere</text:p>
      <text:p text:style-name="P12"><text:s/>defb 36,troll <text:s text:c="4"/>,78 ,136,96 ,44,80 , <text:s text:c="2"/>0 <text:s text:c="2"/>,0 <text:s/>,0 ,0 ,4+64 ,36,78,136 ,96</text:p>
      <text:p text:style-name="P12"><text:s/>defb 69,dagger <text:s text:c="3"/>,78 ,136,169 ,0 ,0 , <text:s text:c="2"/>0 <text:s text:c="2"/>,0 <text:s/>,0 ,0 ,7+64 ,69,40,112 ,169</text:p>
      <text:p text:style-name="P12"><text:s/>defb 89,pickupable,58 ,136,21</text:p>
      <text:p text:style-name="P12"><text:s/>defw<text:tab/> <text:s text:c="10"/>doorknockermess,proxdoor</text:p>
      <text:p text:style-name="P12"><text:s/>defb <text:tab/><text:tab/><text:tab/><text:tab/><text:tab/><text:tab/> <text:s text:c="9"/>0 ,0 ,6+64,89,58 ,136,21</text:p>
      <text:p text:style-name="P12">doorhere</text:p>
      <text:p text:style-name="P12"><text:s/>defb 84,door <text:s text:c="3"/>,34 ,144,177 ,0 ,0 , <text:s text:c="2"/>0 <text:s text:c="2"/>,0 <text:s/>,0 ,0 , <text:s/>2 ,84,34,144 ,177</text:p>
      <text:p text:style-name="P12">doughere</text:p>
      <text:p text:style-name="P12"><text:s/>defb 88,pickupable,42 ,76,36</text:p>
      <text:p text:style-name="P12"><text:s/>defw<text:tab/> <text:s text:c="14"/>dougrou,dougtalking</text:p>
      <text:p text:style-name="P12"><text:s/>defb <text:tab/><text:tab/><text:tab/><text:tab/><text:tab/><text:tab/> <text:s text:c="11"/>0 ,0 ,7+64,88,42,76,36</text:p>
      <text:p text:style-name="P12">dragonhere1</text:p>
      <text:p text:style-name="P12"><text:s/>defb 40,dragon <text:s text:c="3"/>,68 ,152,109,0 <text:s text:c="2"/>,0 <text:s text:c="2"/>,0 <text:s text:c="2"/>,0 <text:s/>,0 ,0 ,4+64,40 ,68 ,152,109</text:p>
      <text:p text:style-name="P12">goldenegghere1</text:p>
      <text:p text:style-name="P12"><text:s/>defb 40,pickupable,60 ,152,10</text:p>
      <text:p text:style-name="P12"><text:s/>defw<text:tab/> <text:s text:c="14"/>goldeneggmess</text:p>
      <text:p text:style-name="P12"><text:s/>defb <text:tab/><text:tab/><text:tab/><text:tab/><text:tab/><text:tab/> 0 <text:s text:c="2"/>,0 <text:s/>,0 ,0 ,7+64,40 ,60,152,10</text:p>
      <text:p text:style-name="P12">crowbarhere</text:p>
      <text:p text:style-name="P12"><text:s/>defb 88,pickupable,48 ,80,4</text:p>
      <text:p text:style-name="P12"><text:s/>defw<text:tab/> <text:s text:c="12"/>crowbarmess,proxcrowbar</text:p>
      <text:p text:style-name="P12"><text:s/>defb <text:tab/><text:tab/><text:tab/><text:tab/><text:tab/><text:tab/> <text:s text:c="11"/>0 ,0 ,5+64,255,48,80,4</text:p>
      <text:p text:style-name="P12">welllidhere</text:p>
      <text:p text:style-name="P12"><text:s/>defb 55,crowbar <text:s/>,46 ,160,158 ,0 ,0 , <text:s text:c="2"/>0 <text:s text:c="2"/>,0 <text:s/>,0 ,0 , <text:s/>2 ,55,46,160,158</text:p>
      <text:p text:style-name="P12"><text:s/>defb 87,pickupable,64 ,80,9</text:p>
      <text:p text:style-name="P12"><text:s/>defw<text:tab/> <text:s text:c="12"/>pickaxemess,proxpickaxe</text:p>
      <text:p text:style-name="P12"><text:s/>defb <text:tab/><text:tab/><text:tab/><text:tab/><text:tab/><text:tab/> <text:s text:c="11"/>0 ,0 ,2+64,87,64,80,9</text:p>
      <text:p text:style-name="P12">rockhere</text:p>
      <text:p text:style-name="P12"><text:s/>defb 41,crowbar <text:s/>,36 ,101,146 ,0 ,0 , <text:s text:c="2"/>0 <text:s text:c="2"/>,0 <text:s/>,0 ,0 , <text:s/>2+8,41,36,101,146</text:p>
      <text:p text:style-name="P12"><text:s/>defb 41,miner <text:s text:c="4"/>,96 ,120,96 ,44,80 , <text:s text:c="2"/>0 <text:s text:c="2"/>,0 <text:s/>,0 ,0 ,4+64 ,41,96,120 ,96</text:p>
      <text:p text:style-name="P12"><text:s/>defb 94,dagger <text:s text:c="3"/>,42 ,152,169 ,0 ,0 , <text:s text:c="2"/>0 <text:s text:c="2"/>,0 <text:s/>,0 ,0 ,7+64 ,94,42,152,169</text:p>
      <text:p text:style-name="P12"><text:s/>defb 94,dagger <text:s text:c="3"/>,50 ,152,169 ,0 ,0 , <text:s text:c="2"/>0 <text:s text:c="2"/>,0 <text:s/>,0 ,0 ,7+64 ,94,50,152,169</text:p>
      <text:p text:style-name="P12"><text:s/>defb 40,pickupable,52 ,112,12</text:p>
      <text:p text:style-name="P12"><text:s/>defw<text:tab/> <text:s text:c="12"/>rugmess,proxrug</text:p>
      <text:p text:style-name="P12"><text:s/>defb <text:tab/><text:tab/><text:tab/><text:tab/><text:tab/><text:tab/> <text:s text:c="11"/>0 ,0 ,2+64,40,52,112,12</text:p>
      <text:p text:style-name="P12">carpethere</text:p>
      <text:p text:style-name="P12"><text:s/>defb 94,crowbar <text:s/>,40 ,152,210 ,0 ,0 , <text:s text:c="2"/>0 <text:s text:c="2"/>,0 <text:s/>,0 ,0 , <text:s/>2,255,40,152,210</text:p>
      <text:p text:style-name="P12">carpethere1</text:p>
      <text:p text:style-name="P12"><text:s/>defb 94,crowbar <text:s/>,46 ,152,210 ,0 ,0 , <text:s text:c="2"/>0 <text:s text:c="2"/>,0 <text:s/>,0 ,0 , <text:s/>2,255,46,152,210</text:p>
      <text:p text:style-name="P12">daisylifthere</text:p>
      <text:p text:style-name="P12"><text:s/>defb 94,lift <text:s text:c="4"/>,74 ,56,125,56,120, <text:s text:c="2"/>0 <text:s text:c="2"/>,2 <text:s/>,0 ,0 <text:s/>,7 <text:s/>,94 ,74,48,125</text:p>
      <text:p text:style-name="P12">daisyhere</text:p>
      <text:p text:style-name="P12"><text:s/>defb 94,daisy <text:s text:c="2"/>,75 ,80,35,0 <text:s/>,0 <text:s/>,0 <text:s text:c="2"/>,2 <text:s text:c="2"/>, <text:s/>0 ,0 ,7+64+16+8,94,75,80,35</text:p>
      <text:p text:style-name="P12"><text:s/>defb 94,switch1 ,62 ,70,122,0 <text:s text:c="2"/>,0 <text:s text:c="2"/>,0 <text:s text:c="2"/>,2 <text:s/>,0 ,0 ,5+64+8,94 ,62 ,70 ,122</text:p>
      <text:p text:style-name="P12"><text:soft-page-break/>dylanhere</text:p>
      <text:p text:style-name="P12"><text:s/>defb 59,pickupable,72 ,147,34</text:p>
      <text:p text:style-name="P12"><text:s/>defw<text:tab/> <text:s text:c="14"/>dylanrou,dylantalking</text:p>
      <text:p text:style-name="P12"><text:s/>defb <text:tab/><text:tab/><text:tab/><text:tab/><text:tab/><text:tab/> <text:s text:c="11"/>0 ,0 ,7+64,59,72,147,34</text:p>
      <text:p text:style-name="P12">denzilhere</text:p>
      <text:p text:style-name="P12"><text:s/>defb 68,pickupable,80 ,155,33</text:p>
      <text:p text:style-name="P12"><text:s/>defw<text:tab/> <text:s text:c="14"/>denzilrou,denziltalking</text:p>
      <text:p text:style-name="P12"><text:s/>defb <text:tab/><text:tab/><text:tab/><text:tab/><text:tab/><text:tab/> <text:s text:c="11"/>0 ,0 ,7+64,68,80,155,33</text:p>
      <text:p text:style-name="P12">daisy1here</text:p>
      <text:p text:style-name="P12"><text:s/>defb 73,daisy1,48 ,77,35, <text:s/>0,0,0,2, <text:s text:c="2"/>0 ,0 ,7+64,255,48,77,35</text:p>
      <text:p text:style-name="P12"><text:s/>defb 56,pickupable,84 ,128,192</text:p>
      <text:p text:style-name="P12"><text:s/>defw<text:tab/> <text:s text:c="14"/>railingmess</text:p>
      <text:p text:style-name="P12"><text:s/>defb <text:tab/><text:tab/><text:tab/><text:tab/><text:tab/><text:tab/> 0, <text:s text:c="2"/>0, <text:s/>0 ,0 ,2+64,56,84 ,128,192</text:p>
      <text:p text:style-name="P12"><text:s/>defb 72,pickupable,76 ,80,192</text:p>
      <text:p text:style-name="P12"><text:s/>defw<text:tab/> <text:s text:c="14"/>railingmess</text:p>
      <text:p text:style-name="P12"><text:s/>defb <text:tab/><text:tab/><text:tab/><text:tab/><text:tab/><text:tab/> 0, <text:s text:c="2"/>0, <text:s/>0 ,0 ,2+64,72,76 ,80,192</text:p>
      <text:p text:style-name="P12"><text:s/>defb 73,pickupable,56 ,72,204</text:p>
      <text:p text:style-name="P12"><text:s/>defw<text:tab/> <text:s text:c="14"/>windowmess</text:p>
      <text:p text:style-name="P12"><text:s/>defb <text:tab/><text:tab/><text:tab/><text:tab/><text:tab/><text:tab/> 0, <text:s text:c="2"/>0, <text:s/>0 ,0 ,4+64,73,56 ,72,204</text:p>
      <text:p text:style-name="P12"><text:s/>defb 52,pickupable,86 ,88,192</text:p>
      <text:p text:style-name="P12"><text:s/>defw<text:tab/> <text:s text:c="14"/>railingmess</text:p>
      <text:p text:style-name="P12"><text:s/>defb <text:tab/><text:tab/><text:tab/><text:tab/><text:tab/><text:tab/> 0, <text:s text:c="2"/>0, <text:s/>0 ,0 ,7+64,52,86 ,88,192</text:p>
      <text:p text:style-name="P12"/>
      <text:p text:style-name="P12"/>
      <text:p text:style-name="P12"/>
      <text:p text:style-name="P12">;; <text:s text:c="3"/>room,rou, <text:s text:c="4"/>x <text:s/>,y <text:s/>,frm,oldx,oldy,ofrm,dly,v1,v2,col ,orm,orx,ory,ofrm</text:p>
      <text:p text:style-name="P12"/>
      <text:p text:style-name="P12"/>
      <text:p text:style-name="P12">endofmovingdata</text:p>
      <text:p text:style-name="P12"/>
      <text:p text:style-name="P12">noofmoving<text:tab/>equ (endofmovingdata-movingdata)/16</text:p>
      <text:p text:style-name="P41"><text:tab/>if endofmovingdata-movingdata&lt;&gt;noofmoving*16</text:p>
      <text:p text:style-name="P41"><text:tab/>error "moving data typed in wrong</text:p>
      <text:p text:style-name="P41"><text:tab/>endif</text:p>
      <text:p text:style-name="P12"/>
      <text:p text:style-name="P34">resetrous</text:p>
      <text:p text:style-name="P34"><text:tab/>defw resetportcullis</text:p>
      <text:p text:style-name="P12"><text:tab/>defw resetportswitch</text:p>
      <text:p text:style-name="P12"><text:tab/>defw resetpickupable</text:p>
      <text:p text:style-name="P12"><text:tab/>defw resetarmorog</text:p>
      <text:p text:style-name="P12"><text:tab/>defw resetdragon</text:p>
      <text:p text:style-name="P12"><text:tab/>defw resetcrocodile</text:p>
      <text:p text:style-name="P12"><text:tab/>defw resetlog</text:p>
      <text:p text:style-name="P12"><text:tab/>defw resethawk</text:p>
      <text:p text:style-name="P12"><text:tab/>defw resetmachines</text:p>
      <text:p text:style-name="P12"><text:tab/>defw resetlift</text:p>
      <text:p text:style-name="P12"><text:tab/>defw resetdozyfloat</text:p>
      <text:p text:style-name="P12"><text:tab/>defw resetrat</text:p>
      <text:p text:style-name="P12"><text:tab/>defw resettroll</text:p>
      <text:p text:style-name="P12"><text:tab/>defw resetdagger</text:p>
      <text:p text:style-name="P12"><text:tab/>defw resetdoor</text:p>
      <text:p text:style-name="P12"><text:tab/>defw printmoving<text:tab/><text:tab/>;;;resetcrowbar</text:p>
      <text:p text:style-name="P12"><text:tab/>defw resetminer</text:p>
      <text:p text:style-name="P12"><text:tab/>defw resetdaisy</text:p>
      <text:p text:style-name="P12"><text:tab/>defw resetswitch1</text:p>
      <text:p text:style-name="P12"><text:tab/>defw resetdaisy1</text:p>
      <text:p text:style-name="P3"/>
      <text:p text:style-name="P34">movingrous</text:p>
      <text:p text:style-name="P34"><text:tab/>defw portcullisrou</text:p>
      <text:p text:style-name="P12"><text:tab/>defw portswitchrou</text:p>
      <text:p text:style-name="P12"><text:tab/>defw pickupablerou</text:p>
      <text:p text:style-name="P12"><text:tab/>defw armorogrou</text:p>
      <text:p text:style-name="P12"><text:tab/>defw dragonrou</text:p>
      <text:p text:style-name="P12"><text:tab/>defw crocodilerou</text:p>
      <text:p text:style-name="P12"><text:tab/>defw logrou</text:p>
      <text:p text:style-name="P12"><text:tab/>defw hawkrou</text:p>
      <text:p text:style-name="P12"><text:tab/>defw machinesrou</text:p>
      <text:p text:style-name="P12"><text:tab/>defw liftrou</text:p>
      <text:p text:style-name="P12"><text:tab/>defw dozyfloatrou</text:p>
      <text:p text:style-name="P12"><text:tab/>defw ratrou</text:p>
      <text:p text:style-name="P12"><text:tab/>defw trollrou</text:p>
      <text:p text:style-name="P12"><text:tab/>defw daggerrou</text:p>
      <text:p text:style-name="P12"><text:soft-page-break/><text:tab/>defw doorrou</text:p>
      <text:p text:style-name="P12"><text:tab/>defw rethere<text:tab/><text:tab/>;;crowbarrou</text:p>
      <text:p text:style-name="P12"><text:tab/>defw minerrou</text:p>
      <text:p text:style-name="P12"><text:tab/>defw daisyrou</text:p>
      <text:p text:style-name="P12"><text:tab/>defw switchrou1</text:p>
      <text:p text:style-name="P12"><text:tab/>defw daisyrou1</text:p>
      <text:p text:style-name="P3"/>
      <text:p text:style-name="Horizontal_20_Line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2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3"/>
      <text:p text:style-name="P3"/>
      <text:p text:style-name="P30">resetmoving</text:p>
      <text:p text:style-name="P30"><text:tab/>ld b,noofmoving</text:p>
      <text:p text:style-name="P12"><text:tab/>ld ix,movingdata</text:p>
      <text:p text:style-name="P12"><text:tab/>ld de,16</text:p>
      <text:p text:style-name="P30">resetmovinglp</text:p>
      <text:p text:style-name="P30"><text:tab/>call reseteach</text:p>
      <text:p text:style-name="P12"><text:tab/>add ix,de</text:p>
      <text:p text:style-name="P12"><text:tab/>djnz resetmovinglp</text:p>
      <text:p text:style-name="P12"><text:tab/>xor a</text:p>
      <text:p text:style-name="P12"><text:tab/>ld (waterheight),a</text:p>
      <text:p text:style-name="P12"><text:tab/>ld (fireout),a</text:p>
      <text:p text:style-name="P12"><text:tab/>ld (ratcount),a</text:p>
      <text:p text:style-name="P12"><text:tab/>ld (dragonhere+oldmovex),a</text:p>
      <text:p text:style-name="P12"><text:tab/>ld (dragonhere1+oldmovex),a</text:p>
      <text:p text:style-name="P12"><text:tab/>ld (doorhere+oldmovex),a</text:p>
      <text:p text:style-name="P12"><text:tab/>ld a,255</text:p>
      <text:p text:style-name="P12"><text:tab/>ld (shopkeepercount),a</text:p>
      <text:p text:style-name="P12"><text:tab/>ld (rathere+var1),a</text:p>
      <text:p text:style-name="P12"><text:tab/>ld a,60</text:p>
      <text:p text:style-name="P12"><text:tab/>ld (rathere+oldmovefrm),a</text:p>
      <text:p text:style-name="P12"><text:tab/>ld hl,fullwhiskeymess</text:p>
      <text:p text:style-name="P12"><text:tab/>ld (whiskeyhere+oldmovex),hl</text:p>
      <text:p text:style-name="P12"><text:tab/>ld a,1</text:p>
      <text:p text:style-name="P12"><text:tab/>ld (ratcoll+1),a</text:p>
      <text:p text:style-name="P12"><text:tab/>ld a,5+16+8<text:tab/></text:p>
      <text:p text:style-name="P12"><text:tab/>ld (rathere+colour),a</text:p>
      <text:p text:style-name="P3"/>
      <text:p text:style-name="P12"><text:tab/>ld hl,talkbefore</text:p>
      <text:p text:style-name="P12"><text:tab/>ld b,5</text:p>
      <text:p text:style-name="P30">scrubtalkbefore</text:p>
      <text:p text:style-name="P30"><text:tab/>ld (hl),0</text:p>
      <text:p text:style-name="P12"><text:tab/>inc hl</text:p>
      <text:p text:style-name="P12"><text:tab/>djnz scrubtalkbefore</text:p>
      <text:p text:style-name="P12">rethere<text:tab/>ret</text:p>
      <text:p text:style-name="P3"/>
      <text:p text:style-name="P30">reseteach</text:p>
      <text:p text:style-name="P30"><text:tab/>ld a,(ix+origroom)</text:p>
      <text:p text:style-name="P12"><text:tab/>ld (ix+room),a</text:p>
      <text:p text:style-name="P12"><text:tab/>ld a,(ix+origx)</text:p>
      <text:p text:style-name="P12"><text:tab/>ld (ix+movex),a</text:p>
      <text:p text:style-name="P12"><text:tab/>ld a,(ix+origy)</text:p>
      <text:p text:style-name="P12"><text:tab/>ld (ix+movey),a</text:p>
      <text:p text:style-name="P12"><text:tab/>ld a,(ix+origfrm)</text:p>
      <text:p text:style-name="P12"><text:tab/>ld (ix+movefrm),a</text:p>
      <text:p text:style-name="P12"><text:tab/>xor a</text:p>
      <text:p text:style-name="P12"><text:tab/>ld (ix+var1),a</text:p>
      <text:p text:style-name="P12"><text:tab/>ld (ix+delaycounter),a</text:p>
      <text:p text:style-name="P12"><text:tab/>ret</text:p>
      <text:p text:style-name="P12"/>
      <text:p text:style-name="P3"><text:tab/></text:p>
      <text:p text:style-name="P30"><text:soft-page-break/>resetroommoving</text:p>
      <text:p text:style-name="P30"><text:tab/>ld a,%00101000</text:p>
      <text:p text:style-name="P3"><text:tab/><text:span text:style-name="T1">call resetroommoving1</text:span></text:p>
      <text:p text:style-name="P12"><text:tab/>ld a,%00100000</text:p>
      <text:p text:style-name="P30">resetroommoving1</text:p>
      <text:p text:style-name="P30"><text:tab/>ld (patchpick),a</text:p>
      <text:p text:style-name="P12"><text:tab/>ld b,noofmoving</text:p>
      <text:p text:style-name="P12"><text:tab/>ld ix,movingdata</text:p>
      <text:p text:style-name="P12">resetroommovinglp</text:p>
      <text:p text:style-name="P53"><text:tab/>push bc</text:p>
      <text:p text:style-name="P12"><text:tab/>ld a,(ix+1)</text:p>
      <text:p text:style-name="P12"><text:tab/>cp pickupable</text:p>
      <text:p text:style-name="P30">patchpick</text:p>
      <text:p text:style-name="P30"><text:tab/>jr z,notprintyet</text:p>
      <text:p text:style-name="P12"><text:tab/>ld a,(roomno)</text:p>
      <text:p text:style-name="P12"><text:tab/>cp (ix+0)</text:p>
      <text:p text:style-name="P53"><text:tab/>push ix</text:p>
      <text:p text:style-name="P12"><text:tab/>ld hl,resetrous</text:p>
      <text:p text:style-name="P12"><text:tab/>call z,jumptoroutine</text:p>
      <text:p text:style-name="P53"><text:tab/>pop ix</text:p>
      <text:p text:style-name="P30">notprintyet</text:p>
      <text:p text:style-name="P63"><text:tab/>pop bc</text:p>
      <text:p text:style-name="P12"><text:tab/>ld de,16</text:p>
      <text:p text:style-name="P12"><text:tab/>add ix,de</text:p>
      <text:p text:style-name="P12"><text:tab/>djnz resetroommovinglp</text:p>
      <text:p text:style-name="P12"><text:tab/>ret</text:p>
      <text:p text:style-name="P3"/>
      <text:p text:style-name="P3"/>
      <text:p text:style-name="P30">domoving</text:p>
      <text:p text:style-name="P30"><text:tab/>ld b,noofmoving</text:p>
      <text:p text:style-name="P12"><text:tab/>ld ix,movingdata+(noofmoving-1)*16</text:p>
      <text:p text:style-name="P30">domovinglp</text:p>
      <text:p text:style-name="P30"><text:tab/>ld a,b</text:p>
      <text:p text:style-name="P12"><text:tab/>dec a</text:p>
      <text:p text:style-name="P12"><text:tab/>ld (slotno),a</text:p>
      <text:p text:style-name="P53"><text:tab/>push bc</text:p>
      <text:p text:style-name="P12"><text:tab/>ld a,(roomno)</text:p>
      <text:p text:style-name="P12"><text:tab/>cp (ix+0)</text:p>
      <text:p text:style-name="P12"><text:tab/>jr nz,notinthisroom</text:p>
      <text:p text:style-name="P12"><text:tab/>ld a,(ix+1)</text:p>
      <text:p text:style-name="P12"><text:tab/>cp pickupable</text:p>
      <text:p text:style-name="P12"><text:tab/>call nz,delayrou</text:p>
      <text:p text:style-name="P53"><text:tab/>push ix</text:p>
      <text:p text:style-name="P12"><text:tab/>ld hl,movingrous</text:p>
      <text:p text:style-name="P12"><text:tab/>call z,jumptoroutine</text:p>
      <text:p text:style-name="P53"><text:tab/>pop ix</text:p>
      <text:p text:style-name="P30">notinthisroom</text:p>
      <text:p text:style-name="P63"><text:tab/>pop bc</text:p>
      <text:p text:style-name="P12"><text:tab/>ld de,-16</text:p>
      <text:p text:style-name="P12"><text:tab/>add ix,de</text:p>
      <text:p text:style-name="P12"><text:tab/>djnz domovinglp</text:p>
      <text:p text:style-name="P12"><text:tab/>ret</text:p>
      <text:p text:style-name="P3"/>
      <text:p text:style-name="P30">jumptoroutine</text:p>
      <text:p text:style-name="P30"><text:tab/>ld a,(ix+1)</text:p>
      <text:p text:style-name="P12"><text:tab/>cp 20</text:p>
      <text:p text:style-name="P12"><text:tab/>ret nc</text:p>
      <text:p text:style-name="P12"><text:tab/>add a,a</text:p>
      <text:p text:style-name="P12"><text:tab/>ld c,a</text:p>
      <text:p text:style-name="P12"><text:tab/>ld b,0</text:p>
      <text:p text:style-name="P12"><text:tab/>add hl,bc</text:p>
      <text:p text:style-name="P12"><text:tab/>ld e,(hl)</text:p>
      <text:p text:style-name="P12"><text:tab/>inc hl</text:p>
      <text:p text:style-name="P12"><text:tab/>ld d,(hl)</text:p>
      <text:p text:style-name="P12"><text:tab/>ex de,hl</text:p>
      <text:p text:style-name="P12"><text:tab/>jp (hl)</text:p>
      <text:p text:style-name="P3"/>
      <text:p text:style-name="P3"/>
      <text:p text:style-name="P69"><text:tab/>;;;checks if dizzy is in the box</text:p>
      <text:p text:style-name="P69"><text:tab/>;;;send l=x <text:s/>h =y <text:s/>e=width d=height</text:p>
      <text:p text:style-name="P3"/>
      <text:p text:style-name="P53"><text:tab/>if seeproxbox=1</text:p>
      <text:p text:style-name="P63"><text:soft-page-break/>proximitycollide</text:p>
      <text:p text:style-name="P63"><text:tab/>push hl</text:p>
      <text:p text:style-name="P53"><text:tab/>push de</text:p>
      <text:p text:style-name="P53"><text:tab/>push ix</text:p>
      <text:p text:style-name="P53"><text:tab/>ld a,l</text:p>
      <text:p text:style-name="P53"><text:tab/>sub 32</text:p>
      <text:p text:style-name="P53"><text:tab/>if computer=spectrum</text:p>
      <text:p text:style-name="P53"><text:tab/>srl a</text:p>
      <text:p text:style-name="P53"><text:tab/>endif<text:tab/></text:p>
      <text:p text:style-name="P53"><text:tab/>ld (proxboxxpat+1),a</text:p>
      <text:p text:style-name="P53"><text:tab/>ld c,h</text:p>
      <text:p text:style-name="P53"><text:tab/>ld b,0</text:p>
      <text:p text:style-name="P53"><text:tab/>ld ix,screentable</text:p>
      <text:p text:style-name="P53"><text:tab/>sla c</text:p>
      <text:p text:style-name="P53"><text:tab/>rl b</text:p>
      <text:p text:style-name="P53"><text:tab/>add ix,bc</text:p>
      <text:p text:style-name="P53"><text:tab/>ld c,d</text:p>
      <text:p text:style-name="P53">proxboxy<text:tab/>push de</text:p>
      <text:p text:style-name="P53"><text:tab/>ld l,(ix+0)<text:tab/></text:p>
      <text:p text:style-name="P53"><text:tab/>ld h,(ix+1)</text:p>
      <text:p text:style-name="P53"><text:tab/>ld b,e</text:p>
      <text:p text:style-name="P53"><text:tab/>if computer=spectrum</text:p>
      <text:p text:style-name="P53"><text:tab/>srl b<text:tab/></text:p>
      <text:p text:style-name="P53"><text:tab/>endif</text:p>
      <text:p text:style-name="P53">proxboxxpat<text:tab/>ld de,0<text:tab/></text:p>
      <text:p text:style-name="P53"><text:tab/>add hl,de</text:p>
      <text:p text:style-name="P53">workacross<text:tab/>ld (hl),255</text:p>
      <text:p text:style-name="P53"><text:tab/>inc hl</text:p>
      <text:p text:style-name="P53"><text:tab/>djnz workacross</text:p>
      <text:p text:style-name="P53"><text:tab/>pop de</text:p>
      <text:p text:style-name="P53"><text:tab/>inc ix </text:p>
      <text:p text:style-name="P53"><text:tab/>inc ix</text:p>
      <text:p text:style-name="P53"><text:tab/>dec c</text:p>
      <text:p text:style-name="P53"><text:tab/>jr nz,proxboxy</text:p>
      <text:p text:style-name="P53"/>
      <text:p text:style-name="P53"><text:tab/>pop ix</text:p>
      <text:p text:style-name="P53"><text:tab/>pop de</text:p>
      <text:p text:style-name="P53"><text:tab/>pop hl</text:p>
      <text:p text:style-name="P53"><text:tab/>jr joinprox<text:tab/></text:p>
      <text:p text:style-name="P53"><text:tab/>endif</text:p>
      <text:p text:style-name="P53"/>
      <text:p text:style-name="P3"/>
      <text:p text:style-name="P30">collidewithdizzy3</text:p>
      <text:p text:style-name="P63"><text:tab/><text:tab/>;;destroys <text:s/>ALL </text:p>
      <text:p text:style-name="P53"><text:tab/>ld l,(ix+0)</text:p>
      <text:p text:style-name="P53"><text:tab/>ld h,(ix+1)</text:p>
      <text:p text:style-name="P53"><text:tab/>jr joincollide</text:p>
      <text:p text:style-name="P30">collidewithdizzy16</text:p>
      <text:p text:style-name="P63"><text:tab/><text:tab/>;;destroys <text:s/>ALL </text:p>
      <text:p text:style-name="P53"><text:tab/>ld l,(ix+movex)</text:p>
      <text:p text:style-name="P53"><text:tab/>ld h,(ix+movey)</text:p>
      <text:p text:style-name="P53"><text:tab/>ld a,(ix+movefrm)</text:p>
      <text:p text:style-name="P53"/>
      <text:p text:style-name="P63">joincollide</text:p>
      <text:p text:style-name="P30"><text:tab/>ld (frmno),a</text:p>
      <text:p text:style-name="P12"><text:tab/>push hl</text:p>
      <text:p text:style-name="P12"><text:tab/>call findfrmsize </text:p>
      <text:p text:style-name="P12"><text:tab/>pop hl</text:p>
      <text:p text:style-name="P12"><text:tab/>ld a,(frmheight)</text:p>
      <text:p text:style-name="P12"><text:tab/>ld d,a</text:p>
      <text:p text:style-name="P12"><text:tab/>ld a,(frmwidth)</text:p>
      <text:p text:style-name="P12"><text:tab/>ld e,a</text:p>
      <text:p text:style-name="P3"/>
      <text:p text:style-name="P53"><text:tab/>if seeproxbox=0</text:p>
      <text:p text:style-name="P53">proximitycollide</text:p>
      <text:p text:style-name="P53"><text:tab/>endif</text:p>
      <text:p text:style-name="P63">joinprox</text:p>
      <text:p text:style-name="P30"><text:tab/>ld a,(dontupdatedizzy)</text:p>
      <text:p text:style-name="P12"><text:tab/>and a</text:p>
      <text:p text:style-name="P12"><text:tab/>ret nz</text:p>
      <text:p text:style-name="P12"><text:tab/>ld a,(killed)</text:p>
      <text:p text:style-name="P12"><text:tab/>and a</text:p>
      <text:p text:style-name="P12"><text:soft-page-break/><text:tab/>ret nz</text:p>
      <text:p text:style-name="P12"><text:tab/>ld a,(x)</text:p>
      <text:p text:style-name="P12"><text:tab/>add a,32</text:p>
      <text:p text:style-name="P12"><text:tab/>ld c,a</text:p>
      <text:p text:style-name="P12"><text:tab/>ld a,(y)</text:p>
      <text:p text:style-name="P12"><text:tab/>sub eggheight</text:p>
      <text:p text:style-name="P12"><text:tab/>ld b,a<text:tab/><text:tab/>;;c=x and b=y diz2</text:p>
      <text:p text:style-name="P12"><text:tab/><text:tab/><text:tab/><text:tab/>;;e=w1 <text:s/>d=h1</text:p>
      <text:p text:style-name="P12"><text:tab/><text:tab/><text:tab/><text:tab/>;;l=x1 <text:s/>h=y1</text:p>
      <text:p text:style-name="P30">collision</text:p>
      <text:p text:style-name="P30"><text:tab/>ld a,l</text:p>
      <text:p text:style-name="P12"><text:tab/>sub c</text:p>
      <text:p text:style-name="P12"><text:tab/>jr c,collidex1</text:p>
      <text:p text:style-name="P12"><text:tab/>cp eggwidth</text:p>
      <text:p text:style-name="P12"><text:tab/>ret nc</text:p>
      <text:p text:style-name="P12"><text:tab/>jr collidey</text:p>
      <text:p text:style-name="P30">collidex1</text:p>
      <text:p text:style-name="P30"><text:tab/>dec a</text:p>
      <text:p text:style-name="P12"><text:tab/>add a,e</text:p>
      <text:p text:style-name="P12"><text:tab/>ret nc</text:p>
      <text:p text:style-name="P12"/>
      <text:p text:style-name="P30">collidey</text:p>
      <text:p text:style-name="P30"><text:tab/>ld a,h</text:p>
      <text:p text:style-name="P12"><text:tab/>sub b</text:p>
      <text:p text:style-name="P12"><text:tab/>jr c,collidey1</text:p>
      <text:p text:style-name="P12"><text:tab/>cp eggheight</text:p>
      <text:p text:style-name="P12"><text:tab/>ret</text:p>
      <text:p text:style-name="P30">collidey1</text:p>
      <text:p text:style-name="P30"><text:tab/>dec a</text:p>
      <text:p text:style-name="P12"><text:tab/>add a,d</text:p>
      <text:p text:style-name="P12"><text:tab/>ret</text:p>
      <text:p text:style-name="P12"><text:tab/></text:p>
      <text:p text:style-name="P12">eggheight<text:tab/>equ 18</text:p>
      <text:p text:style-name="P12">eggwidth<text:tab/>equ 6</text:p>
      <text:p text:style-name="P3"/>
      <text:p text:style-name="P30">delayrou</text:p>
      <text:p text:style-name="P30"><text:tab/>ld a,(ix+delay)</text:p>
      <text:p text:style-name="P12"><text:tab/>and a</text:p>
      <text:p text:style-name="P12"><text:tab/>ret z</text:p>
      <text:p text:style-name="P12"><text:tab/>ld b,a</text:p>
      <text:p text:style-name="P12"><text:tab/>ld a,(ix+delaycounter)</text:p>
      <text:p text:style-name="P12"><text:tab/>inc a</text:p>
      <text:p text:style-name="P12"><text:tab/>ld (ix+delaycounter),a</text:p>
      <text:p text:style-name="P12"><text:tab/>cp b</text:p>
      <text:p text:style-name="P12"><text:tab/>ret c</text:p>
      <text:p text:style-name="P12"><text:tab/>ld (ix+delaycounter),0</text:p>
      <text:p text:style-name="P12"><text:tab/>ret</text:p>
      <text:p text:style-name="P3"/>
      <text:p text:style-name="P30">rubprintmoving</text:p>
      <text:p text:style-name="P30"><text:tab/>set 5,(ix+colour)<text:tab/><text:tab/>;;this instruction is patched !!!</text:p>
      <text:p text:style-name="P12"><text:tab/>call printmoving</text:p>
      <text:p text:style-name="P12"><text:tab/>res 5,(ix+colour)</text:p>
      <text:p text:style-name="P12"><text:tab/>ret</text:p>
      <text:p text:style-name="P3"/>
      <text:p text:style-name="P17">printmoving</text:p>
      <text:p text:style-name="P66"><text:tab/>push ix</text:p>
      <text:p text:style-name="P12"><text:tab/>ld a,(ix+movefrm)</text:p>
      <text:p text:style-name="P12"><text:tab/>ld e,(ix+movex)</text:p>
      <text:p text:style-name="P12"><text:tab/>ld l,(ix+movey)</text:p>
      <text:p text:style-name="P12"><text:tab/>ld (frmno),a<text:tab/></text:p>
      <text:p text:style-name="P12"><text:tab/>ld a,e</text:p>
      <text:p text:style-name="P12"><text:tab/>ld (frmx),a</text:p>
      <text:p text:style-name="P12"><text:tab/>ld a,l</text:p>
      <text:p text:style-name="P12"><text:tab/>ld (frmy),a</text:p>
      <text:p text:style-name="P12"><text:tab/>ld a,(ix+colour)</text:p>
      <text:p text:style-name="P53"><text:tab/>and %01000111</text:p>
      <text:p text:style-name="P12"><text:tab/>ld (frmattri),a</text:p>
      <text:p text:style-name="P53"><text:tab/>ld a,(ix+colour)</text:p>
      <text:p text:style-name="P53"><text:tab/>rlca</text:p>
      <text:p text:style-name="P53"><text:tab/>and 1</text:p>
      <text:p text:style-name="P53"><text:tab/>ld (frmreverse),a</text:p>
      <text:p text:style-name="P53"><text:tab/>ld a,(ix+colour)</text:p>
      <text:p text:style-name="P53"><text:soft-page-break/><text:tab/>and %00001000</text:p>
      <text:p text:style-name="P53"><text:tab/>rrca</text:p>
      <text:p text:style-name="P53"><text:tab/>rrca</text:p>
      <text:p text:style-name="P53"><text:tab/>rrca</text:p>
      <text:p text:style-name="P53"><text:tab/>ld (frmplotpatch+1),a</text:p>
      <text:p text:style-name="P41"><text:tab/>call findfrmsize</text:p>
      <text:p text:style-name="P50"><text:tab/>bit 5,(ix+colour)</text:p>
      <text:p text:style-name="P50"><text:tab/>call z,plotattris1</text:p>
      <text:p text:style-name="P43">frmplotpatch</text:p>
      <text:p text:style-name="P43"><text:tab/>ld a,1</text:p>
      <text:p text:style-name="P41"><text:tab/>ld (frmplot),a</text:p>
      <text:p text:style-name="P12"><text:tab/>call frame</text:p>
      <text:p text:style-name="P53"><text:tab/>pop ix</text:p>
      <text:p text:style-name="P53"><text:tab/>push ix</text:p>
      <text:p text:style-name="P50"><text:tab/>bit 5,(ix+colour)</text:p>
      <text:p text:style-name="P50"><text:tab/>call nz,plotattris2</text:p>
      <text:p text:style-name="P53"><text:tab/>pop ix</text:p>
      <text:p text:style-name="P12"><text:tab/>ret</text:p>
      <text:p text:style-name="P3"/>
      <text:p text:style-name="P52">plotattris1</text:p>
      <text:p text:style-name="P52"><text:tab/>bit 4,(ix+colour)</text:p>
      <text:p text:style-name="P50"><text:tab/>ret nz</text:p>
      <text:p text:style-name="P50"><text:tab/>xor a</text:p>
      <text:p text:style-name="P50"><text:tab/>ld (frmplot),a</text:p>
      <text:p text:style-name="P50"><text:tab/>jp plotattris</text:p>
      <text:p text:style-name="P50">plotattris2<text:tab/>bit 4,(ix+colour)</text:p>
      <text:p text:style-name="P50"><text:tab/>ret nz</text:p>
      <text:p text:style-name="P50"><text:tab/>xor a</text:p>
      <text:p text:style-name="P50"><text:tab/>ld (frmplot),a</text:p>
      <text:p text:style-name="P50"><text:tab/>ld a,7+64</text:p>
      <text:p text:style-name="P50"><text:tab/>ld (frmattri),a</text:p>
      <text:p text:style-name="P50"><text:tab/>jp plotattris</text:p>
      <text:p text:style-name="P3"/>
      <text:p text:style-name="P3"/>
      <text:p text:style-name="P12">noofflames<text:tab/>defb 4</text:p>
      <text:p text:style-name="P12">noofwater<text:tab/>defb 0</text:p>
      <text:p text:style-name="P12">waterheight<text:tab/>defb 0</text:p>
      <text:p text:style-name="P12">watercolour<text:tab/>defb 0</text:p>
      <text:p text:style-name="P3"/>
      <text:p text:style-name="P30">addtoflame</text:p>
      <text:p text:style-name="P30"><text:tab/>ld hl,flamelist</text:p>
      <text:p text:style-name="P12"><text:tab/>ld de,noofflames</text:p>
      <text:p text:style-name="P12"><text:tab/>ld c,0</text:p>
      <text:p text:style-name="P12"><text:tab/>jr joinaddtothing</text:p>
      <text:p text:style-name="P3"/>
      <text:p text:style-name="P30">addtowater</text:p>
      <text:p text:style-name="P30"><text:tab/>ld a,(frmattri)</text:p>
      <text:p text:style-name="P12"><text:tab/>ld (watercolour),a</text:p>
      <text:p text:style-name="P12"><text:tab/>ld c,3</text:p>
      <text:p text:style-name="P12"><text:tab/>ld a,(roomno)</text:p>
      <text:p text:style-name="P12"><text:tab/>cp 48</text:p>
      <text:p text:style-name="P12"><text:tab/>jr nz,normalwater</text:p>
      <text:p text:style-name="P12"><text:tab/>ld a,(waterheight)</text:p>
      <text:p text:style-name="P12"><text:tab/>neg</text:p>
      <text:p text:style-name="P12"><text:tab/>add a,168</text:p>
      <text:p text:style-name="P12"><text:tab/>ld (frmy),a</text:p>
      <text:p text:style-name="P12"><text:tab/>ld b,3</text:p>
      <text:p text:style-name="P30">stretchwater</text:p>
      <text:p text:style-name="P30"><text:tab/>push bc</text:p>
      <text:p text:style-name="P12"><text:tab/>call frame</text:p>
      <text:p text:style-name="P12"><text:tab/>ld c,3</text:p>
      <text:p text:style-name="P12"><text:tab/>call normalwater</text:p>
      <text:p text:style-name="P12"><text:tab/>ld a,(frmx)</text:p>
      <text:p text:style-name="P12"><text:tab/>add a,8</text:p>
      <text:p text:style-name="P12"><text:tab/>ld (frmx),a</text:p>
      <text:p text:style-name="P12"><text:tab/>pop bc</text:p>
      <text:p text:style-name="P12"><text:tab/>djnz stretchwater<text:tab/></text:p>
      <text:p text:style-name="P12"><text:tab/>ret</text:p>
      <text:p text:style-name="P30">normalwater</text:p>
      <text:p text:style-name="P30"><text:tab/>ld hl,waterlist</text:p>
      <text:p text:style-name="P12"><text:tab/>ld de,noofwater</text:p>
      <text:p text:style-name="P12">joinaddtothing</text:p>
      <text:p text:style-name="P12"><text:soft-page-break/><text:tab/>ld a,(de)</text:p>
      <text:p text:style-name="P12"><text:tab/>inc a</text:p>
      <text:p text:style-name="P12"><text:tab/>ld (de),a</text:p>
      <text:p text:style-name="P12"><text:tab/>dec a</text:p>
      <text:p text:style-name="P12"><text:tab/>ld e,a</text:p>
      <text:p text:style-name="P12"><text:tab/>rlca</text:p>
      <text:p text:style-name="P12"><text:tab/>add a,e</text:p>
      <text:p text:style-name="P12"><text:tab/>ld e,a</text:p>
      <text:p text:style-name="P12"><text:tab/>ld d,0</text:p>
      <text:p text:style-name="P12"><text:tab/>add hl,de</text:p>
      <text:p text:style-name="P12"><text:tab/>ld a,(frmx)</text:p>
      <text:p text:style-name="P12"><text:tab/>ld (hl),a</text:p>
      <text:p text:style-name="P12"><text:tab/>inc hl</text:p>
      <text:p text:style-name="P12"><text:tab/>ld a,(frmy)</text:p>
      <text:p text:style-name="P12"><text:tab/>ld (hl),a</text:p>
      <text:p text:style-name="P12"><text:tab/>inc hl</text:p>
      <text:p text:style-name="P12"><text:tab/>ld (hl),c</text:p>
      <text:p text:style-name="P12"><text:tab/>ret</text:p>
      <text:p text:style-name="P3"/>
      <text:p text:style-name="P72">killdizzy</text:p>
      <text:p text:style-name="P72"><text:tab/>ld a,10</text:p>
      <text:p text:style-name="P72">killdizzy1</text:p>
      <text:p text:style-name="P72"><text:tab/>ld b,a</text:p>
      <text:p text:style-name="P71"><text:tab/>ld a,(killed)</text:p>
      <text:p text:style-name="P71"><text:tab/>and a</text:p>
      <text:p text:style-name="P71"><text:tab/>ret nz</text:p>
      <text:p text:style-name="P71"/>
      <text:p text:style-name="P71"><text:tab/>ld a,b</text:p>
      <text:p text:style-name="P71"><text:tab/>ld (killed),a</text:p>
      <text:p text:style-name="P71"><text:tab/>ld (killedmess),hl</text:p>
      <text:p text:style-name="P53"><text:tab/>ld a,25</text:p>
      <text:p text:style-name="P53"><text:tab/>ld (sndfx),a</text:p>
      <text:p text:style-name="P71"><text:tab/>ret</text:p>
      <text:p text:style-name="P3"/>
      <text:p text:style-name="P3"/>
      <text:p text:style-name="P30">pickupcoins</text:p>
      <text:p text:style-name="P30"><text:tab/>ld a,(pickup)</text:p>
      <text:p text:style-name="P12"><text:tab/>and a</text:p>
      <text:p text:style-name="P12"><text:tab/>ret z</text:p>
      <text:p text:style-name="P12"><text:tab/>ld b,totalcoins</text:p>
      <text:p text:style-name="P12"><text:tab/>ld ix,cointable</text:p>
      <text:p text:style-name="P30">testpickupcoin</text:p>
      <text:p text:style-name="P30"><text:tab/>ld a,(roomno)</text:p>
      <text:p text:style-name="P12"><text:tab/>cp (ix+2)</text:p>
      <text:p text:style-name="P12"><text:tab/>jr nz,nocoinhere</text:p>
      <text:p text:style-name="P53"><text:tab/>push bc</text:p>
      <text:p text:style-name="P12"><text:tab/>xor a</text:p>
      <text:p text:style-name="P12"><text:tab/>call collidewithdizzy3</text:p>
      <text:p text:style-name="P12"><text:tab/>jr nc,notovercoin</text:p>
      <text:p text:style-name="P12"><text:tab/>set 7,(ix+2)</text:p>
      <text:p text:style-name="P12"><text:tab/>call addtocoins</text:p>
      <text:p text:style-name="P12"><text:tab/>xor a</text:p>
      <text:p text:style-name="P12"><text:tab/>ld (pickup),a</text:p>
      <text:p text:style-name="P53"><text:tab/>push ix</text:p>
      <text:p text:style-name="P53"><text:tab/>ld a,5</text:p>
      <text:p text:style-name="P53"><text:tab/>call starttune</text:p>
      <text:p text:style-name="P12"><text:tab/>ld hl,youfoundcoinmess</text:p>
      <text:p text:style-name="P12"><text:tab/>call windowrou</text:p>
      <text:p text:style-name="P53"><text:tab/>pop ix</text:p>
      <text:p text:style-name="P30">notovercoin</text:p>
      <text:p text:style-name="P63"><text:tab/>pop bc</text:p>
      <text:p text:style-name="P30">nocoinhere</text:p>
      <text:p text:style-name="P30"><text:tab/>ld de,3</text:p>
      <text:p text:style-name="P12"><text:tab/>add ix,de</text:p>
      <text:p text:style-name="P12"><text:tab/>djnz testpickupcoin</text:p>
      <text:p text:style-name="P12"><text:tab/>ret</text:p>
      <text:p text:style-name="P3"/>
      <text:p text:style-name="P3"/>
      <text:p text:style-name="P30">updatewater</text:p>
      <text:p text:style-name="P30"><text:tab/>ld a,(watercolour)</text:p>
      <text:p text:style-name="P12"><text:tab/>ld (frm),a</text:p>
      <text:p text:style-name="P12"><text:tab/>ld a,(noofwater)</text:p>
      <text:p text:style-name="P12"><text:soft-page-break/><text:tab/>ld ix,waterlist</text:p>
      <text:p text:style-name="P12"><text:tab/>and a</text:p>
      <text:p text:style-name="P12"><text:tab/>ret z</text:p>
      <text:p text:style-name="P12"><text:tab/>ld b,a</text:p>
      <text:p text:style-name="P29">updatewaterlp</text:p>
      <text:p text:style-name="P54"><text:tab/>push bc</text:p>
      <text:p text:style-name="P53"><text:tab/>push ix</text:p>
      <text:p text:style-name="P12"><text:tab/>ld a,(watercolour)</text:p>
      <text:p text:style-name="P12"><text:tab/>ld c,a</text:p>
      <text:p text:style-name="P12"><text:tab/>ld a,(ix+2)</text:p>
      <text:p text:style-name="P12"><text:tab/>inc a</text:p>
      <text:p text:style-name="P12"><text:tab/>and %11</text:p>
      <text:p text:style-name="P12"><text:tab/>ld (ix+2),a</text:p>
      <text:p text:style-name="P12"><text:tab/>add a,92</text:p>
      <text:p text:style-name="P12"><text:tab/>ld b,1</text:p>
      <text:p text:style-name="P12"><text:tab/>ld e,(ix+0)</text:p>
      <text:p text:style-name="P12"><text:tab/>ld l,(ix+1)</text:p>
      <text:p text:style-name="P41"><text:tab/>call store_sprite_vars</text:p>
      <text:p text:style-name="P12"><text:tab/>call frame</text:p>
      <text:p text:style-name="P53"><text:tab/>pop ix</text:p>
      <text:p text:style-name="P12"><text:tab/>ld l,(ix+0)</text:p>
      <text:p text:style-name="P12"><text:tab/>ld a,(ix+1)</text:p>
      <text:p text:style-name="P12"><text:tab/>add a,6</text:p>
      <text:p text:style-name="P12"><text:tab/>ld h,a</text:p>
      <text:p text:style-name="P12"><text:tab/>ld a,91</text:p>
      <text:p text:style-name="P12"><text:tab/>call joincollide</text:p>
      <text:p text:style-name="P12"><text:tab/>jr nc,notdrowned</text:p>
      <text:p text:style-name="P3"/>
      <text:p text:style-name="P12"><text:tab/>ld a,30</text:p>
      <text:p text:style-name="P12"><text:tab/>ld (killed),a</text:p>
      <text:p text:style-name="P3"><text:tab/>ld a,6</text:p>
      <text:p text:style-name="P3"><text:tab/>ld (sequence),a<text:tab/>;;bob upside down</text:p>
      <text:p text:style-name="P53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12"><text:tab/>ld hl,killedbyvolcano</text:p>
      <text:p text:style-name="P12"><text:tab/>ld a,(roomno)</text:p>
      <text:p text:style-name="P12"><text:tab/>cp 77</text:p>
      <text:p text:style-name="P12"><text:tab/>jr z,yesfellinlava</text:p>
      <text:p text:style-name="P12"><text:tab/>ld hl,killedbywater</text:p>
      <text:p text:style-name="P29">yesfellinlava</text:p>
      <text:p text:style-name="P29"><text:tab/>ld (killedmess),hl</text:p>
      <text:p text:style-name="P12">notdrowned</text:p>
      <text:p text:style-name="P53"><text:tab/>ld de,3</text:p>
      <text:p text:style-name="P53"><text:tab/>add ix,de</text:p>
      <text:p text:style-name="P53"><text:tab/>pop bc</text:p>
      <text:p text:style-name="P12"><text:tab/>djnz updatewaterlp</text:p>
      <text:p text:style-name="P12"><text:tab/>ret</text:p>
      <text:p text:style-name="P3"/>
      <text:p text:style-name="P3"/>
      <text:p text:style-name="P29">updateflames</text:p>
      <text:p text:style-name="P29"><text:tab/>ld a,(noofflames)</text:p>
      <text:p text:style-name="P12"><text:tab/>ld ix,flamelist</text:p>
      <text:p text:style-name="P12"><text:tab/>and a</text:p>
      <text:p text:style-name="P12"><text:tab/>ret z</text:p>
      <text:p text:style-name="P53"><text:tab/>ld b,a</text:p>
      <text:p text:style-name="P29">updateflamelp</text:p>
      <text:p text:style-name="P54"><text:tab/>push bc</text:p>
      <text:p text:style-name="P12"><text:tab/>call printflame</text:p>
      <text:p text:style-name="P53"><text:tab/>ld a,(ix+2)</text:p>
      <text:p text:style-name="P53"><text:tab/>inc a</text:p>
      <text:p text:style-name="P53"><text:tab/>and %1111</text:p>
      <text:p text:style-name="P53"><text:tab/>ld (ix+2),a</text:p>
      <text:p text:style-name="P53"><text:tab/>call printflame</text:p>
      <text:p text:style-name="P12"><text:tab/>ld a,115</text:p>
      <text:p text:style-name="P12"><text:tab/>call collidewithdizzy3</text:p>
      <text:p text:style-name="P12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12"><text:tab/>ld a,50 ;;flame</text:p>
      <text:p text:style-name="P12"><text:tab/>ld hl,killedbyflame</text:p>
      <text:p text:style-name="P3"><text:tab/>call killdizzy1</text:p>
      <text:p text:style-name="P29">notburnt</text:p>
      <text:p text:style-name="P54"><text:tab/>ld de,3</text:p>
      <text:p text:style-name="P53"><text:tab/>add ix,de</text:p>
      <text:p text:style-name="P53"><text:tab/>pop bc</text:p>
      <text:p text:style-name="P3"><text:tab/><text:span text:style-name="T1">djnz updateflamelp</text:span></text:p>
      <text:p text:style-name="P12"><text:tab/>ret</text:p>
      <text:p text:style-name="P3"/>
      <text:p text:style-name="P3"/>
      <text:p text:style-name="P54">printflame</text:p>
      <text:p text:style-name="P54"><text:tab/>ld a,(ix+2)</text:p>
      <text:p text:style-name="P53"><text:tab/>and 2</text:p>
      <text:p text:style-name="P53"><text:tab/>rrca</text:p>
      <text:p text:style-name="P53"><text:tab/>rrca</text:p>
      <text:p text:style-name="P53"><text:tab/>ld b,a</text:p>
      <text:p text:style-name="P53"><text:tab/>add a,1</text:p>
      <text:p text:style-name="P53"><text:tab/>ld b,a</text:p>
      <text:p text:style-name="P53"><text:tab/>ld a,(ix+2)</text:p>
      <text:p text:style-name="P53"><text:tab/>and 1</text:p>
      <text:p text:style-name="P53"><text:tab/>rlca</text:p>
      <text:p text:style-name="P53"><text:tab/>rlca</text:p>
      <text:p text:style-name="P53"><text:tab/>xor 6+64</text:p>
      <text:p text:style-name="P53"><text:tab/>ld c,a</text:p>
      <text:p text:style-name="P12"><text:tab/>ld e,(ix+0)</text:p>
      <text:p text:style-name="P12"><text:tab/>ld l,(ix+1)</text:p>
      <text:p text:style-name="P12"><text:tab/>ld a,115</text:p>
      <text:p text:style-name="P54">simprintflame</text:p>
      <text:p text:style-name="P54"><text:tab/>push ix</text:p>
      <text:p text:style-name="P41"><text:tab/>call store_sprite_vars</text:p>
      <text:p text:style-name="P12"><text:tab/>call frame</text:p>
      <text:p text:style-name="P53"><text:tab/>pop ix</text:p>
      <text:p text:style-name="P53"><text:tab/>xor a</text:p>
      <text:p text:style-name="P53"><text:tab/>ld (frmplot),a</text:p>
      <text:p text:style-name="P53"><text:tab/>jp plotattris</text:p>
      <text:p text:style-name="P3"/>
      <text:p text:style-name="P28">flamelist</text:p>
      <text:p text:style-name="P28"><text:tab/><text:tab/>;;x y frm</text:p>
      <text:p text:style-name="P12"><text:tab/>defs 4*3,0<text:tab/></text:p>
      <text:p text:style-name="P12"/>
      <text:p text:style-name="P28">waterlist</text:p>
      <text:p text:style-name="P28"><text:tab/>defs 8*3,0</text:p>
      <text:p text:style-name="P12"/>
      <text:p text:style-name="P28">talkbefore</text:p>
      <text:p text:style-name="P28"><text:tab/>defs 5,0</text:p>
      <text:p text:style-name="P28"/>
      <text:p text:style-name="P28">objectscarried</text:p>
      <text:p text:style-name="P28"><text:tab/>defs 4</text:p>
      <text:p text:style-name="P28"/>
      <text:p text:style-name="P28">bag</text:p>
      <text:p text:style-name="P28"><text:tab/>defb 0</text:p>
      <text:p text:style-name="P12"/>
      <text:p text:style-name="P3"/>
      <text:p text:style-name="P41">endflamelist</text:p>
      <text:p text:style-name="P12">;;;;;;;;;;;;;;;;;;;;;;;;;;;;;;;;;;;;;;;;;;;;;;;;;;;PICKUPABLE</text:p>
      <text:p text:style-name="P3"/>
      <text:p text:style-name="P29">pickupablerou</text:p>
      <text:p text:style-name="P29"><text:tab/>ld a,(pickup)</text:p>
      <text:p text:style-name="P12"><text:tab/>and a</text:p>
      <text:p text:style-name="P12"><text:tab/>ret z</text:p>
      <text:p text:style-name="P12"><text:tab/>call collidewithdizzy16</text:p>
      <text:p text:style-name="P12"><text:tab/>ret nc</text:p>
      <text:p text:style-name="P12"><text:tab/>xor a</text:p>
      <text:p text:style-name="P12"><text:tab/>ld (pickup),a</text:p>
      <text:p text:style-name="P12"><text:tab/>ld a,(ix+movefrm)</text:p>
      <text:p text:style-name="P3"><text:span text:style-name="T1"><text:tab/>cp 105</text:span><text:tab/></text:p>
      <text:p text:style-name="P12"><text:tab/>jp z,inventoryrou<text:tab/>;;;shopkeeper</text:p>
      <text:p text:style-name="P12"><text:tab/>cp 1</text:p>
      <text:p text:style-name="P12"><text:tab/>jr z,pickingupbag</text:p>
      <text:p text:style-name="P12"><text:soft-page-break/><text:tab/>cp 3</text:p>
      <text:p text:style-name="P12"><text:tab/>jr z,pickupmanure</text:p>
      <text:p text:style-name="P12"><text:tab/>cp 32</text:p>
      <text:p text:style-name="P12"><text:tab/>jr c,notpickingupbag</text:p>
      <text:p text:style-name="P12"><text:tab/>cp 40</text:p>
      <text:p text:style-name="P12"><text:tab/>jp c,talkingtopeople</text:p>
      <text:p text:style-name="P3"/>
      <text:p text:style-name="P29">notpickingupbag</text:p>
      <text:p text:style-name="P29"><text:tab/>ld hl,objectscarried</text:p>
      <text:p text:style-name="P12"><text:tab/>ld b,0</text:p>
      <text:p text:style-name="P29">lookforslot</text:p>
      <text:p text:style-name="P29"><text:tab/>ld a,(hl)</text:p>
      <text:p text:style-name="P12"><text:tab/>cp 1<text:tab/><text:tab/><text:tab/>;;;end of carry list</text:p>
      <text:p text:style-name="P12"><text:tab/>jr z,noslotsleft</text:p>
      <text:p text:style-name="P12"><text:tab/>and a</text:p>
      <text:p text:style-name="P12"><text:tab/>jr z,gotslot</text:p>
      <text:p text:style-name="P12"><text:tab/>inc hl</text:p>
      <text:p text:style-name="P12"><text:tab/>inc b</text:p>
      <text:p text:style-name="P12"><text:tab/>jr lookforslot</text:p>
      <text:p text:style-name="P29">gotslot</text:p>
      <text:p text:style-name="P29"><text:tab/>ld a,b</text:p>
      <text:p text:style-name="P12"><text:tab/>and a</text:p>
      <text:p text:style-name="P12"><text:tab/>jr z,nomovingback</text:p>
      <text:p text:style-name="P12"><text:tab/>dec hl</text:p>
      <text:p text:style-name="P12"><text:tab/>ld a,(hl)</text:p>
      <text:p text:style-name="P12"><text:tab/>inc hl</text:p>
      <text:p text:style-name="P12"><text:tab/>ld (hl),a</text:p>
      <text:p text:style-name="P12"><text:tab/>dec hl</text:p>
      <text:p text:style-name="P12"><text:tab/>djnz gotslot</text:p>
      <text:p text:style-name="P3"/>
      <text:p text:style-name="P29">nomovingback</text:p>
      <text:p text:style-name="P29"><text:tab/>ld a,(slotno)</text:p>
      <text:p text:style-name="P12"><text:tab/>ld (objectscarried),a</text:p>
      <text:p text:style-name="P29">backtoinvent</text:p>
      <text:p text:style-name="P29"><text:tab/>ld (ix+room),255</text:p>
      <text:p text:style-name="P12"><text:tab/>jp inventoryrou</text:p>
      <text:p text:style-name="P29">noslotsleft</text:p>
      <text:p text:style-name="P29"><text:tab/>dec hl</text:p>
      <text:p text:style-name="P12"><text:tab/>ld a,(hl)</text:p>
      <text:p text:style-name="P12"><text:tab/>ld (objecttodrop),a</text:p>
      <text:p text:style-name="P12"><text:tab/>ld c,a</text:p>
      <text:p text:style-name="P12"><text:tab/>push ix</text:p>
      <text:p text:style-name="P12"><text:tab/>push bc</text:p>
      <text:p text:style-name="P12"><text:tab/>call dropobject</text:p>
      <text:p text:style-name="P12"><text:tab/>pop bc</text:p>
      <text:p text:style-name="P12"><text:tab/>pop ix</text:p>
      <text:p text:style-name="P12"><text:tab/>dec b</text:p>
      <text:p text:style-name="P12"><text:tab/>ld a,1</text:p>
      <text:p text:style-name="P12"><text:tab/>ld (toomuchtohold),a</text:p>
      <text:p text:style-name="P12"><text:tab/>jr gotslot<text:tab/><text:tab/>;;;;inventoryrou</text:p>
      <text:p text:style-name="P3"/>
      <text:p text:style-name="P29">resetpickupable<text:tab/>equ printmoving</text:p>
      <text:p text:style-name="P3"/>
      <text:p text:style-name="P29">pickingupbag</text:p>
      <text:p text:style-name="P29"><text:tab/>ld (bag),a</text:p>
      <text:p text:style-name="P12"><text:tab/>xor a</text:p>
      <text:p text:style-name="P12"><text:tab/>ld (objectscarried+2),a</text:p>
      <text:p text:style-name="P12"><text:tab/>jr backtoinvent</text:p>
      <text:p text:style-name="P29">pickupmanure</text:p>
      <text:p text:style-name="P29"><text:tab/>ld a,(manurehere+var1)</text:p>
      <text:p text:style-name="P12"><text:tab/>and a</text:p>
      <text:p text:style-name="P12"><text:tab/>jp nz,tryputtingdown1</text:p>
      <text:p text:style-name="P12"><text:tab/>ld hl,pickupmanuremess</text:p>
      <text:p text:style-name="P12"><text:tab/>ld a,1</text:p>
      <text:p text:style-name="P12"><text:tab/>ld (manurehere+var1),a</text:p>
      <text:p text:style-name="P12"><text:tab/>jp windowrou</text:p>
      <text:p text:style-name="P3"><text:tab/></text:p>
      <text:p text:style-name="P12">;;;;;;;;;;;;;;;;;;;;;;;;;;;;;;;;;;;;;;;;;;;;;;;;;;TALKING TO YOLKFOLK</text:p>
      <text:p text:style-name="P29">talkingtopeople</text:p>
      <text:p text:style-name="P29"><text:tab/>ld a,(ix+movefrm)</text:p>
      <text:p text:style-name="P12"><text:tab/>cp 40</text:p>
      <text:p text:style-name="P12"><text:tab/>jr nc,notyolkfolk</text:p>
      <text:p text:style-name="P12"><text:soft-page-break/><text:tab/>sub 32</text:p>
      <text:p text:style-name="P12"><text:tab/>ld hl,talkbefore</text:p>
      <text:p text:style-name="P12"><text:tab/>ld c,a</text:p>
      <text:p text:style-name="P12"><text:tab/>ld b,0</text:p>
      <text:p text:style-name="P12"><text:tab/>add hl,bc</text:p>
      <text:p text:style-name="P12"><text:tab/>ld a,(hl)</text:p>
      <text:p text:style-name="P12"><text:tab/>and a</text:p>
      <text:p text:style-name="P12"><text:tab/>jr z,notyolkfolk1</text:p>
      <text:p text:style-name="P12"><text:tab/>res 3,(hl)</text:p>
      <text:p text:style-name="P12"><text:tab/>inc (hl)</text:p>
      <text:p text:style-name="P12"><text:tab/>ex de,hl</text:p>
      <text:p text:style-name="P12"><text:tab/>ld l,(ix+oldmovex)</text:p>
      <text:p text:style-name="P12"><text:tab/>ld h,(ix+oldmovey)</text:p>
      <text:p text:style-name="P12"><text:tab/>jp (hl)</text:p>
      <text:p text:style-name="P3"/>
      <text:p text:style-name="P29">notyolkfolk1</text:p>
      <text:p text:style-name="P29"><text:tab/>ld (hl),1</text:p>
      <text:p text:style-name="P29">notyolkfolk</text:p>
      <text:p text:style-name="P29"><text:tab/>ld l,(ix+oldmovefrm)</text:p>
      <text:p text:style-name="P12"><text:tab/>ld h,(ix+delay)</text:p>
      <text:p text:style-name="P12">talkingtopeople1</text:p>
      <text:p text:style-name="P12"><text:tab/>ld a,(roomno)</text:p>
      <text:p text:style-name="P12"><text:tab/>ld e,(hl)</text:p>
      <text:p text:style-name="P12"><text:tab/>inc hl</text:p>
      <text:p text:style-name="P12"><text:tab/>ld d,(hl)</text:p>
      <text:p text:style-name="P12"><text:tab/>inc hl</text:p>
      <text:p text:style-name="P12"><text:tab/>ld (de),a</text:p>
      <text:p text:style-name="P29">chatter</text:p>
      <text:p text:style-name="P29"><text:tab/>ld a,1</text:p>
      <text:p text:style-name="P12"><text:tab/>ld (dontupdatedizzy),a</text:p>
      <text:p text:style-name="P12"><text:tab/>call printandwait</text:p>
      <text:p text:style-name="P12"><text:tab/>ld a,(hl)</text:p>
      <text:p text:style-name="P12"><text:tab/>and a<text:tab/><text:tab/><text:tab/>;;;<text:tab/>cp mend</text:p>
      <text:p text:style-name="P12"><text:tab/>jr nz,chatter</text:p>
      <text:p text:style-name="P12"><text:tab/>jp windowrou1</text:p>
      <text:p text:style-name="P3"/>
      <text:p text:style-name="P12">;;;;;;;;;;;;;;;;;;;;;;;;;;;;;;;;;;;;;;;;;;;;;;;;;;;;;;DOZYROU</text:p>
      <text:p text:style-name="P29">dozyrou</text:p>
      <text:p text:style-name="P29"><text:tab/>ld a,(de)</text:p>
      <text:p text:style-name="P12"><text:tab/>cp 5</text:p>
      <text:p text:style-name="P12"><text:tab/>ld hl,kickdozyagainmess</text:p>
      <text:p text:style-name="P12"><text:tab/>jp c,windowrou</text:p>
      <text:p text:style-name="P12"><text:tab/>cp 6</text:p>
      <text:p text:style-name="P12"><text:tab/>ret nc</text:p>
      <text:p text:style-name="P12"><text:tab/>ld hl,pushdozymess</text:p>
      <text:p text:style-name="P12"><text:tab/>ld a,255</text:p>
      <text:p text:style-name="P12"><text:tab/>ld (dozyhere+room),a</text:p>
      <text:p text:style-name="P12"><text:tab/>ld (dozyfloathere+var1),a</text:p>
      <text:p text:style-name="P12"><text:tab/>jp windowrou</text:p>
      <text:p text:style-name="P3"><text:tab/></text:p>
      <text:p text:style-name="P12">;;;;;;;;;;;;;;;;;;;;;;;;;;;;;;;;;;;;;;;;;;;;;;;;;;;;;;DOUG ROU<text:tab/></text:p>
      <text:p text:style-name="P29">dougrou</text:p>
      <text:p text:style-name="P29"><text:tab/>ld hl,goonmysonmess</text:p>
      <text:p text:style-name="P12"><text:tab/>jp windowrou</text:p>
      <text:p text:style-name="P12">;;;;;;;;;;;;;;;;;;;;;;;;;;;;;;;;;;;;;;;;;;;;;;;;;;;;;;DYLAN ROU</text:p>
      <text:p text:style-name="P29">dylanrou</text:p>
      <text:p text:style-name="P29"><text:tab/>ld hl,trancemess</text:p>
      <text:p text:style-name="P12"><text:tab/>jp windowrou</text:p>
      <text:p text:style-name="P3"/>
      <text:p text:style-name="P12">;;;;;;;;;;;;;;;;;;;;;;;;;;;;;;;;;;;;;;;;;;;;;;;;;;;;;;DENZIL ROU</text:p>
      <text:p text:style-name="P29">denzilrou</text:p>
      <text:p text:style-name="P29"><text:tab/>ld hl,stereoess</text:p>
      <text:p text:style-name="P12"><text:tab/>jp windowrou</text:p>
      <text:p text:style-name="P3"/>
      <text:p text:style-name="P12">;;;;;;;;;;;;;;;;;;;;;;;;;;;;;;;;;;;;;;;;;;;;;;;;;;;;;;ARMOROG</text:p>
      <text:p text:style-name="P3"/>
      <text:p text:style-name="P29">resetarmorog</text:p>
      <text:p text:style-name="P29"><text:tab/>ld a,(ix+var1)</text:p>
      <text:p text:style-name="P12"><text:tab/>cp 4</text:p>
      <text:p text:style-name="P12"><text:tab/>jp z,printmoving</text:p>
      <text:p text:style-name="P12"><text:tab/>call reseteach</text:p>
      <text:p text:style-name="P12"><text:tab/>res 7,(ix+colour)</text:p>
      <text:p text:style-name="P3"><text:soft-page-break/><text:tab/><text:span text:style-name="T1">jp printmoving</text:span></text:p>
      <text:p text:style-name="P29">armorogrou</text:p>
      <text:p text:style-name="P29"><text:tab/>call collidewithdizzy16</text:p>
      <text:p text:style-name="P12"><text:tab/>jr nc,armnotkilldizzy</text:p>
      <text:p text:style-name="P12"><text:tab/>ld hl,armorogkilledmess</text:p>
      <text:p text:style-name="P12"><text:tab/>xor a</text:p>
      <text:p text:style-name="P12"><text:tab/>ld (left),a</text:p>
      <text:p text:style-name="P12"><text:tab/>ld (right),a</text:p>
      <text:p text:style-name="P12"><text:tab/>ld a,20</text:p>
      <text:p text:style-name="P12"><text:s/><text:tab/>call killdizzy1</text:p>
      <text:p text:style-name="P29">armnotkilldizzy</text:p>
      <text:p text:style-name="P29"><text:tab/>ld a,(ix+var1)</text:p>
      <text:p text:style-name="P12"><text:tab/>and a</text:p>
      <text:p text:style-name="P12"><text:tab/>jr z,armasleep</text:p>
      <text:p text:style-name="P12"><text:tab/>cp 1</text:p>
      <text:p text:style-name="P12"><text:tab/>jr z,armcountdown</text:p>
      <text:p text:style-name="P12"><text:tab/>cp 2</text:p>
      <text:p text:style-name="P12"><text:tab/>jr z,armrunning</text:p>
      <text:p text:style-name="P12"><text:tab/>cp 3</text:p>
      <text:p text:style-name="P12"><text:tab/>jp z,armguarding</text:p>
      <text:p text:style-name="P29">armhappy</text:p>
      <text:p text:style-name="P29"><text:tab/>ret</text:p>
      <text:p text:style-name="P29">armasleep</text:p>
      <text:p text:style-name="P29"><text:tab/>ld hl,125*256+64</text:p>
      <text:p text:style-name="P12"><text:tab/>ld de,40*256+12</text:p>
      <text:p text:style-name="P12"><text:tab/>call proximitycollide</text:p>
      <text:p text:style-name="P12"><text:tab/>ret nc</text:p>
      <text:p text:style-name="P12"><text:tab/>ld (ix+var1),1</text:p>
      <text:p text:style-name="P12"><text:tab/>call rubprintmoving</text:p>
      <text:p text:style-name="P12"><text:tab/>ld (ix+movey),155</text:p>
      <text:p text:style-name="P12"><text:tab/>ld (ix+movefrm),103</text:p>
      <text:p text:style-name="P12"><text:tab/>call printmoving</text:p>
      <text:p text:style-name="P12"><text:tab/>ld a,20</text:p>
      <text:p text:style-name="P12"><text:tab/>ld (armoroghere+oldmovex),a</text:p>
      <text:p text:style-name="P29">armcountdown</text:p>
      <text:p text:style-name="P29"><text:tab/>ld a,(armoroghere+oldmovex)</text:p>
      <text:p text:style-name="P12"><text:tab/>dec a</text:p>
      <text:p text:style-name="P12"><text:tab/>ld (armoroghere+oldmovex),a</text:p>
      <text:p text:style-name="P12"><text:tab/>ret nz</text:p>
      <text:p text:style-name="P12"><text:tab/>ld (ix+var1),2</text:p>
      <text:p text:style-name="P12">armrunning</text:p>
      <text:p text:style-name="P12"><text:tab/>call flyback</text:p>
      <text:p text:style-name="P12"><text:tab/>call rubprintmoving</text:p>
      <text:p text:style-name="P12"><text:tab/>inc (ix+movex)</text:p>
      <text:p text:style-name="P12"><text:tab/>ld a,(ix+movefrm)</text:p>
      <text:p text:style-name="P12"><text:tab/>xor 1</text:p>
      <text:p text:style-name="P12"><text:tab/>ld (ix+movefrm),a</text:p>
      <text:p text:style-name="P12"><text:tab/>ld a,(y)</text:p>
      <text:p text:style-name="P12"><text:tab/>cp 150</text:p>
      <text:p text:style-name="P12"><text:tab/>jr nc,intoden</text:p>
      <text:p text:style-name="P12"><text:tab/>ld a,(bonehere+room)</text:p>
      <text:p text:style-name="P12"><text:tab/>cp 50</text:p>
      <text:p text:style-name="P12"><text:tab/>jr nz,guardarm</text:p>
      <text:p text:style-name="P12"><text:tab/>ld a,(bonehere+movex)</text:p>
      <text:p text:style-name="P12"><text:tab/>cp 80</text:p>
      <text:p text:style-name="P12"><text:tab/>jr c,guardarm</text:p>
      <text:p text:style-name="P12"><text:tab/>ld a,(bonehere+movey)</text:p>
      <text:p text:style-name="P12"><text:tab/>cp 140</text:p>
      <text:p text:style-name="P12"><text:tab/>jr c,guardarm</text:p>
      <text:p text:style-name="P3"/>
      <text:p text:style-name="P29">intoden</text:p>
      <text:p text:style-name="P29"><text:tab/>ld a,(ix+movex)</text:p>
      <text:p text:style-name="P12"><text:tab/>cp 78</text:p>
      <text:p text:style-name="P12"><text:tab/>jp nz,printmoving</text:p>
      <text:p text:style-name="P12"><text:tab/>set 7,(ix+colour)</text:p>
      <text:p text:style-name="P12"><text:tab/>ld (ix+movey),156</text:p>
      <text:p text:style-name="P12"><text:tab/>ld (ix+var1),4</text:p>
      <text:p text:style-name="P12"><text:tab/>call printmoving</text:p>
      <text:p text:style-name="P12"><text:tab/>ld a,(killed)</text:p>
      <text:p text:style-name="P12"><text:tab/>and a</text:p>
      <text:p text:style-name="P12"><text:tab/>jp nz,reseteach</text:p>
      <text:p text:style-name="P12"><text:tab/>ld a,255</text:p>
      <text:p text:style-name="P12"><text:soft-page-break/><text:tab/>ld (bonehere+room),a</text:p>
      <text:p text:style-name="P12"><text:tab/>ld hl,fedarmorog</text:p>
      <text:p text:style-name="P12"><text:tab/>jp windowrou</text:p>
      <text:p text:style-name="P29">guardarm</text:p>
      <text:p text:style-name="P29"><text:tab/>call printmoving</text:p>
      <text:p text:style-name="P12"><text:tab/>ld a,(ix+movex)</text:p>
      <text:p text:style-name="P12"><text:tab/>cp 62</text:p>
      <text:p text:style-name="P12"><text:tab/>ret c</text:p>
      <text:p text:style-name="P12"><text:tab/>ld (ix+var1),3</text:p>
      <text:p text:style-name="P12">armguarding<text:tab/>ret</text:p>
      <text:p text:style-name="P3"/>
      <text:p text:style-name="P3"/>
      <text:p text:style-name="P12">;;;;;;;;;;;;;;;;;;;;;;;;;;;;;;;;;;;;;;;;;;;;;;;;;;;;;;;;BLACK HOLE</text:p>
      <text:p text:style-name="P3"/>
      <text:p text:style-name="P29">checkholdinghole</text:p>
      <text:p text:style-name="P29"><text:tab/>ld a,(objectscarried)</text:p>
      <text:p text:style-name="P12"><text:tab/>cp 6<text:tab/>;;;hole</text:p>
      <text:p text:style-name="P12"><text:tab/>ret nz</text:p>
      <text:p text:style-name="P12"><text:tab/>ld hl,objectscarried</text:p>
      <text:p text:style-name="P29">droplp</text:p>
      <text:p text:style-name="P29"><text:tab/>ld a,(hl)</text:p>
      <text:p text:style-name="P12"><text:tab/>cp 2</text:p>
      <text:p text:style-name="P12"><text:tab/>jr c,enddrop</text:p>
      <text:p text:style-name="P12"><text:tab/>ld c,a</text:p>
      <text:p text:style-name="P12"><text:tab/>ld (hl),0</text:p>
      <text:p text:style-name="P12"><text:tab/>push hl</text:p>
      <text:p text:style-name="P12"><text:tab/>call dropobject</text:p>
      <text:p text:style-name="P12"><text:tab/>pop hl</text:p>
      <text:p text:style-name="P12"><text:tab/>inc hl</text:p>
      <text:p text:style-name="P12"><text:tab/>jr droplp</text:p>
      <text:p text:style-name="P29">enddrop</text:p>
      <text:p text:style-name="P29"><text:tab/>ld hl,holdingholemess</text:p>
      <text:p text:style-name="P12"><text:tab/>jp windowrou</text:p>
      <text:p text:style-name="P3"/>
      <text:p text:style-name="P12">;;;;;;;;;;;;;;;;;;;;;;;;;;;;;;;;;;;;;;;;;;;;;;;;;;;;;;;;;DRAGON</text:p>
      <text:p text:style-name="P3"/>
      <text:p text:style-name="P3"/>
      <text:p text:style-name="P12">trytostartbreathing</text:p>
      <text:p text:style-name="P12"><text:tab/>ld a,(roomno)</text:p>
      <text:p text:style-name="P12"><text:tab/>cp 54</text:p>
      <text:p text:style-name="P12"><text:tab/>jr z,justrandomfire</text:p>
      <text:p text:style-name="P12"><text:tab/>ld a,(goldenegghere1+room)</text:p>
      <text:p text:style-name="P12"><text:tab/>cp 255</text:p>
      <text:p text:style-name="P12"><text:tab/>ret nz</text:p>
      <text:p text:style-name="P12"><text:tab/>jr startbreath<text:tab/></text:p>
      <text:p text:style-name="P3"/>
      <text:p text:style-name="P29">justrandomfire</text:p>
      <text:p text:style-name="P29"><text:tab/>call random</text:p>
      <text:p text:style-name="P12"><text:tab/>cp 5</text:p>
      <text:p text:style-name="P12"><text:tab/>ret nc</text:p>
      <text:p text:style-name="P29">startbreath</text:p>
      <text:p text:style-name="P29"><text:tab/>ld a,1</text:p>
      <text:p text:style-name="P12"><text:tab/>ld (breathingfire),a</text:p>
      <text:p text:style-name="P3"/>
      <text:p text:style-name="P53"><text:tab/>ld a,10</text:p>
      <text:p text:style-name="P53"><text:tab/>ld (sndfx),a<text:tab/><text:tab/>;snd fx for starting to breath fire</text:p>
      <text:p text:style-name="P3"/>
      <text:p text:style-name="P3"><text:tab/>pop hl</text:p>
      <text:p text:style-name="P12"><text:tab/>jp alreadybreathing</text:p>
      <text:p text:style-name="P3"/>
      <text:p text:style-name="P3"/>
      <text:p text:style-name="P29">resetdragon</text:p>
      <text:p text:style-name="P29"><text:tab/>xor a</text:p>
      <text:p text:style-name="P12"><text:s/><text:tab/>ld (breathingfire),a</text:p>
      <text:p text:style-name="P12"><text:tab/>jr printneck</text:p>
      <text:p text:style-name="P3"/>
      <text:p text:style-name="P29">dragonrou</text:p>
      <text:p text:style-name="P29"><text:tab/>bit 7,(ix+var1)</text:p>
      <text:p text:style-name="P12"><text:tab/>jr z,moveneckupanddown</text:p>
      <text:p text:style-name="P12"><text:tab/>ld a,(ix+oldmovex)</text:p>
      <text:p text:style-name="P12"><text:tab/>cp -8</text:p>
      <text:p text:style-name="P12"><text:tab/>ret z</text:p>
      <text:p text:style-name="P12"><text:soft-page-break/><text:tab/>dec a</text:p>
      <text:p text:style-name="P12"><text:tab/>ld (ix+oldmovex),a</text:p>
      <text:p text:style-name="P12"><text:tab/>jr restdragon</text:p>
      <text:p text:style-name="P3"/>
      <text:p text:style-name="P12">moveneckupanddown</text:p>
      <text:p text:style-name="P12"><text:tab/>ld a,(breathingfire)</text:p>
      <text:p text:style-name="P12"><text:tab/>and a</text:p>
      <text:p text:style-name="P12"><text:tab/>jr nz,alreadybreathing</text:p>
      <text:p text:style-name="P3"/>
      <text:p text:style-name="P12"><text:tab/>call trytostartbreathing</text:p>
      <text:p text:style-name="P3"/>
      <text:p text:style-name="P29">notbreathing</text:p>
      <text:p text:style-name="P29"><text:tab/>ld a,(ix+delaycounter)</text:p>
      <text:p text:style-name="P12"><text:tab/>inc a</text:p>
      <text:p text:style-name="P12"><text:tab/>and 31</text:p>
      <text:p text:style-name="P12"><text:tab/>ld (ix+delaycounter),a</text:p>
      <text:p text:style-name="P12"><text:tab/>cp 16</text:p>
      <text:p text:style-name="P12"><text:tab/>jr c,okheadswing</text:p>
      <text:p text:style-name="P12"><text:tab/>neg</text:p>
      <text:p text:style-name="P12"><text:tab/>add a,32</text:p>
      <text:p text:style-name="P29">okheadswing</text:p>
      <text:p text:style-name="P29"><text:tab/>ld (ix+oldmovex),a</text:p>
      <text:p text:style-name="P3"/>
      <text:p text:style-name="P12">alreadybreathing</text:p>
      <text:p text:style-name="P12"><text:tab/>;;;<text:tab/>set 7,(ix+var1) when sending dragon to sleep</text:p>
      <text:p text:style-name="P29">restdragon</text:p>
      <text:p text:style-name="P29"><text:tab/>call collidewithdizzy16</text:p>
      <text:p text:style-name="P12"><text:tab/>jr nc,notdragvdizz</text:p>
      <text:p text:style-name="P12"><text:tab/>ld hl,dragonkilledmess</text:p>
      <text:p text:style-name="P12"><text:tab/>call killdizzy</text:p>
      <text:p text:style-name="P29">notdragvdizz</text:p>
      <text:p text:style-name="P29"><text:tab/>ld a,(breathingfire)</text:p>
      <text:p text:style-name="P12"><text:tab/>and a</text:p>
      <text:p text:style-name="P12"><text:tab/>jr nz,dragonfire</text:p>
      <text:p text:style-name="P29">printneck</text:p>
      <text:p text:style-name="P29"><text:tab/>ld (ix+movefrm),111</text:p>
      <text:p text:style-name="P3"/>
      <text:p text:style-name="P12"><text:tab/>call flyback</text:p>
      <text:p text:style-name="P12"><text:tab/>ld b,1</text:p>
      <text:p text:style-name="P29">dragonneck</text:p>
      <text:p text:style-name="P29"><text:tab/>call findnecky</text:p>
      <text:p text:style-name="P12"><text:tab/>neg</text:p>
      <text:p text:style-name="P12"><text:tab/>add a,(ix+origy)</text:p>
      <text:p text:style-name="P12"><text:tab/>ld (ix+movey),a</text:p>
      <text:p text:style-name="P12"><text:tab/>ld a,b</text:p>
      <text:p text:style-name="P12"><text:tab/>neg</text:p>
      <text:p text:style-name="P12"><text:tab/>add a,77</text:p>
      <text:p text:style-name="P12"><text:tab/>ld (ix+movex),a</text:p>
      <text:p text:style-name="P69"><text:tab/>push bc</text:p>
      <text:p text:style-name="P12"><text:tab/>call printmoving</text:p>
      <text:p text:style-name="P69"><text:tab/>pop bc</text:p>
      <text:p text:style-name="P12"><text:tab/>inc b</text:p>
      <text:p text:style-name="P3"/>
      <text:p text:style-name="P12"><text:tab/>ld a,b</text:p>
      <text:p text:style-name="P12"><text:tab/>cp 7</text:p>
      <text:p text:style-name="P12"><text:tab/>jr nz,dragonneck</text:p>
      <text:p text:style-name="P3"/>
      <text:p text:style-name="P29">printdragonhead</text:p>
      <text:p text:style-name="P29"><text:tab/>ld a,(ix+oldmovex)</text:p>
      <text:p text:style-name="P12"><text:tab/>neg</text:p>
      <text:p text:style-name="P12"><text:tab/>add a,(ix+origy)</text:p>
      <text:p text:style-name="P12"><text:tab/>ld (ix+movey),a</text:p>
      <text:p text:style-name="P12"><text:tab/>ld (ix+movex),68</text:p>
      <text:p text:style-name="P12"><text:tab/>ld a,(breathingfire)</text:p>
      <text:p text:style-name="P12"><text:tab/>dec a</text:p>
      <text:p text:style-name="P12"><text:tab/>cp 16</text:p>
      <text:p text:style-name="P12"><text:tab/>ld a,109</text:p>
      <text:p text:style-name="P12"><text:tab/>adc a,0</text:p>
      <text:p text:style-name="P12"><text:tab/>ld (ix+movefrm),a</text:p>
      <text:p text:style-name="P12"><text:tab/>jp printmoving</text:p>
      <text:p text:style-name="P3"><text:tab/></text:p>
      <text:p text:style-name="P29">findnecky</text:p>
      <text:p text:style-name="P29"><text:soft-page-break/><text:tab/>ld a,b</text:p>
      <text:p text:style-name="P12"><text:tab/>and a</text:p>
      <text:p text:style-name="P12"><text:tab/>ret z</text:p>
      <text:p text:style-name="P12"><text:tab/>push bc</text:p>
      <text:p text:style-name="P12"><text:tab/>ld a,(ix+oldmovex)</text:p>
      <text:p text:style-name="P12"><text:tab/>ld c,a</text:p>
      <text:p text:style-name="P12"><text:tab/>xor a</text:p>
      <text:p text:style-name="P29">findnecklp</text:p>
      <text:p text:style-name="P29"><text:tab/>add a,c<text:tab/></text:p>
      <text:p text:style-name="P12"><text:tab/>djnz findnecklp</text:p>
      <text:p text:style-name="P12"><text:tab/>ld b,3</text:p>
      <text:p text:style-name="P12"><text:tab/>call divide</text:p>
      <text:p text:style-name="P12"><text:tab/>pop bc</text:p>
      <text:p text:style-name="P12"><text:tab/>ret</text:p>
      <text:p text:style-name="P3"/>
      <text:p text:style-name="P12">dragonvar<text:tab/>defb 0</text:p>
      <text:p text:style-name="P12">breathingfire<text:tab/>defb 0</text:p>
      <text:p text:style-name="P12">dragonflame<text:tab/>defb 0</text:p>
      <text:p text:style-name="P3"/>
      <text:p text:style-name="P29">divide</text:p>
      <text:p text:style-name="P29"><text:tab/>bit 7,a</text:p>
      <text:p text:style-name="P12"><text:tab/>jr nz,negdivide</text:p>
      <text:p text:style-name="P29">dividelp</text:p>
      <text:p text:style-name="P29"><text:tab/>srl a</text:p>
      <text:p text:style-name="P12"><text:tab/>djnz dividelp</text:p>
      <text:p text:style-name="P12"><text:tab/>ret</text:p>
      <text:p text:style-name="P29">negdivide</text:p>
      <text:p text:style-name="P8"><text:tab/><text:span text:style-name="T1">neg</text:span></text:p>
      <text:p text:style-name="P29">divideneglp</text:p>
      <text:p text:style-name="P29"><text:tab/>srl a</text:p>
      <text:p text:style-name="P12"><text:tab/>djnz divideneglp<text:tab/></text:p>
      <text:p text:style-name="P39"><text:tab/>neg</text:p>
      <text:p text:style-name="P12"><text:tab/>ret</text:p>
      <text:p text:style-name="P3"/>
      <text:p text:style-name="P29">dragonfire</text:p>
      <text:p text:style-name="P29"><text:tab/>;;uses (breathingfire)</text:p>
      <text:p text:style-name="P12"><text:tab/>ld a,6</text:p>
      <text:p text:style-name="P29">dragonfirelp</text:p>
      <text:p text:style-name="P29"><text:tab/>ld (dragonflame),a</text:p>
      <text:p text:style-name="P3"/>
      <text:p text:style-name="P12"><text:tab/>ld a,(breathingfire)</text:p>
      <text:p text:style-name="P12"><text:tab/>ld c,7+64</text:p>
      <text:p text:style-name="P12"><text:tab/>call printdragonflame</text:p>
      <text:p text:style-name="P3"/>
      <text:p text:style-name="P12"><text:tab/>ld a,(breathingfire)<text:tab/>;;flips between yellow and red</text:p>
      <text:p text:style-name="P12"><text:tab/>and 1</text:p>
      <text:p text:style-name="P12"><text:tab/>add a,a</text:p>
      <text:p text:style-name="P12"><text:tab/>add a,a</text:p>
      <text:p text:style-name="P12"><text:tab/>add a,2+64</text:p>
      <text:p text:style-name="P12"><text:tab/>ld c,a</text:p>
      <text:p text:style-name="P3"><text:tab/></text:p>
      <text:p text:style-name="P12"><text:tab/>ld a,(breathingfire)</text:p>
      <text:p text:style-name="P12"><text:tab/>inc a</text:p>
      <text:p text:style-name="P12"><text:tab/>call printdragonflame</text:p>
      <text:p text:style-name="P3"/>
      <text:p text:style-name="P12"><text:tab/>ld a,(dragonflame)</text:p>
      <text:p text:style-name="P12"><text:tab/>and 1</text:p>
      <text:p text:style-name="P12"><text:tab/>call z,flyback</text:p>
      <text:p text:style-name="P3"/>
      <text:p text:style-name="P12"><text:tab/>ld a,(dragonflame)</text:p>
      <text:p text:style-name="P12"><text:tab/>dec a</text:p>
      <text:p text:style-name="P12"><text:tab/>jr nz,dragonfirelp</text:p>
      <text:p text:style-name="P3"/>
      <text:p text:style-name="P12"><text:tab/>ld a,(breathingfire)</text:p>
      <text:p text:style-name="P12"><text:tab/>inc a</text:p>
      <text:p text:style-name="P12"><text:tab/>cp 48</text:p>
      <text:p text:style-name="P12"><text:tab/>jr c,juststoreit</text:p>
      <text:p text:style-name="P12"><text:tab/>xor a</text:p>
      <text:p text:style-name="P29">juststoreit</text:p>
      <text:p text:style-name="P29"><text:tab/>ld (breathingfire),a</text:p>
      <text:p text:style-name="P12"><text:tab/>jp printdragonhead</text:p>
      <text:p text:style-name="P3"/>
      <text:p text:style-name="P29"><text:soft-page-break/>printdragonflame</text:p>
      <text:p text:style-name="P29"><text:tab/>ld b,a</text:p>
      <text:p text:style-name="P12"><text:tab/>ld a,(roomno)</text:p>
      <text:p text:style-name="P12"><text:tab/>ld h,50</text:p>
      <text:p text:style-name="P12"><text:tab/>cp 40</text:p>
      <text:p text:style-name="P12"><text:tab/>jr nz,gotfirelim</text:p>
      <text:p text:style-name="P12"><text:tab/>ld h,40</text:p>
      <text:p text:style-name="P12">gotfirelim</text:p>
      <text:p text:style-name="P12"><text:tab/>ld a,(dragonflame)</text:p>
      <text:p text:style-name="P12"><text:tab/>add a,a</text:p>
      <text:p text:style-name="P12"><text:tab/>sub b</text:p>
      <text:p text:style-name="P12"><text:tab/>add a,68<text:tab/>;;;position of 1st flame</text:p>
      <text:p text:style-name="P12"/>
      <text:p text:style-name="P12"><text:tab/>cp h<text:tab/>;;;flame run out position</text:p>
      <text:p text:style-name="P12"/>
      <text:p text:style-name="P12"><text:tab/>ret c</text:p>
      <text:p text:style-name="P12"><text:tab/>cp 68</text:p>
      <text:p text:style-name="P12"><text:tab/>ret nc</text:p>
      <text:p text:style-name="P12"><text:tab/>ld b,1</text:p>
      <text:p text:style-name="P12"><text:tab/>ld e,a</text:p>
      <text:p text:style-name="P12"><text:tab/>ld a,(ix+movey)</text:p>
      <text:p text:style-name="P12"><text:tab/>add a,8</text:p>
      <text:p text:style-name="P12"><text:tab/>ld l,a</text:p>
      <text:p text:style-name="P12"><text:tab/>ld a,112</text:p>
      <text:p text:style-name="P12"><text:tab/>ld d,l</text:p>
      <text:p text:style-name="P12"><text:tab/>push de</text:p>
      <text:p text:style-name="P12"><text:tab/>call simprintflame</text:p>
      <text:p text:style-name="P12"><text:tab/>pop hl</text:p>
      <text:p text:style-name="P12"><text:tab/>ld de,8*256+4</text:p>
      <text:p text:style-name="P12"><text:tab/>call proximitycollide</text:p>
      <text:p text:style-name="P12"><text:tab/>ret nc</text:p>
      <text:p text:style-name="P12"><text:tab/>ld a,30</text:p>
      <text:p text:style-name="P12"><text:tab/>ld hl,dragonflameskilledmess</text:p>
      <text:p text:style-name="P12"><text:tab/>jp killdizzy1</text:p>
      <text:p text:style-name="P3"/>
      <text:p text:style-name="P29">proxsleep</text:p>
      <text:p text:style-name="P29"><text:tab/>defb 54<text:tab/>;;room</text:p>
      <text:p text:style-name="P12"><text:tab/>defb 60,150<text:tab/>;;;x,y</text:p>
      <text:p text:style-name="P12"><text:tab/>defb 10,30<text:tab/>;;;w,h</text:p>
      <text:p text:style-name="P3"/>
      <text:p text:style-name="P12">resetfirstdragon<text:tab/>equ -16+var1</text:p>
      <text:p text:style-name="P29">proxsleeprou</text:p>
      <text:p text:style-name="P29"><text:tab/>ld a,255</text:p>
      <text:p text:style-name="P12"><text:tab/>ld (ix+room),a</text:p>
      <text:p text:style-name="P12"><text:tab/>ld (ix+resetfirstdragon),a</text:p>
      <text:p text:style-name="P12"><text:tab/>ld hl,dragonasleepmess</text:p>
      <text:p text:style-name="P12"><text:tab/>jp windowrou</text:p>
      <text:p text:style-name="P3"/>
      <text:p text:style-name="P12">;;;;;;;;;;;;;;;;;;;;;;;;;;;;;;;;;;;;;;;;;;;;;;;;;;;;;;;CROCODILE</text:p>
      <text:p text:style-name="P3"/>
      <text:p text:style-name="P12">resetcrocodile<text:tab/>equ printmoving</text:p>
      <text:p text:style-name="P29">crocodilerou</text:p>
      <text:p text:style-name="P29"><text:tab/>ld a,(killed)</text:p>
      <text:p text:style-name="P12"><text:tab/>and a</text:p>
      <text:p text:style-name="P12"><text:tab/>ret nz</text:p>
      <text:p text:style-name="P12"><text:tab/>ld a,(ix+delaycounter)</text:p>
      <text:p text:style-name="P12"><text:tab/>inc a</text:p>
      <text:p text:style-name="P12"><text:tab/>and 7</text:p>
      <text:p text:style-name="P12"><text:tab/>ld (ix+delaycounter),a</text:p>
      <text:p text:style-name="P12"><text:tab/>jr nz,justcroccoll</text:p>
      <text:p text:style-name="P12"><text:tab/>ld hl,74+80*256</text:p>
      <text:p text:style-name="P12"><text:tab/>ld de,20+100*256</text:p>
      <text:p text:style-name="P12"><text:tab/>call proximitycollide</text:p>
      <text:p text:style-name="P12"><text:tab/>ld a,8+16</text:p>
      <text:p text:style-name="P12"><text:tab/>rra</text:p>
      <text:p text:style-name="P12"><text:tab/>bit 7,(ix+var1)</text:p>
      <text:p text:style-name="P12"><text:tab/>jr z,nottied</text:p>
      <text:p text:style-name="P12"><text:tab/>cp (ix+colour)</text:p>
      <text:p text:style-name="P12"><text:tab/>ret z</text:p>
      <text:p text:style-name="P29">nottied</text:p>
      <text:p text:style-name="P29"><text:tab/>push af</text:p>
      <text:p text:style-name="P69"><text:tab/>call flyback</text:p>
      <text:p text:style-name="P12"><text:soft-page-break/><text:tab/>call rubprintmoving</text:p>
      <text:p text:style-name="P12"><text:tab/>pop af</text:p>
      <text:p text:style-name="P12"><text:tab/>ld (ix+colour),a</text:p>
      <text:p text:style-name="P12"><text:tab/>ld a,(ix+var1)</text:p>
      <text:p text:style-name="P12"><text:tab/>cp 255</text:p>
      <text:p text:style-name="P12"><text:tab/>jr z,hestied</text:p>
      <text:p text:style-name="P12"><text:tab/>inc a</text:p>
      <text:p text:style-name="P12"><text:tab/>and 7</text:p>
      <text:p text:style-name="P12"><text:tab/>ld (ix+var1),a</text:p>
      <text:p text:style-name="P29">hestied</text:p>
      <text:p text:style-name="P29"><text:tab/>ld (ix+movefrm),123</text:p>
      <text:p text:style-name="P12"><text:tab/>cp 240</text:p>
      <text:p text:style-name="P12"><text:tab/>jp nc,printmoving</text:p>
      <text:p text:style-name="P12"><text:tab/>cp 3</text:p>
      <text:p text:style-name="P12"><text:tab/>jp c,printmoving</text:p>
      <text:p text:style-name="P12"><text:tab/>bit 0,a</text:p>
      <text:p text:style-name="P12"><text:tab/>jp z,printmoving</text:p>
      <text:p text:style-name="P12"><text:tab/>inc (ix+movefrm)</text:p>
      <text:p text:style-name="P12"><text:tab/>call printmoving</text:p>
      <text:p text:style-name="P3"/>
      <text:p text:style-name="P29">justcroccoll</text:p>
      <text:p text:style-name="P29"><text:tab/>bit 0,(ix+movefrm)</text:p>
      <text:p text:style-name="P12"><text:tab/>ret nz</text:p>
      <text:p text:style-name="P12"><text:tab/>ld hl,70+140*256</text:p>
      <text:p text:style-name="P12"><text:tab/>ld de,6+10*256</text:p>
      <text:p text:style-name="P12"><text:tab/>call proximitycollide</text:p>
      <text:p text:style-name="P12"><text:tab/>ret nc</text:p>
      <text:p text:style-name="P69"><text:tab/>di</text:p>
      <text:p text:style-name="P12"><text:tab/>ld a,7</text:p>
      <text:p text:style-name="P3"><text:span text:style-name="T1"><text:tab/>ld (sequence),a</text:span><text:tab/></text:p>
      <text:p text:style-name="P12"><text:tab/>xor a</text:p>
      <text:p text:style-name="P12"><text:tab/>ld (left),a</text:p>
      <text:p text:style-name="P12"><text:tab/>ld (right),a</text:p>
      <text:p text:style-name="P12"><text:tab/>ld a,69-32</text:p>
      <text:p text:style-name="P12"><text:tab/>ld (x),a</text:p>
      <text:p text:style-name="P12"><text:tab/>ld a,160</text:p>
      <text:p text:style-name="P12"><text:tab/>ld (y),a</text:p>
      <text:p text:style-name="P69"><text:tab/>ei</text:p>
      <text:p text:style-name="P12"><text:tab/>ld hl,croceatenmess</text:p>
      <text:p text:style-name="P12"><text:tab/>jp killdizzy</text:p>
      <text:p text:style-name="P3"/>
      <text:p text:style-name="P29">proxcroc</text:p>
      <text:p text:style-name="P29"><text:tab/>defb 53<text:tab/>;;room</text:p>
      <text:p text:style-name="P12"><text:tab/>defb 68,140<text:tab/>;;;x,y</text:p>
      <text:p text:style-name="P12"><text:tab/>defb 10,20<text:tab/>;;;w,h</text:p>
      <text:p text:style-name="P3"/>
      <text:p text:style-name="P12">tiecroc<text:tab/>equ -16+var1</text:p>
      <text:p text:style-name="P29">proxcrocrou</text:p>
      <text:p text:style-name="P29"><text:tab/>ld (ix+room),255</text:p>
      <text:p text:style-name="P12"><text:tab/>ld (ix+tiecroc),255</text:p>
      <text:p text:style-name="P12"><text:tab/>ld hl,croctiedmess</text:p>
      <text:p text:style-name="P12"><text:tab/>jp windowrou</text:p>
      <text:p text:style-name="P3"/>
      <text:p text:style-name="P3"/>
      <text:p text:style-name="P29">proxrock</text:p>
      <text:p text:style-name="P29"><text:tab/>defb 48<text:tab/>;;room</text:p>
      <text:p text:style-name="P12"><text:tab/>defb 72,80<text:tab/>;;;x,y</text:p>
      <text:p text:style-name="P12"><text:tab/>defb 10,30<text:tab/>;;;w,h</text:p>
      <text:p text:style-name="P3"/>
      <text:p text:style-name="P29">proxrockrou</text:p>
      <text:p text:style-name="P29"><text:tab/>ld (ix+room),48</text:p>
      <text:p text:style-name="P12"><text:tab/>ld a,(waterheight)</text:p>
      <text:p text:style-name="P12"><text:tab/>add a,6</text:p>
      <text:p text:style-name="P12"><text:tab/>ld (waterheight),a</text:p>
      <text:p text:style-name="P12"><text:tab/>neg</text:p>
      <text:p text:style-name="P12"><text:tab/>add a,76</text:p>
      <text:p text:style-name="P12"><text:tab/>ld (ix+movex),a</text:p>
      <text:p text:style-name="P12"><text:tab/>ld (ix+movey),176</text:p>
      <text:p text:style-name="P12"><text:tab/>ld hl,rockinwatermess</text:p>
      <text:p text:style-name="P12"><text:tab/>jp windowrou</text:p>
      <text:p text:style-name="P12">;;;;;;;;;;;;;;;;;;;;;;;;;;;;;;;;;;;;;;;;;;;;;;;FLOATING LOG</text:p>
      <text:p text:style-name="P29">logrou</text:p>
      <text:p text:style-name="P70"><text:soft-page-break/><text:tab/>call flyback</text:p>
      <text:p text:style-name="P12"><text:tab/>call rubprintmoving</text:p>
      <text:p text:style-name="P29">resetlog</text:p>
      <text:p text:style-name="P29"><text:tab/>ld a,(ix+var1)</text:p>
      <text:p text:style-name="P12"><text:tab/>inc a</text:p>
      <text:p text:style-name="P12"><text:tab/>and 3</text:p>
      <text:p text:style-name="P12"><text:tab/>ld (ix+var1),a</text:p>
      <text:p text:style-name="P12"><text:tab/>jr nz,logup</text:p>
      <text:p text:style-name="P12"><text:tab/>ld a,2</text:p>
      <text:p text:style-name="P29">logup</text:p>
      <text:p text:style-name="P29"><text:tab/>ld b,a</text:p>
      <text:p text:style-name="P12"><text:tab/>ld a,(waterheight)</text:p>
      <text:p text:style-name="P12"><text:tab/>neg</text:p>
      <text:p text:style-name="P12"><text:tab/>add a,b</text:p>
      <text:p text:style-name="P12"><text:tab/>add a,162</text:p>
      <text:p text:style-name="P12"><text:tab/>ld (ix+movey),a</text:p>
      <text:p text:style-name="P12"><text:tab/>jp printmoving</text:p>
      <text:p text:style-name="P12">;;;;;;;;;;;;;;;;;;;;;;;;;;;;;;;;;;;;;;;;;;;;;;;;;;HAWK</text:p>
      <text:p text:style-name="P12"/>
      <text:p text:style-name="P29">resethawk</text:p>
      <text:p text:style-name="P29"><text:tab/>ld (ix+movey),52</text:p>
      <text:p text:style-name="P12"><text:tab/>ld (ix+var1),0</text:p>
      <text:p text:style-name="P12"><text:tab/>jr joinresthawk</text:p>
      <text:p text:style-name="P3"/>
      <text:p text:style-name="P29">hawkrou</text:p>
      <text:p text:style-name="P29"><text:tab/>call printmoving</text:p>
      <text:p text:style-name="P12"><text:tab/>bit 0,(ix+var1)</text:p>
      <text:p text:style-name="P12"><text:tab/>jr nz,hawkdiving</text:p>
      <text:p text:style-name="P3"/>
      <text:p text:style-name="P29">joinresthawk</text:p>
      <text:p text:style-name="P8"><text:tab/><text:span text:style-name="T1">ld a,(ix+oldmovefrm)</text:span></text:p>
      <text:p text:style-name="P12"><text:tab/>and 3</text:p>
      <text:p text:style-name="P12"><text:tab/>jr nz,hawkupdown</text:p>
      <text:p text:style-name="P12"><text:tab/>ld a,2</text:p>
      <text:p text:style-name="P29">hawkupdown</text:p>
      <text:p text:style-name="P29"><text:tab/>add a,96</text:p>
      <text:p text:style-name="P12"><text:tab/>ld (ix+movefrm),a</text:p>
      <text:p text:style-name="P12"><text:tab/>ld a,(ix+oldmovefrm)</text:p>
      <text:p text:style-name="P12"><text:tab/>inc a</text:p>
      <text:p text:style-name="P12"><text:tab/>and 127</text:p>
      <text:p text:style-name="P12"><text:tab/>ld (ix+oldmovefrm),a</text:p>
      <text:p text:style-name="P12"><text:tab/>srl a</text:p>
      <text:p text:style-name="P12"><text:tab/>cp 32</text:p>
      <text:p text:style-name="P12"><text:tab/>jr c,okhawkx</text:p>
      <text:p text:style-name="P12"><text:tab/>sub 32</text:p>
      <text:p text:style-name="P12"><text:tab/>neg</text:p>
      <text:p text:style-name="P12"><text:tab/>add a,32</text:p>
      <text:p text:style-name="P29">okhawkx</text:p>
      <text:p text:style-name="P29"><text:tab/>add a,40</text:p>
      <text:p text:style-name="P12"><text:tab/>ld (ix+movex),a</text:p>
      <text:p text:style-name="P12"><text:tab/>cp 50</text:p>
      <text:p text:style-name="P12"><text:tab/>jp c,printmoving</text:p>
      <text:p text:style-name="P12"><text:tab/>cp 64 </text:p>
      <text:p text:style-name="P12"><text:tab/>jp nc,printmoving</text:p>
      <text:p text:style-name="P12"><text:tab/>add a,2</text:p>
      <text:p text:style-name="P12"><text:tab/>ld l,a</text:p>
      <text:p text:style-name="P12"><text:tab/>ld h,52</text:p>
      <text:p text:style-name="P12"><text:tab/>ld de,4+120*256</text:p>
      <text:p text:style-name="P12"><text:tab/>call proximitycollide</text:p>
      <text:p text:style-name="P12"><text:tab/>jp nc,printmoving</text:p>
      <text:p text:style-name="P12"><text:tab/>ld (ix+var1),1</text:p>
      <text:p text:style-name="P12"><text:tab/>ld (ix+movefrm),97</text:p>
      <text:p text:style-name="P12"><text:tab/>jp printmoving</text:p>
      <text:p text:style-name="P3"/>
      <text:p text:style-name="P29">hawkdiving</text:p>
      <text:p text:style-name="P29"><text:tab/>ld a,(x)</text:p>
      <text:p text:style-name="P50"><text:tab/>add a,32</text:p>
      <text:p text:style-name="P12"><text:tab/>ld (ix+movex),a</text:p>
      <text:p text:style-name="P12"><text:tab/>ld a,(ix+movey)</text:p>
      <text:p text:style-name="P12"><text:tab/>add a,8</text:p>
      <text:p text:style-name="P12"><text:tab/>ld (ix+movey),a</text:p>
      <text:p text:style-name="P12"><text:tab/>call printmoving</text:p>
      <text:p text:style-name="P12"><text:soft-page-break/><text:tab/>call collidewithdizzy16</text:p>
      <text:p text:style-name="P12"><text:tab/>ret nc</text:p>
      <text:p text:style-name="P12"><text:tab/>ld a,3</text:p>
      <text:p text:style-name="P12"><text:tab/>ld hl,killedbyhawk</text:p>
      <text:p text:style-name="P12"><text:tab/>jp killdizzy1</text:p>
      <text:p text:style-name="P3"><text:tab/><text:tab/></text:p>
      <text:p text:style-name="P12">;;;;;;;;;;;;;;;;;;;;;;;;;;;;;;;;;;;;;;;;;;;;;;;;;;;;;KEYS</text:p>
      <text:p text:style-name="P3"/>
      <text:p text:style-name="P36">turnmachineon</text:p>
      <text:p text:style-name="P36"><text:tab/>equ -16+var1</text:p>
      <text:p text:style-name="P36">turnlifton</text:p>
      <text:p text:style-name="P36"><text:tab/>equ -32+var1</text:p>
      <text:p text:style-name="P3"/>
      <text:p text:style-name="P29">proxkey1</text:p>
      <text:p text:style-name="P29"><text:tab/>defb 56<text:tab/>;;room</text:p>
      <text:p text:style-name="P12"><text:tab/>defb 51,120<text:tab/>;;;x,y</text:p>
      <text:p text:style-name="P12"><text:tab/>defb 4,16<text:tab/>;;;w,h</text:p>
      <text:p text:style-name="P29">proxkey1rou</text:p>
      <text:p text:style-name="P29"><text:tab/>ld (ix+room),255</text:p>
      <text:p text:style-name="P12"><text:tab/>set 0,(ix+turnmachineon)</text:p>
      <text:p text:style-name="P12"><text:tab/>set 0,(ix+turnlifton)</text:p>
      <text:p text:style-name="P12"><text:tab/>ld hl,keyinmachine</text:p>
      <text:p text:style-name="P12"><text:tab/>jp windowrou</text:p>
      <text:p text:style-name="P3"/>
      <text:p text:style-name="P29">proxkey2</text:p>
      <text:p text:style-name="P29"><text:tab/>defb 56<text:tab/>;;room</text:p>
      <text:p text:style-name="P12"><text:tab/>defb 73,120<text:tab/>;;;x,y</text:p>
      <text:p text:style-name="P12"><text:tab/>defb 4,16<text:tab/>;;;w,h</text:p>
      <text:p text:style-name="P29">proxkey2rou</text:p>
      <text:p text:style-name="P29"><text:tab/>jr proxkey1rou</text:p>
      <text:p text:style-name="P3"/>
      <text:p text:style-name="P29">proxkey3</text:p>
      <text:p text:style-name="P29"><text:tab/>defb 56<text:tab/>;;room</text:p>
      <text:p text:style-name="P12"><text:tab/>defb 53,160<text:tab/>;;;x,y</text:p>
      <text:p text:style-name="P12"><text:tab/>defb 4,16<text:tab/>;;;w,h</text:p>
      <text:p text:style-name="P29">proxkey3rou</text:p>
      <text:p text:style-name="P29"><text:tab/>jr proxkey1rou</text:p>
      <text:p text:style-name="P3"/>
      <text:p text:style-name="P29">proxkey4</text:p>
      <text:p text:style-name="P29"><text:tab/>defb 56<text:tab/>;;room</text:p>
      <text:p text:style-name="P12"><text:tab/>defb 71,160<text:tab/>;;;x,y</text:p>
      <text:p text:style-name="P12"><text:tab/>defb 4,16<text:tab/>;;;w,h</text:p>
      <text:p text:style-name="P36">proxkey4rou</text:p>
      <text:p text:style-name="P36"><text:tab/>jr proxkey1rou</text:p>
      <text:p text:style-name="P3"/>
      <text:p text:style-name="P12">;;;;;;;;;;;;;;;;;;;;;;;;;;;;;;;;;;;;;;;;;;;;;;;;;;;;MACHINES</text:p>
      <text:p text:style-name="P12"/>
      <text:p text:style-name="P29">resetmachines</text:p>
      <text:p text:style-name="P29"><text:tab/>ld a,(ix+var1)</text:p>
      <text:p text:style-name="P12"><text:tab/>rlca</text:p>
      <text:p text:style-name="P12"><text:tab/>ld b,a</text:p>
      <text:p text:style-name="P12"><text:tab/>ld a,(ix+colour)</text:p>
      <text:p text:style-name="P12"><text:tab/>and %01111101</text:p>
      <text:p text:style-name="P12"><text:tab/>ld c,a</text:p>
      <text:p text:style-name="P12"><text:tab/>ld a,(ix+var1)</text:p>
      <text:p text:style-name="P12"><text:tab/>rrca</text:p>
      <text:p text:style-name="P12"><text:tab/>or c</text:p>
      <text:p text:style-name="P12"><text:tab/>or b</text:p>
      <text:p text:style-name="P12"><text:tab/>ld (ix+colour),a</text:p>
      <text:p text:style-name="P12"><text:tab/>jp printmoving</text:p>
      <text:p text:style-name="P12">machinesrou<text:tab/>equ rethere</text:p>
      <text:p text:style-name="P12">;;;;;;;;;;;;;;;;;;;;;;;;;;;;;;;;;;;;;;;;;;;;;;;;;;;;DRUNK</text:p>
      <text:p text:style-name="P3"/>
      <text:p text:style-name="P29">checkifdrunk</text:p>
      <text:p text:style-name="P29"><text:tab/>ld a,(drunk)</text:p>
      <text:p text:style-name="P12"><text:tab/>and a</text:p>
      <text:p text:style-name="P12"><text:tab/>ret z</text:p>
      <text:p text:style-name="P12"><text:tab/>dec a</text:p>
      <text:p text:style-name="P12"><text:tab/>ld (drunk),a</text:p>
      <text:p text:style-name="P12"><text:tab/>and %00111111</text:p>
      <text:p text:style-name="P12"><text:tab/>ret nz</text:p>
      <text:p text:style-name="P12"><text:tab/>ld a,(sequence)</text:p>
      <text:p text:style-name="P12"><text:soft-page-break/><text:tab/>cp 2</text:p>
      <text:p text:style-name="P12"><text:tab/>jr c,fallover</text:p>
      <text:p text:style-name="P12"><text:tab/>ld a,(drunk)</text:p>
      <text:p text:style-name="P12"><text:tab/>inc a</text:p>
      <text:p text:style-name="P12"><text:tab/>ld (drunk),a</text:p>
      <text:p text:style-name="P12"><text:tab/>ret</text:p>
      <text:p text:style-name="P12">fallover</text:p>
      <text:p text:style-name="P12"><text:tab/>call random</text:p>
      <text:p text:style-name="P12"><text:tab/>and 1</text:p>
      <text:p text:style-name="P12"><text:tab/>ld b,a</text:p>
      <text:p text:style-name="P53"><text:tab/>di</text:p>
      <text:p text:style-name="P12"><text:tab/>xor a</text:p>
      <text:p text:style-name="P12"><text:tab/>ld (dy),a</text:p>
      <text:p text:style-name="P12"><text:tab/>ld a,1</text:p>
      <text:p text:style-name="P12"><text:tab/>ld (animation),a</text:p>
      <text:p text:style-name="P12"><text:tab/>ld a,b</text:p>
      <text:p text:style-name="P12"><text:tab/>ld (right),a</text:p>
      <text:p text:style-name="P12"><text:tab/>xor 1</text:p>
      <text:p text:style-name="P12"><text:tab/>ld (left),a</text:p>
      <text:p text:style-name="P12"><text:tab/>ld a,4</text:p>
      <text:p text:style-name="P12"><text:tab/>add a,b</text:p>
      <text:p text:style-name="P12"><text:tab/>ld (sequence),a</text:p>
      <text:p text:style-name="P53"><text:tab/>ei</text:p>
      <text:p text:style-name="P12"><text:tab/>ret</text:p>
      <text:p text:style-name="P3"/>
      <text:p text:style-name="P12">;;;;;;;;;;;;;;;;;;;;;;;;;;;;;;;;;;;;;;;;;;;;;;;;;;FILL BUCKET</text:p>
      <text:p text:style-name="P37">turnonfullbucket</text:p>
      <text:p text:style-name="P37"><text:tab/>equ 16+room</text:p>
      <text:p text:style-name="P29">proxmtbucket</text:p>
      <text:p text:style-name="P29"><text:tab/>defb 60<text:tab/>;;room</text:p>
      <text:p text:style-name="P12"><text:tab/>defb 46,144<text:tab/>;;;x,y</text:p>
      <text:p text:style-name="P12"><text:tab/>defb 4,16<text:tab/>;;;w,h</text:p>
      <text:p text:style-name="P29">proxmtbucketrou</text:p>
      <text:p text:style-name="P29"><text:tab/>ld (ix+room),255</text:p>
      <text:p text:style-name="P12"><text:tab/>ld (ix+turnonfullbucket),60</text:p>
      <text:p text:style-name="P12"><text:tab/>ld hl,fillbucketmess</text:p>
      <text:p text:style-name="P12"><text:tab/>jp windowrou</text:p>
      <text:p text:style-name="P12">;;;;;;;;;;;;;;;;;;;;;;;;;;;;;;;;;;;;;;;;;;;;;;;;;;;WATER BEAN STALK</text:p>
      <text:p text:style-name="P29">proxfullbucket</text:p>
      <text:p text:style-name="P29"><text:tab/>defb 58<text:tab/>;;room</text:p>
      <text:p text:style-name="P12"><text:tab/>defb 71,160<text:tab/>;;;x,y</text:p>
      <text:p text:style-name="P12"><text:tab/>defb 8,16<text:tab/>;;;w,h</text:p>
      <text:p text:style-name="P12">proxfullbucketrou</text:p>
      <text:p text:style-name="P12"><text:tab/>ld (ix+room),255</text:p>
      <text:p text:style-name="P12"><text:tab/>ld a,(x)</text:p>
      <text:p text:style-name="P12"><text:tab/>sub 10</text:p>
      <text:p text:style-name="P12"><text:tab/>ld (x),a</text:p>
      <text:p text:style-name="P12"><text:tab/>ld a,2</text:p>
      <text:p text:style-name="P12"><text:tab/>ld (manurehere+var1),a</text:p>
      <text:p text:style-name="P12"><text:tab/>ld hl,throwwateronbeanmess</text:p>
      <text:p text:style-name="P12"><text:tab/>jp windowrou</text:p>
      <text:p text:style-name="P12">;;;;;;;;;;;;;;;;;;;;;;;;;;;;;;;;;;;;;;;;;;;;;;;;;;;;PLANTING BEAN</text:p>
      <text:p text:style-name="P29">proxbean</text:p>
      <text:p text:style-name="P29"><text:tab/>defb 58<text:tab/>;;room</text:p>
      <text:p text:style-name="P12"><text:tab/>defb 71,160<text:tab/>;;;x,y</text:p>
      <text:p text:style-name="P12"><text:tab/>defb 8,16<text:tab/>;;;w,h</text:p>
      <text:p text:style-name="P12">proxbeanrou</text:p>
      <text:p text:style-name="P12"><text:tab/>ld (ix+room),255</text:p>
      <text:p text:style-name="P12"><text:tab/>ld hl,plantbeanmess</text:p>
      <text:p text:style-name="P12"><text:tab/>jp windowrou</text:p>
      <text:p text:style-name="P12">;;;;;;;;;;;;;;;;;;;;;;;;;;;;;;;;;;;;;;;;;;;;;;;;;;;;SHOP KEEPER</text:p>
      <text:p text:style-name="P12"/>
      <text:p text:style-name="P29">shopkeeperrou</text:p>
      <text:p text:style-name="P29"><text:tab/>ld a,(roomno)</text:p>
      <text:p text:style-name="P12"><text:tab/>cp 22</text:p>
      <text:p text:style-name="P12"><text:tab/>ret nz</text:p>
      <text:p text:style-name="P12"><text:tab/>ld a,(shopkeepercount)</text:p>
      <text:p text:style-name="P12"><text:tab/>and a</text:p>
      <text:p text:style-name="P12"><text:tab/>ret z</text:p>
      <text:p text:style-name="P12"><text:tab/>dec a</text:p>
      <text:p text:style-name="P12"><text:tab/>ld (shopkeepercount),a</text:p>
      <text:p text:style-name="P12"><text:tab/>ret nz</text:p>
      <text:p text:style-name="P12"><text:soft-page-break/><text:tab/>ld a,22</text:p>
      <text:p text:style-name="P12"><text:tab/>ld (shopkeeperhere+room),a</text:p>
      <text:p text:style-name="P12"><text:tab/>ld (shopkeeperhere1+room),a</text:p>
      <text:p text:style-name="P12"><text:tab/>ld hl,shopkeeperappearsmess<text:tab/></text:p>
      <text:p text:style-name="P12"><text:tab/>jp windowrou</text:p>
      <text:p text:style-name="P3"/>
      <text:p text:style-name="P3"/>
      <text:p text:style-name="P29">proxshopkeeper</text:p>
      <text:p text:style-name="P29"><text:tab/>defb 22<text:tab/>;;room</text:p>
      <text:p text:style-name="P12"><text:tab/>defb 66,160<text:tab/>;;;x,y</text:p>
      <text:p text:style-name="P12"><text:tab/>defb 8,16<text:tab/>;;;w,h</text:p>
      <text:p text:style-name="P12">proxshopkeeperrou</text:p>
      <text:p text:style-name="P12"><text:tab/>ld a,(shopkeepercount)</text:p>
      <text:p text:style-name="P12"><text:tab/>and a</text:p>
      <text:p text:style-name="P12"><text:tab/>ret nz</text:p>
      <text:p text:style-name="P12"><text:tab/>ld a,(ix+movefrm)</text:p>
      <text:p text:style-name="P12"><text:tab/>cp 7</text:p>
      <text:p text:style-name="P12"><text:tab/>jr nz,notcow</text:p>
      <text:p text:style-name="P12"><text:tab/>ld (ix+room),255</text:p>
      <text:p text:style-name="P12"><text:tab/>ld hl,shoptalk</text:p>
      <text:p text:style-name="P12"><text:tab/>jp talkingtopeople1</text:p>
      <text:p text:style-name="P3"/>
      <text:p text:style-name="P29">notcow</text:p>
      <text:p text:style-name="P29"><text:tab/>ld a,(shopkeeperhere+delaycounter)</text:p>
      <text:p text:style-name="P12"><text:tab/>inc a</text:p>
      <text:p text:style-name="P12"><text:tab/>and 3</text:p>
      <text:p text:style-name="P12"><text:tab/>ld (shopkeeperhere+delaycounter),a</text:p>
      <text:p text:style-name="P12"><text:tab/>ld hl,givingjunkmess</text:p>
      <text:p text:style-name="P12"><text:tab/>jp nz,windowrou</text:p>
      <text:p text:style-name="P12"><text:tab/>ld hl,stopgivingjunkmess</text:p>
      <text:p text:style-name="P12"><text:tab/>jp windowrou</text:p>
      <text:p text:style-name="P3"/>
      <text:p text:style-name="P12">;;;;;;;;;;;;;;;;;;;;;;;;;;;;;;;;;;;;;;;;;;;;;;;;;;;;;LIFT</text:p>
      <text:p text:style-name="P3"/>
      <text:p text:style-name="P29">resetlift</text:p>
      <text:p text:style-name="P29"><text:tab/>ld a,(ix+movey)</text:p>
      <text:p text:style-name="P12"><text:tab/>cp (ix+oldmovex)</text:p>
      <text:p text:style-name="P12"><text:tab/>jr nc,notfirstlift</text:p>
      <text:p text:style-name="P12"><text:tab/>ld a,(ix+oldmovex)</text:p>
      <text:p text:style-name="P12"><text:tab/>ld (ix+movey),a</text:p>
      <text:p text:style-name="P29">notfirstlift</text:p>
      <text:p text:style-name="P29"><text:tab/>ld b,(ix+origy)</text:p>
      <text:p text:style-name="P12"><text:tab/>ld a,(ix+movey)</text:p>
      <text:p text:style-name="P12"><text:tab/>dec b</text:p>
      <text:p text:style-name="P12"><text:tab/>ld (ix+movey),b</text:p>
      <text:p text:style-name="P29">drawdownlp</text:p>
      <text:p text:style-name="P29"><text:tab/>push af</text:p>
      <text:p text:style-name="P12"><text:tab/>inc (ix+movey)</text:p>
      <text:p text:style-name="P12"><text:tab/>call printmoving</text:p>
      <text:p text:style-name="P12"><text:tab/>pop af</text:p>
      <text:p text:style-name="P12"><text:tab/>cp (ix+movey)</text:p>
      <text:p text:style-name="P12"><text:tab/>jr nz,drawdownlp</text:p>
      <text:p text:style-name="P12"><text:tab/>call rublift</text:p>
      <text:p text:style-name="P12"><text:tab/>ld a,(ix+oldmovex)</text:p>
      <text:p text:style-name="P12"><text:tab/>ld (frmy),a</text:p>
      <text:p text:style-name="P12"><text:tab/>ld b,a</text:p>
      <text:p text:style-name="P12"><text:tab/>ld a,(ix+oldmovey)</text:p>
      <text:p text:style-name="P12"><text:tab/>sub b</text:p>
      <text:p text:style-name="P12"><text:tab/>add a,42</text:p>
      <text:p text:style-name="P12"><text:tab/>ld (frmheight),a</text:p>
      <text:p text:style-name="P12"><text:tab/>xor a</text:p>
      <text:p text:style-name="P12"><text:tab/>ld (frmplot),a</text:p>
      <text:p text:style-name="P12"><text:tab/>ld a,7</text:p>
      <text:p text:style-name="P12"><text:tab/>ld (frmattri),a</text:p>
      <text:p text:style-name="P3"><text:tab/>jp plotattris</text:p>
      <text:p text:style-name="P3"/>
      <text:p text:style-name="P29">liftrou</text:p>
      <text:p text:style-name="P29"><text:tab/>ld a,(ix+var1)</text:p>
      <text:p text:style-name="P12"><text:tab/>and a</text:p>
      <text:p text:style-name="P12"><text:tab/>ret z</text:p>
      <text:p text:style-name="P12"><text:tab/>ld l,(ix+movex)</text:p>
      <text:p text:style-name="P12"><text:tab/>ld h,(ix+movey)</text:p>
      <text:p text:style-name="P12"><text:soft-page-break/><text:tab/>dec h</text:p>
      <text:p text:style-name="P12"><text:tab/>dec h</text:p>
      <text:p text:style-name="P12"><text:tab/>ld de,8+48*256</text:p>
      <text:p text:style-name="P12"><text:tab/>push de</text:p>
      <text:p text:style-name="P12"><text:tab/>push hl</text:p>
      <text:p text:style-name="P12"><text:tab/>call proximitycollide</text:p>
      <text:p text:style-name="P12"><text:tab/>pop hl</text:p>
      <text:p text:style-name="P12"><text:tab/>pop de</text:p>
      <text:p text:style-name="P12"><text:tab/>jr nc,movelift</text:p>
      <text:p text:style-name="P12"><text:tab/>ld d,2</text:p>
      <text:p text:style-name="P12"><text:tab/>call proximitycollide</text:p>
      <text:p text:style-name="P12"><text:tab/>jp c,killedbycogs</text:p>
      <text:p text:style-name="P12"><text:tab/>ld a,(x)</text:p>
      <text:p text:style-name="P12"><text:tab/>sub (ix+movex)</text:p>
      <text:p text:style-name="P12"><text:tab/>add a,32</text:p>
      <text:p text:style-name="P12"><text:tab/>cp 3</text:p>
      <text:p text:style-name="P12"><text:tab/>jr nc,stopthelift</text:p>
      <text:p text:style-name="P12"><text:tab/>ld a,(sequence)</text:p>
      <text:p text:style-name="P12"><text:tab/>and a</text:p>
      <text:p text:style-name="P12"><text:tab/>jr z,movelift</text:p>
      <text:p text:style-name="P29">stopthelift</text:p>
      <text:p text:style-name="P29"><text:tab/>ld (ix+oldmovefrm),2</text:p>
      <text:p text:style-name="P3"/>
      <text:p text:style-name="P12"><text:tab/>ld a,(obstructinglift)</text:p>
      <text:p text:style-name="P12"><text:tab/>inc a</text:p>
      <text:p text:style-name="P12"><text:tab/>and 63</text:p>
      <text:p text:style-name="P12"><text:tab/>ld (obstructinglift),a</text:p>
      <text:p text:style-name="P12"><text:tab/>ld hl,obstructingliftmess</text:p>
      <text:p text:style-name="P12"><text:tab/>call z,windowrou</text:p>
      <text:p text:style-name="P12"><text:tab/>jr roundmovelift</text:p>
      <text:p text:style-name="P3"/>
      <text:p text:style-name="P3"/>
      <text:p text:style-name="P29">movelift</text:p>
      <text:p text:style-name="P29"><text:tab/>xor a</text:p>
      <text:p text:style-name="P12"><text:tab/>ld (obstructinglift),a</text:p>
      <text:p text:style-name="P3"/>
      <text:p text:style-name="P29">roundmovelift</text:p>
      <text:p text:style-name="P29"><text:tab/>ld a,(ix+oldmovefrm)</text:p>
      <text:p text:style-name="P12"><text:tab/>and a</text:p>
      <text:p text:style-name="P12"><text:tab/>jr z,justmovelift</text:p>
      <text:p text:style-name="P12"><text:tab/>dec a</text:p>
      <text:p text:style-name="P12"><text:tab/>ld (ix+oldmovefrm),a</text:p>
      <text:p text:style-name="P12"><text:tab/>ret nz</text:p>
      <text:p text:style-name="P29">justmovelift</text:p>
      <text:p text:style-name="P29"><text:tab/>ld a,(ix+var1)</text:p>
      <text:p text:style-name="P12"><text:tab/>and a</text:p>
      <text:p text:style-name="P12"><text:tab/>ret z</text:p>
      <text:p text:style-name="P12"><text:tab/>call rublift</text:p>
      <text:p text:style-name="P12"><text:tab/>ld a,(ix+var1)</text:p>
      <text:p text:style-name="P12"><text:tab/>add a,(ix+movey) </text:p>
      <text:p text:style-name="P12"><text:tab/>ld (ix+movey),a</text:p>
      <text:p text:style-name="P12"><text:tab/>cp (ix+oldmovex)</text:p>
      <text:p text:style-name="P12"><text:tab/>jr z,turnlift</text:p>
      <text:p text:style-name="P12"><text:tab/>cp (ix+oldmovey)</text:p>
      <text:p text:style-name="P12"><text:tab/>jr nz,notturnlift</text:p>
      <text:p text:style-name="P29">turnlift</text:p>
      <text:p text:style-name="P29"><text:tab/>call negvar1</text:p>
      <text:p text:style-name="P12"><text:tab/>ld (ix+oldmovefrm),50</text:p>
      <text:p text:style-name="P12">notturnlift</text:p>
      <text:p text:style-name="P29">printlift</text:p>
      <text:p text:style-name="P29"><text:tab/>call printmoving</text:p>
      <text:p text:style-name="P29">rublift</text:p>
      <text:p text:style-name="P29"><text:tab/>ld a,(ix+movey)</text:p>
      <text:p text:style-name="P12"><text:tab/>push af</text:p>
      <text:p text:style-name="P12"><text:tab/>add a,40</text:p>
      <text:p text:style-name="P12"><text:tab/>ld (ix+movey),a</text:p>
      <text:p text:style-name="P12"><text:tab/>inc (ix+movefrm)</text:p>
      <text:p text:style-name="P12"><text:tab/>set 3,(ix+colour)</text:p>
      <text:p text:style-name="P12"><text:tab/>call printmoving</text:p>
      <text:p text:style-name="P12"><text:tab/>res 3,(ix+colour)</text:p>
      <text:p text:style-name="P12"><text:tab/>pop af</text:p>
      <text:p text:style-name="P12"><text:tab/>ld (ix+movey),a</text:p>
      <text:p text:style-name="P12"><text:soft-page-break/><text:tab/>dec (ix+movefrm)</text:p>
      <text:p text:style-name="P12"><text:tab/>ret</text:p>
      <text:p text:style-name="P3"/>
      <text:p text:style-name="P29">killedbycogs</text:p>
      <text:p text:style-name="P29"><text:tab/>ld hl,killedbyliftmess</text:p>
      <text:p text:style-name="P12"><text:tab/>jp killdizzy</text:p>
      <text:p text:style-name="P3"/>
      <text:p text:style-name="P3"/>
      <text:p text:style-name="P12">;;;;;;;;;;;;;;;;;;;;;;;;;;;;;;;;;;;;;;;;;;;;;;;;;;;PORTCULLIS HERE</text:p>
      <text:p text:style-name="P12"/>
      <text:p text:style-name="P29">resetportcullis</text:p>
      <text:p text:style-name="P29"><text:tab/>ld a,(ix+var1)</text:p>
      <text:p text:style-name="P12"><text:tab/>and a</text:p>
      <text:p text:style-name="P12"><text:tab/>jr nz,resetrope1</text:p>
      <text:p text:style-name="P29">resetrope</text:p>
      <text:p text:style-name="P29"><text:tab/>ld (ix+var1),0</text:p>
      <text:p text:style-name="P12"><text:tab/>ld a,(ix+oldmovey)</text:p>
      <text:p text:style-name="P12"><text:tab/>ld (ix+movey),a</text:p>
      <text:p text:style-name="P29">resetrope1</text:p>
      <text:p text:style-name="P29"><text:tab/>ld b,(ix+origy)</text:p>
      <text:p text:style-name="P12"><text:tab/>ld a,(ix+movey)</text:p>
      <text:p text:style-name="P12"><text:tab/>dec b</text:p>
      <text:p text:style-name="P12"><text:tab/>dec b</text:p>
      <text:p text:style-name="P12"><text:tab/>ld (ix+movey),b</text:p>
      <text:p text:style-name="P29">drawropedownlp</text:p>
      <text:p text:style-name="P29"><text:tab/>push af</text:p>
      <text:p text:style-name="P12"><text:tab/>inc (ix+movey)</text:p>
      <text:p text:style-name="P12"><text:tab/>inc (ix+movey)</text:p>
      <text:p text:style-name="P12"><text:tab/>call printmoving</text:p>
      <text:p text:style-name="P12"><text:tab/>pop af</text:p>
      <text:p text:style-name="P12"><text:tab/>cp (ix+movey)</text:p>
      <text:p text:style-name="P12"><text:tab/>jr nz,drawropedownlp</text:p>
      <text:p text:style-name="P12"><text:tab/>ret</text:p>
      <text:p text:style-name="P3"/>
      <text:p text:style-name="P29">negvar1</text:p>
      <text:p text:style-name="P29"><text:tab/>ld a,(ix+var1)</text:p>
      <text:p text:style-name="P12"><text:tab/>neg</text:p>
      <text:p text:style-name="P12"><text:tab/>ld (ix+var1),a</text:p>
      <text:p text:style-name="P12"><text:tab/>ret</text:p>
      <text:p text:style-name="P3"/>
      <text:p text:style-name="P29">portcullisrou</text:p>
      <text:p text:style-name="P29"><text:tab/>ld a,(ix+var1)</text:p>
      <text:p text:style-name="P12"><text:tab/>and a</text:p>
      <text:p text:style-name="P12"><text:tab/>ret z</text:p>
      <text:p text:style-name="P12"><text:tab/>add a,(ix+movey)</text:p>
      <text:p text:style-name="P12"><text:tab/>ld (ix+movey),a</text:p>
      <text:p text:style-name="P12"><text:tab/>cp (ix+oldmovex)</text:p>
      <text:p text:style-name="P12"><text:tab/>jr z,turnportcullisplusdelay</text:p>
      <text:p text:style-name="P12"><text:tab/>cp (ix+oldmovey)</text:p>
      <text:p text:style-name="P12"><text:tab/>jr nz,notturnportcullis</text:p>
      <text:p text:style-name="P12"><text:tab/>ld (ix+delay),4</text:p>
      <text:p text:style-name="P29">turnportcullis</text:p>
      <text:p text:style-name="P29"><text:tab/>call negvar1</text:p>
      <text:p text:style-name="P12">notturnportcullis</text:p>
      <text:p text:style-name="P12"><text:tab/>call printmoving</text:p>
      <text:p text:style-name="P12"><text:tab/>call collidewithdizzy16</text:p>
      <text:p text:style-name="P12"><text:tab/>ret nc</text:p>
      <text:p text:style-name="P12"><text:tab/>ld a,1</text:p>
      <text:p text:style-name="P12"><text:tab/>ld hl,killedbyportcullis</text:p>
      <text:p text:style-name="P12"><text:tab/>jp killdizzy1</text:p>
      <text:p text:style-name="P3"><text:span text:style-name="T1">turnportcullisplusdelay</text:span><text:tab/></text:p>
      <text:p text:style-name="P12"><text:tab/>ld (ix+delay),0</text:p>
      <text:p text:style-name="P12"><text:tab/>jr turnportcullis</text:p>
      <text:p text:style-name="P3"/>
      <text:p text:style-name="P29">portswitchrou</text:p>
      <text:p text:style-name="P29"><text:tab/>ld a,(pickup)</text:p>
      <text:p text:style-name="P12"><text:tab/>and a</text:p>
      <text:p text:style-name="P12"><text:tab/>ret z</text:p>
      <text:p text:style-name="P12"><text:tab/>call collidewithdizzy16</text:p>
      <text:p text:style-name="P12"><text:tab/>ret nc</text:p>
      <text:p text:style-name="P12"><text:tab/>ld a,(ix+var1)</text:p>
      <text:p text:style-name="P12"><text:tab/>and a</text:p>
      <text:p text:style-name="P12"><text:soft-page-break/><text:tab/>ret nz</text:p>
      <text:p text:style-name="P12"><text:tab/>xor a</text:p>
      <text:p text:style-name="P12"><text:tab/>ld (pickup),a</text:p>
      <text:p text:style-name="P12"><text:tab/>ld a,-2</text:p>
      <text:p text:style-name="P12"><text:tab/>ld (porthere+var1),a</text:p>
      <text:p text:style-name="P12"><text:tab/>ld a,2</text:p>
      <text:p text:style-name="P12"><text:tab/>ld (porthere+delay),a</text:p>
      <text:p text:style-name="P12"><text:tab/>ld a,1</text:p>
      <text:p text:style-name="P12"><text:tab/>ld (ix+var1),a</text:p>
      <text:p text:style-name="P12"><text:tab/>ld hl,throwswitchmess</text:p>
      <text:p text:style-name="P12"><text:tab/>jp windowrou</text:p>
      <text:p text:style-name="P12">resetportswitch<text:tab/>equ resetmachines</text:p>
      <text:p text:style-name="P3"/>
      <text:p text:style-name="P12">;;;;;;;;;;;;;;;;;;;;;;;;;;;;;;;;;;;;;;;;;;;;;;;;;;;;;;;;;DOZY FLOATING</text:p>
      <text:p text:style-name="P12"/>
      <text:p text:style-name="P29">resetdozyfloat</text:p>
      <text:p text:style-name="P29"><text:tab/>ld a,(ix+var1)</text:p>
      <text:p text:style-name="P12"><text:tab/>and a</text:p>
      <text:p text:style-name="P12"><text:tab/>ret z</text:p>
      <text:p text:style-name="P12"><text:tab/>jp printmoving</text:p>
      <text:p text:style-name="P29">dozyfloatrou</text:p>
      <text:p text:style-name="P29"><text:tab/>ld a,(ix+var1)</text:p>
      <text:p text:style-name="P12"><text:tab/>and a</text:p>
      <text:p text:style-name="P12"><text:tab/>ret z</text:p>
      <text:p text:style-name="P12"><text:tab/>call printmoving</text:p>
      <text:p text:style-name="P12"><text:tab/>ld a,(ix+var1)</text:p>
      <text:p text:style-name="P12"><text:tab/>dec a</text:p>
      <text:p text:style-name="P12"><text:tab/>and 3</text:p>
      <text:p text:style-name="P12"><text:tab/>jr nz,stillfloatdozy</text:p>
      <text:p text:style-name="P12"><text:tab/>ld a,(ix+movex)</text:p>
      <text:p text:style-name="P12"><text:tab/>dec a</text:p>
      <text:p text:style-name="P12"><text:tab/>ld (ix+movex),a</text:p>
      <text:p text:style-name="P12"><text:tab/>ld a,4</text:p>
      <text:p text:style-name="P29">stillfloatdozy</text:p>
      <text:p text:style-name="P29"><text:tab/>ld (ix+var1),a</text:p>
      <text:p text:style-name="P12"><text:tab/>dec a</text:p>
      <text:p text:style-name="P12"><text:tab/>cp 3</text:p>
      <text:p text:style-name="P12"><text:tab/>jr nz,okbob</text:p>
      <text:p text:style-name="P12"><text:tab/>ld a,1</text:p>
      <text:p text:style-name="P29">okbob</text:p>
      <text:p text:style-name="P29"><text:tab/>add a,(ix+origy)</text:p>
      <text:p text:style-name="P12"><text:tab/>ld (ix+movey),a</text:p>
      <text:p text:style-name="P12"><text:tab/>call printmoving</text:p>
      <text:p text:style-name="P12"><text:tab/>ld a,(ix+movex)</text:p>
      <text:p text:style-name="P12"><text:tab/>cp 28</text:p>
      <text:p text:style-name="P12"><text:tab/>ret nc</text:p>
      <text:p text:style-name="P12"><text:tab/>ld (ix+var1),0</text:p>
      <text:p text:style-name="P3"><text:span text:style-name="T1"><text:tab/>ret</text:span><text:tab/></text:p>
      <text:p text:style-name="P12">;;;;;;;;;;;;;;;;;;;;;;;;;;;;;;;;;;;;;;;;;;;;;;;;;;;;;;THROWING WATER OF FIRE</text:p>
      <text:p text:style-name="P29">proxjug</text:p>
      <text:p text:style-name="P29"><text:tab/>defb 36<text:tab/>;;room</text:p>
      <text:p text:style-name="P12"><text:tab/>defb 44,150<text:tab/>;;;x,y</text:p>
      <text:p text:style-name="P12"><text:tab/>defb 6,26<text:tab/>;;;w,h</text:p>
      <text:p text:style-name="P29">proxjugrou</text:p>
      <text:p text:style-name="P29"><text:tab/>ld a,255</text:p>
      <text:p text:style-name="P12"><text:tab/>ld (ix+room),a</text:p>
      <text:p text:style-name="P12"><text:tab/>ld (fireout),a</text:p>
      <text:p text:style-name="P12"><text:tab/>ld hl,throwwateronfiremess</text:p>
      <text:p text:style-name="P12"><text:tab/>jp windowrou</text:p>
      <text:p text:style-name="P12">;;;;;;;;;;;;;;;;;;;;;;;;;;;;;;;;;;;;;;;;;;;;;;;;;;;LOOKING AT PICTURE</text:p>
      <text:p text:style-name="P3"/>
      <text:p text:style-name="P29">proxpicture</text:p>
      <text:p text:style-name="P29"><text:tab/>defb 52<text:tab/>;;room</text:p>
      <text:p text:style-name="P12"><text:tab/>defb 62,104<text:tab/>;;;x,y</text:p>
      <text:p text:style-name="P12"><text:tab/>defb 5,16<text:tab/>;;;w,h</text:p>
      <text:p text:style-name="P29">proxpicturerou</text:p>
      <text:p text:style-name="P54"><text:tab/>pop hl</text:p>
      <text:p text:style-name="P53"><text:tab/>ld hl,lookatpicturemess</text:p>
      <text:p text:style-name="P53"><text:tab/>if computer=spectrum</text:p>
      <text:p text:style-name="P53"><text:tab/>ld a,1</text:p>
      <text:p text:style-name="P53"><text:tab/>ld (dontupdatedizzy),a</text:p>
      <text:p text:style-name="P53"><text:tab/>call prtmessage</text:p>
      <text:p text:style-name="P53"><text:soft-page-break/><text:tab/>call handoffandwait</text:p>
      <text:p text:style-name="P53"><text:tab/>ld a,(ifmem128)</text:p>
      <text:p text:style-name="P53"><text:tab/>and a</text:p>
      <text:p text:style-name="P53"><text:tab/>jp z,windowrou1<text:tab/></text:p>
      <text:p text:style-name="P3"><text:tab/><text:span text:style-name="T1">jp dotreasurepic</text:span></text:p>
      <text:p text:style-name="P53"><text:tab/>endif</text:p>
      <text:p text:style-name="P53"><text:tab/>if computer=amstrad</text:p>
      <text:p text:style-name="P53"><text:tab/>jp windowrou<text:tab/></text:p>
      <text:p text:style-name="P53"><text:tab/>endif</text:p>
      <text:p text:style-name="P3"/>
      <text:p text:style-name="P12">;;;;;;;;;;;;;;;;;;;;;;;;;;;;;;;;;;;;;;;;;;;;;;;;;;;RAT </text:p>
      <text:p text:style-name="P3"/>
      <text:p text:style-name="P12">resetrat<text:tab/>equ printmoving</text:p>
      <text:p text:style-name="P29">ratrou</text:p>
      <text:p text:style-name="P29"><text:tab/>bit 7,(ix+movex)</text:p>
      <text:p text:style-name="P12"><text:tab/>ret nz</text:p>
      <text:p text:style-name="P12"><text:tab/>call printmoving</text:p>
      <text:p text:style-name="P12"><text:tab/>ld a,(ix+oldmovefrm)</text:p>
      <text:p text:style-name="P12"><text:tab/>dec a</text:p>
      <text:p text:style-name="P12"><text:tab/>ld (ix+oldmovefrm),a</text:p>
      <text:p text:style-name="P12"><text:tab/>call z,ratnewdir</text:p>
      <text:p text:style-name="P12"><text:tab/>ld a,(ratcount)</text:p>
      <text:p text:style-name="P12"><text:tab/>ld b,a</text:p>
      <text:p text:style-name="P12"><text:tab/>ld a,(ix+movex)</text:p>
      <text:p text:style-name="P12"><text:tab/>add a,(ix+var1)</text:p>
      <text:p text:style-name="P12"><text:tab/>ld (ix+movex),a</text:p>
      <text:p text:style-name="P12"><text:tab/>bit 0,b</text:p>
      <text:p text:style-name="P12"><text:tab/>jr z,notlefthandcheckrat</text:p>
      <text:p text:style-name="P3"><text:span text:style-name="T1"><text:tab/>cp (ix+oldmovey)</text:span><text:tab/></text:p>
      <text:p text:style-name="P12"><text:tab/>jr nz,notlefthandcheckrat</text:p>
      <text:p text:style-name="P12"><text:tab/>call ratnewdir</text:p>
      <text:p text:style-name="P3"><text:span text:style-name="T1">notlefthandcheckrat</text:span><text:tab/></text:p>
      <text:p text:style-name="P12"><text:tab/>cp (ix+oldmovex)</text:p>
      <text:p text:style-name="P12"><text:tab/>jr nz,notrighthandcheckrat</text:p>
      <text:p text:style-name="P12"><text:tab/>call ratnewdir</text:p>
      <text:p text:style-name="P12"><text:tab/>ld a,1</text:p>
      <text:p text:style-name="P12"><text:tab/>ld (ratcount),a</text:p>
      <text:p text:style-name="P12">notrighthandcheckrat</text:p>
      <text:p text:style-name="P12"><text:tab/>call printmoving</text:p>
      <text:p text:style-name="P12"><text:tab/>call collidewithdizzy16</text:p>
      <text:p text:style-name="P12"><text:tab/>jr nc,ratnotgotyou</text:p>
      <text:p text:style-name="P12"><text:tab/>ld hl,ratgotyoumess</text:p>
      <text:p text:style-name="P12"><text:tab/>call killdizzy</text:p>
      <text:p text:style-name="P29">ratnotgotyou</text:p>
      <text:p text:style-name="P29"><text:tab/>ld a,(ix+movex)</text:p>
      <text:p text:style-name="P29">ratcoll</text:p>
      <text:p text:style-name="P29"><text:tab/>cp 1</text:p>
      <text:p text:style-name="P12"><text:tab/>ret nz</text:p>
      <text:p text:style-name="P12"><text:tab/>ld a,255</text:p>
      <text:p text:style-name="P12"><text:tab/>ld (loafhere+room),a</text:p>
      <text:p text:style-name="P12"><text:tab/>ld a,2</text:p>
      <text:p text:style-name="P12"><text:tab/>ld (ratcount),a</text:p>
      <text:p text:style-name="P12"><text:tab/>bit 7,(ix+colour)</text:p>
      <text:p text:style-name="P12"><text:tab/>call z,ratnewdir</text:p>
      <text:p text:style-name="P12"><text:tab/>ld (ix+oldmovefrm),255</text:p>
      <text:p text:style-name="P12"><text:tab/>ld hl,thanksforloafmess</text:p>
      <text:p text:style-name="P3"><text:span text:style-name="T1"><text:tab/>jp windowrou</text:span><text:tab/></text:p>
      <text:p text:style-name="P3"/>
      <text:p text:style-name="P29">ratnewdir</text:p>
      <text:p text:style-name="P29"><text:tab/>call random</text:p>
      <text:p text:style-name="P12"><text:tab/>and 15</text:p>
      <text:p text:style-name="P12"><text:tab/>add a,16</text:p>
      <text:p text:style-name="P12"><text:tab/>ld (ix+oldmovefrm),a</text:p>
      <text:p text:style-name="P3"><text:span text:style-name="T1"><text:tab/>ld a,(ix+colour)</text:span><text:tab/></text:p>
      <text:p text:style-name="P12"><text:tab/>xor 128</text:p>
      <text:p text:style-name="P12"><text:tab/>ld (ix+colour),a</text:p>
      <text:p text:style-name="P12"><text:tab/>jp negvar1</text:p>
      <text:p text:style-name="P3"/>
      <text:p text:style-name="P12">;;;;;;;;;;;;;;;;;;;;;;;;;;;;;;;;;;;;;;;;;;;;;;;;LOAF AND RAT</text:p>
      <text:p text:style-name="P29">proxloaf</text:p>
      <text:p text:style-name="P29"><text:tab/>defb 36<text:tab/>;;room</text:p>
      <text:p text:style-name="P12"><text:tab/>defb 46,64<text:tab/>;;;x,y</text:p>
      <text:p text:style-name="P12"><text:soft-page-break/><text:tab/>defb 40,16<text:tab/>;;;w,h</text:p>
      <text:p text:style-name="P29">proxloafrou</text:p>
      <text:p text:style-name="P29"><text:tab/>ld a,(ix+movex)</text:p>
      <text:p text:style-name="P12"><text:tab/>add a,2</text:p>
      <text:p text:style-name="P12"><text:tab/>ld (ratcoll+1),a</text:p>
      <text:p text:style-name="P12"><text:tab/>ret</text:p>
      <text:p text:style-name="P12">;;;;;;;;;;;;;;;;;;;;;;;;;;;;;;;;;;;;;;;;;;;;;;;TROLL</text:p>
      <text:p text:style-name="P12">resettroll<text:tab/>equ printmoving</text:p>
      <text:p text:style-name="P29">trollrou</text:p>
      <text:p text:style-name="P29"><text:tab/>ld hl,proxtroll</text:p>
      <text:p text:style-name="P12"><text:tab/>jp checkproximity1</text:p>
      <text:p text:style-name="P3"/>
      <text:p text:style-name="P29">proxtroll</text:p>
      <text:p text:style-name="P29"><text:tab/>defb 36<text:tab/>;;room</text:p>
      <text:p text:style-name="P12"><text:tab/>defb 82,136<text:tab/>;;;x,y</text:p>
      <text:p text:style-name="P12"><text:tab/>defb 8,32<text:tab/>;;;w,h</text:p>
      <text:p text:style-name="P29">proxtrollrou</text:p>
      <text:p text:style-name="P70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12"><text:tab/>ld a,4</text:p>
      <text:p text:style-name="P12"><text:tab/>ld (sequence),a</text:p>
      <text:p text:style-name="P12"><text:tab/>ld a,1</text:p>
      <text:p text:style-name="P12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69"><text:tab/>ei</text:p>
      <text:p text:style-name="P3"><text:tab/>ret z</text:p>
      <text:p text:style-name="P12"><text:tab/>ld hl,getbackintheremess</text:p>
      <text:p text:style-name="P12"><text:tab/>ld a,(roomno)</text:p>
      <text:p text:style-name="P12"><text:tab/>cp 36</text:p>
      <text:p text:style-name="P12"><text:tab/>jp z,windowrou</text:p>
      <text:p text:style-name="P12"><text:tab/>ld a,(ix+var1)</text:p>
      <text:p text:style-name="P12"><text:tab/>and a</text:p>
      <text:p text:style-name="P12"><text:tab/>ret nz</text:p>
      <text:p text:style-name="P12"><text:tab/>ld hl,goawaymess</text:p>
      <text:p text:style-name="P12"><text:tab/>jp windowrou</text:p>
      <text:p text:style-name="P3"/>
      <text:p text:style-name="P12">;;;;;;;;;;;;;;;;;;;;;;;;;;;;;;;;;;;;;;;;;;;;;;;APPLE</text:p>
      <text:p text:style-name="P29">proxapple</text:p>
      <text:p text:style-name="P29"><text:tab/>defb 36<text:tab/>;;room</text:p>
      <text:p text:style-name="P12"><text:tab/>defb 78,152<text:tab/>;;;x,y</text:p>
      <text:p text:style-name="P12"><text:tab/>defb 4,16<text:tab/>;;;w,h</text:p>
      <text:p text:style-name="P29">proxapplerou</text:p>
      <text:p text:style-name="P29"><text:tab/>ld (ix+movex),255</text:p>
      <text:p text:style-name="P12"><text:tab/>ld hl,trollgotapplemess</text:p>
      <text:p text:style-name="P12"><text:tab/>jp chatter</text:p>
      <text:p text:style-name="P12">;;;;;;;;;;;;;;;;;;;;;;;;;;;;;;;;;;;;;;;;;;;;;;;;DAGGERS</text:p>
      <text:p text:style-name="P12">resetdagger<text:tab/>equ printmoving</text:p>
      <text:p text:style-name="P29">daggerrou</text:p>
      <text:p text:style-name="P29"><text:tab/>call collidewithdizzy16</text:p>
      <text:p text:style-name="P12"><text:tab/>ret nc</text:p>
      <text:p text:style-name="P12"><text:tab/>ld a,(roomno)</text:p>
      <text:p text:style-name="P12"><text:tab/>cp 94</text:p>
      <text:p text:style-name="P12"><text:tab/>jr z,roomdagok</text:p>
      <text:p text:style-name="P12"><text:tab/>ld a,84</text:p>
      <text:p text:style-name="P12"><text:tab/>ld (startroom),a</text:p>
      <text:p text:style-name="P12"><text:tab/>ld a,56</text:p>
      <text:p text:style-name="P12"><text:tab/>ld (startx),a</text:p>
      <text:p text:style-name="P12"><text:tab/>ld a,176</text:p>
      <text:p text:style-name="P12"><text:tab/>ld (starty),a</text:p>
      <text:p text:style-name="P29">roomdagok</text:p>
      <text:p text:style-name="P29"><text:tab/>ld a,20</text:p>
      <text:p text:style-name="P12"><text:tab/>ld hl,killedbydaggersmess</text:p>
      <text:p text:style-name="P12"><text:tab/>jp killdizzy1</text:p>
      <text:p text:style-name="P12">;;;;;;;;;;;;;;;;;;;;;;;;;;;;;;;;;;;;;;;;;;;;;;;;;DOOR KNOCKER</text:p>
      <text:p text:style-name="P29"><text:soft-page-break/>proxdoor</text:p>
      <text:p text:style-name="P29"><text:tab/>defb 84<text:tab/>;;room</text:p>
      <text:p text:style-name="P12"><text:tab/>defb 34,160<text:tab/>;;;x,y</text:p>
      <text:p text:style-name="P12"><text:tab/>defb 4,16<text:tab/>;;;w,h</text:p>
      <text:p text:style-name="P29">proxdoormess</text:p>
      <text:p text:style-name="P29"><text:tab/>ld a,255</text:p>
      <text:p text:style-name="P12"><text:tab/>ld (doorhere+room),a</text:p>
      <text:p text:style-name="P12"><text:tab/>ld hl,usedoorknockermess</text:p>
      <text:p text:style-name="P12"><text:tab/>jp windowrou</text:p>
      <text:p text:style-name="P12">;;;;;;;;;;;;;;;;;;;;;;;;;;;;;;;;;;;;;;;;;;;;;;;;DOOR</text:p>
      <text:p text:style-name="P29">resetdoor</text:p>
      <text:p text:style-name="P29"><text:tab/>ld a,(ix+var1)</text:p>
      <text:p text:style-name="P12"><text:tab/>and a</text:p>
      <text:p text:style-name="P12"><text:tab/>ret nz</text:p>
      <text:p text:style-name="P12"><text:tab/>jp printmoving</text:p>
      <text:p text:style-name="P12">doorrou<text:tab/>ld a,(sequence)</text:p>
      <text:p text:style-name="P12"><text:tab/>and a</text:p>
      <text:p text:style-name="P12"><text:tab/>ret nz</text:p>
      <text:p text:style-name="P12"><text:tab/>ld hl,proxknox</text:p>
      <text:p text:style-name="P12"><text:tab/>jp checkproximity1</text:p>
      <text:p text:style-name="P12">proxknox<text:tab/>defb 84<text:tab/>;;room</text:p>
      <text:p text:style-name="P12"><text:tab/>defb 34,160<text:tab/>;;;x,y</text:p>
      <text:p text:style-name="P12"><text:tab/>defb 4,16<text:tab/>;;;w,h</text:p>
      <text:p text:style-name="P3"><text:tab/></text:p>
      <text:p text:style-name="P12"><text:tab/>ld a,(doorhere+oldmovex)</text:p>
      <text:p text:style-name="P12"><text:tab/>and a</text:p>
      <text:p text:style-name="P12"><text:tab/>ret nz</text:p>
      <text:p text:style-name="P12"><text:tab/>ld a,1</text:p>
      <text:p text:style-name="P12"><text:tab/>ld (doorhere+oldmovex),a</text:p>
      <text:p text:style-name="P12"><text:tab/>ld hl,knockandentermess</text:p>
      <text:p text:style-name="P12"><text:tab/>jp chatter</text:p>
      <text:p text:style-name="P3"/>
      <text:p text:style-name="P12">;;;;;;;;;;;;;;;;;;;;;;;;;;;;;;;;;;;;;;;;;;;;;;;;;;;;;CROW BAR</text:p>
      <text:p text:style-name="P12">proxcrowbar<text:tab/>defb 55<text:tab/>;;room</text:p>
      <text:p text:style-name="P12"><text:tab/>defb 46,144<text:tab/>;;;x,y</text:p>
      <text:p text:style-name="P12"><text:tab/>defb 8,16<text:tab/>;;;w,h</text:p>
      <text:p text:style-name="P12">proxcrowbarrou<text:tab/>ld a,255</text:p>
      <text:p text:style-name="P12"><text:tab/>ld (ix+room),a</text:p>
      <text:p text:style-name="P12"><text:tab/>ld (welllidhere+room),a</text:p>
      <text:p text:style-name="P12"><text:tab/>ld hl,usecrowbarmess</text:p>
      <text:p text:style-name="P12"><text:tab/>jp windowrou</text:p>
      <text:p text:style-name="P12">;;;;;;;;;;;;;;;;;;;;;;;;;;;;;;;;;;;;;;;;;;;;;;;;;;;PICK AXE</text:p>
      <text:p text:style-name="P12">proxpickaxe<text:tab/>defb 41<text:tab/>;;room</text:p>
      <text:p text:style-name="P12"><text:tab/>defb 36,101<text:tab/>;;;x,y</text:p>
      <text:p text:style-name="P12"><text:tab/>defb 12,20<text:tab/>;;;w,h</text:p>
      <text:p text:style-name="P12">proxpickaxerou<text:tab/>ld (rockhere+room),a</text:p>
      <text:p text:style-name="P12"><text:tab/>ld hl,usepickaxemess</text:p>
      <text:p text:style-name="P12"><text:tab/>jp windowrou</text:p>
      <text:p text:style-name="P12">;;;;;;;;;;;;;;;;;;;;;;;;;;;;;;;;;;;;;;;;;;;;;;;;;;EGG IN NEST</text:p>
      <text:p text:style-name="P12">proxegg<text:tab/>defb 40<text:tab/>;;room</text:p>
      <text:p text:style-name="P12"><text:tab/>defb 54,150<text:tab/>;;;x,y</text:p>
      <text:p text:style-name="P12"><text:tab/>defb 4,20<text:tab/>;;;w,h</text:p>
      <text:p text:style-name="P12">proxeggrou<text:tab/>ld a,255</text:p>
      <text:p text:style-name="P12"><text:tab/>ld (dragonhere1+var1),a</text:p>
      <text:p text:style-name="P12"><text:tab/>ld hl,puteggbackmess</text:p>
      <text:p text:style-name="P12"><text:tab/>jp windowrou</text:p>
      <text:p text:style-name="P12">;;;;;;;;;;;;;;;;;;;;;;;;;;;;;;;;;;;;;;;;;;;;;;;;MINER</text:p>
      <text:p text:style-name="P3"/>
      <text:p text:style-name="P12">resetminer<text:tab/>equ printmoving</text:p>
      <text:p text:style-name="P12">minerrou<text:tab/>ld hl,proxminer</text:p>
      <text:p text:style-name="P12"><text:tab/>jp checkproximity1</text:p>
      <text:p text:style-name="P3"/>
      <text:p text:style-name="P12">proxminer<text:tab/>defb 41<text:tab/>;;room</text:p>
      <text:p text:style-name="P12"><text:tab/>defb 90,120<text:tab/>;;;x,y</text:p>
      <text:p text:style-name="P12"><text:tab/>defb 2,32<text:tab/>;;;w,h</text:p>
      <text:p text:style-name="P12">proxminerou<text:tab/>ld (ix+movex),90</text:p>
      <text:p text:style-name="P12"><text:tab/>ld a,255</text:p>
      <text:p text:style-name="P12"><text:tab/>ld (trollhere+room),a</text:p>
      <text:p text:style-name="P12"><text:tab/>push ix</text:p>
      <text:p text:style-name="P12"><text:tab/>call proxtrollrou</text:p>
      <text:p text:style-name="P12"><text:tab/>pop ix</text:p>
      <text:p text:style-name="P12"><text:tab/>ld (ix+var1),1</text:p>
      <text:p text:style-name="P12"><text:soft-page-break/><text:tab/>ret</text:p>
      <text:p text:style-name="P12">;;;;;;;;;;;;;;;;;;;;;;;;;;;;;;;;;;;;;;;;;;;;;;;;;;RUG TRICK</text:p>
      <text:p text:style-name="P12">proxrug<text:tab/>defb 94<text:tab/>;;room</text:p>
      <text:p text:style-name="P12"><text:tab/>defb 34,152<text:tab/>;;;x,y</text:p>
      <text:p text:style-name="P12"><text:tab/>defb 4,16<text:tab/>;;;w,h</text:p>
      <text:p text:style-name="P12">proxrugrou<text:tab/>ld (ix+room),255</text:p>
      <text:p text:style-name="P12"><text:tab/>ld a,94</text:p>
      <text:p text:style-name="P12"><text:tab/>ld (carpethere+room),a</text:p>
      <text:p text:style-name="P12"><text:tab/>ld (carpethere1+room),a</text:p>
      <text:p text:style-name="P12"><text:tab/>ld hl,userugmess</text:p>
      <text:p text:style-name="P12"><text:tab/>jp windowrou</text:p>
      <text:p text:style-name="P12">;;;;;;;;;;;;;;;;;;;;;;;;;;;;;;;;;;;;;;;;;;;;;;;;;;;DAISY ROUTINE</text:p>
      <text:p text:style-name="P12">resetdaisy<text:tab/>equ printmoving</text:p>
      <text:p text:style-name="P29">daisyrou</text:p>
      <text:p text:style-name="P29"><text:tab/>call collidewithdizzy16</text:p>
      <text:p text:style-name="P12"><text:tab/>jr nc,justinlift</text:p>
      <text:p text:style-name="P12"><text:tab/>ld a,(sequence)</text:p>
      <text:p text:style-name="P12"><text:tab/>and a</text:p>
      <text:p text:style-name="P12"><text:tab/>ret nz</text:p>
      <text:p text:style-name="P40">test</text:p>
      <text:p text:style-name="P11"><text:tab/><text:span text:style-name="T4">ld a,3</text:span></text:p>
      <text:p text:style-name="P69"><text:tab/>call starttune</text:p>
      <text:p text:style-name="P12"><text:tab/>ld hl,gottodaisymess</text:p>
      <text:p text:style-name="P12"><text:tab/>ld a,1</text:p>
      <text:p text:style-name="P12"><text:tab/>ld (dontupdatedizzy),a</text:p>
      <text:p text:style-name="P12"><text:tab/>call prtmessage</text:p>
      <text:p text:style-name="P12"><text:tab/>call handoffandwait</text:p>
      <text:p text:style-name="P3"/>
      <text:p text:style-name="P12"><text:tab/>call theheartdemo</text:p>
      <text:p text:style-name="P3"/>
      <text:p text:style-name="P12"><text:tab/>ld a,94</text:p>
      <text:p text:style-name="P12"><text:tab/>ld (roomno),a</text:p>
      <text:p text:style-name="P12"><text:tab/>ld a,255</text:p>
      <text:p text:style-name="P12"><text:tab/>ld (daisyhere+room),a</text:p>
      <text:p text:style-name="P12"><text:tab/>ld a,73</text:p>
      <text:p text:style-name="P12"><text:tab/>ld (daisy1here+room),a</text:p>
      <text:p text:style-name="P12"><text:tab/>ld hl,daisyrunsmess</text:p>
      <text:p text:style-name="P12"><text:tab/>call windowrou</text:p>
      <text:p text:style-name="P69"><text:tab/>jp musicoff</text:p>
      <text:p text:style-name="P3"/>
      <text:p text:style-name="P3"/>
      <text:p text:style-name="P29">theheartdemo</text:p>
      <text:p text:style-name="P29"><text:tab/>ld a,1</text:p>
      <text:p text:style-name="P12"><text:tab/>ld (dontupdatedizzy),a</text:p>
      <text:p text:style-name="P12"><text:tab/>ld a,3</text:p>
      <text:p text:style-name="P12"><text:tab/>ld (roomno),a<text:tab/><text:tab/>;;;got to daisy <text:s/>;;heart demo</text:p>
      <text:p text:style-name="P12"><text:tab/>call roomsetup</text:p>
      <text:p text:style-name="P12">heartdemo</text:p>
      <text:p text:style-name="P12"><text:tab/>call resethearts</text:p>
      <text:p text:style-name="P3"/>
      <text:p text:style-name="P12"><text:tab/>ld b,255</text:p>
      <text:p text:style-name="P29">allhearts</text:p>
      <text:p text:style-name="P29"><text:tab/>push bc</text:p>
      <text:p text:style-name="P29"><text:tab/>call updatehearts</text:p>
      <text:p text:style-name="P12"><text:tab/>pop bc</text:p>
      <text:p text:style-name="P12"><text:tab/>djnz allhearts</text:p>
      <text:p text:style-name="P12"><text:tab/>ret</text:p>
      <text:p text:style-name="P3"/>
      <text:p text:style-name="P3"/>
      <text:p text:style-name="P3"/>
      <text:p text:style-name="P32">justinlift</text:p>
      <text:p text:style-name="P32"><text:tab/>call printmoving</text:p>
      <text:p text:style-name="P12"><text:tab/>ld a,(daisylifthere+movey)</text:p>
      <text:p text:style-name="P12"><text:tab/>add a,21</text:p>
      <text:p text:style-name="P12"><text:tab/>ld (ix+movey),a</text:p>
      <text:p text:style-name="P32">anidaisy</text:p>
      <text:p text:style-name="P32"><text:tab/>ld a,(ix+colour)</text:p>
      <text:p text:style-name="P12"><text:tab/>xor 128</text:p>
      <text:p text:style-name="P12"><text:tab/>ld (ix+colour),a</text:p>
      <text:p text:style-name="P12"><text:tab/>jp printmoving</text:p>
      <text:p text:style-name="P3"/>
      <text:p text:style-name="P12">;;;;;;;;;;;;;;;;;;;;;;;;;;;;;;;;;;;;;;;;;;;;;;DAISY WITH COINS</text:p>
      <text:p text:style-name="P12"><text:soft-page-break/>;;;;;;;;;;;;;;;;;;;;;;;;;;;;;;;;;;;;;;;;;;;;;;;;;;;DAISY ROUTINE</text:p>
      <text:p text:style-name="P12">resetdaisy1<text:tab/>equ printmoving</text:p>
      <text:p text:style-name="P32">daisyrou1</text:p>
      <text:p text:style-name="P32"><text:tab/>call collidewithdizzy16</text:p>
      <text:p text:style-name="P12"><text:tab/>jr c,doendmessages</text:p>
      <text:p text:style-name="P12"><text:tab/>call printmoving</text:p>
      <text:p text:style-name="P12"><text:tab/>jr anidaisy</text:p>
      <text:p text:style-name="P32">doendmessages</text:p>
      <text:p text:style-name="P32"><text:tab/>ld a,(sequence)</text:p>
      <text:p text:style-name="P12"><text:tab/>and a</text:p>
      <text:p text:style-name="P12"><text:tab/>ret nz</text:p>
      <text:p text:style-name="P12"><text:tab/>ld a,10</text:p>
      <text:p text:style-name="P12"><text:tab/>ld (x),a</text:p>
      <text:p text:style-name="P12"><text:tab/>ld hl,notgotallcoins</text:p>
      <text:p text:style-name="P12"><text:tab/>ld a,(coins)</text:p>
      <text:p text:style-name="P12"><text:tab/>cp 30</text:p>
      <text:p text:style-name="P12"><text:tab/>jp nz,chatter</text:p>
      <text:p text:style-name="P69"><text:tab/>ld a,3</text:p>
      <text:p text:style-name="P69"><text:tab/>call starttune</text:p>
      <text:p text:style-name="P12"><text:tab/>ld hl,gotallcoins</text:p>
      <text:p text:style-name="P12"><text:tab/>ld a,1</text:p>
      <text:p text:style-name="P12"><text:tab/>ld (completedgame),a</text:p>
      <text:p text:style-name="P12"><text:tab/>call chatter</text:p>
      <text:p text:style-name="P12"><text:tab/>jr theheartdemo</text:p>
      <text:p text:style-name="P3"/>
      <text:p text:style-name="P12">;;;;;;;;;;;;;;;;;;;;;;;;;;;;;;;;;;;;;;;;;;;;;;;;;;BRING DAISY LIFT DOWN</text:p>
      <text:p text:style-name="P12"/>
      <text:p text:style-name="P12">resetswitch1<text:tab/>equ printmoving</text:p>
      <text:p text:style-name="P3"/>
      <text:p text:style-name="P32">switchrou1</text:p>
      <text:p text:style-name="P32"><text:tab/>xor a</text:p>
      <text:p text:style-name="P12"><text:tab/>ld (daisylifthere+var1),a</text:p>
      <text:p text:style-name="P12"><text:tab/>ld a,(daisylifthere+movey)</text:p>
      <text:p text:style-name="P12"><text:tab/>cp 100</text:p>
      <text:p text:style-name="P12"><text:tab/>ret nc</text:p>
      <text:p text:style-name="P12"><text:tab/>call printmoving</text:p>
      <text:p text:style-name="P12"><text:tab/>call collidewithdizzy16</text:p>
      <text:p text:style-name="P12"><text:tab/>ld a,0<text:tab/>;;dontchhange</text:p>
      <text:p text:style-name="P12"><text:tab/>adc a,0</text:p>
      <text:p text:style-name="P12"><text:tab/>ld (ix+var1),a</text:p>
      <text:p text:style-name="P12"><text:tab/>call resetmachines</text:p>
      <text:p text:style-name="P12"><text:tab/>bit 0,(ix+var1)</text:p>
      <text:p text:style-name="P12"><text:tab/>ret z</text:p>
      <text:p text:style-name="P12"><text:tab/>ld a,1</text:p>
      <text:p text:style-name="P12"><text:tab/>ld (daisylifthere+var1),a</text:p>
      <text:p text:style-name="P3"><text:tab/><text:span text:style-name="T1">ret</text:span></text:p>
      <text:p text:style-name="P3"/>
      <text:p text:style-name="P3"/>
      <text:p text:style-name="P12">;;;;;;;;;;;;;;;;;;;;;;;;;;;;;;;;;;;;;;;;;;;;;;;;;;;;;HEART DEMO</text:p>
      <text:p text:style-name="P12"/>
      <text:p text:style-name="P12"/>
      <text:p text:style-name="P32">resethearts</text:p>
      <text:p text:style-name="P32"><text:tab/>ld a,(addpatch+1)</text:p>
      <text:p text:style-name="P12"><text:tab/>xor &amp;86~&amp;96<text:tab/><text:tab/>;(add) xor (sub) </text:p>
      <text:p text:style-name="P12"><text:tab/>ld (addpatch+1),a</text:p>
      <text:p text:style-name="P3"/>
      <text:p text:style-name="P12"><text:tab/>xor a</text:p>
      <text:p text:style-name="P12"><text:tab/>ld (frmreverse),a</text:p>
      <text:p text:style-name="P12"><text:tab/>inc a</text:p>
      <text:p text:style-name="P12"><text:tab/>ld (frmplot),a</text:p>
      <text:p text:style-name="P12"><text:tab/>ld a,2</text:p>
      <text:p text:style-name="P12"><text:tab/>ld (frmattri),a</text:p>
      <text:p text:style-name="P3"/>
      <text:p text:style-name="P12"><text:tab/>ld ix,hearttable</text:p>
      <text:p text:style-name="P12"><text:tab/>ld b,32</text:p>
      <text:p text:style-name="P12"><text:tab/>xor a</text:p>
      <text:p text:style-name="P32">resetheartslp</text:p>
      <text:p text:style-name="P32"><text:tab/>push af</text:p>
      <text:p text:style-name="P12"><text:tab/>push bc</text:p>
      <text:p text:style-name="P12"/>
      <text:p text:style-name="P12"><text:tab/>ld (ix+0),a</text:p>
      <text:p text:style-name="P12"><text:tab/>call random</text:p>
      <text:p text:style-name="P12"><text:soft-page-break/><text:tab/>ld (ix+1),a</text:p>
      <text:p text:style-name="P12"><text:tab/>call printheart</text:p>
      <text:p text:style-name="P12"><text:tab/>inc ix</text:p>
      <text:p text:style-name="P12"><text:tab/>inc ix</text:p>
      <text:p text:style-name="P12"><text:tab/>pop bc</text:p>
      <text:p text:style-name="P12"><text:tab/>pop af</text:p>
      <text:p text:style-name="P12"><text:tab/>add a,8</text:p>
      <text:p text:style-name="P12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2"><text:tab/>ld b,32</text:p>
      <text:p text:style-name="P12"><text:tab/>ld ix,hearttable</text:p>
      <text:p text:style-name="P32">updateheartslp</text:p>
      <text:p text:style-name="P32"><text:tab/>push bc</text:p>
      <text:p text:style-name="P12"><text:tab/>call printheart</text:p>
      <text:p text:style-name="P12"><text:tab/>ld a,(ix+0)</text:p>
      <text:p text:style-name="P12"><text:tab/>add a,4</text:p>
      <text:p text:style-name="P12"><text:tab/>ld (ix+0),a</text:p>
      <text:p text:style-name="P12"><text:tab/>call printheart</text:p>
      <text:p text:style-name="P12"><text:tab/>pop bc</text:p>
      <text:p text:style-name="P12"><text:tab/>inc ix</text:p>
      <text:p text:style-name="P12"><text:tab/>inc ix</text:p>
      <text:p text:style-name="P12"><text:tab/>djnz updateheartslp</text:p>
      <text:p text:style-name="P12"><text:tab/>ret</text:p>
      <text:p text:style-name="P3"/>
      <text:p text:style-name="P12">printheart</text:p>
      <text:p text:style-name="P12"><text:tab/>;ix points to pos in table</text:p>
      <text:p text:style-name="P12"><text:tab/>;print single heart (if large)</text:p>
      <text:p text:style-name="P12"/>
      <text:p text:style-name="P12"><text:tab/>ld a,(ix+0)</text:p>
      <text:p text:style-name="P12"><text:tab/>rra</text:p>
      <text:p text:style-name="P12"><text:tab/>rra</text:p>
      <text:p text:style-name="P12"><text:tab/>rra</text:p>
      <text:p text:style-name="P12"><text:tab/>rra</text:p>
      <text:p text:style-name="P12"><text:tab/>rra</text:p>
      <text:p text:style-name="P12"><text:tab/>and 3</text:p>
      <text:p text:style-name="P12"><text:tab/>ret z</text:p>
      <text:p text:style-name="P12"><text:tab/>add a,28</text:p>
      <text:p text:style-name="P12"><text:tab/>ld (frmno),a</text:p>
      <text:p text:style-name="P12"/>
      <text:p text:style-name="P12"><text:tab/>ld a,(ix+1)<text:tab/>;;path 0-255</text:p>
      <text:p text:style-name="P32">addpatch</text:p>
      <text:p text:style-name="P32"><text:tab/>sub a,(ix+0)<text:tab/>;;count 0-255</text:p>
      <text:p text:style-name="P12"><text:tab/>and 127</text:p>
      <text:p text:style-name="P12"><text:tab/>push af</text:p>
      <text:p text:style-name="P12"><text:tab/>call getvalue</text:p>
      <text:p text:style-name="P12"><text:tab/>add a,62</text:p>
      <text:p text:style-name="P12"><text:tab/>ld (frmx),a</text:p>
      <text:p text:style-name="P12"><text:tab/>pop af</text:p>
      <text:p text:style-name="P12"><text:tab/>add a,32</text:p>
      <text:p text:style-name="P12"><text:tab/>and 127</text:p>
      <text:p text:style-name="P12"><text:tab/>call getvalue</text:p>
      <text:p text:style-name="P12"><text:tab/>ld c,a</text:p>
      <text:p text:style-name="P12"><text:tab/>add a,a</text:p>
      <text:p text:style-name="P12"><text:tab/>add a,c</text:p>
      <text:p text:style-name="P12"><text:tab/></text:p>
      <text:p text:style-name="P12"><text:tab/>add a,110</text:p>
      <text:p text:style-name="P12"><text:tab/>ld (frmy),a</text:p>
      <text:p text:style-name="P12"><text:tab/>push ix</text:p>
      <text:p text:style-name="P12"><text:tab/>call findfrmsize</text:p>
      <text:p text:style-name="P12"><text:tab/>call frame</text:p>
      <text:p text:style-name="P12"><text:tab/>pop ix</text:p>
      <text:p text:style-name="P12"><text:tab/>ret</text:p>
      <text:p text:style-name="P3"><text:tab/></text:p>
      <text:p text:style-name="P32">getvalue</text:p>
      <text:p text:style-name="P32"><text:tab/>call getsincos</text:p>
      <text:p text:style-name="P12"><text:tab/>ld b,0</text:p>
      <text:p text:style-name="P12"><text:tab/>bit 7,a</text:p>
      <text:p text:style-name="P12"><text:tab/>jr z,waspos</text:p>
      <text:p text:style-name="P12"><text:tab/>neg</text:p>
      <text:p text:style-name="P12"><text:tab/>ld b,1</text:p>
      <text:p text:style-name="P12"><text:soft-page-break/>waspos</text:p>
      <text:p text:style-name="P12"><text:tab/>ld c,a</text:p>
      <text:p text:style-name="P12"><text:tab/>ld a,(ix+0)</text:p>
      <text:p text:style-name="P12"><text:tab/>push bc</text:p>
      <text:p text:style-name="P12"><text:tab/>call multiply<text:tab/><text:tab/>;max value 127*64</text:p>
      <text:p text:style-name="P12"><text:tab/>pop bc</text:p>
      <text:p text:style-name="P12"><text:tab/>ld a,h<text:tab/>;;a=-63 to +63</text:p>
      <text:p text:style-name="P12"><text:tab/>bit 0,b</text:p>
      <text:p text:style-name="P12"><text:tab/>ret z</text:p>
      <text:p text:style-name="P12"><text:tab/>neg</text:p>
      <text:p text:style-name="P12"><text:tab/>ret</text:p>
      <text:p text:style-name="P3"/>
      <text:p text:style-name="P32">getsincos</text:p>
      <text:p text:style-name="P32"><text:tab/><text:tab/>;entry a=0-127</text:p>
      <text:p text:style-name="P12"><text:tab/><text:tab/>;exit a=-64 to 64</text:p>
      <text:p text:style-name="P12"><text:tab/>srl a<text:tab/><text:tab/>;max=63</text:p>
      <text:p text:style-name="P12"><text:tab/>ld c,a</text:p>
      <text:p text:style-name="P12"><text:tab/>ld b,0</text:p>
      <text:p text:style-name="P12"><text:tab/>ld hl,sincostable</text:p>
      <text:p text:style-name="P12"><text:tab/>add hl,bc</text:p>
      <text:p text:style-name="P12"><text:tab/>ld a,(hl)</text:p>
      <text:p text:style-name="P12"><text:tab/>ret</text:p>
      <text:p text:style-name="P3"/>
      <text:p text:style-name="P32">sincostable</text:p>
      <text:p text:style-name="P32"><text:tab/>defb <text:s/>0, 6,12,18,24,30,35,40,45,49,53,56,59,61,62,63 <text:s/>;;quad 0</text:p>
      <text:p text:style-name="P12"><text:tab/>defb 64,63,62,61,59,56,53,49,45,40,35,30,24,18,12, 6 <text:s/>;;quad 1</text:p>
      <text:p text:style-name="P12"><text:tab/>defb -0,-6,-12,-18,-24,-30,-35,-40,-45,-49,-53,-56,-59,-61,-62,-63 <text:s/>;;quad 2</text:p>
      <text:p text:style-name="P12"><text:tab/>defb -64,-63,-62,-61,-59,-56,-53,-49,-45,-40,-35,-30,-24,-18,-12,-6 <text:s/>;;quad 3</text:p>
      <text:p text:style-name="P3"/>
      <text:p text:style-name="P3"/>
      <text:p text:style-name="P32">multiply</text:p>
      <text:p text:style-name="P32"><text:tab/>;;a=no to mult. c=multiplier <text:s text:c="3"/>hl=ans</text:p>
      <text:p text:style-name="P12"><text:tab/>ld e,a</text:p>
      <text:p text:style-name="P12"><text:tab/>ld b,8</text:p>
      <text:p text:style-name="P12"><text:tab/>ld hl,0</text:p>
      <text:p text:style-name="P12"><text:tab/>ld d,h</text:p>
      <text:p text:style-name="P32">multlp</text:p>
      <text:p text:style-name="P32"><text:tab/>srl c</text:p>
      <text:p text:style-name="P12"><text:tab/>jr nc,noadd</text:p>
      <text:p text:style-name="P12"><text:tab/>add hl,de</text:p>
      <text:p text:style-name="P32">noadd</text:p>
      <text:p text:style-name="P32"><text:tab/>sla e</text:p>
      <text:p text:style-name="P12"><text:tab/>rl d</text:p>
      <text:p text:style-name="P12"><text:tab/>djnz multlp</text:p>
      <text:p text:style-name="P12"><text:tab/>ret</text:p>
      <text:p text:style-name="P3"/>
      <text:p text:style-name="Horizontal_20_Line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53">sndfx<text:tab/>defb 255</text:p>
      <text:p text:style-name="P3"/>
      <text:p text:style-name="P12">frmno<text:tab/>defb 0</text:p>
      <text:p text:style-name="P12">frmx<text:tab/>defb 0</text:p>
      <text:p text:style-name="P12">frmy<text:tab/>defb 0</text:p>
      <text:p text:style-name="P12">frmattri<text:tab/>defb 0</text:p>
      <text:p text:style-name="P12">frmwidth<text:tab/>defb 0</text:p>
      <text:p text:style-name="P12">frmheight<text:tab/>defb 0</text:p>
      <text:p text:style-name="P12">frmplot<text:tab/>defb 0</text:p>
      <text:p text:style-name="P12">frmreverse<text:tab/>defb 0</text:p>
      <text:p text:style-name="P12">frmlocation<text:tab/>defw 0</text:p>
      <text:p text:style-name="P12"><text:soft-page-break/></text:p>
      <text:p text:style-name="P53">windowleft<text:tab/>defb 2+32</text:p>
      <text:p text:style-name="P53">windowright<text:tab/>defb 60+32+2</text:p>
      <text:p text:style-name="P53">windowtop<text:tab/>defb 6*8<text:tab/><text:tab/>;0<text:tab/>alter these directly</text:p>
      <text:p text:style-name="P53">windowbottom<text:tab/>defb 192-8<text:tab/><text:tab/>;192 to change window</text:p>
      <text:p text:style-name="P53"/>
      <text:p text:style-name="P59">closewindow</text:p>
      <text:p text:style-name="P59"><text:tab/>push hl</text:p>
      <text:p text:style-name="P53"><text:tab/>push de</text:p>
      <text:p text:style-name="P53"><text:tab/>ld de,2+32+256*(60+32+2)</text:p>
      <text:p text:style-name="P53"><text:tab/>ld hl,6*8+256*(192-8)</text:p>
      <text:p text:style-name="P59">windower</text:p>
      <text:p text:style-name="P59"><text:tab/>ld (windowleft),de</text:p>
      <text:p text:style-name="P53"><text:tab/>ld (windowtop),hl</text:p>
      <text:p text:style-name="P53"><text:tab/>pop de</text:p>
      <text:p text:style-name="P53"><text:tab/>pop hl</text:p>
      <text:p text:style-name="P53"><text:tab/>ret</text:p>
      <text:p text:style-name="P53"/>
      <text:p text:style-name="P60">openwindow</text:p>
      <text:p text:style-name="P60"><text:tab/>push hl</text:p>
      <text:p text:style-name="P53"><text:tab/>push de</text:p>
      <text:p text:style-name="P53"><text:tab/>ld de,32+256*(64+32)</text:p>
      <text:p text:style-name="P53"><text:tab/>ld hl,0+256*(192-8)</text:p>
      <text:p text:style-name="P53"><text:tab/>jr windower<text:tab/></text:p>
      <text:p text:style-name="P3"/>
      <text:p text:style-name="P41">store_sprite_vars</text:p>
      <text:p text:style-name="P41"><text:tab/>ld h,a</text:p>
      <text:p text:style-name="P41"><text:tab/>ld a,c</text:p>
      <text:p text:style-name="P41"><text:tab/>ld (frmattri),a</text:p>
      <text:p text:style-name="P41"><text:tab/>ld a,b</text:p>
      <text:p text:style-name="P41"><text:tab/>and 3</text:p>
      <text:p text:style-name="P41"><text:tab/>ld (frmplot),a</text:p>
      <text:p text:style-name="P41"><text:tab/>ld a,b</text:p>
      <text:p text:style-name="P41"><text:tab/>rlca</text:p>
      <text:p text:style-name="P41"><text:tab/>and 1</text:p>
      <text:p text:style-name="P41"><text:tab/>ld (frmreverse),a </text:p>
      <text:p text:style-name="P41"><text:tab/>ld a,h</text:p>
      <text:p text:style-name="P41">store_sprite_vars1</text:p>
      <text:p text:style-name="P41"><text:tab/>ld (frmno),a</text:p>
      <text:p text:style-name="P41"><text:tab/>ld a,e</text:p>
      <text:p text:style-name="P41"><text:tab/>ld (frmx),a</text:p>
      <text:p text:style-name="P41"><text:tab/>ld a,l</text:p>
      <text:p text:style-name="P41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9">spriteok</text:p>
      <text:p text:style-name="P9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><text:soft-page-break/></text:p>
      <text:p text:style-name="P3"/>
      <text:p text:style-name="P60">clearattris<text:tab/></text:p>
      <text:p text:style-name="P60"><text:tab/>;a=attri to clear to</text:p>
      <text:p text:style-name="P53"><text:tab/>ld bc,30*256+17</text:p>
      <text:p text:style-name="P53"><text:tab/>ld de,6*256+1 </text:p>
      <text:p text:style-name="P53"><text:tab/>ld hl,attriplotpatch</text:p>
      <text:p text:style-name="P53"><text:tab/>ld (hl),0</text:p>
      <text:p text:style-name="P53"><text:tab/>jp attridir</text:p>
      <text:p text:style-name="P53"/>
      <text:p text:style-name="P60">attribox</text:p>
      <text:p text:style-name="P60"><text:tab/><text:tab/>;a=attri <text:s text:c="2"/>b=width <text:s text:c="2"/>c=height <text:s text:c="2"/>e=x <text:s text:c="2"/>d=y 0=topline</text:p>
      <text:p text:style-name="P53"><text:tab/>ld l,a</text:p>
      <text:p text:style-name="P53"><text:tab/>xor a</text:p>
      <text:p text:style-name="P53"><text:tab/>ld (attriplotpatch),a</text:p>
      <text:p text:style-name="P53"><text:tab/>ld a,(frmplot)</text:p>
      <text:p text:style-name="P53"><text:tab/>cp 1</text:p>
      <text:p text:style-name="P53"><text:tab/>ld a,l</text:p>
      <text:p text:style-name="P53"><text:tab/>jr nz,attridir</text:p>
      <text:p text:style-name="P60">attrixor</text:p>
      <text:p text:style-name="P60"><text:tab/>xor %01000111</text:p>
      <text:p text:style-name="P53"><text:tab/>ld l,a</text:p>
      <text:p text:style-name="P53"><text:tab/>ld a,&amp;ae<text:tab/>;xor (hl)</text:p>
      <text:p text:style-name="P53"><text:tab/>ld (attriplotpatch),a</text:p>
      <text:p text:style-name="P53"><text:tab/>ld a,l</text:p>
      <text:p text:style-name="P60">attridir</text:p>
      <text:p text:style-name="P60"><text:tab/>ld (attricolourpatch+1),a</text:p>
      <text:p text:style-name="P53"><text:tab/>ld a,b</text:p>
      <text:p text:style-name="P53"><text:tab/>ld (attriwidthpatch+1),a</text:p>
      <text:p text:style-name="P53"><text:tab/>ld h,0</text:p>
      <text:p text:style-name="P53"><text:tab/>ld a,d</text:p>
      <text:p text:style-name="P60">atpatch1</text:p>
      <text:p text:style-name="P60"><text:tab/>nop<text:tab/><text:tab/>;;cpl</text:p>
      <text:p text:style-name="P60">atpatch2</text:p>
      <text:p text:style-name="P60"><text:tab/>nop</text:p>
      <text:p text:style-name="P53"><text:tab/>nop<text:tab/><text:tab/>;;add a,29</text:p>
      <text:p text:style-name="P53"><text:tab/>add a,a</text:p>
      <text:p text:style-name="P53"><text:tab/>add a,a</text:p>
      <text:p text:style-name="P53"><text:tab/>add a,a</text:p>
      <text:p text:style-name="P53"><text:tab/>ld l,a</text:p>
      <text:p text:style-name="P53"><text:tab/>ld d,0</text:p>
      <text:p text:style-name="P53"><text:tab/>add hl,hl</text:p>
      <text:p text:style-name="P53"><text:tab/>add hl,hl<text:tab/>;*32</text:p>
      <text:p text:style-name="P53"><text:tab/>add hl,de</text:p>
      <text:p text:style-name="P53"><text:tab/></text:p>
      <text:p text:style-name="P53"><text:tab/>if computer=spectrum</text:p>
      <text:p text:style-name="P60">patchattritable</text:p>
      <text:p text:style-name="P60"><text:tab/>ld de,screenattritable</text:p>
      <text:p text:style-name="P53"><text:tab/>endif</text:p>
      <text:p text:style-name="P53"><text:tab/>if computer=amstrad</text:p>
      <text:p text:style-name="P60">patchattritable</text:p>
      <text:p text:style-name="P60"><text:tab/>ld de,attritable</text:p>
      <text:p text:style-name="P53"><text:tab/>endif</text:p>
      <text:p text:style-name="P53"/>
      <text:p text:style-name="P53"/>
      <text:p text:style-name="P53"><text:tab/>add hl,de</text:p>
      <text:p text:style-name="P60">atpatch3</text:p>
      <text:p text:style-name="P60"><text:tab/>ld de,32<text:tab/>;;patched to -32</text:p>
      <text:p text:style-name="P60">attriylp</text:p>
      <text:p text:style-name="P60"><text:tab/>push hl</text:p>
      <text:p text:style-name="P60">attriwidthpatch</text:p>
      <text:p text:style-name="P60"><text:tab/>ld b,1<text:tab/>;patched</text:p>
      <text:p text:style-name="P53">attrixlp</text:p>
      <text:p text:style-name="P53"/>
      <text:p text:style-name="P60">attricolourpatch</text:p>
      <text:p text:style-name="P60"><text:tab/>ld a,1<text:tab/>;patched</text:p>
      <text:p text:style-name="P60">attriplotpatch</text:p>
      <text:p text:style-name="P60"><text:tab/>xor (hl)<text:tab/>;patched</text:p>
      <text:p text:style-name="P53"><text:tab/>ld (hl),a</text:p>
      <text:p text:style-name="P53"><text:tab/>inc hl</text:p>
      <text:p text:style-name="P53"><text:tab/>djnz attrixlp</text:p>
      <text:p text:style-name="P53"><text:tab/>pop hl</text:p>
      <text:p text:style-name="P53"><text:soft-page-break/><text:tab/>add hl,de</text:p>
      <text:p text:style-name="P53"><text:tab/>dec c</text:p>
      <text:p text:style-name="P53"><text:tab/>jr nz,attriylp</text:p>
      <text:p text:style-name="P53"><text:tab/>ret</text:p>
      <text:p text:style-name="P53"/>
      <text:p text:style-name="P53">plotattris</text:p>
      <text:p text:style-name="P53"><text:tab/>ld a,(spritenothere)</text:p>
      <text:p text:style-name="P53"><text:tab/>and a</text:p>
      <text:p text:style-name="P53"><text:tab/>ret nz</text:p>
      <text:p text:style-name="P53"><text:tab/>ld hl,(windowleft)</text:p>
      <text:p text:style-name="P53"><text:tab/>ld a,(frmwidth)</text:p>
      <text:p text:style-name="P53"><text:tab/>ld b,a</text:p>
      <text:p text:style-name="P53"><text:tab/>ld a,(frmx)</text:p>
      <text:p text:style-name="P53"><text:tab/>ld e,a</text:p>
      <text:p text:style-name="P53"><text:tab/>cp h</text:p>
      <text:p text:style-name="P53"><text:tab/>ret nc</text:p>
      <text:p text:style-name="P53"><text:tab/>add a,b</text:p>
      <text:p text:style-name="P53"><text:tab/>cp l</text:p>
      <text:p text:style-name="P53"><text:tab/>ret c</text:p>
      <text:p text:style-name="P53"><text:tab/>ret z</text:p>
      <text:p text:style-name="P53"><text:tab/>ld a,e</text:p>
      <text:p text:style-name="P53"><text:tab/>sub l</text:p>
      <text:p text:style-name="P53"><text:tab/>jr nc,attriinleft</text:p>
      <text:p text:style-name="P53"><text:tab/>ld e,l</text:p>
      <text:p text:style-name="P53"><text:tab/>add a,b</text:p>
      <text:p text:style-name="P53"><text:tab/>ld b,a</text:p>
      <text:p text:style-name="P60">attriinleft</text:p>
      <text:p text:style-name="P60"><text:tab/>ld a,e</text:p>
      <text:p text:style-name="P53"><text:tab/>add a,b</text:p>
      <text:p text:style-name="P53"><text:tab/>sub h<text:tab/><text:tab/>;windowright</text:p>
      <text:p text:style-name="P53"><text:tab/>jr c,attriinright</text:p>
      <text:p text:style-name="P53"><text:tab/>jr z,attriinright</text:p>
      <text:p text:style-name="P53"><text:tab/>neg</text:p>
      <text:p text:style-name="P53"><text:tab/>add a,b</text:p>
      <text:p text:style-name="P53"><text:tab/>ld b,a</text:p>
      <text:p text:style-name="P60">attriinright</text:p>
      <text:p text:style-name="P60"><text:tab/>ld a,e</text:p>
      <text:p text:style-name="P53"><text:tab/>and 1</text:p>
      <text:p text:style-name="P53"><text:tab/>inc a</text:p>
      <text:p text:style-name="P53"><text:tab/>add a,b</text:p>
      <text:p text:style-name="P53"><text:tab/>ld b,a</text:p>
      <text:p text:style-name="P53"><text:tab/>srl b</text:p>
      <text:p text:style-name="P53"><text:tab/>ld a,e</text:p>
      <text:p text:style-name="P53"><text:tab/>sub 32</text:p>
      <text:p text:style-name="P53"><text:tab/>srl a</text:p>
      <text:p text:style-name="P53"><text:tab/>ld e,a</text:p>
      <text:p text:style-name="P53"/>
      <text:p text:style-name="P53"><text:tab/>ld hl,(windowtop)</text:p>
      <text:p text:style-name="P53"><text:tab/>ld a,(frmheight)</text:p>
      <text:p text:style-name="P53"><text:tab/>ld c,a</text:p>
      <text:p text:style-name="P53"><text:tab/>ld a,(frmy)</text:p>
      <text:p text:style-name="P53"><text:tab/>ld d,a</text:p>
      <text:p text:style-name="P53"><text:tab/>cp h</text:p>
      <text:p text:style-name="P53"><text:tab/>ret nc</text:p>
      <text:p text:style-name="P53"><text:tab/>add a,c</text:p>
      <text:p text:style-name="P53"><text:tab/>cp l</text:p>
      <text:p text:style-name="P53"><text:tab/>ret c</text:p>
      <text:p text:style-name="P53"><text:tab/>ret z</text:p>
      <text:p text:style-name="P53"><text:tab/>ld a,d</text:p>
      <text:p text:style-name="P53"><text:tab/>sub l</text:p>
      <text:p text:style-name="P53"><text:tab/>jr nc,attriintop</text:p>
      <text:p text:style-name="P53"><text:tab/>ld d,l</text:p>
      <text:p text:style-name="P53"><text:tab/>add a,c</text:p>
      <text:p text:style-name="P53"><text:tab/>ld c,a</text:p>
      <text:p text:style-name="P60">attriintop</text:p>
      <text:p text:style-name="P60"><text:tab/>ld a,d</text:p>
      <text:p text:style-name="P53"><text:tab/>add a,c</text:p>
      <text:p text:style-name="P53"><text:tab/>sub h<text:tab/><text:tab/>;windowbottom</text:p>
      <text:p text:style-name="P53"><text:tab/>jr c,attriinbottom</text:p>
      <text:p text:style-name="P53"><text:tab/>jr z,attriinbottom</text:p>
      <text:p text:style-name="P53"><text:tab/>neg</text:p>
      <text:p text:style-name="P53"><text:tab/>add a,c</text:p>
      <text:p text:style-name="P53"><text:soft-page-break/><text:tab/>ld c,a</text:p>
      <text:p text:style-name="P60">attriinbottom</text:p>
      <text:p text:style-name="P60"><text:tab/>ld a,d</text:p>
      <text:p text:style-name="P53"><text:tab/>and 7</text:p>
      <text:p text:style-name="P53"><text:tab/>add a,c</text:p>
      <text:p text:style-name="P53"><text:tab/>add a,7</text:p>
      <text:p text:style-name="P53"><text:tab/>ld c,a</text:p>
      <text:p text:style-name="P53"><text:tab/>srl c</text:p>
      <text:p text:style-name="P53"><text:tab/>srl c</text:p>
      <text:p text:style-name="P53"><text:tab/>srl c</text:p>
      <text:p text:style-name="P53"><text:tab/>srl d</text:p>
      <text:p text:style-name="P53"><text:tab/>srl d</text:p>
      <text:p text:style-name="P53"><text:tab/>srl d</text:p>
      <text:p text:style-name="P53"><text:tab/>ld a,(frmattri)</text:p>
      <text:p text:style-name="P53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1"><text:tab/>if computer=spectrum</text:p>
      <text:p text:style-name="P41">attritable<text:tab/>EQU &amp;5CC6-5*32<text:tab/><text:tab/></text:p>
      <text:p text:style-name="P41">;;<text:tab/>equ $-5*32<text:tab/><text:tab/>;;;;<text:tab/>DEFS 24*32,01000111B</text:p>
      <text:p text:style-name="P41">;;<text:tab/>defs 19*32,01000010b</text:p>
      <text:p text:style-name="P41"/>
      <text:p text:style-name="P41">hearttable<text:tab/>equ attritable+64</text:p>
      <text:p text:style-name="P41"/>
      <text:p text:style-name="P41">screenattritable<text:tab/>equ &amp;5800</text:p>
      <text:p text:style-name="P41"/>
      <text:p text:style-name="P47">scrolledbyte</text:p>
      <text:p text:style-name="P47"><text:tab/>defb 0</text:p>
      <text:p text:style-name="P41"/>
      <text:p text:style-name="P41">frame</text:p>
      <text:p text:style-name="P41"><text:tab/>ld a,(spritenothere)</text:p>
      <text:p text:style-name="P41"><text:tab/>and a</text:p>
      <text:p text:style-name="P41"><text:tab/>ret nz</text:p>
      <text:p text:style-name="P41"/>
      <text:p text:style-name="P41"><text:tab/>ld de,(windowleft)</text:p>
      <text:p text:style-name="P41"/>
      <text:p text:style-name="P41"><text:tab/>ld a,(frmheight)</text:p>
      <text:p text:style-name="P41"><text:tab/>ld (heightcount),a</text:p>
      <text:p text:style-name="P41"><text:tab/>ld a,(frmwidth)</text:p>
      <text:p text:style-name="P41"><text:tab/>ld (widthcount),a</text:p>
      <text:p text:style-name="P41"><text:tab/>ld b,a</text:p>
      <text:p text:style-name="P41"><text:tab/>ld a,(frmx)</text:p>
      <text:p text:style-name="P41"><text:tab/>cp d<text:tab/><text:tab/>;windowright</text:p>
      <text:p text:style-name="P41"><text:tab/>ret nc</text:p>
      <text:p text:style-name="P41"><text:tab/>add a,b</text:p>
      <text:p text:style-name="P41"><text:tab/>ret c</text:p>
      <text:p text:style-name="P41"><text:tab/>dec a</text:p>
      <text:p text:style-name="P41"><text:tab/>cp e<text:tab/><text:tab/>;windowleft</text:p>
      <text:p text:style-name="P41"><text:tab/>ret c</text:p>
      <text:p text:style-name="P41"/>
      <text:p text:style-name="P41"><text:tab/>ld hl,(windowtop)</text:p>
      <text:p text:style-name="P41"><text:tab/>ld a,(frmheight)</text:p>
      <text:p text:style-name="P41"><text:tab/>ld b,a</text:p>
      <text:p text:style-name="P41"><text:tab/>ld a,(frmy)</text:p>
      <text:p text:style-name="P41"><text:tab/>cp h<text:tab/><text:tab/>;windowbottom</text:p>
      <text:p text:style-name="P41"><text:tab/>ret nc</text:p>
      <text:p text:style-name="P41"><text:tab/>add a,b</text:p>
      <text:p text:style-name="P41"><text:tab/>dec a</text:p>
      <text:p text:style-name="P41"><text:tab/>cp l<text:tab/><text:tab/>;windowtop</text:p>
      <text:p text:style-name="P41"><text:tab/>ret c</text:p>
      <text:p text:style-name="P41"><text:tab/><text:tab/><text:tab/>;definately not fully out of window</text:p>
      <text:p text:style-name="P41"/>
      <text:p text:style-name="P41"><text:tab/>ld a,(frmy)</text:p>
      <text:p text:style-name="P41"><text:tab/>ld (frmycoord),a</text:p>
      <text:p text:style-name="P41"><text:soft-page-break/><text:tab/>sub l</text:p>
      <text:p text:style-name="P41"><text:tab/>jr nc,notouttop</text:p>
      <text:p text:style-name="P41"><text:tab/>ld b,a</text:p>
      <text:p text:style-name="P41"><text:tab/>ld a,(heightcount)</text:p>
      <text:p text:style-name="P41"><text:tab/>add a,b</text:p>
      <text:p text:style-name="P41"><text:tab/>ld (heightcount),a</text:p>
      <text:p text:style-name="P41"><text:tab/>ld a,l</text:p>
      <text:p text:style-name="P41"><text:tab/>ld (frmycoord),a</text:p>
      <text:p text:style-name="P41"><text:tab/>push hl</text:p>
      <text:p text:style-name="P41"><text:tab/>ld hl,(frmlocation)</text:p>
      <text:p text:style-name="P41"><text:tab/>ld a,(frmwidth)</text:p>
      <text:p text:style-name="P41"><text:tab/>srl a</text:p>
      <text:p text:style-name="P41"><text:tab/>ld c,a</text:p>
      <text:p text:style-name="P41"><text:tab/>ld a,b</text:p>
      <text:p text:style-name="P41"><text:tab/>ld b,0</text:p>
      <text:p text:style-name="P47">movestartdown</text:p>
      <text:p text:style-name="P47"><text:tab/>add hl,bc</text:p>
      <text:p text:style-name="P41"><text:tab/>inc a</text:p>
      <text:p text:style-name="P41"><text:tab/>jr nz,movestartdown</text:p>
      <text:p text:style-name="P41"><text:tab/>ld (frmlocation),hl</text:p>
      <text:p text:style-name="P41"><text:tab/>pop hl</text:p>
      <text:p text:style-name="P41"/>
      <text:p text:style-name="P41">notouttop</text:p>
      <text:p text:style-name="P41"><text:tab/>ld a,(heightcount)</text:p>
      <text:p text:style-name="P41"><text:tab/>ld b,a</text:p>
      <text:p text:style-name="P41"><text:tab/>ld a,(frmycoord)</text:p>
      <text:p text:style-name="P41"><text:tab/>add a,b</text:p>
      <text:p text:style-name="P41"><text:tab/>dec a</text:p>
      <text:p text:style-name="P41"><text:tab/>sub h<text:tab/><text:tab/>;windowbottom</text:p>
      <text:p text:style-name="P41"><text:tab/>jr c,notoutbottom</text:p>
      <text:p text:style-name="P41"><text:tab/>inc a</text:p>
      <text:p text:style-name="P41"><text:tab/>ld b,a</text:p>
      <text:p text:style-name="P41"><text:tab/>ld a,(heightcount)</text:p>
      <text:p text:style-name="P41"><text:tab/>sub b</text:p>
      <text:p text:style-name="P41"><text:tab/>ld (heightcount),a</text:p>
      <text:p text:style-name="P41">notoutbottom<text:tab/></text:p>
      <text:p text:style-name="P41"><text:tab/>ld a,(frmx)</text:p>
      <text:p text:style-name="P41"><text:tab/>ld (frmxcoord),a</text:p>
      <text:p text:style-name="P41"><text:tab/>xor a</text:p>
      <text:p text:style-name="P41"><text:tab/>ld (addtodef+1),a</text:p>
      <text:p text:style-name="P41"><text:tab/>ld (acrosshalf+1),a</text:p>
      <text:p text:style-name="P41"/>
      <text:p text:style-name="P41"><text:tab/>ld a,(frmx)</text:p>
      <text:p text:style-name="P41"><text:tab/>sub e<text:tab/><text:tab/>;windowleft</text:p>
      <text:p text:style-name="P41"><text:tab/>jr nc,notoutleft</text:p>
      <text:p text:style-name="P41"><text:tab/>neg</text:p>
      <text:p text:style-name="P41"><text:tab/>ld b,a</text:p>
      <text:p text:style-name="P41"><text:tab/>and 1</text:p>
      <text:p text:style-name="P41"><text:tab/>ld (acrosshalf+1),a</text:p>
      <text:p text:style-name="P41"><text:tab/>ld a,(widthcount)</text:p>
      <text:p text:style-name="P41"><text:tab/>sub b</text:p>
      <text:p text:style-name="P41"><text:tab/>ld (widthcount),a</text:p>
      <text:p text:style-name="P41"><text:tab/>ld a,(frmxcoord)</text:p>
      <text:p text:style-name="P41"><text:tab/>add a,b</text:p>
      <text:p text:style-name="P41"><text:tab/>ld (frmxcoord),a</text:p>
      <text:p text:style-name="P41"><text:tab/>ld a,b</text:p>
      <text:p text:style-name="P41"><text:tab/>srl a</text:p>
      <text:p text:style-name="P41"><text:tab/>ld (addtodef+1),a</text:p>
      <text:p text:style-name="P41"><text:tab/>ld c,a</text:p>
      <text:p text:style-name="P41"><text:tab/>ld b,0</text:p>
      <text:p text:style-name="P41"><text:tab/>push hl</text:p>
      <text:p text:style-name="P41"><text:tab/>ld hl,(frmlocation)</text:p>
      <text:p text:style-name="P41"><text:tab/>add hl,bc</text:p>
      <text:p text:style-name="P41"><text:tab/>ld a,(frmreverse)</text:p>
      <text:p text:style-name="P41"><text:tab/>and a</text:p>
      <text:p text:style-name="P41"><text:tab/>jr z,storenewfrmloc</text:p>
      <text:p text:style-name="P41"><text:tab/>sbc hl,bc</text:p>
      <text:p text:style-name="P41"><text:tab/>and a</text:p>
      <text:p text:style-name="P41"><text:tab/>sbc hl,bc</text:p>
      <text:p text:style-name="P47">storenewfrmloc</text:p>
      <text:p text:style-name="P47"><text:tab/>ld (frmlocation),hl</text:p>
      <text:p text:style-name="P41"><text:tab/>pop hl</text:p>
      <text:p text:style-name="P41"><text:soft-page-break/><text:tab/>ld b,a</text:p>
      <text:p text:style-name="P41">notoutleft</text:p>
      <text:p text:style-name="P41"><text:tab/>ld a,(frmxcoord)</text:p>
      <text:p text:style-name="P41"><text:tab/>ld b,a</text:p>
      <text:p text:style-name="P41"><text:tab/>ld a,(widthcount)</text:p>
      <text:p text:style-name="P41"><text:tab/>add a,b</text:p>
      <text:p text:style-name="P41"><text:tab/>dec a</text:p>
      <text:p text:style-name="P41"><text:tab/>sub d</text:p>
      <text:p text:style-name="P41"><text:tab/>jr c,notoutright</text:p>
      <text:p text:style-name="P41"><text:tab/>inc a</text:p>
      <text:p text:style-name="P41"><text:tab/>ld b,a</text:p>
      <text:p text:style-name="P41"><text:tab/>ld a,(widthcount)</text:p>
      <text:p text:style-name="P41"><text:tab/>sub b</text:p>
      <text:p text:style-name="P41"><text:tab/>ld (widthcount),a</text:p>
      <text:p text:style-name="P41"><text:tab/>ld a,b</text:p>
      <text:p text:style-name="P41"><text:tab/>inc a</text:p>
      <text:p text:style-name="P41"><text:tab/>srl a</text:p>
      <text:p text:style-name="P41"><text:tab/>ld b,a</text:p>
      <text:p text:style-name="P41"><text:tab/>ld a,(addtodef+1)</text:p>
      <text:p text:style-name="P41"><text:tab/>add a,b</text:p>
      <text:p text:style-name="P41"><text:tab/>ld (addtodef+1),a</text:p>
      <text:p text:style-name="P41">notoutright</text:p>
      <text:p text:style-name="P41"><text:tab/>ld hl,&amp;23*256+&amp;13<text:tab/><text:tab/>;inc hl <text:s/>inc de</text:p>
      <text:p text:style-name="P41"><text:tab/>ld a,(frmreverse)</text:p>
      <text:p text:style-name="P41"><text:tab/>and a</text:p>
      <text:p text:style-name="P41"><text:tab/>jr z,storeplotbyte</text:p>
      <text:p text:style-name="P41"/>
      <text:p text:style-name="P41"><text:tab/>ld hl,(frmlocation)</text:p>
      <text:p text:style-name="P41"><text:tab/>ld a,(frmwidth)</text:p>
      <text:p text:style-name="P41"><text:tab/>srl a</text:p>
      <text:p text:style-name="P41"><text:tab/>dec a</text:p>
      <text:p text:style-name="P41"><text:tab/>ld c,a</text:p>
      <text:p text:style-name="P41"><text:tab/>ld b,0</text:p>
      <text:p text:style-name="P41"><text:tab/>add hl,bc</text:p>
      <text:p text:style-name="P41"><text:tab/>ld (frmlocation),hl</text:p>
      <text:p text:style-name="P41"><text:tab/>ld a,(frmwidth)</text:p>
      <text:p text:style-name="P41"><text:tab/>res 0,a</text:p>
      <text:p text:style-name="P41"><text:tab/>ld b,a</text:p>
      <text:p text:style-name="P41"><text:tab/>ld a,(addtodef+1)</text:p>
      <text:p text:style-name="P41"><text:tab/>neg</text:p>
      <text:p text:style-name="P41"><text:tab/>add a,b</text:p>
      <text:p text:style-name="P41"><text:tab/>ld (addtodef+1),a</text:p>
      <text:p text:style-name="P41"><text:tab/>ld hl,revbyte</text:p>
      <text:p text:style-name="P41"><text:tab/>ld a,&amp;c3<text:tab/><text:tab/>;;jp</text:p>
      <text:p text:style-name="P47">storeplotbyte</text:p>
      <text:p text:style-name="P47"><text:tab/>ld (plotbytepatch),a</text:p>
      <text:p text:style-name="P41"><text:tab/>ld (plotbytepatch+1),hl</text:p>
      <text:p text:style-name="P41"><text:tab/>ld a,(frmycoord)</text:p>
      <text:p text:style-name="P41"><text:tab/>ld l,a</text:p>
      <text:p text:style-name="P41"><text:tab/>ld h,0</text:p>
      <text:p text:style-name="P41"><text:tab/>add hl,hl</text:p>
      <text:p text:style-name="P41"><text:tab/>ld bc,screentable</text:p>
      <text:p text:style-name="P41"><text:tab/>add hl,bc</text:p>
      <text:p text:style-name="P41"><text:tab/>push hl</text:p>
      <text:p text:style-name="P41"><text:tab/>pop ix </text:p>
      <text:p text:style-name="P41"><text:tab/>ld de,(frmlocation)</text:p>
      <text:p text:style-name="P41"><text:tab/>ld a,(frmxcoord)</text:p>
      <text:p text:style-name="P41"><text:tab/>sub 32</text:p>
      <text:p text:style-name="P41"><text:tab/>srl a</text:p>
      <text:p text:style-name="P41"><text:tab/>jp c,onhalfspacing</text:p>
      <text:p text:style-name="P41"><text:tab/>ld (addacross+1),a</text:p>
      <text:p text:style-name="P41"><text:tab/>ld a,(acrosshalf+1)</text:p>
      <text:p text:style-name="P41"><text:tab/>and a</text:p>
      <text:p text:style-name="P41"><text:tab/>ld a,(addacross+1)</text:p>
      <text:p text:style-name="P41"><text:tab/>jp nz,onhalfspacing1</text:p>
      <text:p text:style-name="P41"/>
      <text:p text:style-name="P41"><text:tab/>ld a,(frmplot)</text:p>
      <text:p text:style-name="P41"><text:tab/>and a</text:p>
      <text:p text:style-name="P41"><text:tab/>jr z,storeplot<text:tab/>;;direct</text:p>
      <text:p text:style-name="P41"><text:tab/>ld a,&amp;ae<text:tab/><text:tab/>;;xor (hl)</text:p>
      <text:p text:style-name="P47">storeplot</text:p>
      <text:p text:style-name="P47"><text:tab/>ld (spritepatch),a</text:p>
      <text:p text:style-name="P41"><text:soft-page-break/></text:p>
      <text:p text:style-name="P41"><text:tab/><text:tab/><text:tab/>;all patches should have been done</text:p>
      <text:p text:style-name="P41"><text:tab/><text:tab/><text:tab/>;ix must be set to screen table position <text:s/></text:p>
      <text:p text:style-name="P41"><text:tab/><text:tab/><text:tab/>;de must point to frm definition</text:p>
      <text:p text:style-name="P41"/>
      <text:p text:style-name="P41"><text:tab/>ld a,(widthcount)</text:p>
      <text:p text:style-name="P41"><text:tab/>srl a</text:p>
      <text:p text:style-name="P41"><text:tab/>ld (widthcount),a</text:p>
      <text:p text:style-name="P47">frmylp</text:p>
      <text:p text:style-name="P47"><text:tab/>ld l,(ix+0)</text:p>
      <text:p text:style-name="P41"><text:tab/>inc ix</text:p>
      <text:p text:style-name="P41"><text:tab/>ld h,(ix+0)</text:p>
      <text:p text:style-name="P41"><text:tab/>inc ix</text:p>
      <text:p text:style-name="P47">addacross</text:p>
      <text:p text:style-name="P47"><text:tab/>ld bc,0000<text:tab/>;patched</text:p>
      <text:p text:style-name="P41"><text:tab/>add hl,bc</text:p>
      <text:p text:style-name="P41"><text:tab/>dec hl</text:p>
      <text:p text:style-name="P41"/>
      <text:p text:style-name="P41"><text:tab/>ld a,(widthcount)</text:p>
      <text:p text:style-name="P41"><text:tab/>ld b,a</text:p>
      <text:p text:style-name="P41">frmxlp</text:p>
      <text:p text:style-name="P41"><text:tab/>ld a,(de)</text:p>
      <text:p text:style-name="P47">plotbytepatch</text:p>
      <text:p text:style-name="P47"><text:tab/>nop<text:tab/><text:tab/><text:tab/>;can be patched</text:p>
      <text:p text:style-name="P41"><text:tab/>inc de<text:tab/><text:tab/>;to give</text:p>
      <text:p text:style-name="P41"><text:tab/>inc hl<text:tab/><text:tab/>;jp revbyte</text:p>
      <text:p text:style-name="P47">spritepatch</text:p>
      <text:p text:style-name="P47"><text:tab/>and (hl)</text:p>
      <text:p text:style-name="P41"><text:tab/>ld (hl),a</text:p>
      <text:p text:style-name="P41"><text:tab/>djnz frmxlp</text:p>
      <text:p text:style-name="P41"/>
      <text:p text:style-name="P41"><text:tab/>ex de,hl</text:p>
      <text:p text:style-name="P47">addtodef</text:p>
      <text:p text:style-name="P47"><text:tab/>ld bc,0000<text:tab/>;patched</text:p>
      <text:p text:style-name="P41"><text:tab/>add hl,bc</text:p>
      <text:p text:style-name="P41"><text:tab/>ex de,hl</text:p>
      <text:p text:style-name="P41"/>
      <text:p text:style-name="P41"><text:tab/>ld a,(heightcount)</text:p>
      <text:p text:style-name="P41"><text:tab/>dec a</text:p>
      <text:p text:style-name="P41"><text:tab/>ld (heightcount),a</text:p>
      <text:p text:style-name="P41"><text:tab/>jr nz,frmylp</text:p>
      <text:p text:style-name="P41"/>
      <text:p text:style-name="P41"><text:tab/>ret</text:p>
      <text:p text:style-name="P41"/>
      <text:p text:style-name="P47">revbyte</text:p>
      <text:p text:style-name="P47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inc hl</text:p>
      <text:p text:style-name="P41"><text:tab/>dec de</text:p>
      <text:p text:style-name="P41"><text:tab/>jp spritepatch</text:p>
      <text:p text:style-name="P41"/>
      <text:p text:style-name="P41"/>
      <text:p text:style-name="P41">onhalfspacing</text:p>
      <text:p text:style-name="P47">onhalfspacing1</text:p>
      <text:p text:style-name="P47"><text:tab/>ld (addacross1+1),a</text:p>
      <text:p text:style-name="P41"><text:tab/>ld a,(addtodef+1)</text:p>
      <text:p text:style-name="P41"><text:tab/>ld (addtodef1+1),a</text:p>
      <text:p text:style-name="P41"/>
      <text:p text:style-name="P41"><text:tab/>ld hl,plotlinedir</text:p>
      <text:p text:style-name="P41"><text:tab/>ld a,(frmplot)</text:p>
      <text:p text:style-name="P41"><text:tab/>and a</text:p>
      <text:p text:style-name="P41"><text:tab/>ld a,(frmreverse)</text:p>
      <text:p text:style-name="P41"><text:tab/>jp z,onhalfdir</text:p>
      <text:p text:style-name="P41"/>
      <text:p text:style-name="P41"><text:tab/>ld hl,plotlinexor</text:p>
      <text:p text:style-name="P41"><text:tab/>and a</text:p>
      <text:p text:style-name="P41"><text:tab/>jp z,storecallpatch</text:p>
      <text:p text:style-name="P41"><text:tab/>ld hl,plotlinexorrev</text:p>
      <text:p text:style-name="P41"><text:tab/>jp storecallpatch</text:p>
      <text:p text:style-name="P41"><text:soft-page-break/></text:p>
      <text:p text:style-name="P47">onhalfdir</text:p>
      <text:p text:style-name="P47"><text:tab/>and a</text:p>
      <text:p text:style-name="P41"><text:tab/>jp z,storecallpatch</text:p>
      <text:p text:style-name="P41"><text:tab/>ld hl,plotlinedirrev</text:p>
      <text:p text:style-name="P41"/>
      <text:p text:style-name="P47">storecallpatch</text:p>
      <text:p text:style-name="P47"><text:tab/>ld (plotlinepatch+1),hl </text:p>
      <text:p text:style-name="P41"/>
      <text:p text:style-name="P41"><text:tab/><text:tab/><text:tab/>;all patches should have been done</text:p>
      <text:p text:style-name="P41"><text:tab/><text:tab/><text:tab/>;ix must be set to screen table position <text:s/></text:p>
      <text:p text:style-name="P41"><text:tab/><text:tab/><text:tab/>;de must point to frm definition</text:p>
      <text:p text:style-name="P41"/>
      <text:p text:style-name="P47">frmylp1</text:p>
      <text:p text:style-name="P47"><text:tab/>ld l,(ix+0)</text:p>
      <text:p text:style-name="P41"><text:tab/>inc ix</text:p>
      <text:p text:style-name="P41"><text:tab/>ld h,(ix+0)</text:p>
      <text:p text:style-name="P41"><text:tab/>inc ix</text:p>
      <text:p text:style-name="P47">addacross1</text:p>
      <text:p text:style-name="P47"><text:tab/>ld bc,0000<text:tab/>;patched</text:p>
      <text:p text:style-name="P41"><text:tab/>add hl,bc</text:p>
      <text:p text:style-name="P41"/>
      <text:p text:style-name="P47">acrosshalf</text:p>
      <text:p text:style-name="P47"><text:tab/>ld a,0<text:tab/>;patched</text:p>
      <text:p text:style-name="P41"><text:tab/>ld (sideofbyte),a</text:p>
      <text:p text:style-name="P41"/>
      <text:p text:style-name="P41"><text:tab/>ld a,(widthcount)</text:p>
      <text:p text:style-name="P41"><text:tab/>ld b,a</text:p>
      <text:p text:style-name="P41">frmxlp1</text:p>
      <text:p text:style-name="P47">plotlinepatch</text:p>
      <text:p text:style-name="P47"><text:tab/>call plotlinexor</text:p>
      <text:p text:style-name="P41"/>
      <text:p text:style-name="P41"/>
      <text:p text:style-name="P41"><text:tab/>ex de,hl</text:p>
      <text:p text:style-name="P47">addtodef1</text:p>
      <text:p text:style-name="P47"><text:tab/>ld bc,0000<text:tab/>;patched</text:p>
      <text:p text:style-name="P41"><text:tab/>add hl,bc</text:p>
      <text:p text:style-name="P41"><text:tab/>ex de,hl</text:p>
      <text:p text:style-name="P41"/>
      <text:p text:style-name="P41"><text:tab/>ld a,(heightcount)</text:p>
      <text:p text:style-name="P41"><text:tab/>dec a</text:p>
      <text:p text:style-name="P41"><text:tab/>ld (heightcount),a</text:p>
      <text:p text:style-name="P41"><text:tab/>jr nz,frmylp1</text:p>
      <text:p text:style-name="P41"/>
      <text:p text:style-name="P41"><text:tab/>ret</text:p>
      <text:p text:style-name="P41"/>
      <text:p text:style-name="P41"/>
      <text:p text:style-name="P47">plotlinexor</text:p>
      <text:p text:style-name="P47"><text:tab/>ld a,(sideofbyte)</text:p>
      <text:p text:style-name="P41"><text:tab/>and a</text:p>
      <text:p text:style-name="P41"><text:tab/>jr z,leftsidexor</text:p>
      <text:p text:style-name="P41"/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jp rightsidexor1</text:p>
      <text:p text:style-name="P41"/>
      <text:p text:style-name="P47">leftsidexor</text:p>
      <text:p text:style-name="P47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c,a</text:p>
      <text:p text:style-name="P41"><text:tab/>and 00001111b</text:p>
      <text:p text:style-name="P41"><text:tab/>xor (hl)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soft-page-break/><text:tab/>ret z</text:p>
      <text:p text:style-name="P41"/>
      <text:p text:style-name="P47">rightsidexor</text:p>
      <text:p text:style-name="P47"><text:tab/>ld a,c</text:p>
      <text:p text:style-name="P47">rightsidexor1</text:p>
      <text:p text:style-name="P47"><text:tab/>and 11110000b</text:p>
      <text:p text:style-name="P41"><text:tab/>xor (hl)</text:p>
      <text:p text:style-name="P41"><text:tab/>ld (hl),a</text:p>
      <text:p text:style-name="P41"><text:tab/>inc de</text:p>
      <text:p text:style-name="P41"><text:tab/>djnz leftsidexor</text:p>
      <text:p text:style-name="P41"><text:tab/>ret</text:p>
      <text:p text:style-name="P41"/>
      <text:p text:style-name="P47">plotlinedir</text:p>
      <text:p text:style-name="P47"><text:tab/>ld a,(sideofbyte)</text:p>
      <text:p text:style-name="P41"><text:tab/>and a</text:p>
      <text:p text:style-name="P41"><text:tab/>jr z,leftsidedir</text:p>
      <text:p text:style-name="P41"/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jp rightsidedir</text:p>
      <text:p text:style-name="P41"/>
      <text:p text:style-name="P47">leftsidedir</text:p>
      <text:p text:style-name="P47"><text:tab/>ld a,(hl)</text:p>
      <text:p text:style-name="P41"><text:tab/>and 11110000b</text:p>
      <text:p text:style-name="P41"><text:tab/>ld c,a</text:p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and 00001111b</text:p>
      <text:p text:style-name="P41"><text:tab/>add a,c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7">rightsidedir</text:p>
      <text:p text:style-name="P47"><text:tab/>ld a,(hl)</text:p>
      <text:p text:style-name="P41"><text:tab/>and 00001111b</text:p>
      <text:p text:style-name="P41"><text:tab/>ld c,a</text:p>
      <text:p text:style-name="P41"/>
      <text:p text:style-name="P41"><text:tab/>ld a,(scrolledbyte)</text:p>
      <text:p text:style-name="P41"><text:tab/>and 11110000b</text:p>
      <text:p text:style-name="P41"><text:tab/>add a,c</text:p>
      <text:p text:style-name="P41"><text:tab/>ld (hl),a</text:p>
      <text:p text:style-name="P41"><text:tab/>inc de</text:p>
      <text:p text:style-name="P41"><text:tab/>djnz leftsidedir</text:p>
      <text:p text:style-name="P41"><text:tab/>ret</text:p>
      <text:p text:style-name="P41"/>
      <text:p text:style-name="P41"/>
      <text:p text:style-name="P47">plotlinexorrev</text:p>
      <text:p text:style-name="P47"><text:tab/>ld a,(sideofbyte)</text:p>
      <text:p text:style-name="P41"><text:tab/>and a</text:p>
      <text:p text:style-name="P41"><text:tab/>jr z,leftsidexorrev</text:p>
      <text:p text:style-name="P41"/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soft-page-break/><text:tab/>jp rightsidexorrev1</text:p>
      <text:p text:style-name="P41"/>
      <text:p text:style-name="P47">leftsidexorrev</text:p>
      <text:p text:style-name="P47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c,a</text:p>
      <text:p text:style-name="P41"><text:tab/>and 00001111b</text:p>
      <text:p text:style-name="P41"><text:tab/>xor (hl)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7">rightsidexorrev</text:p>
      <text:p text:style-name="P47"><text:tab/>ld a,c</text:p>
      <text:p text:style-name="P47">rightsidexorrev1</text:p>
      <text:p text:style-name="P47"><text:tab/>and 11110000b</text:p>
      <text:p text:style-name="P41"><text:tab/>xor (hl)</text:p>
      <text:p text:style-name="P41"><text:tab/>ld (hl),a</text:p>
      <text:p text:style-name="P41"><text:tab/>dec de</text:p>
      <text:p text:style-name="P41"><text:tab/>djnz leftsidexorrev</text:p>
      <text:p text:style-name="P41"><text:tab/>ret</text:p>
      <text:p text:style-name="P41"/>
      <text:p text:style-name="P47">plotlinedirrev</text:p>
      <text:p text:style-name="P47"><text:tab/>ld a,(sideofbyte)</text:p>
      <text:p text:style-name="P41"><text:tab/>and a</text:p>
      <text:p text:style-name="P41"><text:tab/>jr z,leftsidedirrev</text:p>
      <text:p text:style-name="P41"/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jp rightsidedirrev</text:p>
      <text:p text:style-name="P41"/>
      <text:p text:style-name="P47">leftsidedirrev</text:p>
      <text:p text:style-name="P47"><text:tab/>ld a,(hl)</text:p>
      <text:p text:style-name="P41"><text:tab/>and 11110000b</text:p>
      <text:p text:style-name="P41"><text:tab/>ld c,a</text:p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and 00001111b</text:p>
      <text:p text:style-name="P41"><text:tab/>add a,c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><text:soft-page-break/></text:p>
      <text:p text:style-name="P47">rightsidedirrev</text:p>
      <text:p text:style-name="P47"><text:tab/>ld a,(hl)</text:p>
      <text:p text:style-name="P41"><text:tab/>and 00001111b</text:p>
      <text:p text:style-name="P41"><text:tab/>ld c,a</text:p>
      <text:p text:style-name="P41"/>
      <text:p text:style-name="P41"><text:tab/>ld a,(scrolledbyte)</text:p>
      <text:p text:style-name="P41"><text:tab/>and 11110000b</text:p>
      <text:p text:style-name="P41"><text:tab/>add a,c</text:p>
      <text:p text:style-name="P41"><text:tab/>ld (hl),a</text:p>
      <text:p text:style-name="P41"><text:tab/>dec de</text:p>
      <text:p text:style-name="P41"><text:tab/>djnz leftsidedirrev</text:p>
      <text:p text:style-name="P41"><text:tab/>ret</text:p>
      <text:p text:style-name="P41"/>
      <text:p text:style-name="P41"/>
      <text:p text:style-name="P41"/>
      <text:p text:style-name="P41"><text:tab/>endif<text:tab/><text:tab/>;end spectrum</text:p>
      <text:p text:style-name="P3"/>
      <text:p text:style-name="P3"/>
      <text:p text:style-name="P12"><text:tab/>if computer=amstrad</text:p>
      <text:p text:style-name="P3"/>
      <text:p text:style-name="P41">attritable<text:tab/>EQU &amp;AF00<text:tab/><text:tab/><text:tab/>;;DEFS 32*24,64+2</text:p>
      <text:p text:style-name="P3"/>
      <text:p text:style-name="P12">hearttable<text:tab/>equ attritable</text:p>
      <text:p text:style-name="P3"/>
      <text:p text:style-name="P12">frame</text:p>
      <text:p text:style-name="P12"><text:tab/>ld a,(spritenothere)</text:p>
      <text:p text:style-name="P12"><text:tab/>and a</text:p>
      <text:p text:style-name="P12"><text:tab/>ret nz</text:p>
      <text:p text:style-name="P12"/>
      <text:p text:style-name="P12"><text:tab/>call doplottype</text:p>
      <text:p text:style-name="P12"><text:tab/>call docolour</text:p>
      <text:p text:style-name="P12"/>
      <text:p text:style-name="P12"><text:tab/>ld de,(windowleft)</text:p>
      <text:p text:style-name="P12"/>
      <text:p text:style-name="P12"><text:tab/>ld a,(frmheight)</text:p>
      <text:p text:style-name="P12"><text:tab/>ld (heightcount),a</text:p>
      <text:p text:style-name="P12"><text:tab/>ld a,(frmwidth)</text:p>
      <text:p text:style-name="P12"><text:tab/>ld (widthcount),a</text:p>
      <text:p text:style-name="P12"><text:tab/>ld b,a</text:p>
      <text:p text:style-name="P12"><text:tab/>ld a,(frmx)</text:p>
      <text:p text:style-name="P12"><text:tab/>cp d<text:tab/><text:tab/>;windowright</text:p>
      <text:p text:style-name="P12"><text:tab/>ret nc</text:p>
      <text:p text:style-name="P12"><text:tab/>add a,b</text:p>
      <text:p text:style-name="P12"><text:tab/>ret c</text:p>
      <text:p text:style-name="P12"><text:tab/>dec a</text:p>
      <text:p text:style-name="P12"><text:tab/>cp e<text:tab/><text:tab/>;windowleft</text:p>
      <text:p text:style-name="P12"><text:tab/>ret c</text:p>
      <text:p text:style-name="P12"/>
      <text:p text:style-name="P12"><text:tab/>ld hl,(windowtop)</text:p>
      <text:p text:style-name="P12"><text:tab/>ld a,(frmheight)</text:p>
      <text:p text:style-name="P12"><text:tab/>ld b,a</text:p>
      <text:p text:style-name="P12"><text:tab/>ld a,(frmy)</text:p>
      <text:p text:style-name="P12"><text:tab/>cp h<text:tab/><text:tab/>;windowbottom</text:p>
      <text:p text:style-name="P12"><text:tab/>ret nc</text:p>
      <text:p text:style-name="P12"><text:tab/>add a,b</text:p>
      <text:p text:style-name="P12"><text:tab/>dec a</text:p>
      <text:p text:style-name="P12"><text:tab/>cp l<text:tab/><text:tab/>;windowtop</text:p>
      <text:p text:style-name="P12"><text:tab/>ret c</text:p>
      <text:p text:style-name="P12"><text:tab/><text:tab/><text:tab/>;definately not fully out of window</text:p>
      <text:p text:style-name="P12"/>
      <text:p text:style-name="P12"><text:tab/>ld a,(frmy)</text:p>
      <text:p text:style-name="P12"><text:tab/>ld (frmycoord),a</text:p>
      <text:p text:style-name="P12"><text:tab/>sub l</text:p>
      <text:p text:style-name="P12"><text:tab/>jr nc,notouttop</text:p>
      <text:p text:style-name="P12"><text:tab/>ld b,a</text:p>
      <text:p text:style-name="P12"><text:tab/>ld a,(heightcount)</text:p>
      <text:p text:style-name="P12"><text:tab/>add a,b</text:p>
      <text:p text:style-name="P12"><text:tab/>ld (heightcount),a</text:p>
      <text:p text:style-name="P12"><text:tab/>ld a,l</text:p>
      <text:p text:style-name="P12"><text:tab/>ld (frmycoord),a</text:p>
      <text:p text:style-name="P12"><text:tab/>push hl</text:p>
      <text:p text:style-name="P12"><text:soft-page-break/><text:tab/>ld hl,(frmlocation)</text:p>
      <text:p text:style-name="P12"><text:tab/>ld a,(frmwidth)</text:p>
      <text:p text:style-name="P12"><text:tab/>srl a</text:p>
      <text:p text:style-name="P12"><text:tab/>ld c,a</text:p>
      <text:p text:style-name="P12"><text:tab/>ld a,b</text:p>
      <text:p text:style-name="P12"><text:tab/>ld b,0</text:p>
      <text:p text:style-name="P24">movestartdown</text:p>
      <text:p text:style-name="P24"><text:tab/>add hl,bc</text:p>
      <text:p text:style-name="P12"><text:tab/>inc a</text:p>
      <text:p text:style-name="P12"><text:tab/>jr nz,movestartdown</text:p>
      <text:p text:style-name="P12"><text:tab/>ld (frmlocation),hl</text:p>
      <text:p text:style-name="P12"><text:tab/>pop hl</text:p>
      <text:p text:style-name="P12"/>
      <text:p text:style-name="P12">notouttop</text:p>
      <text:p text:style-name="P12"><text:tab/>ld a,(heightcount)</text:p>
      <text:p text:style-name="P12"><text:tab/>ld b,a</text:p>
      <text:p text:style-name="P12"><text:tab/>ld a,(frmycoord)</text:p>
      <text:p text:style-name="P12"><text:tab/>add a,b</text:p>
      <text:p text:style-name="P12"><text:tab/>dec a</text:p>
      <text:p text:style-name="P12"><text:tab/>sub h<text:tab/><text:tab/>;windowbottom</text:p>
      <text:p text:style-name="P12"><text:tab/>jr c,notoutbottom</text:p>
      <text:p text:style-name="P12"><text:tab/>inc a</text:p>
      <text:p text:style-name="P12"><text:tab/>ld b,a</text:p>
      <text:p text:style-name="P12"><text:tab/>ld a,(heightcount)</text:p>
      <text:p text:style-name="P12"><text:tab/>sub b</text:p>
      <text:p text:style-name="P12"><text:tab/>ld (heightcount),a</text:p>
      <text:p text:style-name="P12">notoutbottom<text:tab/></text:p>
      <text:p text:style-name="P12"><text:tab/>ld a,(frmx)</text:p>
      <text:p text:style-name="P12"><text:tab/>ld (frmxcoord),a</text:p>
      <text:p text:style-name="P12"><text:tab/>xor a</text:p>
      <text:p text:style-name="P12"><text:tab/>ld (addtodef+1),a</text:p>
      <text:p text:style-name="P12"><text:tab/>ld (acrosshalf+1),a</text:p>
      <text:p text:style-name="P12"/>
      <text:p text:style-name="P12"><text:tab/>ld a,(frmx)</text:p>
      <text:p text:style-name="P12"><text:tab/>sub e<text:tab/><text:tab/>;windowleft</text:p>
      <text:p text:style-name="P12"><text:tab/>jr nc,notoutleft</text:p>
      <text:p text:style-name="P12"><text:tab/>neg</text:p>
      <text:p text:style-name="P12"><text:tab/>ld b,a</text:p>
      <text:p text:style-name="P12"><text:tab/>and 1</text:p>
      <text:p text:style-name="P12"><text:tab/>ld (acrosshalf+1),a</text:p>
      <text:p text:style-name="P12"><text:tab/>ld a,(widthcount)</text:p>
      <text:p text:style-name="P12"><text:tab/>sub b</text:p>
      <text:p text:style-name="P12"><text:tab/>ld (widthcount),a</text:p>
      <text:p text:style-name="P12"><text:tab/>ld a,(frmxcoord)</text:p>
      <text:p text:style-name="P12"><text:tab/>add a,b</text:p>
      <text:p text:style-name="P12"><text:tab/>ld (frmxcoord),a</text:p>
      <text:p text:style-name="P12"><text:tab/>ld a,b</text:p>
      <text:p text:style-name="P12"><text:tab/>srl a</text:p>
      <text:p text:style-name="P12"><text:tab/>ld (addtodef+1),a</text:p>
      <text:p text:style-name="P12"><text:tab/>ld c,a</text:p>
      <text:p text:style-name="P12"><text:tab/>ld b,0</text:p>
      <text:p text:style-name="P12"><text:tab/>push hl</text:p>
      <text:p text:style-name="P12"><text:tab/>ld hl,(frmlocation)</text:p>
      <text:p text:style-name="P12"><text:tab/>add hl,bc</text:p>
      <text:p text:style-name="P12"><text:tab/>ld a,(frmreverse)</text:p>
      <text:p text:style-name="P12"><text:tab/>and a</text:p>
      <text:p text:style-name="P12"><text:tab/>jr z,storenewfrmloc</text:p>
      <text:p text:style-name="P12"><text:tab/>sbc hl,bc</text:p>
      <text:p text:style-name="P12"><text:tab/>and a</text:p>
      <text:p text:style-name="P12"><text:tab/>sbc hl,bc</text:p>
      <text:p text:style-name="P24">storenewfrmloc</text:p>
      <text:p text:style-name="P24"><text:tab/>ld (frmlocation),hl</text:p>
      <text:p text:style-name="P12"><text:tab/>pop hl</text:p>
      <text:p text:style-name="P12"><text:tab/>ld b,a</text:p>
      <text:p text:style-name="P12">notoutleft</text:p>
      <text:p text:style-name="P12"><text:tab/>ld a,(frmxcoord)</text:p>
      <text:p text:style-name="P12"><text:tab/>ld b,a</text:p>
      <text:p text:style-name="P12"><text:tab/>ld a,(widthcount)</text:p>
      <text:p text:style-name="P12"><text:tab/>add a,b</text:p>
      <text:p text:style-name="P12"><text:tab/>dec a</text:p>
      <text:p text:style-name="P12"><text:tab/>sub d</text:p>
      <text:p text:style-name="P12"><text:tab/>jr c,notoutright</text:p>
      <text:p text:style-name="P12"><text:soft-page-break/><text:tab/>inc a</text:p>
      <text:p text:style-name="P12"><text:tab/>ld b,a</text:p>
      <text:p text:style-name="P12"><text:tab/>ld a,(widthcount)</text:p>
      <text:p text:style-name="P12"><text:tab/>sub b</text:p>
      <text:p text:style-name="P12"><text:tab/>ld (widthcount),a</text:p>
      <text:p text:style-name="P12"><text:tab/>ld a,b</text:p>
      <text:p text:style-name="P12"><text:tab/>inc a</text:p>
      <text:p text:style-name="P12"><text:tab/>srl a</text:p>
      <text:p text:style-name="P12"><text:tab/>ld b,a</text:p>
      <text:p text:style-name="P12"><text:tab/>ld a,(addtodef+1)</text:p>
      <text:p text:style-name="P12"><text:tab/>add a,b</text:p>
      <text:p text:style-name="P12"><text:tab/>ld (addtodef+1),a</text:p>
      <text:p text:style-name="P12">notoutright</text:p>
      <text:p text:style-name="P12"><text:tab/>ld hl,plotbyte</text:p>
      <text:p text:style-name="P12"><text:tab/>ld a,(frmreverse)</text:p>
      <text:p text:style-name="P12"><text:tab/>and a</text:p>
      <text:p text:style-name="P12"><text:tab/>jr z,storeplotbyte</text:p>
      <text:p text:style-name="P12"><text:tab/>ld iy,multrevtable</text:p>
      <text:p text:style-name="P12"><text:tab/>ld hl,(frmlocation)</text:p>
      <text:p text:style-name="P12"><text:tab/>ld a,(frmwidth)</text:p>
      <text:p text:style-name="P12"><text:tab/>srl a</text:p>
      <text:p text:style-name="P12"><text:tab/>dec a</text:p>
      <text:p text:style-name="P12"><text:tab/>ld c,a</text:p>
      <text:p text:style-name="P12"><text:tab/>ld b,0</text:p>
      <text:p text:style-name="P12"><text:tab/>add hl,bc</text:p>
      <text:p text:style-name="P12"><text:tab/>ld (frmlocation),hl</text:p>
      <text:p text:style-name="P12"><text:tab/>ld a,(frmwidth)</text:p>
      <text:p text:style-name="P12"><text:tab/>res 0,a</text:p>
      <text:p text:style-name="P12"><text:tab/>ld b,a</text:p>
      <text:p text:style-name="P12"><text:tab/>ld a,(addtodef+1)</text:p>
      <text:p text:style-name="P12"><text:tab/>neg</text:p>
      <text:p text:style-name="P12"><text:tab/>add a,b</text:p>
      <text:p text:style-name="P12"><text:tab/>ld (addtodef+1),a</text:p>
      <text:p text:style-name="P12"><text:tab/>ld hl,plotbyterev</text:p>
      <text:p text:style-name="P24">storeplotbyte</text:p>
      <text:p text:style-name="P24"><text:tab/>ld (plotbytepatch+1),hl</text:p>
      <text:p text:style-name="P12"><text:tab/>ld a,(frmycoord)</text:p>
      <text:p text:style-name="P12"><text:tab/>ld l,a</text:p>
      <text:p text:style-name="P12"><text:tab/>ld h,0</text:p>
      <text:p text:style-name="P12"><text:tab/>add hl,hl</text:p>
      <text:p text:style-name="P12"><text:tab/>ld bc,screentable</text:p>
      <text:p text:style-name="P12"><text:tab/>add hl,bc</text:p>
      <text:p text:style-name="P12"><text:tab/>push hl</text:p>
      <text:p text:style-name="P12"><text:tab/>pop ix </text:p>
      <text:p text:style-name="P12"><text:tab/>ld de,(frmlocation)</text:p>
      <text:p text:style-name="P12"><text:tab/>ld a,(frmxcoord)</text:p>
      <text:p text:style-name="P12"><text:tab/>sub 32</text:p>
      <text:p text:style-name="P12"><text:tab/>ld (addacross+1),a</text:p>
      <text:p text:style-name="P12"><text:tab/><text:tab/><text:tab/>;all patches should have been done</text:p>
      <text:p text:style-name="P12"><text:tab/><text:tab/><text:tab/>;ix must be set to screen table position <text:s/></text:p>
      <text:p text:style-name="P12"><text:tab/><text:tab/><text:tab/>;de must point to frm definition</text:p>
      <text:p text:style-name="P12"/>
      <text:p text:style-name="P24">frmylp</text:p>
      <text:p text:style-name="P24"><text:tab/>ld l,(ix+0)</text:p>
      <text:p text:style-name="P12"><text:tab/>inc ix</text:p>
      <text:p text:style-name="P12"><text:tab/>ld h,(ix+0)</text:p>
      <text:p text:style-name="P12"><text:tab/>inc ix</text:p>
      <text:p text:style-name="P24">addacross</text:p>
      <text:p text:style-name="P24"><text:tab/>ld bc,0000<text:tab/>;patched</text:p>
      <text:p text:style-name="P12"><text:tab/>add hl,bc</text:p>
      <text:p text:style-name="P12"/>
      <text:p text:style-name="P24">acrosshalf</text:p>
      <text:p text:style-name="P24"><text:tab/>ld a,0<text:tab/>;patched</text:p>
      <text:p text:style-name="P12"><text:tab/>ld (sideofbyte),a</text:p>
      <text:p text:style-name="P12"/>
      <text:p text:style-name="P12"><text:tab/>ld a,(widthcount)</text:p>
      <text:p text:style-name="P12"><text:tab/>ld b,a</text:p>
      <text:p text:style-name="P12">frmxlp</text:p>
      <text:p text:style-name="P24">plotbytepatch</text:p>
      <text:p text:style-name="P24"><text:tab/>call plotbyte</text:p>
      <text:p text:style-name="P12"><text:tab/>inc hl</text:p>
      <text:p text:style-name="P12"><text:tab/>djnz frmxlp</text:p>
      <text:p text:style-name="P12"><text:soft-page-break/></text:p>
      <text:p text:style-name="P12"><text:tab/>ex de,hl</text:p>
      <text:p text:style-name="P24">addtodef</text:p>
      <text:p text:style-name="P24"><text:tab/>ld bc,0000<text:tab/>;patched</text:p>
      <text:p text:style-name="P12"><text:tab/>add hl,bc</text:p>
      <text:p text:style-name="P12"><text:tab/>ex de,hl</text:p>
      <text:p text:style-name="P12"/>
      <text:p text:style-name="P12"><text:tab/>ld a,(heightcount)</text:p>
      <text:p text:style-name="P12"><text:tab/>dec a</text:p>
      <text:p text:style-name="P12"><text:tab/>ld (heightcount),a</text:p>
      <text:p text:style-name="P12"><text:tab/>jr nz,frmylp</text:p>
      <text:p text:style-name="P12"/>
      <text:p text:style-name="P12"><text:tab/>ret</text:p>
      <text:p text:style-name="P12"/>
      <text:p text:style-name="P24">plotbyte</text:p>
      <text:p text:style-name="P24"><text:tab/>ld a,(sideofbyte)</text:p>
      <text:p text:style-name="P12"><text:tab/>xor 1</text:p>
      <text:p text:style-name="P12"><text:tab/>ld (sideofbyte),a</text:p>
      <text:p text:style-name="P12"><text:tab/>jr z,rightside</text:p>
      <text:p text:style-name="P12"/>
      <text:p text:style-name="P24">leftside</text:p>
      <text:p text:style-name="P24"><text:tab/>ld a,(de)</text:p>
      <text:p text:style-name="P12"><text:tab/>and 240 </text:p>
      <text:p text:style-name="P12"><text:tab/>ld c,a</text:p>
      <text:p text:style-name="P12"><text:tab/>rlca</text:p>
      <text:p text:style-name="P12"><text:tab/>rlca</text:p>
      <text:p text:style-name="P12"><text:tab/>rlca</text:p>
      <text:p text:style-name="P12"><text:tab/>rlca</text:p>
      <text:p text:style-name="P12"><text:tab/>xor c</text:p>
      <text:p text:style-name="P24">colourpatch0</text:p>
      <text:p text:style-name="P24"><text:tab/>and colourmask3<text:tab/>;single colour byte found</text:p>
      <text:p text:style-name="P24">spritepatch0</text:p>
      <text:p text:style-name="P24"><text:tab/>and (hl)<text:tab/><text:tab/>;and background</text:p>
      <text:p text:style-name="P12"><text:tab/>ld (hl),a<text:tab/><text:tab/>;store to background</text:p>
      <text:p text:style-name="P12"><text:tab/>ret<text:tab/></text:p>
      <text:p text:style-name="P12"/>
      <text:p text:style-name="P24">rightside</text:p>
      <text:p text:style-name="P24"><text:tab/>ld a,(de)</text:p>
      <text:p text:style-name="P12"><text:tab/>and 15</text:p>
      <text:p text:style-name="P12"><text:tab/>ld c,a</text:p>
      <text:p text:style-name="P12"><text:tab/>rlca</text:p>
      <text:p text:style-name="P12"><text:tab/>rlca</text:p>
      <text:p text:style-name="P12"><text:tab/>rlca</text:p>
      <text:p text:style-name="P12"><text:tab/>rlca</text:p>
      <text:p text:style-name="P12"><text:tab/>xor c</text:p>
      <text:p text:style-name="P24">colourpatch1</text:p>
      <text:p text:style-name="P24"><text:tab/>and colourmask3</text:p>
      <text:p text:style-name="P24">spritepatch1</text:p>
      <text:p text:style-name="P24"><text:tab/>and (hl)</text:p>
      <text:p text:style-name="P12"><text:tab/>ld (hl),a</text:p>
      <text:p text:style-name="P12"><text:tab/>inc de</text:p>
      <text:p text:style-name="P12"><text:tab/>ret</text:p>
      <text:p text:style-name="P12"/>
      <text:p text:style-name="P24">plotbyterev</text:p>
      <text:p text:style-name="P24"><text:tab/>ld a,(sideofbyte)</text:p>
      <text:p text:style-name="P12"><text:tab/>xor 1</text:p>
      <text:p text:style-name="P12"><text:tab/>ld (sideofbyte),a</text:p>
      <text:p text:style-name="P12"><text:tab/>jr z,rightsiderev</text:p>
      <text:p text:style-name="P12"/>
      <text:p text:style-name="P24">leftsiderev</text:p>
      <text:p text:style-name="P24"><text:tab/>ld a,(de)</text:p>
      <text:p text:style-name="P12"><text:tab/>and 15</text:p>
      <text:p text:style-name="P12"><text:tab/>ld (leftsiderevpat+2),a</text:p>
      <text:p text:style-name="P24">leftsiderevpat</text:p>
      <text:p text:style-name="P24"><text:tab/>ld a,(iy+0)<text:tab/><text:tab/>;patched</text:p>
      <text:p text:style-name="P24">colourpatch2</text:p>
      <text:p text:style-name="P24"><text:tab/>and colourmask3<text:tab/>;single colour byte found</text:p>
      <text:p text:style-name="P24">spritepatch2</text:p>
      <text:p text:style-name="P24"><text:tab/>and (hl)<text:tab/><text:tab/>;and background</text:p>
      <text:p text:style-name="P12"><text:tab/>ld (hl),a<text:tab/><text:tab/>;store to background</text:p>
      <text:p text:style-name="P12"><text:tab/>ret<text:tab/></text:p>
      <text:p text:style-name="P12"/>
      <text:p text:style-name="P24"><text:soft-page-break/>rightsiderev</text:p>
      <text:p text:style-name="P24"><text:tab/>ld a,(de)</text:p>
      <text:p text:style-name="P12"><text:tab/>and 240</text:p>
      <text:p text:style-name="P12"><text:tab/>rlca</text:p>
      <text:p text:style-name="P12"><text:tab/>rlca</text:p>
      <text:p text:style-name="P12"><text:tab/>rlca</text:p>
      <text:p text:style-name="P12"><text:tab/>rlca</text:p>
      <text:p text:style-name="P12"><text:tab/>ld (rightsiderevpat+2),a</text:p>
      <text:p text:style-name="P24">rightsiderevpat</text:p>
      <text:p text:style-name="P24"><text:tab/>ld a,(iy+0)<text:tab/><text:tab/>;;;patched</text:p>
      <text:p text:style-name="P24">colourpatch3</text:p>
      <text:p text:style-name="P24"><text:tab/>and colourmask3</text:p>
      <text:p text:style-name="P24">spritepatch3</text:p>
      <text:p text:style-name="P24"><text:tab/>and (hl)</text:p>
      <text:p text:style-name="P12"><text:tab/>ld (hl),a</text:p>
      <text:p text:style-name="P12"><text:tab/>dec de</text:p>
      <text:p text:style-name="P12"><text:tab/>ret</text:p>
      <text:p text:style-name="P12"/>
      <text:p text:style-name="P12"/>
      <text:p text:style-name="P24">doplottype</text:p>
      <text:p text:style-name="P24"><text:tab/>ld a,(frmplot)</text:p>
      <text:p text:style-name="P12"><text:tab/>and a</text:p>
      <text:p text:style-name="P12"><text:tab/>jr z,storeplot</text:p>
      <text:p text:style-name="P12"><text:tab/>cp 1</text:p>
      <text:p text:style-name="P12"><text:tab/>ld a,&amp;ae<text:tab/>;xor (hl)</text:p>
      <text:p text:style-name="P12"><text:tab/>jr z,storeplot</text:p>
      <text:p text:style-name="P12"><text:tab/>ld a,&amp;b6<text:tab/>;or (hl)</text:p>
      <text:p text:style-name="P24">storeplot</text:p>
      <text:p text:style-name="P24"><text:tab/>ld (spritepatch0),a</text:p>
      <text:p text:style-name="P12"><text:tab/>ld (spritepatch1),a</text:p>
      <text:p text:style-name="P12"><text:tab/>ld (spritepatch2),a</text:p>
      <text:p text:style-name="P12"><text:tab/>ld (spritepatch3),a</text:p>
      <text:p text:style-name="P12"><text:tab/>ret</text:p>
      <text:p text:style-name="P12"/>
      <text:p text:style-name="P12"/>
      <text:p text:style-name="P12"/>
      <text:p text:style-name="P24">docolour</text:p>
      <text:p text:style-name="P24"><text:tab/>ld a,(frmattri)</text:p>
      <text:p text:style-name="P12"><text:tab/>and 7</text:p>
      <text:p text:style-name="P12"><text:tab/>ld c,a</text:p>
      <text:p text:style-name="P12"><text:tab/>ld b,0</text:p>
      <text:p text:style-name="P12"><text:tab/>ld hl,colourmasktable</text:p>
      <text:p text:style-name="P12"><text:tab/>add hl,bc</text:p>
      <text:p text:style-name="P12"><text:tab/>ld a,(hl)</text:p>
      <text:p text:style-name="P12"><text:tab/>ld (colourpatch0+1),a</text:p>
      <text:p text:style-name="P12"><text:tab/>ld (colourpatch1+1),a</text:p>
      <text:p text:style-name="P12"><text:tab/>ld (colourpatch2+1),a</text:p>
      <text:p text:style-name="P12"><text:tab/>ld (colourpatch3+1),a</text:p>
      <text:p text:style-name="P12"><text:tab/>ret</text:p>
      <text:p text:style-name="P12"/>
      <text:p text:style-name="P12"/>
      <text:p text:style-name="P25">multrevtable</text:p>
      <text:p text:style-name="P25"><text:tab/>defb &amp;00,&amp;88,&amp;44,&amp;cc,&amp;22,&amp;aa,&amp;66,&amp;ee</text:p>
      <text:p text:style-name="P12"><text:tab/>defb &amp;11,&amp;99,&amp;55,&amp;dd,&amp;33,&amp;bb,&amp;77,&amp;ff</text:p>
      <text:p text:style-name="P12"/>
      <text:p text:style-name="P12"/>
      <text:p text:style-name="P12">colourmask0<text:tab/>equ 0</text:p>
      <text:p text:style-name="P12">colourmask1<text:tab/>equ 15</text:p>
      <text:p text:style-name="P12">colourmask2<text:tab/>equ 255</text:p>
      <text:p text:style-name="P12">colourmask3<text:tab/>equ 240</text:p>
      <text:p text:style-name="P12"/>
      <text:p text:style-name="P25">colourmasktable</text:p>
      <text:p text:style-name="P25"><text:tab/>defb colourmask0,colourmask0,colourmask1,colourmask1</text:p>
      <text:p text:style-name="P12"><text:tab/>defb colourmask2,colourmask2,colourmask3,colourmask3</text:p>
      <text:p text:style-name="P12"/>
      <text:p text:style-name="P12"><text:tab/>endif<text:tab/><text:tab/>;end amstrad</text:p>
      <text:p text:style-name="P3"/>
      <text:p text:style-name="P12"><text:tab/>include frames.dat</text:p>
      <text:p text:style-name="P3"/>
      <text:p text:style-name="P3"><text:tab/>include prtdizzy.pds</text:p>
      <text:p text:style-name="P3"/>
      <text:p text:style-name="P12"><text:tab/>include dizzyfrm.dat</text:p>
      <text:p text:style-name="P12"><text:soft-page-break/></text:p>
      <text:p text:style-name="P12"/>
      <text:p text:style-name="P16">clearplayarea</text:p>
      <text:p text:style-name="P16"><text:tab/>ld ix,screentable+6*16</text:p>
      <text:p text:style-name="P12"><text:tab/>ld a,17*8</text:p>
      <text:p text:style-name="P12"><text:tab/>if computer=amstrad</text:p>
      <text:p text:style-name="P12"><text:tab/>ld de,2</text:p>
      <text:p text:style-name="P12"><text:tab/>endif</text:p>
      <text:p text:style-name="P12"><text:tab/>if computer=spectrum</text:p>
      <text:p text:style-name="P12"><text:tab/>ld de,1</text:p>
      <text:p text:style-name="P12"><text:tab/>endif</text:p>
      <text:p text:style-name="P16">clrscrlp</text:p>
      <text:p text:style-name="P16"><text:tab/>ld l,(ix+0)</text:p>
      <text:p text:style-name="P12"><text:tab/>ld h,(ix+1)</text:p>
      <text:p text:style-name="P12"><text:tab/>inc ix</text:p>
      <text:p text:style-name="P12"><text:tab/>inc ix</text:p>
      <text:p text:style-name="P12"><text:tab/>add hl,de</text:p>
      <text:p text:style-name="P12"><text:tab/>if computer=amstrad</text:p>
      <text:p text:style-name="P12"><text:tab/>ld b,60</text:p>
      <text:p text:style-name="P12"><text:tab/>endif</text:p>
      <text:p text:style-name="P12"><text:tab/>if computer=spectrum</text:p>
      <text:p text:style-name="P12"><text:tab/>ld b,30</text:p>
      <text:p text:style-name="P12"><text:tab/>endif</text:p>
      <text:p text:style-name="P16">clrscrlp1</text:p>
      <text:p text:style-name="P16"><text:tab/>ld (hl),0</text:p>
      <text:p text:style-name="P12"><text:tab/>inc hl</text:p>
      <text:p text:style-name="P12"><text:tab/>djnz clrscrlp1</text:p>
      <text:p text:style-name="P12"><text:tab/>dec a</text:p>
      <text:p text:style-name="P12"><text:tab/>jr nz,clrscrlp</text:p>
      <text:p text:style-name="P12"/>
      <text:p text:style-name="P50"><text:tab/>ld a,(roomno)</text:p>
      <text:p text:style-name="P50"><text:tab/>cp 3</text:p>
      <text:p text:style-name="P50"><text:tab/>ld a,%01000111</text:p>
      <text:p text:style-name="P50"><text:tab/>jp nz,clearattris</text:p>
      <text:p text:style-name="P50"><text:tab/>ld a,%01000010</text:p>
      <text:p text:style-name="P50"><text:tab/>jp clearattris</text:p>
      <text:p text:style-name="P12"/>
      <text:p text:style-name="P12"/>
      <text:p text:style-name="P42">findattriloc</text:p>
      <text:p text:style-name="P42"><text:tab/><text:tab/>;e=x (0-63) l=y (0-191)</text:p>
      <text:p text:style-name="P41"><text:s/><text:tab/><text:tab/><text:tab/>;returns loc of attri in hl</text:p>
      <text:p text:style-name="P41"><text:tab/>ld a,l</text:p>
      <text:p text:style-name="P41">atpatch4<text:tab/>nop<text:tab/>;;;cpl</text:p>
      <text:p text:style-name="P41">atpatch5<text:tab/>nop</text:p>
      <text:p text:style-name="P41"><text:tab/>nop <text:s text:c="2"/>;;;add a,191+41</text:p>
      <text:p text:style-name="P41"><text:tab/>and %11111000</text:p>
      <text:p text:style-name="P41"><text:tab/>ld h,0</text:p>
      <text:p text:style-name="P41"><text:tab/>ld d,h</text:p>
      <text:p text:style-name="P41"><text:tab/>ld l,a</text:p>
      <text:p text:style-name="P41"><text:tab/>add hl,hl</text:p>
      <text:p text:style-name="P41"><text:tab/>add hl,hl</text:p>
      <text:p text:style-name="P41"><text:tab/>srl e</text:p>
      <text:p text:style-name="P41"><text:tab/>add hl,de</text:p>
      <text:p text:style-name="P41"/>
      <text:p text:style-name="P41">newattrihere1<text:tab/>ld de,attritable</text:p>
      <text:p text:style-name="P41"><text:tab/>add hl,de</text:p>
      <text:p text:style-name="P12"><text:tab/>ret</text:p>
      <text:p text:style-name="P12"/>
      <text:p text:style-name="P2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3.57 <text:s text:c="7"/></text:p>
      <text:p text:style-name="P41">; <text:s text:c="8"/>By <text:s/>" THE OLIVER TWINS <text:s/>"</text:p>
      <text:p text:style-name="P41">; <text:s text:c="3"/></text:p>
      <text:p text:style-name="P41">; <text:s text:c="4"/>Created on Wed the 02nd of Mar 1988 <text:s/></text:p>
      <text:p text:style-name="P41">; <text:s text:c="7"/>Last update 13:36 on 19/12/89 </text:p>
      <text:p text:style-name="P41">; </text:p>
      <text:p text:style-name="P3"/>
      <text:p text:style-name="P12"><text:soft-page-break/>mend<text:tab/>equ 0</text:p>
      <text:p text:style-name="P12">mxy<text:tab/>equ 128</text:p>
      <text:p text:style-name="P41">;;;mpen<text:tab/>equ 2</text:p>
      <text:p text:style-name="P12">mplot<text:tab/>equ 3</text:p>
      <text:p text:style-name="P12">mgosub<text:tab/>equ 4</text:p>
      <text:p text:style-name="P12">mrep<text:tab/>equ 5</text:p>
      <text:p text:style-name="P12">mendrep<text:tab/>equ 6</text:p>
      <text:p text:style-name="P41">;;mx<text:tab/>equ 7</text:p>
      <text:p text:style-name="P41">;;my<text:tab/>equ 8</text:p>
      <text:p text:style-name="P12">drawbox<text:tab/>equ 9</text:p>
      <text:p text:style-name="P12">nr<text:tab/>equ 10</text:p>
      <text:p text:style-name="P12">mpen<text:tab/>equ 16</text:p>
      <text:p text:style-name="P3"/>
      <text:p text:style-name="P3"/>
      <text:p text:style-name="P21">prtmessage</text:p>
      <text:p text:style-name="P21"><text:tab/><text:tab/>;; CONTROL CODES ARE :-</text:p>
      <text:p text:style-name="P12"><text:tab/><text:tab/>;; 0 <text:s/>END</text:p>
      <text:p text:style-name="P12"><text:tab/><text:tab/>;; 128+X,Y</text:p>
      <text:p text:style-name="P41">;;;;;;;<text:tab/><text:tab/>;; 2 <text:s/>PEN COLOUR</text:p>
      <text:p text:style-name="P12"><text:tab/><text:tab/>;; 3 <text:s/>PLOT CHR/ATTR <text:s/>BIT 0 <text:s/>CHR <text:s text:c="2"/>BIT 1 ATTR</text:p>
      <text:p text:style-name="P12"><text:tab/><text:tab/>;; 4 <text:s/>GOSUB</text:p>
      <text:p text:style-name="P12"><text:tab/><text:tab/>;; 5 <text:s/>REPEAT</text:p>
      <text:p text:style-name="P12"><text:tab/><text:tab/>;; 6 <text:s/>END REPEAT</text:p>
      <text:p text:style-name="P41">;;;;;;;;<text:tab/><text:tab/>;; 7 <text:s/>MOVE X</text:p>
      <text:p text:style-name="P41">;;;;;;;;;<text:tab/><text:tab/>;; 8 <text:s/>MOVE Y</text:p>
      <text:p text:style-name="P12"><text:tab/><text:tab/>;; 9 <text:s/>DRAW BOX <text:s/>width,height</text:p>
      <text:p text:style-name="P12"><text:tab/><text:tab/>;; 10 NOP <text:s/>but moves across like chr</text:p>
      <text:p text:style-name="P12"/>
      <text:p text:style-name="P12"><text:tab/><text:tab/>;;16+(0-7)=pen colour</text:p>
      <text:p text:style-name="P12"/>
      <text:p text:style-name="P3"/>
      <text:p text:style-name="P53"><text:tab/>call openwindow<text:tab/></text:p>
      <text:p text:style-name="P53"><text:tab/>call flipifnecessary</text:p>
      <text:p text:style-name="P12"><text:tab/>call prtmessage1</text:p>
      <text:p text:style-name="P53"><text:tab/>call flipifnecessary</text:p>
      <text:p text:style-name="P53"><text:tab/>jp closewindow</text:p>
      <text:p text:style-name="P3"/>
      <text:p text:style-name="P21">prtmessage1</text:p>
      <text:p text:style-name="P21"><text:tab/>ld a,(hl)</text:p>
      <text:p text:style-name="P12"><text:tab/>inc hl</text:p>
      <text:p text:style-name="P12"><text:tab/>bit 7,a</text:p>
      <text:p text:style-name="P12"><text:tab/>jp nz,changexy</text:p>
      <text:p text:style-name="P12"><text:tab/>cp 32</text:p>
      <text:p text:style-name="P12"><text:tab/>jr nc,mustbechr</text:p>
      <text:p text:style-name="P12"><text:tab/>cp 16</text:p>
      <text:p text:style-name="P12"><text:tab/>jr nc,changepen</text:p>
      <text:p text:style-name="P12"><text:tab/>and a<text:tab/> <text:s text:c="2"/>;;;mend</text:p>
      <text:p text:style-name="P12"><text:tab/>ret z</text:p>
      <text:p text:style-name="P12"><text:tab/>cp 3</text:p>
      <text:p text:style-name="P12"><text:tab/>jP z,changeplot</text:p>
      <text:p text:style-name="P12"><text:tab/>cp 4</text:p>
      <text:p text:style-name="P12"><text:tab/>jp z,gosub</text:p>
      <text:p text:style-name="P12"><text:tab/>cp 5</text:p>
      <text:p text:style-name="P12"><text:tab/>jp z,repeat</text:p>
      <text:p text:style-name="P12"><text:tab/>cp 6</text:p>
      <text:p text:style-name="P12"><text:tab/>jp z,endrepeat</text:p>
      <text:p text:style-name="P12"><text:tab/>cp 9</text:p>
      <text:p text:style-name="P12"><text:tab/>jp z,drawboxrou</text:p>
      <text:p text:style-name="P12"><text:tab/>cp 10</text:p>
      <text:p text:style-name="P12"><text:tab/>jp z,noprou</text:p>
      <text:p text:style-name="P3"/>
      <text:p text:style-name="P12">mustbechr</text:p>
      <text:p text:style-name="P12"><text:tab/>ld b,a</text:p>
      <text:p text:style-name="P12"><text:tab/>ld a,(messx)</text:p>
      <text:p text:style-name="P12"><text:tab/>ld e,a</text:p>
      <text:p text:style-name="P12"><text:tab/>ld a,(messy)</text:p>
      <text:p text:style-name="P12"><text:tab/>push hl</text:p>
      <text:p text:style-name="P12"><text:tab/>ld l,a</text:p>
      <text:p text:style-name="P12"/>
      <text:p text:style-name="P41"><text:tab/>if computer=spectrum</text:p>
      <text:p text:style-name="P41"/>
      <text:p text:style-name="P41"><text:tab/>ld a,(plottype)</text:p>
      <text:p text:style-name="P41"><text:soft-page-break/><text:tab/>bit 1,a</text:p>
      <text:p text:style-name="P41"><text:tab/>jr z,notattr</text:p>
      <text:p text:style-name="P41"><text:tab/>push hl</text:p>
      <text:p text:style-name="P41"><text:tab/>push de</text:p>
      <text:p text:style-name="P41"><text:tab/>call findattriloc</text:p>
      <text:p text:style-name="P41"><text:tab/>ld a,(pen)</text:p>
      <text:p text:style-name="P41"><text:tab/>ld (hl),a</text:p>
      <text:p text:style-name="P41"><text:tab/>pop de</text:p>
      <text:p text:style-name="P41"><text:tab/>pop hl<text:tab/></text:p>
      <text:p text:style-name="P41"/>
      <text:p text:style-name="P41"><text:tab/>endif</text:p>
      <text:p text:style-name="P3"/>
      <text:p text:style-name="P65">notattr</text:p>
      <text:p text:style-name="P65"><text:tab/>ld a,(plottype)</text:p>
      <text:p text:style-name="P53"><text:tab/>bit 0,a</text:p>
      <text:p text:style-name="P53"><text:tab/>jr z,notchr</text:p>
      <text:p text:style-name="P53"><text:tab/>ld a,(messy)</text:p>
      <text:p text:style-name="P53"><text:tab/>ld l,a</text:p>
      <text:p text:style-name="P53"><text:tab/>ld a,(messx)</text:p>
      <text:p text:style-name="P53"><text:tab/>add a,32</text:p>
      <text:p text:style-name="P53"><text:tab/>ld e,a</text:p>
      <text:p text:style-name="P53"><text:tab/>ld a,(pen)</text:p>
      <text:p text:style-name="P53"><text:tab/>ld c,a</text:p>
      <text:p text:style-name="P53"><text:tab/>ld a,b</text:p>
      <text:p text:style-name="P53"><text:tab/>ld b,0</text:p>
      <text:p text:style-name="P53"><text:tab/>call store_sprite_vars</text:p>
      <text:p text:style-name="P53"><text:tab/>call plotattris</text:p>
      <text:p text:style-name="P53"><text:tab/>call frame</text:p>
      <text:p text:style-name="P65">notchr</text:p>
      <text:p text:style-name="P65"><text:tab/>pop hl</text:p>
      <text:p text:style-name="P53"><text:tab/>ld a,(messx)</text:p>
      <text:p text:style-name="P53"><text:tab/>add a,2</text:p>
      <text:p text:style-name="P53"><text:tab/>ld (messx),a</text:p>
      <text:p text:style-name="P53"><text:tab/>jp prtmessage1</text:p>
      <text:p text:style-name="P3"/>
      <text:p text:style-name="P21">changexy</text:p>
      <text:p text:style-name="P51"><text:tab/>sub 128</text:p>
      <text:p text:style-name="P12"><text:tab/>ld (messx),a</text:p>
      <text:p text:style-name="P12"><text:tab/>ld a,(hl)</text:p>
      <text:p text:style-name="P12"><text:tab/>ld (messy),a </text:p>
      <text:p text:style-name="P12"><text:tab/>inc hl</text:p>
      <text:p text:style-name="P12"><text:tab/>jp prtmessage1</text:p>
      <text:p text:style-name="P3"/>
      <text:p text:style-name="P21">changepen</text:p>
      <text:p text:style-name="P21"><text:tab/>sub 16</text:p>
      <text:p text:style-name="P12"><text:tab/>add a,64</text:p>
      <text:p text:style-name="P12"><text:tab/>ld (pen),a</text:p>
      <text:p text:style-name="P12"><text:tab/>jp prtmessage1</text:p>
      <text:p text:style-name="P3"/>
      <text:p text:style-name="P21">changeplot</text:p>
      <text:p text:style-name="P21"><text:tab/>ld a,(hl)</text:p>
      <text:p text:style-name="P12"><text:tab/>ld (plottype),a</text:p>
      <text:p text:style-name="P12"><text:tab/>inc hl</text:p>
      <text:p text:style-name="P12"><text:tab/>jp prtmessage1</text:p>
      <text:p text:style-name="P3"/>
      <text:p text:style-name="P21">gosub</text:p>
      <text:p text:style-name="P21"><text:tab/>ld e,(hl)</text:p>
      <text:p text:style-name="P12"><text:tab/>inc hl</text:p>
      <text:p text:style-name="P12"><text:tab/>ld d,(hl)</text:p>
      <text:p text:style-name="P12"><text:tab/>inc hl</text:p>
      <text:p text:style-name="P12"><text:tab/>push hl</text:p>
      <text:p text:style-name="P12"><text:tab/>ex de,hl</text:p>
      <text:p text:style-name="P12"><text:tab/>call prtmessage1</text:p>
      <text:p text:style-name="P12"><text:tab/>pop hl</text:p>
      <text:p text:style-name="P12"><text:tab/>jp prtmessage1</text:p>
      <text:p text:style-name="P3"><text:tab/></text:p>
      <text:p text:style-name="P21">repeat</text:p>
      <text:p text:style-name="P21"><text:tab/>ld a,(hl)</text:p>
      <text:p text:style-name="P12"><text:tab/>inc hl</text:p>
      <text:p text:style-name="P12"><text:tab/>and a</text:p>
      <text:p text:style-name="P12"><text:tab/>jr z,noloop</text:p>
      <text:p text:style-name="P21">keeprepeat</text:p>
      <text:p text:style-name="P21"><text:soft-page-break/><text:tab/>push af</text:p>
      <text:p text:style-name="P12"><text:tab/>push hl</text:p>
      <text:p text:style-name="P12"><text:tab/>jp prtmessage1</text:p>
      <text:p text:style-name="P12"/>
      <text:p text:style-name="P21">noloop</text:p>
      <text:p text:style-name="P21"><text:tab/>inc hl</text:p>
      <text:p text:style-name="P12"><text:tab/>inc hl</text:p>
      <text:p text:style-name="P12"><text:tab/>ld a,(hl)</text:p>
      <text:p text:style-name="P12"><text:tab/>jp prtmessage1</text:p>
      <text:p text:style-name="P12"/>
      <text:p text:style-name="P21">endrepeat</text:p>
      <text:p text:style-name="P21"><text:tab/>ex de,hl</text:p>
      <text:p text:style-name="P12"><text:tab/>pop hl</text:p>
      <text:p text:style-name="P12"><text:tab/>pop af</text:p>
      <text:p text:style-name="P12"><text:tab/>dec a</text:p>
      <text:p text:style-name="P12"><text:tab/>jr nz,keeprepeat</text:p>
      <text:p text:style-name="P12"><text:tab/>ex de,hl</text:p>
      <text:p text:style-name="P12"><text:tab/>jp prtmessage1</text:p>
      <text:p text:style-name="P3"/>
      <text:p text:style-name="P3"/>
      <text:p text:style-name="P12">drawboxrou</text:p>
      <text:p text:style-name="P53"><text:tab/>ld a,6</text:p>
      <text:p text:style-name="P53"><text:tab/>ld (sndfx),a</text:p>
      <text:p text:style-name="P3"/>
      <text:p text:style-name="P12"><text:tab/>ld a,10</text:p>
      <text:p text:style-name="P12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2"><text:tab/>ld a,(pen)</text:p>
      <text:p text:style-name="P12"><text:tab/>ld (frmattri),a</text:p>
      <text:p text:style-name="P3"><text:tab/></text:p>
      <text:p text:style-name="P3"/>
      <text:p text:style-name="P12"><text:tab/>ld a,(hl)<text:tab/></text:p>
      <text:p text:style-name="P12"><text:tab/>ld (boxwidthpatch+1),a</text:p>
      <text:p text:style-name="P41"><text:tab/>if computer=amstrad</text:p>
      <text:p text:style-name="P41"><text:tab/>sla a</text:p>
      <text:p text:style-name="P41"><text:tab/>endif</text:p>
      <text:p text:style-name="P12"><text:tab/>ld (boxwidthpatch1+1),a</text:p>
      <text:p text:style-name="P12"><text:tab/>inc hl</text:p>
      <text:p text:style-name="P12"><text:tab/>ld a,(hl)</text:p>
      <text:p text:style-name="P12"><text:tab/>inc hl</text:p>
      <text:p text:style-name="P12"><text:tab/>push hl</text:p>
      <text:p text:style-name="P12"><text:tab/>ld (boxheightpatch+1),a</text:p>
      <text:p text:style-name="P12"><text:tab/>add a,a</text:p>
      <text:p text:style-name="P12"><text:tab/>add a,a</text:p>
      <text:p text:style-name="P12"><text:tab/>add a,a</text:p>
      <text:p text:style-name="P12"><text:tab/>ld (boxheightpatch1+1),a</text:p>
      <text:p text:style-name="P12"><text:tab/>call horizontalbars</text:p>
      <text:p text:style-name="P12"><text:tab/>call verticalbars</text:p>
      <text:p text:style-name="P12"><text:tab/>call clearmiddle</text:p>
      <text:p text:style-name="P12"><text:tab/>pop hl</text:p>
      <text:p text:style-name="P12"><text:tab/>jp prtmessage1</text:p>
      <text:p text:style-name="P12"/>
      <text:p text:style-name="P21">horizontalbars</text:p>
      <text:p text:style-name="P21"><text:tab/>ld a,(messx)</text:p>
      <text:p text:style-name="P12"><text:tab/>add a,32</text:p>
      <text:p text:style-name="P12"><text:tab/>ld e,a</text:p>
      <text:p text:style-name="P12"><text:tab/>ld a,(messy)</text:p>
      <text:p text:style-name="P12"><text:tab/>add a,8</text:p>
      <text:p text:style-name="P12"><text:tab/>ld l,a</text:p>
      <text:p text:style-name="P12"><text:tab/>call horizontalbar</text:p>
      <text:p text:style-name="P12"><text:tab/>ld a,(boxheightpatch1+1)</text:p>
      <text:p text:style-name="P12"><text:tab/>add a,l</text:p>
      <text:p text:style-name="P12"><text:tab/>add a,8</text:p>
      <text:p text:style-name="P12"><text:tab/>ld l,a</text:p>
      <text:p text:style-name="P12"><text:tab/>ld a,(messx)</text:p>
      <text:p text:style-name="P12"><text:tab/>add a,32</text:p>
      <text:p text:style-name="P12"><text:tab/>ld e,a</text:p>
      <text:p text:style-name="P21">horizontalbar</text:p>
      <text:p text:style-name="P21"><text:tab/>ld a,42</text:p>
      <text:p text:style-name="P12"><text:soft-page-break/><text:tab/>call printince</text:p>
      <text:p text:style-name="P12"><text:tab/>ld a,46</text:p>
      <text:p text:style-name="P12"><text:tab/>call printince</text:p>
      <text:p text:style-name="P21">boxwidthpatch</text:p>
      <text:p text:style-name="P21"><text:tab/>ld d,0</text:p>
      <text:p text:style-name="P21">horizontalbarlp</text:p>
      <text:p text:style-name="P21"><text:tab/>ld a,40</text:p>
      <text:p text:style-name="P12"><text:tab/>call printince</text:p>
      <text:p text:style-name="P12"><text:tab/>dec d</text:p>
      <text:p text:style-name="P12"><text:tab/>jr nz,horizontalbarlp</text:p>
      <text:p text:style-name="P12"><text:tab/>ld a,46</text:p>
      <text:p text:style-name="P12"><text:tab/>call printince</text:p>
      <text:p text:style-name="P12"><text:tab/>ld a,43</text:p>
      <text:p text:style-name="P22">printandprotect</text:p>
      <text:p text:style-name="P22"><text:tab/>push hl</text:p>
      <text:p text:style-name="P12"><text:tab/>push de</text:p>
      <text:p text:style-name="P12"><text:tab/>if computer=spectrum</text:p>
      <text:p text:style-name="P12"><text:tab/>push hl</text:p>
      <text:p text:style-name="P12"><text:tab/>push de</text:p>
      <text:p text:style-name="P12"><text:tab/>push af</text:p>
      <text:p text:style-name="P12"><text:tab/>ld a,e</text:p>
      <text:p text:style-name="P12"><text:tab/>sub 32</text:p>
      <text:p text:style-name="P12"><text:tab/>ld e,a</text:p>
      <text:p text:style-name="P12"><text:tab/>call findattriloc</text:p>
      <text:p text:style-name="P12"><text:tab/>ld a,(frmattri)</text:p>
      <text:p text:style-name="P12"><text:tab/>ld (hl),a</text:p>
      <text:p text:style-name="P12"><text:tab/>pop af</text:p>
      <text:p text:style-name="P12"><text:tab/>pop de</text:p>
      <text:p text:style-name="P12"><text:tab/>pop hl</text:p>
      <text:p text:style-name="P12"><text:tab/>endif</text:p>
      <text:p text:style-name="P41"><text:tab/>call store_sprite_vars1</text:p>
      <text:p text:style-name="P12"><text:tab/>call frame</text:p>
      <text:p text:style-name="P12"><text:tab/>pop de</text:p>
      <text:p text:style-name="P12"><text:tab/>pop hl</text:p>
      <text:p text:style-name="P12"><text:tab/>ret</text:p>
      <text:p text:style-name="P12"/>
      <text:p text:style-name="P23">printince</text:p>
      <text:p text:style-name="P23"><text:tab/>call printandprotect</text:p>
      <text:p text:style-name="P12"><text:tab/>inc e</text:p>
      <text:p text:style-name="P12"><text:tab/>inc e</text:p>
      <text:p text:style-name="P12"><text:tab/>ret</text:p>
      <text:p text:style-name="P12"/>
      <text:p text:style-name="P23">verticalbars</text:p>
      <text:p text:style-name="P23"><text:tab/>ld a,(messx)</text:p>
      <text:p text:style-name="P12"><text:tab/>add a,32</text:p>
      <text:p text:style-name="P12"><text:tab/>ld e,a</text:p>
      <text:p text:style-name="P12"><text:tab/>inc e</text:p>
      <text:p text:style-name="P12"><text:tab/>inc e</text:p>
      <text:p text:style-name="P12"><text:tab/>push de</text:p>
      <text:p text:style-name="P12"><text:tab/>ld a,(messy)</text:p>
      <text:p text:style-name="P12"><text:tab/>ld l,a</text:p>
      <text:p text:style-name="P12"><text:tab/>call verticalbar</text:p>
      <text:p text:style-name="P12"><text:tab/>ld a,(messy)</text:p>
      <text:p text:style-name="P12"><text:tab/>ld l,a</text:p>
      <text:p text:style-name="P12"><text:tab/>pop de</text:p>
      <text:p text:style-name="P12"><text:tab/>ld a,(boxwidthpatch+1)</text:p>
      <text:p text:style-name="P12"><text:tab/>inc a</text:p>
      <text:p text:style-name="P12"><text:tab/>add a,a</text:p>
      <text:p text:style-name="P12"><text:tab/>add a,e</text:p>
      <text:p text:style-name="P12"><text:tab/>ld e,a</text:p>
      <text:p text:style-name="P23">verticalbar</text:p>
      <text:p text:style-name="P23"><text:tab/>ld a,44</text:p>
      <text:p text:style-name="P12"><text:tab/>call printandprotect</text:p>
      <text:p text:style-name="P12"><text:tab/>ld a,l</text:p>
      <text:p text:style-name="P12"><text:tab/>add a,16</text:p>
      <text:p text:style-name="P12"><text:tab/>ld l,a</text:p>
      <text:p text:style-name="P23">boxheightpatch</text:p>
      <text:p text:style-name="P23"><text:tab/>ld d,0</text:p>
      <text:p text:style-name="P23">verticalbarlp</text:p>
      <text:p text:style-name="P23"><text:tab/>ld a,41</text:p>
      <text:p text:style-name="P12"><text:tab/>call printandprotect</text:p>
      <text:p text:style-name="P12"><text:tab/>ld a,l</text:p>
      <text:p text:style-name="P12"><text:soft-page-break/><text:tab/>add a,8</text:p>
      <text:p text:style-name="P12"><text:tab/>ld l,a</text:p>
      <text:p text:style-name="P12"><text:tab/>dec d</text:p>
      <text:p text:style-name="P12"><text:tab/>jr nz,verticalbarlp</text:p>
      <text:p text:style-name="P12"><text:tab/>ld a,l</text:p>
      <text:p text:style-name="P12"><text:tab/>add a,8</text:p>
      <text:p text:style-name="P12"><text:tab/>ld l,a</text:p>
      <text:p text:style-name="P12"><text:tab/>ld a,45</text:p>
      <text:p text:style-name="P12"><text:tab/>jp printandprotect</text:p>
      <text:p text:style-name="P12"/>
      <text:p text:style-name="P23">clearmiddle</text:p>
      <text:p text:style-name="P23"><text:tab/>ld a,(messx)</text:p>
      <text:p text:style-name="P12"><text:tab/>add a,4</text:p>
      <text:p text:style-name="P12"><text:tab/>if computer=spectrum</text:p>
      <text:p text:style-name="P12"><text:tab/>srl a</text:p>
      <text:p text:style-name="P12"><text:tab/>endif</text:p>
      <text:p text:style-name="P12"><text:tab/>ld (boxxpatch+1),a</text:p>
      <text:p text:style-name="P12"><text:tab/>ld a,(messy)</text:p>
      <text:p text:style-name="P12"><text:tab/>add a,16</text:p>
      <text:p text:style-name="P12"><text:tab/>ld e,a</text:p>
      <text:p text:style-name="P12"><text:tab/>ld d,0</text:p>
      <text:p text:style-name="P12"><text:tab/>sla e</text:p>
      <text:p text:style-name="P12"><text:tab/>rl d</text:p>
      <text:p text:style-name="P12"><text:tab/>ld ix,screentable</text:p>
      <text:p text:style-name="P12"><text:tab/>add ix,de</text:p>
      <text:p text:style-name="P23">boxheightpatch1</text:p>
      <text:p text:style-name="P23"><text:tab/>ld c,0</text:p>
      <text:p text:style-name="P23">boxheightlp</text:p>
      <text:p text:style-name="P23"><text:tab/>ld l,(ix+0)</text:p>
      <text:p text:style-name="P12"><text:tab/>ld h,(ix+1)</text:p>
      <text:p text:style-name="P23">boxxpatch</text:p>
      <text:p text:style-name="P23"><text:tab/>ld de,0</text:p>
      <text:p text:style-name="P12"><text:tab/>add hl,de</text:p>
      <text:p text:style-name="P23">boxwidthpatch1</text:p>
      <text:p text:style-name="P23"><text:tab/>ld b,0</text:p>
      <text:p text:style-name="P23">boxwidthlp</text:p>
      <text:p text:style-name="P23"><text:tab/>ld (hl),d</text:p>
      <text:p text:style-name="P12"><text:tab/>inc hl</text:p>
      <text:p text:style-name="P12"><text:tab/>djnz boxwidthlp</text:p>
      <text:p text:style-name="P12"><text:tab/>inc ix</text:p>
      <text:p text:style-name="P12"><text:tab/>inc ix</text:p>
      <text:p text:style-name="P12"><text:tab/>dec c</text:p>
      <text:p text:style-name="P12"><text:tab/>jr nz,boxheightlp</text:p>
      <text:p text:style-name="P12"><text:tab/>ret</text:p>
      <text:p text:style-name="P3"/>
      <text:p text:style-name="P3">;;;;;;;;;;;;;;;;;;;;;;;;;;;;;;;;;;;;;;;;;;;;;;;;;;;</text:p>
      <text:p text:style-name="P3"/>
      <text:p text:style-name="P33">noprou</text:p>
      <text:p text:style-name="P33"><text:tab/>ld a,(messx)</text:p>
      <text:p text:style-name="P12"><text:tab/>add a,2</text:p>
      <text:p text:style-name="P12"><text:tab/>ld (messx),a</text:p>
      <text:p text:style-name="P12"><text:tab/>jp prtmessage1</text:p>
      <text:p text:style-name="P3"/>
      <text:p text:style-name="P3"/>
      <text:p text:style-name="P12">plottype<text:tab/>defb 3</text:p>
      <text:p text:style-name="P12">pen<text:tab/>defb 7</text:p>
      <text:p text:style-name="P12">messx<text:tab/>defb 10</text:p>
      <text:p text:style-name="P12">messy<text:tab/>defb 10</text:p>
      <text:p text:style-name="P41">size <text:tab/>defb 0</text:p>
      <text:p text:style-name="P3"/>
      <text:p text:style-name="P3"/>
      <text:p text:style-name="P33">random</text:p>
      <text:p text:style-name="P33"><text:tab/>push ix</text:p>
      <text:p text:style-name="P12"><text:tab/>ld a,(seed)</text:p>
      <text:p text:style-name="P12"><text:tab/>ld ix,seed</text:p>
      <text:p text:style-name="P12"><text:tab/>dec a</text:p>
      <text:p text:style-name="P12"><text:tab/>xor (ix+1)</text:p>
      <text:p text:style-name="P12"><text:tab/>rla</text:p>
      <text:p text:style-name="P12"><text:tab/>rr (ix+2)</text:p>
      <text:p text:style-name="P12"><text:tab/>ld (ix+0),a</text:p>
      <text:p text:style-name="P12"><text:tab/>cpl</text:p>
      <text:p text:style-name="P12"><text:tab/>rla</text:p>
      <text:p text:style-name="P12"><text:soft-page-break/><text:tab/>xor 48</text:p>
      <text:p text:style-name="P12"><text:tab/>xor (ix+1)</text:p>
      <text:p text:style-name="P12"><text:tab/>ld (ix+1),a</text:p>
      <text:p text:style-name="P12"><text:tab/>xor (ix+2)</text:p>
      <text:p text:style-name="P12"><text:tab/>pop ix</text:p>
      <text:p text:style-name="P12"><text:tab/>ret</text:p>
      <text:p text:style-name="P12"/>
      <text:p text:style-name="P12">seed<text:tab/>hex 59a313</text:p>
      <text:p text:style-name="P3"/>
      <text:p text:style-name="P3"/>
      <text:p text:style-name="P41"><text:tab/>if computer=spectrum</text:p>
      <text:p text:style-name="P41"/>
      <text:p text:style-name="P41">pdskey<text:tab/>equ 3*32</text:p>
      <text:p text:style-name="P41"/>
      <text:p text:style-name="P41"><text:tab/>;;spectrum special routine</text:p>
      <text:p text:style-name="P41"><text:tab/></text:p>
      <text:p text:style-name="P46">inkey</text:p>
      <text:p text:style-name="P46"><text:tab/>;;a=key <text:s/>using new bit pattern method </text:p>
      <text:p text:style-name="P41"><text:tab/>;; z if that key was pressed</text:p>
      <text:p text:style-name="P41"><text:tab/>;; corrupts <text:s text:c="2"/>a</text:p>
      <text:p text:style-name="P41"><text:tab/></text:p>
      <text:p text:style-name="P41"><text:tab/>push hl</text:p>
      <text:p text:style-name="P41"><text:tab/>ld l,a</text:p>
      <text:p text:style-name="P41"><text:tab/>bit 4,a</text:p>
      <text:p text:style-name="P41"><text:tab/>jr nz,kempston</text:p>
      <text:p text:style-name="P41"><text:tab/>push bc</text:p>
      <text:p text:style-name="P41"><text:tab/>ld bc,&amp;fffe</text:p>
      <text:p text:style-name="P41"><text:tab/>and 11100000b</text:p>
      <text:p text:style-name="P41"><text:tab/>rrca</text:p>
      <text:p text:style-name="P41"><text:tab/>rrca</text:p>
      <text:p text:style-name="P41"><text:tab/>add a,10000000b</text:p>
      <text:p text:style-name="P41"><text:tab/>ld (inkeypatch+1),a</text:p>
      <text:p text:style-name="P41"><text:tab/>ld a,l</text:p>
      <text:p text:style-name="P41"><text:tab/>rlca</text:p>
      <text:p text:style-name="P41"><text:tab/>rlca</text:p>
      <text:p text:style-name="P41"><text:tab/>rlca</text:p>
      <text:p text:style-name="P41"><text:tab/>and 00111000b</text:p>
      <text:p text:style-name="P41"><text:tab/>add a,01000111b</text:p>
      <text:p text:style-name="P41"><text:tab/>ld (inkeypat1+1),a</text:p>
      <text:p text:style-name="P46">inkeypatch</text:p>
      <text:p text:style-name="P46"><text:tab/>res 0,b</text:p>
      <text:p text:style-name="P41"><text:tab/>in a,(c)</text:p>
      <text:p text:style-name="P46">inkeypat1</text:p>
      <text:p text:style-name="P46"><text:tab/>bit 0,a</text:p>
      <text:p text:style-name="P41"><text:tab/>pop bc</text:p>
      <text:p text:style-name="P41"><text:tab/>pop hl</text:p>
      <text:p text:style-name="P41"><text:tab/>ret<text:tab/></text:p>
      <text:p text:style-name="P41"><text:tab/></text:p>
      <text:p text:style-name="P46">kempston</text:p>
      <text:p text:style-name="P46"><text:tab/>rlca</text:p>
      <text:p text:style-name="P41"><text:tab/>rlca</text:p>
      <text:p text:style-name="P41"><text:tab/>rlca</text:p>
      <text:p text:style-name="P41"><text:tab/>and 00111000b</text:p>
      <text:p text:style-name="P41"><text:tab/>add a,01000111b</text:p>
      <text:p text:style-name="P41"><text:tab/>ld (inkeypat2+1),a</text:p>
      <text:p text:style-name="P41"><text:tab/>in a,(31)</text:p>
      <text:p text:style-name="P41"><text:tab/>xor 255</text:p>
      <text:p text:style-name="P46">inkeypat2</text:p>
      <text:p text:style-name="P46"><text:tab/>bit 0,a</text:p>
      <text:p text:style-name="P41"><text:tab/>pop hl</text:p>
      <text:p text:style-name="P41"><text:tab/>ret</text:p>
      <text:p text:style-name="P41"/>
      <text:p text:style-name="P41"><text:tab/>endif</text:p>
      <text:p text:style-name="P41"/>
      <text:p text:style-name="P41"/>
      <text:p text:style-name="P41"><text:tab/>if computer=amstrad</text:p>
      <text:p text:style-name="P41"/>
      <text:p text:style-name="P41"/>
      <text:p text:style-name="P41">spacekey<text:tab/>equ 47</text:p>
      <text:p text:style-name="P41">enterkey<text:tab/>equ 18</text:p>
      <text:p text:style-name="P41">pdskey<text:tab/>equ 66</text:p>
      <text:p text:style-name="P41"/>
      <text:p text:style-name="P46"><text:soft-page-break/>inkey</text:p>
      <text:p text:style-name="P46"><text:tab/>di</text:p>
      <text:p text:style-name="P41"><text:tab/>push bc</text:p>
      <text:p text:style-name="P41"><text:tab/>ld b,a</text:p>
      <text:p text:style-name="P41"><text:tab/>and 7</text:p>
      <text:p text:style-name="P41"><text:tab/>rlca</text:p>
      <text:p text:style-name="P41"><text:tab/>rlca</text:p>
      <text:p text:style-name="P41"><text:tab/>rlca</text:p>
      <text:p text:style-name="P41"><text:tab/>add a,71</text:p>
      <text:p text:style-name="P41"><text:tab/>ld (kpatch+1),a</text:p>
      <text:p text:style-name="P41"><text:tab/>ld a,b</text:p>
      <text:p text:style-name="P41"><text:tab/>and 120</text:p>
      <text:p text:style-name="P41"><text:tab/>rrca</text:p>
      <text:p text:style-name="P41"><text:tab/>rrca</text:p>
      <text:p text:style-name="P41"><text:tab/>rrca</text:p>
      <text:p text:style-name="P41"><text:tab/>ld bc,&amp;f40e</text:p>
      <text:p text:style-name="P41"><text:tab/>out (c),c</text:p>
      <text:p text:style-name="P41"><text:tab/>ld b,&amp;f6</text:p>
      <text:p text:style-name="P41"><text:tab/>ld c,a</text:p>
      <text:p text:style-name="P41"><text:tab/>in a,(c)</text:p>
      <text:p text:style-name="P41"><text:tab/>add c</text:p>
      <text:p text:style-name="P41"><text:tab/>ld c,a</text:p>
      <text:p text:style-name="P41"><text:tab/>or &amp;c0</text:p>
      <text:p text:style-name="P41"><text:tab/>out (c),a</text:p>
      <text:p text:style-name="P41"><text:tab/>out (c),c</text:p>
      <text:p text:style-name="P41"><text:tab/>inc b</text:p>
      <text:p text:style-name="P41"><text:tab/>ld a,&amp;92</text:p>
      <text:p text:style-name="P41"><text:tab/>out (c),a</text:p>
      <text:p text:style-name="P41"><text:tab/>dec b</text:p>
      <text:p text:style-name="P41"><text:tab/>set 6,c</text:p>
      <text:p text:style-name="P41"><text:tab/>out (c),c</text:p>
      <text:p text:style-name="P41"><text:tab/>ld b,&amp;f4</text:p>
      <text:p text:style-name="P41"><text:tab/>in a,(c)</text:p>
      <text:p text:style-name="P41"><text:tab/>ld bc,&amp;f782</text:p>
      <text:p text:style-name="P41"><text:tab/>out (c),c</text:p>
      <text:p text:style-name="P41"><text:tab/>dec b</text:p>
      <text:p text:style-name="P41"><text:tab/>ld c,0</text:p>
      <text:p text:style-name="P41"><text:tab/>out (c),c</text:p>
      <text:p text:style-name="P46">kpatch</text:p>
      <text:p text:style-name="P46"><text:tab/>bit 0,a</text:p>
      <text:p text:style-name="P41"><text:tab/>pop bc</text:p>
      <text:p text:style-name="P41"><text:tab/>ei</text:p>
      <text:p text:style-name="P41"><text:tab/>ret</text:p>
      <text:p text:style-name="P41"/>
      <text:p text:style-name="P41"><text:tab/>endif</text:p>
      <text:p text:style-name="P41"/>
      <text:p text:style-name="P3"/>
      <text:p text:style-name="P3"/>
      <text:p text:style-name="P46">getkeybyte</text:p>
      <text:p text:style-name="P46"><text:tab/>;;;returns with A set and (keybyte) set</text:p>
      <text:p text:style-name="P41"><text:tab/>;;<text:tab/><text:tab/>bit <text:s text:c="3"/>3 <text:s text:c="3"/>2 <text:s text:c="3"/>1 <text:s text:c="3"/>0</text:p>
      <text:p text:style-name="P41"><text:tab/>;;<text:tab/><text:tab/> <text:s text:c="4"/>fire left right jump </text:p>
      <text:p text:style-name="P41"/>
      <text:p text:style-name="P41"><text:tab/>push hl</text:p>
      <text:p text:style-name="P41"><text:tab/>ld c,0</text:p>
      <text:p text:style-name="P41"><text:tab/>ld hl,keyboardkeys</text:p>
      <text:p text:style-name="P41"><text:tab/>ld de,joystickkeys</text:p>
      <text:p text:style-name="P41"><text:tab/>if computer=spectrum</text:p>
      <text:p text:style-name="P41"><text:tab/>ld ix,kempkeys</text:p>
      <text:p text:style-name="P41"><text:tab/>endif</text:p>
      <text:p text:style-name="P41"><text:tab/>ld b,6</text:p>
      <text:p text:style-name="P46">getkeyslp</text:p>
      <text:p text:style-name="P46"><text:tab/>ld a,(hl)</text:p>
      <text:p text:style-name="P41"><text:tab/>call inkey</text:p>
      <text:p text:style-name="P41"><text:tab/>jr z,setkey</text:p>
      <text:p text:style-name="P41"><text:tab/>ld a,(de)</text:p>
      <text:p text:style-name="P41"><text:tab/>call inkey</text:p>
      <text:p text:style-name="P41"><text:tab/>jr z,setkey</text:p>
      <text:p text:style-name="P41"><text:tab/>if computer=spectrum</text:p>
      <text:p text:style-name="P41"><text:tab/>ld a,(kempstonpresent)</text:p>
      <text:p text:style-name="P41"><text:tab/>and a</text:p>
      <text:p text:style-name="P41"><text:tab/>jr z,reskey</text:p>
      <text:p text:style-name="P41"><text:soft-page-break/><text:tab/>ld a,(ix+0)</text:p>
      <text:p text:style-name="P41"><text:tab/>call inkey</text:p>
      <text:p text:style-name="P41"><text:tab/>jr z,setkey</text:p>
      <text:p text:style-name="P41"><text:tab/>endif</text:p>
      <text:p text:style-name="P46">reskey</text:p>
      <text:p text:style-name="P46"><text:tab/>and a</text:p>
      <text:p text:style-name="P41"><text:tab/>jr restofkey</text:p>
      <text:p text:style-name="P46">setkey</text:p>
      <text:p text:style-name="P46"><text:tab/>scf</text:p>
      <text:p text:style-name="P46">restofkey</text:p>
      <text:p text:style-name="P46"><text:tab/>rl c</text:p>
      <text:p text:style-name="P41"><text:tab/>inc hl</text:p>
      <text:p text:style-name="P41"><text:tab/>inc de</text:p>
      <text:p text:style-name="P41"><text:tab/>if computer=spectrum</text:p>
      <text:p text:style-name="P41"><text:tab/>inc ix</text:p>
      <text:p text:style-name="P41"><text:tab/>endif</text:p>
      <text:p text:style-name="P41"><text:tab/>djnz getkeyslp</text:p>
      <text:p text:style-name="P41"><text:tab/>ld a,c</text:p>
      <text:p text:style-name="P41"><text:tab/>ld (keybyte),a</text:p>
      <text:p text:style-name="P41"><text:tab/>pop hl</text:p>
      <text:p text:style-name="P41"><text:tab/>ret</text:p>
      <text:p text:style-name="P3"/>
      <text:p text:style-name="P3"/>
      <text:p text:style-name="P3"/>
      <text:p text:style-name="P41"><text:tab/>if computer=spectrum</text:p>
      <text:p text:style-name="P41">beforesetup</text:p>
      <text:p text:style-name="P41"><text:tab/>org flamelist</text:p>
      <text:p text:style-name="P57">setup</text:p>
      <text:p text:style-name="P46"><text:tab/>ld hl,attritable+5*32</text:p>
      <text:p text:style-name="P41"><text:tab/>ld de,attritable+5*32+1</text:p>
      <text:p text:style-name="P41"><text:tab/>ld (hl),01000010b</text:p>
      <text:p text:style-name="P41"><text:tab/>ld bc,19*32</text:p>
      <text:p text:style-name="P41"><text:tab/>ldir</text:p>
      <text:p text:style-name="P41"><text:tab/></text:p>
      <text:p text:style-name="P41"><text:tab/>xor a</text:p>
      <text:p text:style-name="P41"><text:tab/>out (&amp;fe),a</text:p>
      <text:p text:style-name="P41">checkifkempston</text:p>
      <text:p text:style-name="P41"><text:tab/>ld bc,80*256+0</text:p>
      <text:p text:style-name="P46">checkkemlp</text:p>
      <text:p text:style-name="P46"><text:tab/>in a,(31)</text:p>
      <text:p text:style-name="P41"><text:tab/>or c</text:p>
      <text:p text:style-name="P41"><text:tab/>ld c,a</text:p>
      <text:p text:style-name="P41"><text:tab/>ei</text:p>
      <text:p text:style-name="P41"><text:tab/>halt</text:p>
      <text:p text:style-name="P41"><text:tab/>di</text:p>
      <text:p text:style-name="P41"><text:tab/>djnz checkkemlp</text:p>
      <text:p text:style-name="P41"><text:tab/>ld a,c</text:p>
      <text:p text:style-name="P41"><text:tab/>and 11100000b</text:p>
      <text:p text:style-name="P41"><text:tab/>ld a,255</text:p>
      <text:p text:style-name="P41"><text:tab/>jr z,fitted</text:p>
      <text:p text:style-name="P41"><text:tab/>xor a</text:p>
      <text:p text:style-name="P46">fitted</text:p>
      <text:p text:style-name="P46"><text:tab/>ld (kempstonpresent),a</text:p>
      <text:p text:style-name="P41"><text:tab/>jp turninteron</text:p>
      <text:p text:style-name="P41"/>
      <text:p text:style-name="P41">setupend</text:p>
      <text:p text:style-name="P41"><text:tab/>if setupend&gt;endflamelist</text:p>
      <text:p text:style-name="P41"><text:tab/>error "setup too big</text:p>
      <text:p text:style-name="P41"><text:tab/>endif</text:p>
      <text:p text:style-name="P41"><text:tab/>org beforesetup</text:p>
      <text:p text:style-name="P41"/>
      <text:p text:style-name="P41">kempstonpresent</text:p>
      <text:p text:style-name="P41"><text:tab/>defb 0</text:p>
      <text:p text:style-name="P41"/>
      <text:p text:style-name="P44">turnscreenoff</text:p>
      <text:p text:style-name="P44"><text:tab/>xor a</text:p>
      <text:p text:style-name="P41"><text:tab/>ld (frmplot),a</text:p>
      <text:p text:style-name="P41"><text:tab/>ld bc,30*256+17</text:p>
      <text:p text:style-name="P41"><text:tab/>ld de,6*256+1</text:p>
      <text:p text:style-name="P41"><text:tab/>call attribox</text:p>
      <text:p text:style-name="P41"><text:tab/>ld hl,attritable</text:p>
      <text:p text:style-name="P41"><text:tab/>ld (patchattritable+1),hl</text:p>
      <text:p text:style-name="P41"><text:soft-page-break/><text:tab/>ld (newattrihere1+1),hl<text:tab/></text:p>
      <text:p text:style-name="P41"><text:tab/>ret</text:p>
      <text:p text:style-name="P41"/>
      <text:p text:style-name="P44">turnscreenon</text:p>
      <text:p text:style-name="P44"><text:tab/>ld hl,screenattritable</text:p>
      <text:p text:style-name="P41"><text:tab/>ld (patchattritable+1),hl</text:p>
      <text:p text:style-name="P41"><text:tab/>ld (newattrihere1+1),hl</text:p>
      <text:p text:style-name="P41">copyscreenforward</text:p>
      <text:p text:style-name="P41"><text:tab/>ld de,screenattritable+6*32+1</text:p>
      <text:p text:style-name="P41"><text:tab/>ld hl,attritable+6*32+1</text:p>
      <text:p text:style-name="P41"><text:tab/>ld c,17</text:p>
      <text:p text:style-name="P44">turnscreenonlp</text:p>
      <text:p text:style-name="P44"><text:tab/>ld b,30</text:p>
      <text:p text:style-name="P44">turnscreenonlp1</text:p>
      <text:p text:style-name="P44"><text:tab/>ld a,(hl)</text:p>
      <text:p text:style-name="P41"><text:tab/>set 6,a</text:p>
      <text:p text:style-name="P41"><text:tab/>ld (de),a</text:p>
      <text:p text:style-name="P41"><text:tab/>inc hl</text:p>
      <text:p text:style-name="P41"><text:tab/>inc de</text:p>
      <text:p text:style-name="P41"><text:tab/>djnz turnscreenonlp1</text:p>
      <text:p text:style-name="P41"><text:tab/>inc hl</text:p>
      <text:p text:style-name="P41"><text:tab/>inc de</text:p>
      <text:p text:style-name="P41"><text:tab/>inc hl</text:p>
      <text:p text:style-name="P41"><text:tab/>inc de</text:p>
      <text:p text:style-name="P41"><text:tab/>dec c</text:p>
      <text:p text:style-name="P41"><text:tab/>jr nz,turnscreenonlp</text:p>
      <text:p text:style-name="P41"><text:tab/>ret</text:p>
      <text:p text:style-name="P41"><text:tab/>endif</text:p>
      <text:p text:style-name="P41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3"/>
      <text:p text:style-name="P53"><text:tab/>if computer=amstrad</text:p>
      <text:p text:style-name="P53">beforesetup</text:p>
      <text:p text:style-name="P53"><text:tab/>org flamelist</text:p>
      <text:p text:style-name="P53">setup</text:p>
      <text:p text:style-name="P53"><text:tab/>di</text:p>
      <text:p text:style-name="P53">;<text:tab/>ld bc,0</text:p>
      <text:p text:style-name="P53">;<text:tab/>call &amp;bc38</text:p>
      <text:p text:style-name="P53"><text:tab/>ld a,16</text:p>
      <text:p text:style-name="P53"><text:tab/>ld bc,&amp;7f00</text:p>
      <text:p text:style-name="P53"><text:tab/>out (c),a</text:p>
      <text:p text:style-name="P53"><text:tab/>ld a,84</text:p>
      <text:p text:style-name="P53"><text:tab/>out (c),a</text:p>
      <text:p text:style-name="P53"/>
      <text:p text:style-name="P26">setinks</text:p>
      <text:p text:style-name="P26"><text:tab/>ld hl,inks</text:p>
      <text:p text:style-name="P12"><text:tab/>xor a</text:p>
      <text:p text:style-name="P26">setinkslp</text:p>
      <text:p text:style-name="P26"><text:tab/>push af</text:p>
      <text:p text:style-name="P12"><text:tab/>ld bc,&amp;7f00</text:p>
      <text:p text:style-name="P12"><text:tab/>out (c),a</text:p>
      <text:p text:style-name="P12"><text:tab/>ld a,(hl)</text:p>
      <text:p text:style-name="P12"><text:tab/>out (c),a</text:p>
      <text:p text:style-name="P12"><text:tab/>pop af</text:p>
      <text:p text:style-name="P12"><text:tab/>inc hl</text:p>
      <text:p text:style-name="P12"><text:tab/>inc a</text:p>
      <text:p text:style-name="P12"><text:tab/>cp 4</text:p>
      <text:p text:style-name="P12"><text:tab/>jr nz,setinkslp</text:p>
      <text:p text:style-name="P12"><text:tab/>ld a,16</text:p>
      <text:p text:style-name="P12"><text:soft-page-break/><text:tab/>out (c),a</text:p>
      <text:p text:style-name="P12"><text:tab/>ld a,84</text:p>
      <text:p text:style-name="P12"><text:tab/>out (c),a</text:p>
      <text:p text:style-name="P12"><text:tab/>jp turninteron</text:p>
      <text:p text:style-name="P53"/>
      <text:p text:style-name="P53"/>
      <text:p text:style-name="P53">setupend</text:p>
      <text:p text:style-name="P53"><text:tab/>if setupend&gt;endflamelist</text:p>
      <text:p text:style-name="P53"><text:tab/>error "setup too big</text:p>
      <text:p text:style-name="P53"><text:tab/>endif</text:p>
      <text:p text:style-name="P53"><text:tab/>org beforesetup</text:p>
      <text:p text:style-name="P53"/>
      <text:p text:style-name="P27">inks</text:p>
      <text:p text:style-name="P27"><text:tab/>defb 84,75,76,82<text:tab/>;h.w. nos.;inks<text:tab/>defb 0,26,6,18</text:p>
      <text:p text:style-name="P3"/>
      <text:p text:style-name="P26">turnscreenoff</text:p>
      <text:p text:style-name="P26"><text:tab/>call flyback</text:p>
      <text:p text:style-name="P12"><text:tab/>di</text:p>
      <text:p text:style-name="P12"><text:tab/>ld bc,&amp;bc06</text:p>
      <text:p text:style-name="P12"><text:tab/>out (c),c</text:p>
      <text:p text:style-name="P12"><text:tab/>ld bc,&amp;bd05</text:p>
      <text:p text:style-name="P12"><text:tab/>out (c),c</text:p>
      <text:p text:style-name="P12"><text:tab/>ei</text:p>
      <text:p text:style-name="P12"><text:tab/>ret</text:p>
      <text:p text:style-name="P12"/>
      <text:p text:style-name="P26">turnscreenon</text:p>
      <text:p text:style-name="P26"><text:tab/>call flyback</text:p>
      <text:p text:style-name="P12"><text:tab/>di</text:p>
      <text:p text:style-name="P12"><text:tab/>ld bc,&amp;bc06</text:p>
      <text:p text:style-name="P12"><text:tab/>out (c),c</text:p>
      <text:p text:style-name="P12"><text:tab/>ld bc,&amp;bd19</text:p>
      <text:p text:style-name="P12"><text:tab/>out (c),c</text:p>
      <text:p text:style-name="P12"><text:tab/>ei</text:p>
      <text:p text:style-name="P12"><text:tab/>ret</text:p>
      <text:p text:style-name="P12"><text:tab/>endif</text:p>
      <text:p text:style-name="P12"/>
      <text:p text:style-name="P26">roomsetup</text:p>
      <text:p text:style-name="P26"><text:tab/>;;room data was compacted a lot,because of the amount</text:p>
      <text:p text:style-name="P12"><text:tab/>;;of memory it took,the edit has data</text:p>
      <text:p text:style-name="P12"><text:tab/>;;0=room</text:p>
      <text:p text:style-name="P12"><text:tab/>;;1=FRAME</text:p>
      <text:p text:style-name="P12"><text:tab/>;;2=X</text:p>
      <text:p text:style-name="P12"><text:tab/>;;3=Y</text:p>
      <text:p text:style-name="P12"><text:tab/>;;4=COLOUR +reverse stuff</text:p>
      <text:p text:style-name="P12"><text:tab/>;;this was compacted to a table of word pointers to the start of the</text:p>
      <text:p text:style-name="P12"><text:tab/>;;of each room therefore using only 4 bytes.</text:p>
      <text:p text:style-name="P12"><text:tab/>;;Then if the colour of the next frame is the same</text:p>
      <text:p text:style-name="P12"><text:tab/>;;as the previous then bit 7 of the X coord is set</text:p>
      <text:p text:style-name="P12"/>
      <text:p text:style-name="P12"><text:tab/>call turnscreenoff</text:p>
      <text:p text:style-name="P12"><text:tab/>call clearplayarea</text:p>
      <text:p text:style-name="P3"/>
      <text:p text:style-name="P53"><text:tab/>call flipscreenrou</text:p>
      <text:p text:style-name="P12"/>
      <text:p text:style-name="P12"><text:tab/>xor a</text:p>
      <text:p text:style-name="P12"><text:tab/>ld (noofwater),a</text:p>
      <text:p text:style-name="P12"><text:tab/>ld (noofflames),a</text:p>
      <text:p text:style-name="P12"><text:tab/>ld (breathingfire),a</text:p>
      <text:p text:style-name="P12"/>
      <text:p text:style-name="P12"><text:tab/>call drawfullroom</text:p>
      <text:p text:style-name="P12"/>
      <text:p text:style-name="P12"><text:tab/>call checkbeanstalk</text:p>
      <text:p text:style-name="P12"><text:tab/>call checkfireout</text:p>
      <text:p text:style-name="P3"/>
      <text:p text:style-name="P41">afterroomsetup</text:p>
      <text:p text:style-name="P12"><text:tab/>if seecoins=0</text:p>
      <text:p text:style-name="P12"><text:tab/>call putcoinsinroom</text:p>
      <text:p text:style-name="P12"><text:tab/>call resetroommoving</text:p>
      <text:p text:style-name="P12"><text:tab/>endif</text:p>
      <text:p text:style-name="P12"/>
      <text:p text:style-name="P12"><text:tab/>if seecoins=1</text:p>
      <text:p text:style-name="P12"><text:tab/>call resetroommoving</text:p>
      <text:p text:style-name="P12"><text:soft-page-break/><text:tab/>call putcoinsinroom</text:p>
      <text:p text:style-name="P12"><text:tab/>endif</text:p>
      <text:p text:style-name="P3"/>
      <text:p text:style-name="P12"><text:tab/>call turnscreenon</text:p>
      <text:p text:style-name="P12"><text:tab/>call printroomname</text:p>
      <text:p text:style-name="P12"><text:tab/>ret</text:p>
      <text:p text:style-name="P3"/>
      <text:p text:style-name="P3"/>
      <text:p text:style-name="P27">checkbeanstalk</text:p>
      <text:p text:style-name="P27"><text:tab/>ld a,(roomno)</text:p>
      <text:p text:style-name="P12"><text:tab/>cp 58</text:p>
      <text:p text:style-name="P12"><text:tab/>ret nz</text:p>
      <text:p text:style-name="P12"><text:tab/>ld a,(manurehere+var1)</text:p>
      <text:p text:style-name="P12"><text:tab/>cp 2</text:p>
      <text:p text:style-name="P12"><text:tab/>ret nz</text:p>
      <text:p text:style-name="P12"><text:tab/>ld a,1</text:p>
      <text:p text:style-name="P12"><text:tab/>ld (roomno),a</text:p>
      <text:p text:style-name="P12"><text:tab/>call drawfullroom</text:p>
      <text:p text:style-name="P12"><text:tab/>ld a,58</text:p>
      <text:p text:style-name="P12"><text:tab/>ld (roomno),a</text:p>
      <text:p text:style-name="P12"><text:tab/>ret</text:p>
      <text:p text:style-name="P3"/>
      <text:p text:style-name="P27">checkfireout</text:p>
      <text:p text:style-name="P27"><text:tab/>ld a,(roomno)</text:p>
      <text:p text:style-name="P12"><text:tab/>cp 36</text:p>
      <text:p text:style-name="P12"><text:tab/>ret nz</text:p>
      <text:p text:style-name="P12"><text:tab/>ld a,(fireout)</text:p>
      <text:p text:style-name="P12"><text:tab/>and a</text:p>
      <text:p text:style-name="P12"><text:tab/>ret nz</text:p>
      <text:p text:style-name="P12"><text:tab/>ld a,2</text:p>
      <text:p text:style-name="P12"><text:tab/>ld (roomno),a</text:p>
      <text:p text:style-name="P12"><text:tab/>call drawfullroom</text:p>
      <text:p text:style-name="P12"><text:tab/>ld a,36</text:p>
      <text:p text:style-name="P12"><text:tab/>ld (roomno),a</text:p>
      <text:p text:style-name="P12"><text:tab/>ret</text:p>
      <text:p text:style-name="P12"/>
      <text:p text:style-name="P3"/>
      <text:p text:style-name="P3"/>
      <text:p text:style-name="P3"/>
      <text:p text:style-name="P12">drawfullroom</text:p>
      <text:p text:style-name="P48">roomsetuplp</text:p>
      <text:p text:style-name="P27"><text:tab/>ld hl,roomdata</text:p>
      <text:p text:style-name="P41"><text:tab/>ld a,(roomno)</text:p>
      <text:p text:style-name="P41"><text:tab/>cp 127</text:p>
      <text:p text:style-name="P41"><text:tab/>ret z</text:p>
      <text:p text:style-name="P12"><text:tab/>ld c,a</text:p>
      <text:p text:style-name="P12"><text:tab/>ld b,0</text:p>
      <text:p text:style-name="P12"><text:tab/>sla c</text:p>
      <text:p text:style-name="P12"><text:tab/>rl b</text:p>
      <text:p text:style-name="P12"><text:tab/>add hl,bc</text:p>
      <text:p text:style-name="P12"><text:tab/>ld e,(hl)</text:p>
      <text:p text:style-name="P12"><text:tab/>inc hl</text:p>
      <text:p text:style-name="P12"><text:tab/>ld d,(hl)</text:p>
      <text:p text:style-name="P12"><text:tab/>push de</text:p>
      <text:p text:style-name="P12"><text:tab/>pop ix</text:p>
      <text:p text:style-name="P12"><text:tab/>ld bc,roomdata+204<text:tab/>;;;256</text:p>
      <text:p text:style-name="P12"><text:tab/>add ix,bc</text:p>
      <text:p text:style-name="P12"><text:tab/>inc hl</text:p>
      <text:p text:style-name="P12"><text:tab/>ld c,(hl)</text:p>
      <text:p text:style-name="P12"><text:tab/>inc hl</text:p>
      <text:p text:style-name="P12"><text:tab/>ld b,(hl)</text:p>
      <text:p text:style-name="P12"><text:tab/>ld a,c</text:p>
      <text:p text:style-name="P12"><text:tab/>cp e</text:p>
      <text:p text:style-name="P12"><text:tab/>jr nz,roomok</text:p>
      <text:p text:style-name="P12"><text:tab/>ld a,b</text:p>
      <text:p text:style-name="P12"><text:tab/>cp d</text:p>
      <text:p text:style-name="P12"><text:tab/>ret z</text:p>
      <text:p text:style-name="P3"><text:tab/></text:p>
      <text:p text:style-name="P12">roomok</text:p>
      <text:p text:style-name="P27">thinglp</text:p>
      <text:p text:style-name="P27"><text:tab/>ld a,(ix+0)</text:p>
      <text:p text:style-name="P12"><text:tab/>ld (frmno),a</text:p>
      <text:p text:style-name="P12"><text:soft-page-break/><text:tab/>inc ix</text:p>
      <text:p text:style-name="P12"><text:tab/>inc de</text:p>
      <text:p text:style-name="P12"><text:tab/>ld a,(ix+0)</text:p>
      <text:p text:style-name="P12"><text:tab/>and 127</text:p>
      <text:p text:style-name="P12"><text:tab/>ld (frmx),a</text:p>
      <text:p text:style-name="P12"><text:tab/>inc ix</text:p>
      <text:p text:style-name="P12"><text:tab/>inc de</text:p>
      <text:p text:style-name="P12"><text:tab/>ld a,(ix+0)</text:p>
      <text:p text:style-name="P12"><text:tab/>ld (frmy),a</text:p>
      <text:p text:style-name="P12"><text:tab/>inc ix</text:p>
      <text:p text:style-name="P12"><text:tab/>inc de</text:p>
      <text:p text:style-name="P12"/>
      <text:p text:style-name="P12"><text:tab/>bit 7,(ix-2)</text:p>
      <text:p text:style-name="P12"><text:tab/>jr nz,samecolour<text:tab/></text:p>
      <text:p text:style-name="P12"/>
      <text:p text:style-name="P12"><text:tab/>ld a,(ix+0)</text:p>
      <text:p text:style-name="P12"><text:tab/>and %01000111</text:p>
      <text:p text:style-name="P12"><text:tab/>ld (frmattri),a</text:p>
      <text:p text:style-name="P12"><text:tab/>ld a,(ix+0)</text:p>
      <text:p text:style-name="P12"><text:tab/>rlca</text:p>
      <text:p text:style-name="P12"><text:tab/>and 1</text:p>
      <text:p text:style-name="P12"><text:tab/>ld (frmreverse),a</text:p>
      <text:p text:style-name="P12"><text:tab/>ld a,(ix+0)</text:p>
      <text:p text:style-name="P12"><text:tab/>and %00011000</text:p>
      <text:p text:style-name="P12"><text:tab/>rrca</text:p>
      <text:p text:style-name="P12"><text:tab/>rrca</text:p>
      <text:p text:style-name="P12"><text:tab/>rrca</text:p>
      <text:p text:style-name="P12"><text:tab/>ld (frmplot),a</text:p>
      <text:p text:style-name="P12"><text:tab/>inc de</text:p>
      <text:p text:style-name="P12"><text:tab/>inc ix</text:p>
      <text:p text:style-name="P12"/>
      <text:p text:style-name="P27">samecolour</text:p>
      <text:p text:style-name="P27"><text:tab/>push bc</text:p>
      <text:p text:style-name="P12"><text:tab/>push de</text:p>
      <text:p text:style-name="P12"><text:tab/>push ix</text:p>
      <text:p text:style-name="P12"><text:tab/></text:p>
      <text:p text:style-name="P12"><text:tab/>call findfrmsize</text:p>
      <text:p text:style-name="P12"><text:tab/>ld a,(frmplot)</text:p>
      <text:p text:style-name="P12"><text:tab/>push af</text:p>
      <text:p text:style-name="P12"><text:tab/>xor a</text:p>
      <text:p text:style-name="P12"><text:tab/>ld (frmplot),a</text:p>
      <text:p text:style-name="P12"><text:tab/>call plotattris</text:p>
      <text:p text:style-name="P12"><text:tab/>pop af</text:p>
      <text:p text:style-name="P12"><text:tab/>ld (frmplot),a</text:p>
      <text:p text:style-name="P12"><text:tab/>call frame</text:p>
      <text:p text:style-name="P12"/>
      <text:p text:style-name="P12"><text:tab/>ld a,(frmno)</text:p>
      <text:p text:style-name="P12"><text:tab/>cp 91</text:p>
      <text:p text:style-name="P12"><text:tab/>call z,addtowater</text:p>
      <text:p text:style-name="P12"/>
      <text:p text:style-name="P12"><text:tab/>ld a,(frmno)</text:p>
      <text:p text:style-name="P12"><text:tab/>cp 115</text:p>
      <text:p text:style-name="P12"><text:tab/>call z,addtoflame</text:p>
      <text:p text:style-name="P12"><text:tab/></text:p>
      <text:p text:style-name="P12"><text:tab/>pop ix</text:p>
      <text:p text:style-name="P12"><text:tab/>pop de</text:p>
      <text:p text:style-name="P12"><text:tab/>pop bc</text:p>
      <text:p text:style-name="P12"><text:tab/>ld a,d</text:p>
      <text:p text:style-name="P12"><text:tab/>cp b</text:p>
      <text:p text:style-name="P12"><text:tab/>jr nz,thinglp</text:p>
      <text:p text:style-name="P12"><text:tab/>ld a,e</text:p>
      <text:p text:style-name="P12"><text:tab/>cp c</text:p>
      <text:p text:style-name="P12"><text:tab/>jr nz,thinglp</text:p>
      <text:p text:style-name="P12"><text:tab/>ret</text:p>
      <text:p text:style-name="P3"/>
      <text:p text:style-name="P3"/>
      <text:p text:style-name="P3"/>
      <text:p text:style-name="P3"/>
      <text:p text:style-name="P17">putcoinsinroom</text:p>
      <text:p text:style-name="P17"><text:tab/>ld b,totalcoins</text:p>
      <text:p text:style-name="P12"><text:tab/>ld ix,cointable</text:p>
      <text:p text:style-name="P17">putcoinsinroomlp</text:p>
      <text:p text:style-name="P17"><text:soft-page-break/><text:tab/>ld a,(roomno)</text:p>
      <text:p text:style-name="P12"><text:tab/>cp (ix+2)</text:p>
      <text:p text:style-name="P12"><text:tab/>jr nz,coinnotinroom</text:p>
      <text:p text:style-name="P12"><text:tab/>push bc<text:tab/></text:p>
      <text:p text:style-name="P12"><text:tab/>push ix</text:p>
      <text:p text:style-name="P12"><text:tab/>xor a</text:p>
      <text:p text:style-name="P12"><text:tab/>ld bc,6+64</text:p>
      <text:p text:style-name="P12"><text:tab/>ld e,(ix+0)</text:p>
      <text:p text:style-name="P12"><text:tab/>ld l,(ix+1)</text:p>
      <text:p text:style-name="P12"><text:tab/>call store_sprite_vars</text:p>
      <text:p text:style-name="P12"><text:tab/>call frame</text:p>
      <text:p text:style-name="P12"><text:tab/>call plotattris</text:p>
      <text:p text:style-name="P12"><text:tab/>pop ix</text:p>
      <text:p text:style-name="P12"><text:tab/>pop bc</text:p>
      <text:p text:style-name="P17">coinnotinroom</text:p>
      <text:p text:style-name="P17"><text:tab/>ld de,3</text:p>
      <text:p text:style-name="P12"><text:tab/>add ix,de</text:p>
      <text:p text:style-name="P12"><text:tab/>djnz putcoinsinroomlp</text:p>
      <text:p text:style-name="P12"><text:tab/>ret</text:p>
      <text:p text:style-name="P3"/>
      <text:p text:style-name="P3"/>
      <text:p text:style-name="P27">resetcoins</text:p>
      <text:p text:style-name="P27"><text:tab/>ld a,255</text:p>
      <text:p text:style-name="P12"><text:tab/>ld (coins),a</text:p>
      <text:p text:style-name="P12"><text:tab/>ld b,totalcoins</text:p>
      <text:p text:style-name="P12"><text:tab/>ld ix,cointable</text:p>
      <text:p text:style-name="P12"><text:tab/>ld de,3</text:p>
      <text:p text:style-name="P27">resetcoinslp</text:p>
      <text:p text:style-name="P27"><text:tab/>res 7,(ix+2)</text:p>
      <text:p text:style-name="P12"><text:tab/>add ix,de</text:p>
      <text:p text:style-name="P12"><text:tab/>djnz resetcoinslp</text:p>
      <text:p text:style-name="P27">addtocoins</text:p>
      <text:p text:style-name="P27"><text:tab/>ld a,(coins)</text:p>
      <text:p text:style-name="P12"><text:tab/>inc a</text:p>
      <text:p text:style-name="P12"><text:tab/>ld (coins),a</text:p>
      <text:p text:style-name="P12"><text:tab/>ld b,-1+48</text:p>
      <text:p text:style-name="P27">div10lp</text:p>
      <text:p text:style-name="P27"><text:tab/>inc b</text:p>
      <text:p text:style-name="P12"><text:tab/>sub 10</text:p>
      <text:p text:style-name="P12"><text:tab/>jr nc,div10lp</text:p>
      <text:p text:style-name="P12"><text:tab/>add a,10+48</text:p>
      <text:p text:style-name="P12"><text:tab/>ld (noofcoinsmess+1),a</text:p>
      <text:p text:style-name="P12"><text:tab/>ld a,b</text:p>
      <text:p text:style-name="P12"><text:tab/>ld (noofcoinsmess),a</text:p>
      <text:p text:style-name="P12"><text:tab/>ld hl,coinsmess</text:p>
      <text:p text:style-name="P12"><text:tab/>jp prtmessage</text:p>
      <text:p text:style-name="P3"/>
      <text:p text:style-name="P41"><text:tab/>if computer=spectrum<text:tab/></text:p>
      <text:p text:style-name="P48">coinsmess</text:p>
      <text:p text:style-name="P48"><text:tab/>defb mpen+6,mxy+46,8</text:p>
      <text:p text:style-name="P48">noofcoinsmess</text:p>
      <text:p text:style-name="P48"><text:tab/>defb 0,0,mend</text:p>
      <text:p text:style-name="P41"><text:tab/>endif</text:p>
      <text:p text:style-name="P3"/>
      <text:p text:style-name="P12"><text:tab/>if computer=amstrad<text:tab/></text:p>
      <text:p text:style-name="P27">coinsmess</text:p>
      <text:p text:style-name="P27"><text:tab/>defb mpen+4,mxy+46,8</text:p>
      <text:p text:style-name="P27">noofcoinsmess</text:p>
      <text:p text:style-name="P27"><text:tab/>defb 0,0,mend</text:p>
      <text:p text:style-name="P12"><text:tab/>endif</text:p>
      <text:p text:style-name="P3"/>
      <text:p text:style-name="P3"/>
      <text:p text:style-name="P12">subfromlives</text:p>
      <text:p text:style-name="P12"><text:tab/>ld a,(lives)</text:p>
      <text:p text:style-name="P12"><text:tab/>dec a</text:p>
      <text:p text:style-name="P12"><text:tab/>ld (lives),a</text:p>
      <text:p text:style-name="P12"><text:tab/>ld (nooflivesmess+1),a</text:p>
      <text:p text:style-name="P12"><text:tab/>ld hl,livesmess</text:p>
      <text:p text:style-name="P12"><text:tab/>jp prtmessage</text:p>
      <text:p text:style-name="P3"><text:tab/></text:p>
      <text:p text:style-name="P3"><text:tab/><text:span text:style-name="T2">if computer=spectrum</text:span></text:p>
      <text:p text:style-name="P61">livesmess</text:p>
      <text:p text:style-name="P61"><text:soft-page-break/><text:tab/>defb mpen+6,mxy+14,8,":::",mxy+14,8</text:p>
      <text:p text:style-name="P61">nooflivesmess</text:p>
      <text:p text:style-name="P61"><text:tab/>defb mrep,1,"/",mendrep,mend</text:p>
      <text:p text:style-name="P53"><text:tab/>endif</text:p>
      <text:p text:style-name="P12"><text:tab/>if computer=amstrad</text:p>
      <text:p text:style-name="P27">livesmess</text:p>
      <text:p text:style-name="P27"><text:tab/>defb mpen+4,mxy+14,8,":::",mxy+14,8</text:p>
      <text:p text:style-name="P27">nooflivesmess</text:p>
      <text:p text:style-name="P27"><text:tab/>defb mrep,1,"/",mendrep,mend</text:p>
      <text:p text:style-name="P12"><text:tab/>endif</text:p>
      <text:p text:style-name="P3"/>
      <text:p text:style-name="P3"/>
      <text:p text:style-name="P18">printroomname</text:p>
      <text:p text:style-name="P18"><text:tab/>ld a,(roomno)</text:p>
      <text:p text:style-name="P12"><text:tab/>rlca</text:p>
      <text:p text:style-name="P12"><text:tab/>ld c,a</text:p>
      <text:p text:style-name="P12"><text:tab/>ld b,0</text:p>
      <text:p text:style-name="P12"><text:tab/>ld hl,roomnames</text:p>
      <text:p text:style-name="P12"><text:tab/>add hl,bc</text:p>
      <text:p text:style-name="P12"><text:tab/>ld e,(hl)</text:p>
      <text:p text:style-name="P12"><text:tab/>inc hl</text:p>
      <text:p text:style-name="P12"><text:tab/>ld d,(hl)</text:p>
      <text:p text:style-name="P12"><text:tab/>push de</text:p>
      <text:p text:style-name="P12"><text:tab/>ld hl,readytoprintname</text:p>
      <text:p text:style-name="P12"><text:tab/>call prtmessage</text:p>
      <text:p text:style-name="P12"><text:tab/>pop hl</text:p>
      <text:p text:style-name="P12"><text:tab/>jp prtmessage</text:p>
      <text:p text:style-name="P12"/>
      <text:p text:style-name="P19">windowrou</text:p>
      <text:p text:style-name="P19"><text:tab/>ld a,1</text:p>
      <text:p text:style-name="P12"><text:tab/>ld (dontupdatedizzy),a</text:p>
      <text:p text:style-name="P12"><text:tab/>call prtmessage</text:p>
      <text:p text:style-name="P19">windowrou2</text:p>
      <text:p text:style-name="P19"><text:tab/>call handoffandwait</text:p>
      <text:p text:style-name="P19">windowrou1</text:p>
      <text:p text:style-name="P19"><text:tab/>call resetuproom</text:p>
      <text:p text:style-name="P12"><text:tab/>xor a</text:p>
      <text:p text:style-name="P12"><text:tab/>ld (dontupdatedizzy),a</text:p>
      <text:p text:style-name="P12"><text:tab/>ret<text:tab/></text:p>
      <text:p text:style-name="P12"/>
      <text:p text:style-name="P27">tryputtingdown</text:p>
      <text:p text:style-name="P27"><text:tab/>ld a,(pickup)</text:p>
      <text:p text:style-name="P12"><text:tab/>and a</text:p>
      <text:p text:style-name="P12"><text:tab/>ret z</text:p>
      <text:p text:style-name="P12"><text:tab/>ld hl,proxpicture</text:p>
      <text:p text:style-name="P12"><text:tab/>call checkproximity1</text:p>
      <text:p text:style-name="P27">tryputtingdown1</text:p>
      <text:p text:style-name="P27"><text:tab/>ld a,1</text:p>
      <text:p text:style-name="P12"><text:tab/>ld (tryputdownvar),a</text:p>
      <text:p text:style-name="P27">inventoryrou</text:p>
      <text:p text:style-name="P10"><text:tab/>push ix</text:p>
      <text:p text:style-name="P12"><text:tab/>ld a,1</text:p>
      <text:p text:style-name="P12"><text:tab/>ld (dontupdatedizzy),a</text:p>
      <text:p text:style-name="P3"/>
      <text:p text:style-name="P12"><text:tab/>ld a,(bag)</text:p>
      <text:p text:style-name="P12"><text:tab/>and a</text:p>
      <text:p text:style-name="P12"><text:tab/>ld hl,inventory</text:p>
      <text:p text:style-name="P12"><text:tab/>jr z,nobaginvent</text:p>
      <text:p text:style-name="P12"><text:tab/>ld hl,inventorywithbag</text:p>
      <text:p text:style-name="P27">nobaginvent</text:p>
      <text:p text:style-name="P27"><text:tab/>call prtmessage</text:p>
      <text:p text:style-name="P3"/>
      <text:p text:style-name="P12"><text:tab/>ld a,(bag)</text:p>
      <text:p text:style-name="P12"><text:tab/>and 1</text:p>
      <text:p text:style-name="P12"><text:tab/>rlca</text:p>
      <text:p text:style-name="P12"><text:tab/>add a,2</text:p>
      <text:p text:style-name="P12"><text:tab/>ld (distdownmenu+1),a</text:p>
      <text:p text:style-name="P12"><text:tab/>ld (distdownmenu1+1),a</text:p>
      <text:p text:style-name="P3"/>
      <text:p text:style-name="P12"><text:tab/>ld b,0</text:p>
      <text:p text:style-name="P12">printwhatcarrying</text:p>
      <text:p text:style-name="P12"><text:tab/>push bc</text:p>
      <text:p text:style-name="P12"><text:soft-page-break/><text:tab/>call printcarryingline</text:p>
      <text:p text:style-name="P12"><text:tab/>pop bc</text:p>
      <text:p text:style-name="P12"><text:tab/>ld a,b</text:p>
      <text:p text:style-name="P12"><text:tab/>inc b</text:p>
      <text:p text:style-name="P27">distdownmenu1</text:p>
      <text:p text:style-name="P27"><text:tab/>cp 1 <text:s/>;;2+bag*2 </text:p>
      <text:p text:style-name="P12"><text:tab/>jr nz,printwhatcarrying</text:p>
      <text:p text:style-name="P3"/>
      <text:p text:style-name="P12"><text:tab/>ld a,(objectscarried)</text:p>
      <text:p text:style-name="P12"><text:tab/>ld hl,nothingatallmess</text:p>
      <text:p text:style-name="P12"><text:tab/>and a</text:p>
      <text:p text:style-name="P12"><text:tab/>call z,prtmessage</text:p>
      <text:p text:style-name="P3"/>
      <text:p text:style-name="P12"><text:tab/>ld a,(toomuchtohold)</text:p>
      <text:p text:style-name="P12"><text:tab/>ld hl,carryingtoomuchmess</text:p>
      <text:p text:style-name="P12"><text:tab/>and a</text:p>
      <text:p text:style-name="P12"><text:tab/>jr nz,gottoomuchpointer</text:p>
      <text:p text:style-name="P12"><text:tab/>ld hl,selectitemmess</text:p>
      <text:p text:style-name="P12">gottoomuchpointer</text:p>
      <text:p text:style-name="P12"><text:tab/>call prtmessage</text:p>
      <text:p text:style-name="P3"/>
      <text:p text:style-name="P12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12">chooseobjecttodrop</text:p>
      <text:p text:style-name="P12"><text:tab/>ld a,(clock)</text:p>
      <text:p text:style-name="P12"><text:tab/>ld c,a</text:p>
      <text:p text:style-name="P38">flywait</text:p>
      <text:p text:style-name="P38"><text:tab/>ld a,(clock)</text:p>
      <text:p text:style-name="P12"><text:tab/>cp c</text:p>
      <text:p text:style-name="P12"><text:tab/>jr z,flywait</text:p>
      <text:p text:style-name="P12"><text:tab/>ld a,(cyclecolour)</text:p>
      <text:p text:style-name="P12"><text:tab/>inc a</text:p>
      <text:p text:style-name="P12"><text:tab/>and 7</text:p>
      <text:p text:style-name="P12"><text:tab/>ld (cyclecolour),a</text:p>
      <text:p text:style-name="P53"><text:tab/>ld hl,colourtable</text:p>
      <text:p text:style-name="P53"><text:tab/>ld e,a</text:p>
      <text:p text:style-name="P53"><text:tab/>ld d,0</text:p>
      <text:p text:style-name="P53"><text:tab/>add hl,de</text:p>
      <text:p text:style-name="P53"><text:tab/>ld a,(hl)</text:p>
      <text:p text:style-name="P12"><text:tab/>ld (pen),a</text:p>
      <text:p text:style-name="P53"><text:tab/>push bc</text:p>
      <text:p text:style-name="P12"><text:tab/>call printcarryingline</text:p>
      <text:p text:style-name="P12"><text:tab/>call specialgetkeybyte</text:p>
      <text:p text:style-name="P53"><text:tab/>pop bc</text:p>
      <text:p text:style-name="P12"><text:tab/>ld c,a</text:p>
      <text:p text:style-name="P12"><text:tab/>bit 3,c<text:tab/><text:tab/></text:p>
      <text:p text:style-name="P12"><text:tab/>jr nz,tryingtodrop</text:p>
      <text:p text:style-name="P12"><text:tab/>ld a,(objectscarried)</text:p>
      <text:p text:style-name="P12"><text:tab/>and a</text:p>
      <text:p text:style-name="P12"><text:tab/>ld a,b</text:p>
      <text:p text:style-name="P12"><text:tab/>jr z,notdownmenu</text:p>
      <text:p text:style-name="P12"><text:tab/>ld a,b</text:p>
      <text:p text:style-name="P27">notchingdown</text:p>
      <text:p text:style-name="P27"><text:tab/>and a</text:p>
      <text:p text:style-name="P12"><text:tab/>jr z,notupmenu</text:p>
      <text:p text:style-name="P12"><text:tab/>bit 5,c</text:p>
      <text:p text:style-name="P12"><text:tab/>jr nz,yesupmenu</text:p>
      <text:p text:style-name="P12"><text:tab/>bit 2,c</text:p>
      <text:p text:style-name="P12"><text:tab/>jr z,notupmenu</text:p>
      <text:p text:style-name="P27">yesupmenu</text:p>
      <text:p text:style-name="P27"><text:tab/>dec a</text:p>
      <text:p text:style-name="P12">notupmenu</text:p>
      <text:p text:style-name="P27">distdownmenu</text:p>
      <text:p text:style-name="P27"><text:tab/>cp 1 <text:s/>;;;;2+bag*2</text:p>
      <text:p text:style-name="P12"><text:tab/>jr z,notdownmenu</text:p>
      <text:p text:style-name="P12"><text:tab/>bit 4,c</text:p>
      <text:p text:style-name="P12"><text:tab/>jr nz,yesdownmenu</text:p>
      <text:p text:style-name="P12"><text:soft-page-break/><text:tab/>bit 1,c</text:p>
      <text:p text:style-name="P12"><text:tab/>jr z,notdownmenu</text:p>
      <text:p text:style-name="P27">yesdownmenu</text:p>
      <text:p text:style-name="P27"><text:tab/>inc a</text:p>
      <text:p text:style-name="P27">notdownmenu</text:p>
      <text:p text:style-name="P27"><text:tab/>cp b</text:p>
      <text:p text:style-name="P12"><text:tab/>jr z,chooseobjecttodrop</text:p>
      <text:p text:style-name="P3"/>
      <text:p text:style-name="P53"><text:tab/>call whatinslot</text:p>
      <text:p text:style-name="P53"><text:tab/>ld a,d</text:p>
      <text:p text:style-name="P53"><text:tab/>jr z,notchingdown</text:p>
      <text:p text:style-name="P53"><text:tab/>push af</text:p>
      <text:p text:style-name="P12"><text:tab/>ld a,2+64</text:p>
      <text:p text:style-name="P12"><text:tab/>ld (pen),a</text:p>
      <text:p text:style-name="P12"><text:tab/>ld a,b</text:p>
      <text:p text:style-name="P12"><text:tab/>cp 255</text:p>
      <text:p text:style-name="P12"><text:tab/>call nz,printcarryingline</text:p>
      <text:p text:style-name="P53"><text:tab/>pop bc<text:tab/>;;was pushed as af</text:p>
      <text:p text:style-name="P12"><text:tab/>jr chooseobjecttodrop</text:p>
      <text:p text:style-name="P27">tryingtodrop</text:p>
      <text:p text:style-name="P10"><text:tab/><text:span text:style-name="T1">ld a,b</text:span></text:p>
      <text:p text:style-name="P12"><text:tab/>call whatinslot</text:p>
      <text:p text:style-name="P12"><text:tab/>push af</text:p>
      <text:p text:style-name="P12"><text:tab/>call gettomovingdata</text:p>
      <text:p text:style-name="P12"><text:tab/>ld a,(ix+movefrm)</text:p>
      <text:p text:style-name="P12"><text:tab/>cp 18</text:p>
      <text:p text:style-name="P12"><text:tab/>call z,droppingwhiskey</text:p>
      <text:p text:style-name="P12"><text:tab/>ld ix,0</text:p>
      <text:p text:style-name="P12"><text:tab/>pop af</text:p>
      <text:p text:style-name="P12"><text:tab/>cp 1</text:p>
      <text:p text:style-name="P12"><text:tab/>jr z,justexitinvent</text:p>
      <text:p text:style-name="P12"><text:tab/>ld c,a</text:p>
      <text:p text:style-name="P12"><text:tab/>ld hl,objectscarried-1</text:p>
      <text:p text:style-name="P27">sufflelp</text:p>
      <text:p text:style-name="P27"><text:tab/>inc hl</text:p>
      <text:p text:style-name="P12"><text:tab/>ld a,(hl)</text:p>
      <text:p text:style-name="P12"><text:tab/>cp c</text:p>
      <text:p text:style-name="P12"><text:tab/>jr nz,sufflelp</text:p>
      <text:p text:style-name="P27">sufflelp1</text:p>
      <text:p text:style-name="P27"><text:tab/>inc hl</text:p>
      <text:p text:style-name="P12"><text:tab/>ld a,(hl)</text:p>
      <text:p text:style-name="P12"><text:tab/>dec hl</text:p>
      <text:p text:style-name="P12"><text:tab/>cp 1</text:p>
      <text:p text:style-name="P12"><text:tab/>jr z,justexitinvent1</text:p>
      <text:p text:style-name="P12"><text:tab/>ld (hl),a</text:p>
      <text:p text:style-name="P12"><text:tab/>inc hl</text:p>
      <text:p text:style-name="P3"><text:span text:style-name="T1"><text:tab/>jr sufflelp1</text:span><text:tab/></text:p>
      <text:p text:style-name="P27">justexitinvent1</text:p>
      <text:p text:style-name="P27"><text:tab/>ld (hl),0</text:p>
      <text:p text:style-name="P12"><text:tab/>call dropobject</text:p>
      <text:p text:style-name="P3"/>
      <text:p text:style-name="P27">justexitinvent</text:p>
      <text:p text:style-name="P61"><text:tab/>push ix</text:p>
      <text:p text:style-name="P12"><text:tab/>call resetuproom</text:p>
      <text:p text:style-name="P53"><text:tab/>pop ix</text:p>
      <text:p text:style-name="P12"><text:tab/>xor a</text:p>
      <text:p text:style-name="P12"><text:tab/>ld (tryputdownvar),a</text:p>
      <text:p text:style-name="P12"><text:tab/>ld (dontupdatedizzy),a</text:p>
      <text:p text:style-name="P12"><text:tab/>ld (toomuchtohold),a</text:p>
      <text:p text:style-name="P12"><text:tab/>call checkproximity <text:s/>;;CHECK DROPPING OBJECT BY TRIGGER</text:p>
      <text:p text:style-name="P53"><text:tab/>push ix</text:p>
      <text:p text:style-name="P53"><text:tab/>pop hl</text:p>
      <text:p text:style-name="P12"><text:tab/>ld a,l</text:p>
      <text:p text:style-name="P12"><text:tab/>or h</text:p>
      <text:p text:style-name="P12"><text:tab/>ld hl,proxshopkeeper</text:p>
      <text:p text:style-name="P12"><text:tab/>call nz,checkproximity1</text:p>
      <text:p text:style-name="P3"><text:span text:style-name="T2"><text:tab/>pop ix</text:span><text:tab/></text:p>
      <text:p text:style-name="P12"><text:tab/>ret</text:p>
      <text:p text:style-name="P3"/>
      <text:p text:style-name="P27">droppingwhiskey</text:p>
      <text:p text:style-name="P27"><text:tab/>ld a,(ix+var1)</text:p>
      <text:p text:style-name="P12"><text:tab/>and a<text:tab/></text:p>
      <text:p text:style-name="P12"><text:soft-page-break/><text:tab/>ret nz</text:p>
      <text:p text:style-name="P12"><text:tab/>ld (ix+var1),1</text:p>
      <text:p text:style-name="P12"><text:tab/>ld hl,emptybottlemess</text:p>
      <text:p text:style-name="P12"><text:tab/>ld (whiskeyhere+oldmovex),hl</text:p>
      <text:p text:style-name="P12"><text:tab/>ld a,255</text:p>
      <text:p text:style-name="P12"><text:tab/>ld (drunk),a</text:p>
      <text:p text:style-name="P12"><text:tab/>ld hl,dropwhiskeymess</text:p>
      <text:p text:style-name="P12"><text:tab/>call prtmessage</text:p>
      <text:p text:style-name="P12"><text:tab/>jp handoffandwait</text:p>
      <text:p text:style-name="P3"/>
      <text:p text:style-name="P27">gettomovingdata</text:p>
      <text:p text:style-name="P27"><text:tab/>ld b,a</text:p>
      <text:p text:style-name="P12"><text:tab/>ld ix,movingdata</text:p>
      <text:p text:style-name="P12"><text:tab/>ld de,16</text:p>
      <text:p text:style-name="P27">gettopickupable</text:p>
      <text:p text:style-name="P27"><text:tab/>add ix,de</text:p>
      <text:p text:style-name="P12"><text:tab/>djnz gettopickupable</text:p>
      <text:p text:style-name="P12"><text:tab/>ret</text:p>
      <text:p text:style-name="P3"/>
      <text:p text:style-name="P27">dropobject</text:p>
      <text:p text:style-name="P27"><text:tab/>ld a,c</text:p>
      <text:p text:style-name="P12"><text:tab/>call gettomovingdata</text:p>
      <text:p text:style-name="P12"><text:tab/>ld a,(roomno)</text:p>
      <text:p text:style-name="P12"><text:tab/>ld (ix+room),a</text:p>
      <text:p text:style-name="P12"><text:tab/>ld a,(x)</text:p>
      <text:p text:style-name="P12"><text:tab/>and %11111110</text:p>
      <text:p text:style-name="P12"><text:tab/>add 34</text:p>
      <text:p text:style-name="P12"><text:tab/>ld (ix+movex),a</text:p>
      <text:p text:style-name="P12"><text:tab/>ld a,(y)</text:p>
      <text:p text:style-name="P12"><text:tab/>and %11111000</text:p>
      <text:p text:style-name="P12"><text:tab/>sub 8</text:p>
      <text:p text:style-name="P12"><text:tab/>ld (ix+movey),a</text:p>
      <text:p text:style-name="P53"><text:tab/>ld a,11</text:p>
      <text:p text:style-name="P53"><text:tab/>ld (sndfx),a</text:p>
      <text:p text:style-name="P12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0">nothingpressed</text:p>
      <text:p text:style-name="P10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27">whatinslot</text:p>
      <text:p text:style-name="P27"><text:tab/>ld e,a</text:p>
      <text:p text:style-name="P12"><text:tab/>ld d,0</text:p>
      <text:p text:style-name="P12"><text:tab/>ld hl,objectscarried</text:p>
      <text:p text:style-name="P12"><text:tab/>add hl,de</text:p>
      <text:p text:style-name="P12"><text:tab/>ld d,a</text:p>
      <text:p text:style-name="P12"><text:tab/>ld a,(hl)</text:p>
      <text:p text:style-name="P12"><text:tab/>and a</text:p>
      <text:p text:style-name="P12"><text:tab/>ret</text:p>
      <text:p text:style-name="P3"/>
      <text:p text:style-name="P12">printcarryingline<text:tab/>;;;b=number down menu list</text:p>
      <text:p text:style-name="P53"><text:tab/>ld a,(bag)</text:p>
      <text:p text:style-name="P53"><text:tab/>neg</text:p>
      <text:p text:style-name="P53"><text:tab/>add a,b</text:p>
      <text:p text:style-name="P53"><text:tab/>inc a</text:p>
      <text:p text:style-name="P3"><text:tab/><text:span text:style-name="T1">rlca</text:span></text:p>
      <text:p text:style-name="P12"><text:tab/>rlca</text:p>
      <text:p text:style-name="P12"><text:tab/>rlca</text:p>
      <text:p text:style-name="P12"><text:tab/>add a,80</text:p>
      <text:p text:style-name="P12"><text:tab/>ld (messy),a</text:p>
      <text:p text:style-name="P12"><text:tab/>ld a,12</text:p>
      <text:p text:style-name="P12"><text:tab/>ld (messx),a</text:p>
      <text:p text:style-name="P3"><text:soft-page-break/><text:tab/>ld a,b</text:p>
      <text:p text:style-name="P12"><text:tab/>call whatinslot</text:p>
      <text:p text:style-name="P12"><text:tab/>ld hl,nothingheremess</text:p>
      <text:p text:style-name="P12"><text:tab/>jp z,prtmessage</text:p>
      <text:p text:style-name="P12"><text:tab/>ld hl,movingdata+oldmovex</text:p>
      <text:p text:style-name="P12"><text:tab/>ld de,16</text:p>
      <text:p text:style-name="P12"><text:tab/>ld b,a</text:p>
      <text:p text:style-name="P12">gettopickupablemess</text:p>
      <text:p text:style-name="P12"><text:tab/>add hl,de</text:p>
      <text:p text:style-name="P12"><text:tab/>djnz gettopickupablemess</text:p>
      <text:p text:style-name="P12"><text:tab/>ld e,(hl)</text:p>
      <text:p text:style-name="P12"><text:tab/>inc hl</text:p>
      <text:p text:style-name="P12"><text:tab/>ld h,(hl)</text:p>
      <text:p text:style-name="P12"><text:tab/>ld l,e<text:tab/></text:p>
      <text:p text:style-name="P12"><text:tab/>cp 1</text:p>
      <text:p text:style-name="P12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2"><text:tab/>jp prtmessage</text:p>
      <text:p text:style-name="P3"/>
      <text:p text:style-name="P27">resetcarrying</text:p>
      <text:p text:style-name="P27"><text:tab/>ld hl,0</text:p>
      <text:p text:style-name="P12"><text:tab/>ld (objectscarried),hl</text:p>
      <text:p text:style-name="P12"><text:tab/>ld (objectscarried+2),hl</text:p>
      <text:p text:style-name="P12"><text:tab/>ld (objectscarried+3),hl</text:p>
      <text:p text:style-name="P12"><text:tab/>ld a,1</text:p>
      <text:p text:style-name="P12"><text:tab/>ld (objectscarried+2),a</text:p>
      <text:p text:style-name="P12"><text:tab/>ld a,8<text:tab/><text:tab/><text:tab/>;;apple in bag</text:p>
      <text:p text:style-name="P12"><text:tab/>ld (objectscarried),a</text:p>
      <text:p text:style-name="P12"><text:tab/>ret</text:p>
      <text:p text:style-name="P3"/>
      <text:p text:style-name="P3"/>
      <text:p text:style-name="P27">checkproximity</text:p>
      <text:p text:style-name="P27"><text:tab/>push ix</text:p>
      <text:p text:style-name="P12"><text:tab/>pop hl</text:p>
      <text:p text:style-name="P12"><text:tab/>ld a,l</text:p>
      <text:p text:style-name="P12"><text:tab/>or h</text:p>
      <text:p text:style-name="P12"><text:tab/>ret z</text:p>
      <text:p text:style-name="P12"><text:tab/>ld l,(ix+oldmovefrm)</text:p>
      <text:p text:style-name="P12"><text:tab/>ld h,(ix+delay)</text:p>
      <text:p text:style-name="P12"><text:tab/>ld a,l</text:p>
      <text:p text:style-name="P12"><text:tab/>or h</text:p>
      <text:p text:style-name="P12"><text:tab/>ret z</text:p>
      <text:p text:style-name="P27">checkproximity1</text:p>
      <text:p text:style-name="P27"><text:tab/>ld a,(roomno)</text:p>
      <text:p text:style-name="P12"><text:tab/>cp (hl)</text:p>
      <text:p text:style-name="P12"><text:tab/>ret nz</text:p>
      <text:p text:style-name="P12"><text:tab/>inc hl</text:p>
      <text:p text:style-name="P12"><text:tab/>ld e,(hl)</text:p>
      <text:p text:style-name="P12"><text:tab/>inc hl</text:p>
      <text:p text:style-name="P12"><text:tab/>ld d,(hl)</text:p>
      <text:p text:style-name="P12"><text:tab/>inc hl</text:p>
      <text:p text:style-name="P12"><text:tab/>ld a,(hl)</text:p>
      <text:p text:style-name="P12"><text:tab/>inc hl</text:p>
      <text:p text:style-name="P12"><text:tab/>ld b,(hl)</text:p>
      <text:p text:style-name="P12"><text:tab/>inc hl</text:p>
      <text:p text:style-name="P12"><text:tab/>push hl</text:p>
      <text:p text:style-name="P12"><text:tab/>ld l,a</text:p>
      <text:p text:style-name="P12"><text:tab/>ld h,b</text:p>
      <text:p text:style-name="P12"><text:tab/>ex de,hl</text:p>
      <text:p text:style-name="P12"><text:tab/>call proximitycollide</text:p>
      <text:p text:style-name="P12"><text:tab/>pop hl</text:p>
      <text:p text:style-name="P12"><text:tab/>ret nc</text:p>
      <text:p text:style-name="P12"><text:tab/>jp (hl)</text:p>
      <text:p text:style-name="P3"/>
      <text:p text:style-name="P3"><text:s/></text:p>
      <text:p text:style-name="P61">flipifnecessary</text:p>
      <text:p text:style-name="P61"><text:soft-page-break/><text:tab/>ld a,(upsidedown)</text:p>
      <text:p text:style-name="P53"><text:tab/>and a</text:p>
      <text:p text:style-name="P53"><text:tab/>ret z</text:p>
      <text:p text:style-name="P53"><text:tab/>jp flipscreenroumust </text:p>
      <text:p text:style-name="P53"/>
      <text:p text:style-name="P53">flipscreenrou</text:p>
      <text:p text:style-name="P53"><text:tab/>ld a,(flipscreen)</text:p>
      <text:p text:style-name="P53"><text:tab/>ld b,a</text:p>
      <text:p text:style-name="P53"><text:tab/>ld a,(upsidedown)</text:p>
      <text:p text:style-name="P53"><text:tab/>xor b</text:p>
      <text:p text:style-name="P53"><text:tab/>ret z</text:p>
      <text:p text:style-name="P53">flipscreenroumust</text:p>
      <text:p text:style-name="P53"><text:tab/>push hl</text:p>
      <text:p text:style-name="P53"><text:tab/>ld hl,screentable+6*8*2</text:p>
      <text:p text:style-name="P53"><text:tab/>ld de,screentable+183*2</text:p>
      <text:p text:style-name="P53"><text:tab/>ld b,136/2</text:p>
      <text:p text:style-name="P61">flipscreenlp</text:p>
      <text:p text:style-name="P61"><text:tab/>ld c,(hl)</text:p>
      <text:p text:style-name="P53"><text:tab/>ld a,(de)</text:p>
      <text:p text:style-name="P53"><text:tab/>ld (hl),a</text:p>
      <text:p text:style-name="P53"><text:tab/>ld a,c</text:p>
      <text:p text:style-name="P53"><text:tab/>ld (de),a</text:p>
      <text:p text:style-name="P53"><text:tab/>inc hl</text:p>
      <text:p text:style-name="P53"><text:tab/>inc de</text:p>
      <text:p text:style-name="P53"><text:tab/>ld c,(hl)</text:p>
      <text:p text:style-name="P53"><text:tab/>ld a,(de)</text:p>
      <text:p text:style-name="P53"><text:tab/>ld (hl),a</text:p>
      <text:p text:style-name="P53"><text:tab/>ld a,c</text:p>
      <text:p text:style-name="P53"><text:tab/>ld (de),a</text:p>
      <text:p text:style-name="P53"><text:tab/>inc hl</text:p>
      <text:p text:style-name="P53"><text:tab/>dec de</text:p>
      <text:p text:style-name="P53"><text:tab/>dec de</text:p>
      <text:p text:style-name="P53"><text:tab/>dec de</text:p>
      <text:p text:style-name="P53"><text:tab/>djnz flipscreenlp</text:p>
      <text:p text:style-name="P53"><text:tab/>ld a,(flipscreen)</text:p>
      <text:p text:style-name="P53"><text:tab/>xor 1</text:p>
      <text:p text:style-name="P53"><text:tab/>ld (flipscreen),a</text:p>
      <text:p text:style-name="P53"><text:tab/>ld a,(atpatch1)</text:p>
      <text:p text:style-name="P53"><text:tab/>and a</text:p>
      <text:p text:style-name="P53"><text:tab/>jr nz,patchforupright</text:p>
      <text:p text:style-name="P53"><text:tab/>ld a,&amp;2f</text:p>
      <text:p text:style-name="P53"><text:tab/>ld hl,&amp;1Dc6</text:p>
      <text:p text:style-name="P53"><text:tab/>ld de,-32</text:p>
      <text:p text:style-name="P53"><text:tab/>ld bc,&amp;e8c6</text:p>
      <text:p text:style-name="P53"><text:tab/>jr storeatpatches</text:p>
      <text:p text:style-name="P61">patchforupright</text:p>
      <text:p text:style-name="P61"><text:tab/>ld hl,0</text:p>
      <text:p text:style-name="P53"><text:tab/>ld bc,0</text:p>
      <text:p text:style-name="P53"><text:tab/>ld de,32</text:p>
      <text:p text:style-name="P53"><text:tab/>xor a</text:p>
      <text:p text:style-name="P53">storeatpatches</text:p>
      <text:p text:style-name="P53"><text:tab/>ld (atpatch2),hl</text:p>
      <text:p text:style-name="P53"><text:tab/>ld (atpatch1),a</text:p>
      <text:p text:style-name="P53"><text:tab/>ld (atpatch4),a</text:p>
      <text:p text:style-name="P53"><text:tab/>ex de,hl</text:p>
      <text:p text:style-name="P53"><text:tab/>ld (atpatch3+1),hl</text:p>
      <text:p text:style-name="P53"><text:tab/>push bc</text:p>
      <text:p text:style-name="P53"><text:tab/>pop hl</text:p>
      <text:p text:style-name="P53"><text:tab/>ld (atpatch5),hl</text:p>
      <text:p text:style-name="P53"><text:tab/>pop hl</text:p>
      <text:p text:style-name="P3"><text:span text:style-name="T2"><text:tab/>ret</text:span><text:tab/></text:p>
      <text:p text:style-name="P3"/>
      <text:p text:style-name="P1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<text:soft-page-break/>; <text:s text:c="4"/>Created on Tue the 14th of Jun 1988 <text:s/></text:p>
      <text:p text:style-name="P41">; <text:s text:c="7"/>Last update 13:36 on 19/12/89 </text:p>
      <text:p text:style-name="P41">; </text:p>
      <text:p text:style-name="P41"/>
      <text:p text:style-name="P41"><text:tab/>;;dizzy control</text:p>
      <text:p text:style-name="P3"/>
      <text:p text:style-name="P53"><text:tab/>if computer=amstrad</text:p>
      <text:p text:style-name="P53"/>
      <text:p text:style-name="P61">turninteron</text:p>
      <text:p text:style-name="P61"><text:tab/>di</text:p>
      <text:p text:style-name="P53"><text:tab/>ld a,&amp;c3</text:p>
      <text:p text:style-name="P53"><text:tab/>ld (&amp;38),a</text:p>
      <text:p text:style-name="P53"><text:tab/>ld hl,interentry</text:p>
      <text:p text:style-name="P53"><text:tab/>ld (&amp;39),hl</text:p>
      <text:p text:style-name="P53"><text:tab/>ei</text:p>
      <text:p text:style-name="P53"><text:tab/>ret</text:p>
      <text:p text:style-name="P53"/>
      <text:p text:style-name="P53"/>
      <text:p text:style-name="P61">interentry</text:p>
      <text:p text:style-name="P61"><text:tab/>di</text:p>
      <text:p text:style-name="P53"><text:tab/>push af</text:p>
      <text:p text:style-name="P53"><text:tab/>push bc</text:p>
      <text:p text:style-name="P53"><text:tab/>ld b,&amp;f5</text:p>
      <text:p text:style-name="P53"><text:tab/>in a,(c)</text:p>
      <text:p text:style-name="P53"><text:tab/>rra</text:p>
      <text:p text:style-name="P53"><text:tab/>jr nc,exitinter</text:p>
      <text:p text:style-name="P53"><text:tab/>push de</text:p>
      <text:p text:style-name="P53"><text:tab/>push hl</text:p>
      <text:p text:style-name="P53"><text:tab/>push ix</text:p>
      <text:p text:style-name="P53"><text:tab/>push iy</text:p>
      <text:p text:style-name="P53"/>
      <text:p text:style-name="P53"><text:tab/>ld a,(clock)</text:p>
      <text:p text:style-name="P53"><text:tab/>inc a</text:p>
      <text:p text:style-name="P53"><text:tab/>ld (clock),a</text:p>
      <text:p text:style-name="P53"><text:tab/></text:p>
      <text:p text:style-name="P53"><text:tab/>ld a,(dontupdatedizzy)</text:p>
      <text:p text:style-name="P53"><text:tab/>and a</text:p>
      <text:p text:style-name="P53"><text:tab/>call z,updatedizzy</text:p>
      <text:p text:style-name="P53"/>
      <text:p text:style-name="P53"><text:tab/>call refresh</text:p>
      <text:p text:style-name="P53"/>
      <text:p text:style-name="P53"><text:tab/>ld a,(sndfx)</text:p>
      <text:p text:style-name="P53"><text:tab/>cp 255</text:p>
      <text:p text:style-name="P53"><text:tab/>jr z,nofx</text:p>
      <text:p text:style-name="P53"><text:tab/>call dosndfx</text:p>
      <text:p text:style-name="P53"><text:tab/>ld a,255</text:p>
      <text:p text:style-name="P53"><text:tab/>ld (sndfx),a</text:p>
      <text:p text:style-name="P53">nofx</text:p>
      <text:p text:style-name="P53"><text:tab/>pop iy</text:p>
      <text:p text:style-name="P53"><text:tab/>pop ix</text:p>
      <text:p text:style-name="P53"><text:tab/>pop hl</text:p>
      <text:p text:style-name="P53"><text:tab/>pop de</text:p>
      <text:p text:style-name="P61">exitinter</text:p>
      <text:p text:style-name="P61"><text:tab/>pop bc</text:p>
      <text:p text:style-name="P53"><text:tab/>pop af</text:p>
      <text:p text:style-name="P53"><text:tab/>ei</text:p>
      <text:p text:style-name="P53"><text:tab/>ret<text:tab/></text:p>
      <text:p text:style-name="P53"/>
      <text:p text:style-name="P53"><text:tab/>endif</text:p>
      <text:p text:style-name="P3"/>
      <text:p text:style-name="P53"><text:tab/>if computer=spectrum</text:p>
      <text:p text:style-name="P53"/>
      <text:p text:style-name="P61">turninteron</text:p>
      <text:p text:style-name="P61"><text:tab/>di</text:p>
      <text:p text:style-name="P53"><text:tab/>im 2</text:p>
      <text:p text:style-name="P53"><text:tab/>ld a,&amp;fe</text:p>
      <text:p text:style-name="P53"><text:tab/>ld i,a</text:p>
      <text:p text:style-name="P53"><text:tab/>ei</text:p>
      <text:p text:style-name="P53"><text:tab/>ret</text:p>
      <text:p text:style-name="P3"/>
      <text:p text:style-name="P3"/>
      <text:p text:style-name="P27">interentry</text:p>
      <text:p text:style-name="P27"><text:soft-page-break/><text:tab/>di</text:p>
      <text:p text:style-name="P12"><text:tab/>push af</text:p>
      <text:p text:style-name="P12"><text:tab/>push bc</text:p>
      <text:p text:style-name="P12"><text:tab/>push de</text:p>
      <text:p text:style-name="P12"><text:tab/>push hl</text:p>
      <text:p text:style-name="P12"><text:tab/>push ix</text:p>
      <text:p text:style-name="P12"><text:tab/>push iy</text:p>
      <text:p text:style-name="P12"><text:tab/>ld a,(clock)</text:p>
      <text:p text:style-name="P12"><text:tab/>inc a</text:p>
      <text:p text:style-name="P12"><text:tab/>ld (clock),a</text:p>
      <text:p text:style-name="P12"><text:tab/>ld a,(dontupdatedizzy)</text:p>
      <text:p text:style-name="P12"><text:tab/>and a</text:p>
      <text:p text:style-name="P12"><text:tab/>call z,updatedizzy</text:p>
      <text:p text:style-name="P53"><text:tab/>call updatemusicingame</text:p>
      <text:p text:style-name="P3"/>
      <text:p text:style-name="P53"><text:tab/>ld a,(sndfx)</text:p>
      <text:p text:style-name="P53"><text:tab/>cp 255</text:p>
      <text:p text:style-name="P53"><text:tab/>jr z,nofx</text:p>
      <text:p text:style-name="P53"><text:tab/>call dosndfx</text:p>
      <text:p text:style-name="P53"><text:tab/>ld a,255</text:p>
      <text:p text:style-name="P53"><text:tab/>ld (sndfx),a</text:p>
      <text:p text:style-name="P53">nofx</text:p>
      <text:p text:style-name="P12"><text:tab/>pop iy</text:p>
      <text:p text:style-name="P12"><text:tab/>pop ix</text:p>
      <text:p text:style-name="P12"><text:tab/>pop hl</text:p>
      <text:p text:style-name="P12"><text:tab/>pop de</text:p>
      <text:p text:style-name="P12"><text:tab/>pop bc</text:p>
      <text:p text:style-name="P12"><text:tab/>pop af</text:p>
      <text:p text:style-name="P12"><text:tab/>ei</text:p>
      <text:p text:style-name="P12"><text:tab/>ret<text:tab/></text:p>
      <text:p text:style-name="P3"/>
      <text:p text:style-name="P53"><text:tab/>endif</text:p>
      <text:p text:style-name="P3"/>
      <text:p text:style-name="P3"/>
      <text:p text:style-name="P12">eggcount<text:tab/>defb 2</text:p>
      <text:p text:style-name="P12">x<text:tab/>defb 25</text:p>
      <text:p text:style-name="P12">ox<text:tab/>defb 25</text:p>
      <text:p text:style-name="P12">y<text:tab/>defb 120</text:p>
      <text:p text:style-name="P12">oy<text:tab/>defb 120</text:p>
      <text:p text:style-name="P12">dy<text:tab/>defb 0</text:p>
      <text:p text:style-name="P12">ff<text:tab/>defb 0 </text:p>
      <text:p text:style-name="P12">of<text:tab/>defb 0</text:p>
      <text:p text:style-name="P12">floor<text:tab/>defb 0</text:p>
      <text:p text:style-name="P12">holding<text:tab/>defb 0</text:p>
      <text:p text:style-name="P12">holdingix<text:tab/>defw 0</text:p>
      <text:p text:style-name="P12">holdingnumberix<text:tab/>defb 0</text:p>
      <text:p text:style-name="P12">animation<text:tab/>defb 0</text:p>
      <text:p text:style-name="P12">sequence<text:tab/>defb 0</text:p>
      <text:p text:style-name="P12">deadmess<text:tab/>defb 0</text:p>
      <text:p text:style-name="P12">cheatcount<text:tab/>defb 0</text:p>
      <text:p text:style-name="P12">implode<text:tab/>defb 0</text:p>
      <text:p text:style-name="P12">lookx<text:tab/>defb 0</text:p>
      <text:p text:style-name="P12">looky<text:tab/>defb 0</text:p>
      <text:p text:style-name="P3"/>
      <text:p text:style-name="P12">startx<text:tab/>defb 0</text:p>
      <text:p text:style-name="P12">starty<text:tab/>defb 0</text:p>
      <text:p text:style-name="P12">startroom<text:tab/>defb 0</text:p>
      <text:p text:style-name="P12">oldx<text:tab/>defb 0</text:p>
      <text:p text:style-name="P12">oldy<text:tab/>defb 0</text:p>
      <text:p text:style-name="P12">oldox<text:tab/>defb 0 </text:p>
      <text:p text:style-name="P12">oldoy<text:tab/>defb 0</text:p>
      <text:p text:style-name="P12">lastroom<text:tab/>defb 0</text:p>
      <text:p text:style-name="P12">roomno<text:tab/>defb 0</text:p>
      <text:p text:style-name="P12">newroomno<text:tab/>defb 0</text:p>
      <text:p text:style-name="P12">oldroomno<text:tab/>defb 0</text:p>
      <text:p text:style-name="P12">spritenothere<text:tab/>defb 0</text:p>
      <text:p text:style-name="P12">dontupdatedizzy<text:tab/>defb 1</text:p>
      <text:p text:style-name="P12">killed<text:tab/>defb 0</text:p>
      <text:p text:style-name="P12">killedmess<text:tab/>defw 0</text:p>
      <text:p text:style-name="P12">coins<text:tab/>defb 0</text:p>
      <text:p text:style-name="P12">lives<text:tab/>defb 0</text:p>
      <text:p text:style-name="P53">poscheat<text:tab/>defb 0</text:p>
      <text:p text:style-name="P12"><text:soft-page-break/>oldclock<text:tab/>defb 0</text:p>
      <text:p text:style-name="P12">clock<text:tab/>defb 0</text:p>
      <text:p text:style-name="P53">keybyte<text:tab/>defb 0</text:p>
      <text:p text:style-name="P12">usepickup<text:tab/>defb 0</text:p>
      <text:p text:style-name="P12">pickup<text:tab/>defb 0</text:p>
      <text:p text:style-name="P12">toomuchtohold<text:tab/>defb 0</text:p>
      <text:p text:style-name="P12">objecttodrop<text:tab/>defb 0</text:p>
      <text:p text:style-name="P12">cyclecolour<text:tab/>defb 0</text:p>
      <text:p text:style-name="P53">colourtable<text:tab/>defb 2,3,4,5,6,5,4,3</text:p>
      <text:p text:style-name="P3">lastkeybyte<text:tab/>defb 0</text:p>
      <text:p text:style-name="P12">tryputdownvar<text:tab/>defb 0</text:p>
      <text:p text:style-name="P53">flipscreen<text:tab/>defb 0</text:p>
      <text:p text:style-name="P53">upsidedown<text:tab/>defb 0</text:p>
      <text:p text:style-name="P12">obstructinglift<text:tab/>defb 0</text:p>
      <text:p text:style-name="P12">drunk<text:tab/>defb 0</text:p>
      <text:p text:style-name="P12">shopkeepercount<text:tab/>defb 0</text:p>
      <text:p text:style-name="P12">spat<text:tab/>defb 0 </text:p>
      <text:p text:style-name="P12">fireout<text:tab/>defb 0</text:p>
      <text:p text:style-name="P12">ratcount<text:tab/>defb 0</text:p>
      <text:p text:style-name="P12">slotno<text:tab/>defb 0</text:p>
      <text:p text:style-name="P12">completedgame<text:tab/>defb 0</text:p>
      <text:p text:style-name="P3"/>
      <text:p text:style-name="P3"/>
      <text:p text:style-name="P41"><text:tab/>if computer=amstrad</text:p>
      <text:p text:style-name="P41">keyboardkeys<text:tab/>defb 37,38,18,71,63,47</text:p>
      <text:p text:style-name="P41">joystickkeys<text:tab/>defb 72,73,76,74,75,72</text:p>
      <text:p text:style-name="P41"><text:tab/>endif <text:s/></text:p>
      <text:p text:style-name="P41"/>
      <text:p text:style-name="P41"><text:tab/>if computer=spectrum</text:p>
      <text:p text:style-name="P41">keyboardkeys<text:tab/>defb 6*32+2,7*32+2,6*32,1,2,7*32</text:p>
      <text:p text:style-name="P41">joystickkeys<text:tab/>defb 4*32+1,4*32+2,4*32,4*32+4,4*32+3,4*32+1 <text:s/>;;;SINCLAIR 1</text:p>
      <text:p text:style-name="P41">kempkeys<text:tab/>defb 3+16,2+16,16+4,16+1,16+0,16+3</text:p>
      <text:p text:style-name="P41"><text:tab/>endif <text:s/></text:p>
      <text:p text:style-name="P3"/>
      <text:p text:style-name="P53">fire<text:tab/>defb 0</text:p>
      <text:p text:style-name="P53">left<text:tab/>defb 0</text:p>
      <text:p text:style-name="P53">right<text:tab/>defb 0</text:p>
      <text:p text:style-name="P53">jump<text:tab/>defb 0</text:p>
      <text:p text:style-name="P3"><text:tab/></text:p>
      <text:p text:style-name="P64">checkkeys</text:p>
      <text:p text:style-name="P64"><text:tab/>xor a</text:p>
      <text:p text:style-name="P53"><text:tab/>ld (left),a</text:p>
      <text:p text:style-name="P53"><text:tab/>ld (right),a</text:p>
      <text:p text:style-name="P53"><text:tab/>ld (jump),a</text:p>
      <text:p text:style-name="P53"><text:tab/>ld (fire),a</text:p>
      <text:p text:style-name="P53"><text:tab/>ld (keybyte),a</text:p>
      <text:p text:style-name="P53"/>
      <text:p text:style-name="P53"><text:tab/>ld a,(killed)</text:p>
      <text:p text:style-name="P53"><text:tab/>and a</text:p>
      <text:p text:style-name="P53"><text:tab/>ret nz</text:p>
      <text:p text:style-name="P53"><text:tab/></text:p>
      <text:p text:style-name="P53"><text:tab/>call getkeybyte</text:p>
      <text:p text:style-name="P53"><text:tab/>ld c,a</text:p>
      <text:p text:style-name="P53"/>
      <text:p text:style-name="P53"><text:tab/>ld a,(sequence)</text:p>
      <text:p text:style-name="P53"><text:tab/>and a</text:p>
      <text:p text:style-name="P53"><text:tab/>jr nz,firenotpressed</text:p>
      <text:p text:style-name="P53"><text:tab/>ld a,(usepickup)</text:p>
      <text:p text:style-name="P53"><text:tab/>and a</text:p>
      <text:p text:style-name="P53"><text:tab/>jr nz,firenotpressed</text:p>
      <text:p text:style-name="P53"><text:tab/>bit 3,c</text:p>
      <text:p text:style-name="P53"><text:tab/>jr z,firenotpressed</text:p>
      <text:p text:style-name="P53"><text:tab/>ld a,1</text:p>
      <text:p text:style-name="P64">firepressed</text:p>
      <text:p text:style-name="P64"><text:tab/>ld (fire),a </text:p>
      <text:p text:style-name="P53"><text:tab/>ret</text:p>
      <text:p text:style-name="P53">firenotpressed<text:tab/></text:p>
      <text:p text:style-name="P53"><text:tab/>bit 2,c</text:p>
      <text:p text:style-name="P53"><text:tab/>jr z,leftnotpressed</text:p>
      <text:p text:style-name="P53"><text:tab/>ld a,1</text:p>
      <text:p text:style-name="P64">leftpressed</text:p>
      <text:p text:style-name="P64"><text:tab/>ld (left),a</text:p>
      <text:p text:style-name="P53"><text:soft-page-break/>leftnotpressed</text:p>
      <text:p text:style-name="P53"><text:tab/>bit 1,c</text:p>
      <text:p text:style-name="P53"><text:tab/>jr z,rightnotpressed</text:p>
      <text:p text:style-name="P53"><text:tab/>ld a,1</text:p>
      <text:p text:style-name="P64">rightpressed</text:p>
      <text:p text:style-name="P64"><text:tab/>ld (right),a</text:p>
      <text:p text:style-name="P53">rightnotpressed</text:p>
      <text:p text:style-name="P53"><text:tab/>bit 0,c</text:p>
      <text:p text:style-name="P53"><text:tab/>ret z</text:p>
      <text:p text:style-name="P53"><text:tab/>ld a,1</text:p>
      <text:p text:style-name="P64">jumppressed</text:p>
      <text:p text:style-name="P64"><text:tab/>ld (jump),a </text:p>
      <text:p text:style-name="P53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0">newroom</text:p>
      <text:p text:style-name="P10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27">updatedizzy</text:p>
      <text:p text:style-name="P27"><text:tab/>ld a,(eggcount)</text:p>
      <text:p text:style-name="P12"><text:soft-page-break/><text:tab/>dec a</text:p>
      <text:p text:style-name="P12"><text:tab/>ld (eggcount),a</text:p>
      <text:p text:style-name="P12"><text:tab/>and a</text:p>
      <text:p text:style-name="P12"><text:tab/>ret nz</text:p>
      <text:p text:style-name="P12"><text:tab/>ld a,4</text:p>
      <text:p text:style-name="P12"><text:tab/>ld (eggcount),a</text:p>
      <text:p text:style-name="P3"/>
      <text:p text:style-name="P69"><text:tab/>if computer=spectrum</text:p>
      <text:p text:style-name="P69"><text:tab/>ld hl,attritable</text:p>
      <text:p text:style-name="P69"><text:tab/>ld (newattrihere1+1),hl</text:p>
      <text:p text:style-name="P69"><text:tab/>call updatedizzy1</text:p>
      <text:p text:style-name="P69"><text:tab/>ld hl,screenattritable</text:p>
      <text:p text:style-name="P69"><text:tab/>ld (newattrihere1+1),hl</text:p>
      <text:p text:style-name="P69"><text:tab/>ret</text:p>
      <text:p text:style-name="P69"><text:tab/>endif</text:p>
      <text:p text:style-name="P3"/>
      <text:p text:style-name="P3"><text:span text:style-name="T2">updatedizzy1</text:span><text:tab/></text:p>
      <text:p text:style-name="P61">notunder</text:p>
      <text:p text:style-name="P27"><text:tab/>call ruboutdizzy</text:p>
      <text:p text:style-name="P3"/>
      <text:p text:style-name="P12"><text:tab/>ld a,(killed)</text:p>
      <text:p text:style-name="P12"><text:tab/>and a</text:p>
      <text:p text:style-name="P12"><text:tab/>jr z,notdeadyet</text:p>
      <text:p text:style-name="P3"/>
      <text:p text:style-name="P12"><text:tab/>ld a,(sequence)</text:p>
      <text:p text:style-name="P12"><text:tab/>cp 6</text:p>
      <text:p text:style-name="P12"><text:tab/>jp z,cantstop</text:p>
      <text:p text:style-name="P12"><text:tab/>cp 7</text:p>
      <text:p text:style-name="P12"><text:tab/>jp nz,notkeelingover</text:p>
      <text:p text:style-name="P12"><text:tab/>ld a,(animation)</text:p>
      <text:p text:style-name="P12"><text:tab/>cp 7</text:p>
      <text:p text:style-name="P12"><text:tab/>jp nz,cantstop</text:p>
      <text:p text:style-name="P12"><text:tab/>ld a,6</text:p>
      <text:p text:style-name="P12"><text:tab/>ld (animation),a</text:p>
      <text:p text:style-name="P12"><text:tab/>jp cantstop<text:tab/></text:p>
      <text:p text:style-name="P3"><text:tab/></text:p>
      <text:p text:style-name="P27">notkeelingover</text:p>
      <text:p text:style-name="P27"><text:tab/>and a</text:p>
      <text:p text:style-name="P12"><text:tab/>jr nz,notdeadyet</text:p>
      <text:p text:style-name="P12"><text:tab/>ld (animation),a</text:p>
      <text:p text:style-name="P12"><text:tab/>ld a,7</text:p>
      <text:p text:style-name="P12"><text:tab/>ld (sequence),a</text:p>
      <text:p text:style-name="P12"><text:tab/>jp cantstop</text:p>
      <text:p text:style-name="P3"/>
      <text:p text:style-name="P27">notdeadyet</text:p>
      <text:p text:style-name="P27"><text:tab/>ld a,(sequence)</text:p>
      <text:p text:style-name="P12"><text:tab/>cp 3</text:p>
      <text:p text:style-name="P12"><text:tab/>jp nc,jumping</text:p>
      <text:p text:style-name="P12">checkfloor</text:p>
      <text:p text:style-name="P12"><text:tab/>ld a,(floor)</text:p>
      <text:p text:style-name="P12"><text:tab/>and a</text:p>
      <text:p text:style-name="P12"><text:tab/>jp z,cantstop</text:p>
      <text:p text:style-name="P3"/>
      <text:p text:style-name="P3"/>
      <text:p text:style-name="P53"><text:tab/>ld a,(sequence)</text:p>
      <text:p text:style-name="P53"><text:tab/>and a</text:p>
      <text:p text:style-name="P53"><text:tab/>jr z,bettercheckkeys</text:p>
      <text:p text:style-name="P53"><text:tab/>ld a,(animation)</text:p>
      <text:p text:style-name="P53"><text:tab/>and 3</text:p>
      <text:p text:style-name="P53"><text:tab/>srl a</text:p>
      <text:p text:style-name="P53"><text:tab/>jr nc,bettercheckkeys</text:p>
      <text:p text:style-name="P53"><text:tab/>ld (sndfx),a</text:p>
      <text:p text:style-name="P3"/>
      <text:p text:style-name="P53">bettercheckkeys</text:p>
      <text:p text:style-name="P53"><text:tab/>call checkkeys</text:p>
      <text:p text:style-name="P12"><text:tab/>ld a,(left)</text:p>
      <text:p text:style-name="P12"><text:tab/>cp 1</text:p>
      <text:p text:style-name="P12"><text:tab/>jr nz,tryright</text:p>
      <text:p text:style-name="P12"><text:tab/>ld a,1</text:p>
      <text:p text:style-name="P12"><text:tab/>jr tryjump</text:p>
      <text:p text:style-name="P12">tryright</text:p>
      <text:p text:style-name="P12"><text:tab/>ld a,(right)</text:p>
      <text:p text:style-name="P12"><text:soft-page-break/><text:tab/>cp 1</text:p>
      <text:p text:style-name="P12"><text:tab/>jr nz,trynone</text:p>
      <text:p text:style-name="P12"><text:tab/>ld a,2</text:p>
      <text:p text:style-name="P12"><text:tab/>jr tryjump</text:p>
      <text:p text:style-name="P12">trynone</text:p>
      <text:p text:style-name="P12"><text:tab/>xor a</text:p>
      <text:p text:style-name="P12">tryjump</text:p>
      <text:p text:style-name="P12"><text:tab/>ld b,a</text:p>
      <text:p text:style-name="P12"><text:tab/>ld a,(jump)</text:p>
      <text:p text:style-name="P12"><text:tab/>and a</text:p>
      <text:p text:style-name="P12"><text:tab/>jr z,setsequence<text:tab/><text:tab/>;;;no jump</text:p>
      <text:p text:style-name="P3"/>
      <text:p text:style-name="P53"><text:tab/>ld a,21</text:p>
      <text:p text:style-name="P53"><text:tab/>ld (sndfx),a</text:p>
      <text:p text:style-name="P3"/>
      <text:p text:style-name="P12"><text:tab/>xor a</text:p>
      <text:p text:style-name="P12"><text:tab/>ld (animation),a</text:p>
      <text:p text:style-name="P12"><text:tab/>ld a,-8</text:p>
      <text:p text:style-name="P12"><text:tab/>ld (dy),a</text:p>
      <text:p text:style-name="P12"><text:tab/>ld a,3</text:p>
      <text:p text:style-name="P12">setsequence</text:p>
      <text:p text:style-name="P12"><text:tab/>add a,b</text:p>
      <text:p text:style-name="P12"><text:tab/>ld (sequence),a</text:p>
      <text:p text:style-name="P12">cantstop</text:p>
      <text:p text:style-name="P12"><text:tab/><text:tab/><text:tab/><text:tab/>;dont check keys</text:p>
      <text:p text:style-name="P12"><text:tab/>ld a,(animation)</text:p>
      <text:p text:style-name="P12"><text:tab/>ld e,a</text:p>
      <text:p text:style-name="P12"><text:tab/>ld a,(sequence)</text:p>
      <text:p text:style-name="P12"><text:tab/>sla a</text:p>
      <text:p text:style-name="P12"><text:tab/>rla</text:p>
      <text:p text:style-name="P12"><text:tab/>rla</text:p>
      <text:p text:style-name="P12"><text:tab/>add a,e</text:p>
      <text:p text:style-name="P12"><text:tab/>ld c,a</text:p>
      <text:p text:style-name="P12"><text:tab/>ld b,0</text:p>
      <text:p text:style-name="P12"><text:tab/>ld hl,seq0</text:p>
      <text:p text:style-name="P12"><text:tab/>add hl,bc</text:p>
      <text:p text:style-name="P12"><text:tab/>ld a,(hl)</text:p>
      <text:p text:style-name="P12"><text:tab/>ld (ff),a</text:p>
      <text:p text:style-name="P12"><text:tab/>ld a,e</text:p>
      <text:p text:style-name="P12"><text:tab/>inc a</text:p>
      <text:p text:style-name="P12"><text:tab/>and 7</text:p>
      <text:p text:style-name="P12"><text:tab/>ld (animation),a</text:p>
      <text:p text:style-name="P12"><text:tab/>ld a,(roomno)</text:p>
      <text:p text:style-name="P12"><text:tab/>ld (oldroomno),a</text:p>
      <text:p text:style-name="P12"><text:tab/>ld a,(x)</text:p>
      <text:p text:style-name="P12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3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0">aroundgravity</text:p>
      <text:p text:style-name="P10"><text:soft-page-break/><text:tab/>ld (dy),a</text:p>
      <text:p text:style-name="P3"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soft-page-break/><text:tab/>inc a</text:p>
      <text:p text:style-name="P3"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><text:soft-page-break/></text:p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0">setscreenix</text:p>
      <text:p text:style-name="P10"><text:tab/>ld a,(y)</text:p>
      <text:p text:style-name="P3"><text:tab/>ld (looky),a</text:p>
      <text:p text:style-name="P10">setscreenix1</text:p>
      <text:p text:style-name="P10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><text:soft-page-break/></text:p>
      <text:p text:style-name="P3"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0">getlbyte</text:p>
      <text:p text:style-name="P10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0">getrbyte</text:p>
      <text:p text:style-name="P10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2">seq0<text:tab/>defb 0,1,0,1,0,1,0,1</text:p>
      <text:p text:style-name="P12">seq1<text:tab/>defb 9,10,11,12,13,14,15,16</text:p>
      <text:p text:style-name="P12">seq2<text:tab/>defb 17,18,19,20,21,22,23,24</text:p>
      <text:p text:style-name="P12">seq3<text:tab/>defb 2,3,4,5,6,7,8,1</text:p>
      <text:p text:style-name="P12">seq4<text:tab/>defb 25,26,27,28,29,30,31,9</text:p>
      <text:p text:style-name="P12">seq5<text:tab/>defb 32,33,34,35,36,37,38,17</text:p>
      <text:p text:style-name="P12">seq6<text:tab/>defb 4,5,5,6,6,5,5,4<text:tab/>;bob upside down</text:p>
      <text:p text:style-name="P12">seq7<text:tab/>defb 0,1,8,8,7,6,7,7<text:tab/>;fall over backwards</text:p>
      <text:p text:style-name="P12">seq8<text:tab/>defb 8,7,6,5,4,3,2,1<text:tab/>;upside down tumble</text:p>
      <text:p text:style-name="P3"/>
      <text:p text:style-name="P3"/>
      <text:p text:style-name="P12">starteggres</text:p>
      <text:p text:style-name="P12"><text:tab/>ld a,(startx)</text:p>
      <text:p text:style-name="P12"><text:tab/>ld (x),a</text:p>
      <text:p text:style-name="P12"><text:tab/>ld a,(starty)</text:p>
      <text:p text:style-name="P12"><text:tab/>ld (y),a</text:p>
      <text:p text:style-name="P12"><text:tab/>ld a,(startroom)</text:p>
      <text:p text:style-name="P12"><text:tab/>ld (newroomno),a</text:p>
      <text:p text:style-name="P3"/>
      <text:p text:style-name="P12"><text:tab/>xor a</text:p>
      <text:p text:style-name="P53"><text:tab/>ld (left),a</text:p>
      <text:p text:style-name="P53"><text:tab/>ld (right),a</text:p>
      <text:p text:style-name="P53"><text:tab/>ld (jump),a</text:p>
      <text:p text:style-name="P53"><text:tab/>ld (fire),a</text:p>
      <text:p text:style-name="P12"><text:soft-page-break/></text:p>
      <text:p text:style-name="P12"><text:tab/>ld (dy),a</text:p>
      <text:p text:style-name="P12"><text:tab/>ld (floor),a</text:p>
      <text:p text:style-name="P12"><text:tab/>ld (sequence),a</text:p>
      <text:p text:style-name="P12"><text:tab/>ld (animation),a</text:p>
      <text:p text:style-name="P12"><text:tab/>ld (killed),a</text:p>
      <text:p text:style-name="P12"><text:tab/>ld (obstructinglift),a</text:p>
      <text:p text:style-name="P12"><text:tab/>ld (drunk),a</text:p>
      <text:p text:style-name="P12"><text:tab/>ld a,10</text:p>
      <text:p text:style-name="P12"><text:tab/>ld (usepickup),a</text:p>
      <text:p text:style-name="P12"><text:tab/>ld a,(newroomno)</text:p>
      <text:p text:style-name="P12"><text:tab/>cp 36<text:tab/>;;start room</text:p>
      <text:p text:style-name="P12"><text:tab/>ld a,1</text:p>
      <text:p text:style-name="P12"><text:tab/>jr nz,standforwardframe</text:p>
      <text:p text:style-name="P12"><text:tab/>ld a,(y)</text:p>
      <text:p text:style-name="P12"><text:tab/>cp 100</text:p>
      <text:p text:style-name="P12"><text:tab/>ld a,1</text:p>
      <text:p text:style-name="P12"><text:tab/>jr c,standforwardframe</text:p>
      <text:p text:style-name="P12"><text:tab/>ld a,25</text:p>
      <text:p text:style-name="P12">standforwardframe</text:p>
      <text:p text:style-name="P12"><text:tab/>ld (ff),a</text:p>
      <text:p text:style-name="P3"><text:tab/></text:p>
      <text:p text:style-name="P12">enterroom</text:p>
      <text:p text:style-name="P12"><text:tab/>ld a,(newroomno)</text:p>
      <text:p text:style-name="P12"><text:tab/>ld (roomno),a</text:p>
      <text:p text:style-name="P12"><text:tab/>ld (startroom),a</text:p>
      <text:p text:style-name="P12"><text:tab/>ld a,(x)</text:p>
      <text:p text:style-name="P12"><text:tab/>ld (startx),a</text:p>
      <text:p text:style-name="P12"><text:tab/>ld a,(y)</text:p>
      <text:p text:style-name="P12"><text:tab/>ld (starty),a</text:p>
      <text:p text:style-name="P3"/>
      <text:p text:style-name="P19">resetuproom</text:p>
      <text:p text:style-name="P19"><text:tab/>call roomsetup</text:p>
      <text:p text:style-name="P3"><text:tab/>jp plotnew</text:p>
      <text:p text:style-name="P3"/>
      <text:p text:style-name="P41"><text:tab/>if computer=spectrum</text:p>
      <text:p text:style-name="P41">veryend </text:p>
      <text:p text:style-name="P41"><text:tab/>if veryend&gt;&amp;fdfc</text:p>
      <text:p text:style-name="P41"><text:tab/>error "out of memory</text:p>
      <text:p text:style-name="P41"><text:tab/>endif</text:p>
      <text:p text:style-name="P41"><text:tab/>org &amp;fdfd</text:p>
      <text:p text:style-name="P41"><text:tab/>jp interentry</text:p>
      <text:p text:style-name="P41"><text:tab/>defs 257,&amp;fd</text:p>
      <text:p text:style-name="P41"/>
      <text:p text:style-name="P41"><text:tab/>org &amp;5cc6</text:p>
      <text:p text:style-name="P41"><text:tab/>include saver.spc</text:p>
      <text:p text:style-name="P41">vv<text:tab/></text:p>
      <text:p text:style-name="P41"/>
      <text:p text:style-name="P41"><text:s/><text:tab/>endif</text:p>
      <text:p text:style-name="P41"/>
      <text:p text:style-name="P41"><text:tab/>if computer=amstrad</text:p>
      <text:p text:style-name="P41"><text:tab/>include saver.ams</text:p>
      <text:p text:style-name="P41">veryend</text:p>
      <text:p text:style-name="P41"><text:tab/>if veryend&gt;&amp;adFF</text:p>
      <text:p text:style-name="P41"><text:tab/>error "out of memory</text:p>
      <text:p text:style-name="P41"><text:tab/>endif</text:p>
      <text:p text:style-name="P41"><text:tab/></text:p>
      <text:p text:style-name="P41">veryveryend</text:p>
      <text:p text:style-name="P41"/>
      <text:p text:style-name="P41"><text:tab/>endif</text:p>
      <text:p text:style-name="P41"/>
      <text:p text:style-name="P41"><text:tab/>END</text:p>
      <text:p text:style-name="P3"><text:s/></text:p>
      <text:p text:style-name="Horizontal_20_Line"/>
      <text:p text:style-name="P41">;</text:p>
      <text:p text:style-name="P41">; <text:s/>PDS Pc1.24 :000: (c) P.D.Systems Ltd 1985-88</text:p>
      <text:p text:style-name="P41">;</text:p>
      <text:p text:style-name="P41">;</text:p>
      <text:p text:style-name="P41">; <text:s text:c="6"/>File <text:s/>"-------------------"</text:p>
      <text:p text:style-name="P41">; <text:s text:c="3"/>Version <text:s text:c="9"/>00.04 <text:s text:c="7"/></text:p>
      <text:p text:style-name="P41">; <text:s text:c="8"/>By <text:s/>"-------------------"</text:p>
      <text:p text:style-name="P41"><text:soft-page-break/>; <text:s text:c="3"/></text:p>
      <text:p text:style-name="P41">; <text:s text:c="4"/>Created on Mon the 06th of Nov 1989 <text:s/></text:p>
      <text:p text:style-name="P41">; <text:s text:c="7"/>Last update 13:36 on 19/12/89 </text:p>
      <text:p text:style-name="P41">; </text:p>
      <text:p text:style-name="P12"/>
      <text:p text:style-name="P12"/>
      <text:p text:style-name="P12">TSPEED<text:tab/>EQU<text:tab/>5</text:p>
      <text:p text:style-name="P12">dospeech</text:p>
      <text:p text:style-name="P12"><text:tab/>di</text:p>
      <text:p text:style-name="P12"><text:tab/>LD BC,65533</text:p>
      <text:p text:style-name="P12"><text:tab/>LD HL,DATA</text:p>
      <text:p text:style-name="P12"><text:tab/>LD DE,ss-data</text:p>
      <text:p text:style-name="P12"><text:tab/>LD A,I</text:p>
      <text:p text:style-name="P12"><text:tab/>LD (STORE+1),A</text:p>
      <text:p text:style-name="P12">LOOP2<text:tab/>LD B,255</text:p>
      <text:p text:style-name="P12"><text:tab/>LD A,8</text:p>
      <text:p text:style-name="P12"><text:tab/>OUT (C),A</text:p>
      <text:p text:style-name="P12"><text:tab/>LD B,191</text:p>
      <text:p text:style-name="P12"><text:tab/>LD A,(HL)</text:p>
      <text:p text:style-name="P12"><text:tab/>REPEAT 4</text:p>
      <text:p text:style-name="P12"><text:tab/>NOP</text:p>
      <text:p text:style-name="P12"><text:tab/>AND 15</text:p>
      <text:p text:style-name="P12"><text:tab/>OUT (C),A</text:p>
      <text:p text:style-name="P12"><text:tab/>LD I,A<text:tab/></text:p>
      <text:p text:style-name="P12"><text:tab/>LD B,255</text:p>
      <text:p text:style-name="P12"><text:tab/>LD A,9</text:p>
      <text:p text:style-name="P12"><text:tab/>OUT (C),A</text:p>
      <text:p text:style-name="P12"><text:tab/>LD B,191</text:p>
      <text:p text:style-name="P12"><text:tab/>LD A,I</text:p>
      <text:p text:style-name="P12"><text:tab/>OUT (C),A</text:p>
      <text:p text:style-name="P12"><text:tab/>LD A,10</text:p>
      <text:p text:style-name="P12"><text:tab/>LD B,255</text:p>
      <text:p text:style-name="P12"><text:tab/>OUT (C),A</text:p>
      <text:p text:style-name="P12"><text:tab/>LD B,191</text:p>
      <text:p text:style-name="P12"><text:tab/>LD A,I</text:p>
      <text:p text:style-name="P12"><text:tab/>OUT (C),A</text:p>
      <text:p text:style-name="P12"><text:tab/>LD A,TSPEED</text:p>
      <text:p text:style-name="P12">LOOP3<text:tab/>DEC A</text:p>
      <text:p text:style-name="P12"><text:tab/>JP NZ,LOOP3</text:p>
      <text:p text:style-name="P12"><text:tab/>LD B,255</text:p>
      <text:p text:style-name="P12"><text:tab/>LD A,8</text:p>
      <text:p text:style-name="P12"><text:tab/>OUT (C),A</text:p>
      <text:p text:style-name="P12"><text:tab/>LD B,191</text:p>
      <text:p text:style-name="P12"><text:tab/>LD A,(HL)</text:p>
      <text:p text:style-name="P12"><text:tab/>REPEAT 4</text:p>
      <text:p text:style-name="P12"><text:tab/>RRA<text:tab/></text:p>
      <text:p text:style-name="P12"><text:tab/>AND 15</text:p>
      <text:p text:style-name="P12"><text:tab/>OUT (C),A</text:p>
      <text:p text:style-name="P12"><text:tab/>LD I,A</text:p>
      <text:p text:style-name="P12"><text:tab/>LD B,255</text:p>
      <text:p text:style-name="P12"><text:tab/>LD A,9</text:p>
      <text:p text:style-name="P12"><text:tab/>OUT (C),A</text:p>
      <text:p text:style-name="P12"><text:tab/>LD B,191</text:p>
      <text:p text:style-name="P12"><text:tab/>LD A,I</text:p>
      <text:p text:style-name="P12"><text:tab/>OUT (C),A</text:p>
      <text:p text:style-name="P12"><text:tab/>LD A,10</text:p>
      <text:p text:style-name="P12"><text:tab/>LD B,255</text:p>
      <text:p text:style-name="P12"><text:tab/>OUT (C),A</text:p>
      <text:p text:style-name="P12"><text:tab/>LD B,191</text:p>
      <text:p text:style-name="P12"><text:tab/>LD A,I</text:p>
      <text:p text:style-name="P12"><text:tab/>OUT (C),A</text:p>
      <text:p text:style-name="P12"/>
      <text:p text:style-name="P12"><text:tab/>LD A,TSPEED</text:p>
      <text:p text:style-name="P12">LOOP4<text:tab/>DEC A</text:p>
      <text:p text:style-name="P12"><text:tab/>JP NZ,LOOP4</text:p>
      <text:p text:style-name="P12"><text:tab/>INC HL</text:p>
      <text:p text:style-name="P12"><text:tab/>DEC DE</text:p>
      <text:p text:style-name="P12"><text:tab/>LD A,D</text:p>
      <text:p text:style-name="P12"><text:tab/>OR E</text:p>
      <text:p text:style-name="P12"><text:tab/>JP NZ,LOOP2</text:p>
      <text:p text:style-name="P12">STORE<text:tab/>LD A,0</text:p>
      <text:p text:style-name="P12"><text:tab/>LD I,A</text:p>
      <text:p text:style-name="P12"><text:soft-page-break/><text:tab/>EI</text:p>
      <text:p text:style-name="P12"><text:tab/>RET</text:p>
      <text:p text:style-name="P12"/>
      <text:p text:style-name="P41"><text:tab/>DEFM "This amazing speech was done by L.Sharp who wrote the code"</text:p>
      <text:p text:style-name="P41"><text:tab/>DEFM " &amp; G.Raeburn who did the digitizing on his C64............"</text:p>
      <text:p text:style-name="P12"/>
      <text:p text:style-name="P12"/>
      <text:p text:style-name="P12">DATA</text:p>
      <text:p text:style-name="P12"><text:tab/>HEX 7777777777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77777777</text:p>
      <text:p text:style-name="P12"><text:tab/>HEX 7777777778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887778777787777777</text:p>
      <text:p text:style-name="P12"><text:tab/>HEX 77777777777777777777777777777777</text:p>
      <text:p text:style-name="P12"><text:tab/>HEX 77777777777777777777777777777777</text:p>
      <text:p text:style-name="P12"><text:tab/>HEX 77777777777777877777777777777777</text:p>
      <text:p text:style-name="P12"><text:tab/>HEX 7787777777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87777777</text:p>
      <text:p text:style-name="P12"><text:tab/>HEX 7777787887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77777778</text:p>
      <text:p text:style-name="P12"><text:tab/>HEX 87878888888778877788788778787777</text:p>
      <text:p text:style-name="P12"><text:tab/>HEX 77777877778888887777777777777777</text:p>
      <text:p text:style-name="P12"><text:tab/>HEX 77777777777777777777777777777777</text:p>
      <text:p text:style-name="P12"><text:tab/>HEX 77777777777787776987877787676777</text:p>
      <text:p text:style-name="P12"><text:tab/>HEX 7877888777778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87777888777</text:p>
      <text:p text:style-name="P12"><text:tab/>HEX 88887877777777777777777777777777</text:p>
      <text:p text:style-name="P12"><text:tab/>HEX 77777777778788888888888888888888</text:p>
      <text:p text:style-name="P12"><text:tab/>HEX 88888878887878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77777777</text:p>
      <text:p text:style-name="P12"><text:tab/>HEX 8777777788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87878888888888887888</text:p>
      <text:p text:style-name="P12"><text:tab/>HEX 78877777777777777777878877777777</text:p>
      <text:p text:style-name="P12"><text:tab/>HEX 78888878877887888877778888888888</text:p>
      <text:p text:style-name="P12"><text:tab/>HEX 78877778787787677777766787777787</text:p>
      <text:p text:style-name="P12"><text:tab/>HEX 77677767767777777777677676666777</text:p>
      <text:p text:style-name="P12"><text:tab/>HEX 76666766677777878888889998999999</text:p>
      <text:p text:style-name="P12"><text:tab/>HEX 99989888999969000010529898999A67</text:p>
      <text:p text:style-name="P12"><text:tab/>HEX 786786A9BAEDDFBB9AAACABDCBEDDF8C</text:p>
      <text:p text:style-name="P12"><text:tab/>HEX 00000020FAFFFFFF7B57030020A5FFFF</text:p>
      <text:p text:style-name="P12"><text:tab/>HEX FFDF7954A8BADBFFFFFF01000000F7FF</text:p>
      <text:p text:style-name="P12"><text:tab/>HEX FFFF3801000041E8FFFFFF9F4642A8CB</text:p>
      <text:p text:style-name="P12"><text:tab/>HEX FDFFFF0F000000F7FFFFCF0200000020</text:p>
      <text:p text:style-name="P12"><text:tab/>HEX D5FFFFFF8F010052B7FFFF06000010FD</text:p>
      <text:p text:style-name="P12"><text:tab/>HEX FFFF9F0000000031F9FFFFFF5B144144</text:p>
      <text:p text:style-name="P12"><text:tab/>HEX C7FFCF000000F3FFFFA8000000000050</text:p>
      <text:p text:style-name="P12"><text:tab/>HEX FEFFFFAF1231A897FFFF08000090FFFF</text:p>
      <text:p text:style-name="P12"><text:tab/>HEX BF080000000020F9FFFFBE0331A689FF</text:p>
      <text:p text:style-name="P12"><text:tab/>HEX FF000000F4FFFFCF030000001064FEFF</text:p>
      <text:p text:style-name="P12"><text:tab/>HEX FF380030C9BBFF4F000000F7FFFFFF00</text:p>
      <text:p text:style-name="P12"><text:tab/>HEX 00000040D6FFFFFF040010C7FE6F0000</text:p>
      <text:p text:style-name="P12"><text:tab/>HEX 00D2FFFFFF0F0000002074FFFFFF6F00</text:p>
      <text:p text:style-name="P12"><text:soft-page-break/><text:tab/>HEX 0092FD4F000000F5DFFFFF4F00000010</text:p>
      <text:p text:style-name="P12"><text:tab/>HEX A4FFFFFF2F000072FB0F000064FC8CFC</text:p>
      <text:p text:style-name="P12"><text:tab/>HEX FF1C0000004393FFFFFF2F0021868900</text:p>
      <text:p text:style-name="P12"><text:tab/>HEX 0050FBFFAADC6C0000006146B5FFFFFF</text:p>
      <text:p text:style-name="P12"><text:tab/>HEX 0420C6FF0A070071FEDFFEFF08000010</text:p>
      <text:p text:style-name="P12"><text:tab/>HEX 6574FDFFFF4A41B7FF6F000050FCCFC8</text:p>
      <text:p text:style-name="P12"><text:tab/>HEX FF8E0100002251FEFFFF2F30B9FE0C00</text:p>
      <text:p text:style-name="P12"><text:tab/>HEX 00D5FF7F74AB040000201471FEFFFF4A</text:p>
      <text:p text:style-name="P12"><text:tab/>HEX A5FCDF000030FBFFBDFE3D0000001071</text:p>
      <text:p text:style-name="P12"><text:tab/>HEX FFFFFF2862B88C000050FBFFDCFF6F00</text:p>
      <text:p text:style-name="P12"><text:tab/>HEX 00000020FAFFFF0F003104000030DB9C</text:p>
      <text:p text:style-name="P12"><text:tab/>HEX 86EB4C0000000000E4FFFF6F54770380</text:p>
      <text:p text:style-name="P12"><text:tab/>HEX 0070FEAED9FF0C0000100200D3FFFFAF</text:p>
      <text:p text:style-name="P12"><text:tab/>HEX CBEF08000070DCACFEFF0F0000000010</text:p>
      <text:p text:style-name="P12"><text:tab/>HEX FAFFFF66E9EFF00000C55A93FFFF0600</text:p>
      <text:p text:style-name="P12"><text:tab/>HEX 00020060FFFF9FE9FF0FEF0050AB15F7</text:p>
      <text:p text:style-name="P12"><text:tab/>HEX FF4F0000220030FFFF8F63FDCFF00050</text:p>
      <text:p text:style-name="P12"><text:tab/>HEX AB04D1FFFF0000310020FAFFEF65FEAF</text:p>
      <text:p text:style-name="P12"><text:tab/>HEX F00050EF0450FFFF0100720400F3FFFF</text:p>
      <text:p text:style-name="P12"><text:tab/>HEX 7DFBEFF00000C728D2FFFF0000200010</text:p>
      <text:p text:style-name="P12"><text:tab/>HEX F9FFFFDFFFAF800000A748F8FFEF0400</text:p>
      <text:p text:style-name="P12"><text:tab/>HEX 000030FBFFFFFFFF0EF000007556FEFF</text:p>
      <text:p text:style-name="P12"><text:tab/>HEX AD0200000061FFFFFFFFFF0A0F000020</text:p>
      <text:p text:style-name="P12"><text:tab/>HEX 92FFFF9F0000000091FFFFFFFFCFF00F</text:p>
      <text:p text:style-name="P12"><text:tab/>HEX 000021F9FFDFAD55010000F7FFFFFFFF</text:p>
      <text:p text:style-name="P12"><text:tab/>HEX 0FF000000070FFFF5A3377000020FBFF</text:p>
      <text:p text:style-name="P12"><text:tab/>HEX FFFFFF0200000000D3FFFFCF8A050000</text:p>
      <text:p text:style-name="P12"><text:tab/>HEX B5FFFFFFFF0F00000000D2FFDF99BA48</text:p>
      <text:p text:style-name="P12"><text:tab/>HEX 000081EDDCFFFF5F0000000010F9FF9D</text:p>
      <text:p text:style-name="P12"><text:tab/>HEX 979B050010D7EEFFFFCF020000000094</text:p>
      <text:p text:style-name="P12"><text:tab/>HEX DDCDAA9C150030A7CCFFFFAF03102300</text:p>
      <text:p text:style-name="P12"><text:tab/>HEX 0072AA8988AA37003097AADAFFAF0410</text:p>
      <text:p text:style-name="P12"><text:tab/>HEX 22000063896787BB48003097BBBAEBDE</text:p>
      <text:p text:style-name="P12"><text:tab/>HEX 48435514003165252275783532757866</text:p>
      <text:p text:style-name="P12"><text:tab/>HEX 76A99A88BA7A34111111105376666656</text:p>
      <text:p text:style-name="P12"><text:tab/>HEX 5575B9CD9C67B88B3522322311426546</text:p>
      <text:p text:style-name="P12"><text:tab/>HEX 5376675597CBCC9BB9BC472243552443</text:p>
      <text:p text:style-name="P12"><text:tab/>HEX 86784576886776B9BBAB98DC8C242133</text:p>
      <text:p text:style-name="P12"><text:tab/>HEX 122164885675777866A7CCBC89A89A56</text:p>
      <text:p text:style-name="P12"><text:tab/>HEX 546545124365566498AA99A9BBAA8997</text:p>
      <text:p text:style-name="P12"><text:tab/>HEX AB574465562443553532759998B9EDCD</text:p>
      <text:p text:style-name="P12"><text:tab/>HEX 8A7798684454774643655623538699A9</text:p>
      <text:p text:style-name="P12"><text:tab/>HEX ECDEAC78A87934538657446577243175</text:p>
      <text:p text:style-name="P12"><text:tab/>HEX A9AADBFFDF7A86893633656735336546</text:p>
      <text:p text:style-name="P12"><text:tab/>HEX 12538799BAFEFFAD7788462353775633</text:p>
      <text:p text:style-name="P12"><text:tab/>HEX 6567243275A9CAFDFFEF8A8857444455</text:p>
      <text:p text:style-name="P12"><text:tab/>HEX 6655666645546576B9ECEEEEBDBB6924</text:p>
      <text:p text:style-name="P12"><text:tab/>HEX 3254454475774553776787DAFFEEACB9</text:p>
      <text:p text:style-name="P12"><text:tab/>HEX 9B354365563464774632768888A9EDEE</text:p>
      <text:p text:style-name="P12"><text:tab/>HEX AD98AA582343665644655633546587BA</text:p>
      <text:p text:style-name="P12"><text:tab/>HEX ECFEEF9B886844335455657666344355</text:p>
      <text:p text:style-name="P12"><text:tab/>HEX 65A7DBEFFFCE9A682332434554767746</text:p>
      <text:p text:style-name="P12"><text:tab/>HEX 33656576B9EDFDFFBDAA473333334365</text:p>
      <text:p text:style-name="P12"><text:tab/>HEX 776734645665A7DBCDEDDEAB69344354</text:p>
      <text:p text:style-name="P12"><text:tab/>HEX 345476784653675686CAEEEDEFAC9A47</text:p>
      <text:p text:style-name="P12"><text:tab/>HEX 4444343364775744656676A8DBDDEDDE</text:p>
      <text:p text:style-name="P12"><text:tab/>HEX AB6A444444335376774554665587CADD</text:p>
      <text:p text:style-name="P12"><text:tab/>HEX EDDE9B9A464454453454665644766776</text:p>
      <text:p text:style-name="P12"><text:tab/>HEX A8DBDEFEBEBB7A444455444365764653</text:p>
      <text:p text:style-name="P12"><text:tab/>HEX 666577B9DDEDEFAB9A57344345345466</text:p>
      <text:p text:style-name="P12"><text:tab/>HEX 664565667698DBDDFFDFBB8A56454444</text:p>
      <text:p text:style-name="P12"><text:tab/>HEX 4354555554666677A8CBDCFFBEAB7955</text:p>
      <text:p text:style-name="P12"><text:tab/>HEX 4444334454554554667687BACCEDFFBD</text:p>
      <text:p text:style-name="P12"><text:tab/>HEX AA79555545444444554454667698BACC</text:p>
      <text:p text:style-name="P12"><text:tab/>HEX DCEEBC9A686645443444445444646676</text:p>
      <text:p text:style-name="P12"><text:tab/>HEX 98CBCCDCEEBD9A886755454444444434</text:p>
      <text:p text:style-name="P12"><text:tab/>HEX 54556598BABBCBCCBCAA9A7866454454</text:p>
      <text:p text:style-name="P12"><text:tab/>HEX 44444444556587A9AAAABBBCABAA8977</text:p>
      <text:p text:style-name="P12"><text:tab/>HEX 66666645545544556677989999A9AABB</text:p>
      <text:p text:style-name="P12"><text:tab/>HEX AB998977777766666555555566778888</text:p>
      <text:p text:style-name="P12"><text:tab/>HEX 98999999998888788777777776777766</text:p>
      <text:p text:style-name="P12"><text:tab/>HEX 76777787888878776777778788888888</text:p>
      <text:p text:style-name="P12"><text:soft-page-break/><text:tab/>HEX 78777777677677666666666566667777</text:p>
      <text:p text:style-name="P12"><text:tab/>HEX 88989998998988889989888888777777</text:p>
      <text:p text:style-name="P12"><text:tab/>HEX 87788788998998898888888877665655</text:p>
      <text:p text:style-name="P12"><text:tab/>HEX 44444444444444445465667788989999</text:p>
      <text:p text:style-name="P12"><text:tab/>HEX 99998988888888887777777777777788</text:p>
      <text:p text:style-name="P12"><text:tab/>HEX 88999999998988888888888878776766</text:p>
      <text:p text:style-name="P12"><text:tab/>HEX 66666666666666777777778788999999</text:p>
      <text:p text:style-name="P12"><text:tab/>HEX 99889988888888888888888888888888</text:p>
      <text:p text:style-name="P12"><text:tab/>HEX 88888877777777777777777777777777</text:p>
      <text:p text:style-name="P12"><text:tab/>HEX 88888888888877777767666666566566</text:p>
      <text:p text:style-name="P12"><text:tab/>HEX 66667777778888998988888878887877</text:p>
      <text:p text:style-name="P12"><text:tab/>HEX 67666666667677777788888888888888</text:p>
      <text:p text:style-name="P12"><text:tab/>HEX 88887877777777777777778888888888</text:p>
      <text:p text:style-name="P12"><text:tab/>HEX 88887777777777777777777777777777</text:p>
      <text:p text:style-name="P12"><text:tab/>HEX 77777787888888887877777777777777</text:p>
      <text:p text:style-name="P12"><text:tab/>HEX 77878888878878877788887777777777</text:p>
      <text:p text:style-name="P12"><text:tab/>HEX 77777777777777767777778787777888</text:p>
      <text:p text:style-name="P12"><text:tab/>HEX 87777777777777777779777777777778</text:p>
      <text:p text:style-name="P12"><text:tab/>HEX 77777777677777777787777767676666</text:p>
      <text:p text:style-name="P12"><text:tab/>HEX 66766677777777777788989898898989</text:p>
      <text:p text:style-name="P12"><text:tab/>HEX 88898888889888788888887888878777</text:p>
      <text:p text:style-name="P12"><text:tab/>HEX 88776796787687868576676666777776</text:p>
      <text:p text:style-name="P12"><text:tab/>HEX 87777878786878787767788786767777</text:p>
      <text:p text:style-name="P12"><text:tab/>HEX 6869596A6B799887A6966778A5B6B578</text:p>
      <text:p text:style-name="P12"><text:tab/>HEX 35775896A48677C78577779576978779</text:p>
      <text:p text:style-name="P12"><text:tab/>HEX 5A8A776877677878596B96876A7B9767</text:p>
      <text:p text:style-name="P12"><text:tab/>HEX 698896786B6A96756867866676966677</text:p>
      <text:p text:style-name="P12"><text:tab/>HEX 76787676689795768766384799977859</text:p>
      <text:p text:style-name="P12"><text:tab/>HEX 796A9A9C8A8B88898A98878986868666</text:p>
      <text:p text:style-name="P12"><text:tab/>HEX 4869A483764869979576689776696887</text:p>
      <text:p text:style-name="P12"><text:tab/>HEX 7677776869765768C7956978C5935968</text:p>
      <text:p text:style-name="P12"><text:tab/>HEX 677887A6D49476683A4B777577667788</text:p>
      <text:p text:style-name="P12"><text:tab/>HEX 97888AC8E5D77B9B99488D9764555545</text:p>
      <text:p text:style-name="P12"><text:tab/>HEX 4554656565767687788999B7A8B9A96C</text:p>
      <text:p text:style-name="P12"><text:tab/>HEX 8B977757666656666656668777879879</text:p>
      <text:p text:style-name="P12"><text:tab/>HEX 89C9B8788C8D88896A75556656547677</text:p>
      <text:p text:style-name="P12"><text:tab/>HEX 5675986777889987A99AA9BA89878867</text:p>
      <text:p text:style-name="P12"><text:tab/>HEX 566576355575663685886787988976A9</text:p>
      <text:p text:style-name="P12"><text:tab/>HEX 99A9A97998A866555465345476663475</text:p>
      <text:p text:style-name="P12"><text:tab/>HEX 886688989977AAB9B8AA8AA888675665</text:p>
      <text:p text:style-name="P12"><text:tab/>HEX 66456587674697897688897B86A88899</text:p>
      <text:p text:style-name="P12"><text:tab/>HEX 99898697464454654554777756868868</text:p>
      <text:p text:style-name="P12"><text:tab/>HEX 999899788B8CC9A99B78886855556556</text:p>
      <text:p text:style-name="P12"><text:tab/>HEX 6476786875988887889A88A6899AA9C9</text:p>
      <text:p text:style-name="P12"><text:tab/>HEX 8A788867676465466676775676777776</text:p>
      <text:p text:style-name="P12"><text:tab/>HEX 87787778899898BAA879898765566555</text:p>
      <text:p text:style-name="P12"><text:tab/>HEX 556666566777677787685A8B8A9B8CAD</text:p>
      <text:p text:style-name="P12"><text:tab/>HEX BA5B7B99686776755656655664746566</text:p>
      <text:p text:style-name="P12"><text:tab/>HEX 8576678997898ABAE6C9AAA987596875</text:p>
      <text:p text:style-name="P12"><text:tab/>HEX 463854453555558573754988968AD9A7</text:p>
      <text:p text:style-name="P12"><text:tab/>HEX 6D9CAAB99B9AA87978A5664756555554</text:p>
      <text:p text:style-name="P12"><text:tab/>HEX 46576677696A7A7B8CC7A88D9DC7C688</text:p>
      <text:p text:style-name="P12"><text:tab/>HEX 69697775564755444454534465754656</text:p>
      <text:p text:style-name="P12"><text:tab/>HEX 6AABAAAA9BAFCDB9A99C9A8977675875</text:p>
      <text:p text:style-name="P12"><text:tab/>HEX 54364463524455646566777889A9998A</text:p>
      <text:p text:style-name="P12"><text:tab/>HEX BBA98A8A998887A68766657563443636</text:p>
      <text:p text:style-name="P12"><text:tab/>HEX 65726466778789A7A699BBA7E7C898A8</text:p>
      <text:p text:style-name="P12"><text:tab/>HEX B5765968383976A3463748666676A7B5</text:p>
      <text:p text:style-name="P12"><text:tab/>HEX 8587B7878999A7A67A797A7877777676</text:p>
      <text:p text:style-name="P12"><text:tab/>HEX 6677A5644858596876868688A6787A99</text:p>
      <text:p text:style-name="P12"><text:tab/>HEX 9797787998A5595A7989A57679A67567</text:p>
      <text:p text:style-name="P12"><text:tab/>HEX 68779686968466689785A6A675799897</text:p>
      <text:p text:style-name="P12"><text:tab/>HEX 6A5A5B8876587777676B596786775A69</text:p>
      <text:p text:style-name="P12"><text:tab/>HEX 69A77639696848495B7A8797688986A6</text:p>
      <text:p text:style-name="P12"><text:tab/>HEX 856667767679B58375A5967879987879</text:p>
      <text:p text:style-name="P12"><text:tab/>HEX 9896685C59598BA68987778787687886</text:p>
      <text:p text:style-name="P12"><text:tab/>HEX 96678777778785686997B578B7B6A778</text:p>
      <text:p text:style-name="P12"><text:tab/>HEX 588A8667689A69668684935849387974</text:p>
      <text:p text:style-name="P12"><text:tab/>HEX 45667485768561B6B57A9B9968A8988C</text:p>
      <text:p text:style-name="P12"><text:tab/>HEX B9798AC7757A6A7987763A4787826566</text:p>
      <text:p text:style-name="P12"><text:tab/>HEX BBC5688A6988963687B4889488A79548</text:p>
      <text:p text:style-name="P12"><text:tab/>HEX 3A495964474BA7995865385876B6665C</text:p>
      <text:p text:style-name="P12"><text:soft-page-break/><text:tab/>HEX 65A38C7C5A597C8A192D57885A99A597</text:p>
      <text:p text:style-name="P12"><text:tab/>HEX 87B5674B6A66585EAE6BB8966563A060</text:p>
      <text:p text:style-name="P12"><text:tab/>HEX 578966775A785777B5665A7977586986</text:p>
      <text:p text:style-name="P12"><text:tab/>HEX 667786586988878787977889796B88A6</text:p>
      <text:p text:style-name="P12"><text:tab/>HEX 586885566775758675788888989999B9</text:p>
      <text:p text:style-name="P12"><text:tab/>HEX 898BC9A7998857775635464554345666</text:p>
      <text:p text:style-name="P12"><text:tab/>HEX 6578878889A9A7B8A989AAAA9C6A8766</text:p>
      <text:p text:style-name="P12"><text:tab/>HEX 344434454364666577777799A989A9AA</text:p>
      <text:p text:style-name="P12"><text:tab/>HEX 99AAACCABB8987572332323345758767</text:p>
      <text:p text:style-name="P12"><text:tab/>HEX 879988B9BAAAB9DA9ABBCBDB9C567915</text:p>
      <text:p text:style-name="P12"><text:tab/>HEX 30342343637847967967AAA99B9ADB8A</text:p>
      <text:p text:style-name="P12"><text:tab/>HEX BBCDCB8DA3790480322145837846C978</text:p>
      <text:p text:style-name="P12"><text:tab/>HEX 77ABA88A9ABA89BBBCB9388938004703</text:p>
      <text:p text:style-name="P12"><text:tab/>HEX 30347767958D66C88B99A8A99BB8CC9B</text:p>
      <text:p text:style-name="P12"><text:tab/>HEX 5AA7680173342065967676CB87B6AC98</text:p>
      <text:p text:style-name="P12"><text:tab/>HEX A99AAA98BAAB68A45800502401617658</text:p>
      <text:p text:style-name="P12"><text:tab/>HEX 97CC78AACC989ABBB99BCCBA6A956901</text:p>
      <text:p text:style-name="P12"><text:tab/>HEX 701511638658A8DC69CBCD98ACAAB89B</text:p>
      <text:p text:style-name="P12"><text:tab/>HEX BCB96B756A0140040041544696CB68B9</text:p>
      <text:p text:style-name="P12"><text:tab/>HEX BC88BBBAA9ABCBCB6B956B0150160041</text:p>
      <text:p text:style-name="P12"><text:tab/>HEX 554595AA69C9BC8ACCA999BDBABBAD74</text:p>
      <text:p text:style-name="P12"><text:tab/>HEX 9B0240260041554694BB69C8BC89CA9A</text:p>
      <text:p text:style-name="P12"><text:tab/>HEX 8ACBBABBCE46C90800550020435554B8</text:p>
      <text:p text:style-name="P12"><text:tab/>HEX 8B84CB8AA79B99B9AAAAEB7CA5AD0061</text:p>
      <text:p text:style-name="P12"><text:tab/>HEX 050042544585AA48B8AC78BB9999ABAA</text:p>
      <text:p text:style-name="P12"><text:tab/>HEX CBDE6AD74D00740320535465A79A67CA</text:p>
      <text:p text:style-name="P12"><text:tab/>HEX 8B86BB88989AA9CBBD68C84C00640410</text:p>
      <text:p text:style-name="P12"><text:tab/>HEX 535565979A68B89C67B98A87AA9ABADF</text:p>
      <text:p text:style-name="P12"><text:tab/>HEX 58C75E00730510644554979967A7AB56</text:p>
      <text:p text:style-name="P12"><text:tab/>HEX A78A66B99AB9FF6BB5AF026148006267</text:p>
      <text:p text:style-name="P12"><text:tab/>HEX 44969A7887A96976987976B99ADBCE56</text:p>
      <text:p text:style-name="P12"><text:tab/>HEX EA3A00850510864764BA798799787777</text:p>
      <text:p text:style-name="P12"><text:tab/>HEX 987898BBCBEE8CB89D04416702408845</text:p>
      <text:p text:style-name="P12"><text:tab/>HEX 95AA788788777787888898CBDDCD78B8</text:p>
      <text:p text:style-name="P12"><text:tab/>HEX 6A025246005277778878888967768877</text:p>
      <text:p text:style-name="P12"><text:tab/>HEX 7788A9CBEDAD77985812323422547676</text:p>
      <text:p text:style-name="P12"><text:tab/>HEX 98788789678778879889A9ECDE9B8878</text:p>
      <text:p text:style-name="P12"><text:tab/>HEX 56332233435555878888887877877787</text:p>
      <text:p text:style-name="P12"><text:tab/>HEX 8898BADCEDAD68666734332332657777</text:p>
      <text:p text:style-name="P12"><text:tab/>HEX 87888878667677888898A9CBEECE7966</text:p>
      <text:p text:style-name="P12"><text:tab/>HEX 56454434225477988967777777776676</text:p>
      <text:p text:style-name="P12"><text:tab/>HEX 8899AABBDCDD9B784523434423434475</text:p>
      <text:p text:style-name="P12"><text:tab/>HEX 98897867566677878888A9BADCFEBE89</text:p>
      <text:p text:style-name="P12"><text:tab/>HEX 56233243435455548789888867557677</text:p>
      <text:p text:style-name="P12"><text:tab/>HEX 98A99AAACBEDEEBD7935122132445555</text:p>
      <text:p text:style-name="P12"><text:tab/>HEX 66667677776666667799A9BABBCBDCCD</text:p>
      <text:p text:style-name="P12"><text:tab/>HEX AB783511213354667777777777776777</text:p>
      <text:p text:style-name="P12"><text:tab/>HEX 7798A9CBCDBCCCDDCDBC8A3522223265</text:p>
      <text:p text:style-name="P12"><text:tab/>HEX 767767666656556566779899AAAAAABA</text:p>
      <text:p text:style-name="P12"><text:tab/>HEX CCCCBC89351221326576777766565555</text:p>
      <text:p text:style-name="P12"><text:tab/>HEX 5566778899AAABAABACCCCCC8A360210</text:p>
      <text:p text:style-name="P12"><text:tab/>HEX 21536677776766656666767798BABBCC</text:p>
      <text:p text:style-name="P12"><text:tab/>HEX CCCBEDFEDEAC58020011426577776766</text:p>
      <text:p text:style-name="P12"><text:tab/>HEX 66565555657698BACBCCBBDCFEEF9C47</text:p>
      <text:p text:style-name="P12"><text:tab/>HEX 010000317588888877777756555576A8</text:p>
      <text:p text:style-name="P12"><text:tab/>HEX BADCEEDDEDFFEFAC360000004197AAAA</text:p>
      <text:p text:style-name="P12"><text:tab/>HEX 9A89886845333364A8DCFEEFEEFFFFDF</text:p>
      <text:p text:style-name="P12"><text:tab/>HEX 6A0200001063B9BCBBBBAA9958130031</text:p>
      <text:p text:style-name="P12"><text:tab/>HEX 75DBFFFFFFFEFFFFAF0500000030A7CC</text:p>
      <text:p text:style-name="P12"><text:tab/>HEX BBCBCCBC8A05000041D9FFFFFFFFFFFF</text:p>
      <text:p text:style-name="P12"><text:tab/>HEX FF4C0000003097DBCDBBFDFFBF270000</text:p>
      <text:p text:style-name="P12"><text:tab/>HEX 10B6FFFFFFFFFFFFFFAF00000000A6BB</text:p>
      <text:p text:style-name="P12"><text:tab/>HEX BBCCFDFFFF4A00000050FBFFFFFFFFFF</text:p>
      <text:p text:style-name="P12"><text:tab/>HEX FFFF1A00000040A8A9DBFFFFFF8F0000</text:p>
      <text:p text:style-name="P12"><text:tab/>HEX 0000A5FDFFFFFFFFCFCB9C0400000062</text:p>
      <text:p text:style-name="P12"><text:tab/>HEX BACBEDFFFFFF2A00000010B6FFFFFFFF</text:p>
      <text:p text:style-name="P12"><text:tab/>HEX CE5865892500000073CBABBADCFFFF08</text:p>
      <text:p text:style-name="P12"><text:tab/>HEX 00000020D7FFFFFFDF7A244298380000</text:p>
      <text:p text:style-name="P12"><text:tab/>HEX 1095BB5865DAFFCF0500000030C7FFFF</text:p>
      <text:p text:style-name="P12"><text:tab/>HEX FFAF360130D94A000030A79B2472FEFF</text:p>
      <text:p text:style-name="P12"><text:tab/>HEX 6C0000000020B6FFFFFF6D121172FE08</text:p>
      <text:p text:style-name="P12"><text:tab/>HEX 000042865701C4FFAE260000000010E7</text:p>
      <text:p text:style-name="P12"><text:soft-page-break/><text:tab/>HEX FFFFFF473243B6AE04003054764653FB</text:p>
      <text:p text:style-name="P12"><text:tab/>HEX FF69130000000050FBFFFFBF46444596</text:p>
      <text:p text:style-name="P12"><text:tab/>HEX 7A02003244555575FDCF681300000000</text:p>
      <text:p text:style-name="P12"><text:tab/>HEX 93FFFFFFCF675554B77A030043656766</text:p>
      <text:p text:style-name="P12"><text:tab/>HEX A7FFCF590200000020B6FFFFFF9D5644</text:p>
      <text:p text:style-name="P12"><text:tab/>HEX 64B947002064765666E9FFAF38010000</text:p>
      <text:p text:style-name="P12"><text:tab/>HEX 0052E9FFFFFF9C6765979A3601508678</text:p>
      <text:p text:style-name="P12"><text:tab/>HEX 64A7FBFF9C250100000073FCFFFFDF8B</text:p>
      <text:p text:style-name="P12"><text:tab/>HEX 57669869140053894664A8FEDF692300</text:p>
      <text:p text:style-name="P12"><text:tab/>HEX 000030B6FFFFFFCF795666A969031076</text:p>
      <text:p text:style-name="P12"><text:tab/>HEX 794676DAFFAF581300000051E9FFFFFF</text:p>
      <text:p text:style-name="P12"><text:tab/>HEX AD674475AA57023096684475EAFF9D47</text:p>
      <text:p text:style-name="P12"><text:tab/>HEX 0300000063DAFFFFFF9D565496BB5702</text:p>
      <text:p text:style-name="P12"><text:tab/>HEX 5096573295FBEF8C360300000074DBFF</text:p>
      <text:p text:style-name="P12"><text:tab/>HEX FFFF8C4664A7BC581271874641A6FCFF</text:p>
      <text:p text:style-name="P12"><text:tab/>HEX 8C461400001075DBFFFFFF8C466497BC</text:p>
      <text:p text:style-name="P12"><text:tab/>HEX 581360652430A6FDEF7A461400000074</text:p>
      <text:p text:style-name="P12"><text:tab/>HEX CAFFFFFF8C456497CC69243046241086</text:p>
      <text:p text:style-name="P12"><text:tab/>HEX FCEF8C583600000063C9FEFFFFBF5764</text:p>
      <text:p text:style-name="P12"><text:tab/>HEX 96FD8C260145240053DAEFAE79560000</text:p>
      <text:p text:style-name="P12"><text:tab/>HEX 0050B7EBFFFFFF694476FBBF48024233</text:p>
      <text:p text:style-name="P12"><text:tab/>HEX 0151D7FFEFAC770400002096CBFFFFFF</text:p>
      <text:p text:style-name="P12"><text:tab/>HEX 8C3565D9DF691230430230B5FEFFAC68</text:p>
      <text:p text:style-name="P12"><text:tab/>HEX 0400000075CAFEFFFF9F3654B7FF7B14</text:p>
      <text:p text:style-name="P12"><text:tab/>HEX 0023010074FDFFBD692500000062B9FC</text:p>
      <text:p text:style-name="P12"><text:tab/>HEX FFFFCF4854A7FDAE470130220051E9FF</text:p>
      <text:p text:style-name="P12"><text:tab/>HEX FF8B550100003096EBFFFFFF7C4475D9</text:p>
      <text:p text:style-name="P12"><text:tab/>HEX FF6B030002010084FEFFBE5914000000</text:p>
      <text:p text:style-name="P12"><text:tab/>HEX 62DAFEFFFFCF6954A6FDBF4800103201</text:p>
      <text:p text:style-name="P12"><text:tab/>HEX 40C7FEEF8B350200001095FDFFFFFFBF</text:p>
      <text:p text:style-name="P12"><text:tab/>HEX 5854B7FF8E150020220040D9FFDE7A44</text:p>
      <text:p text:style-name="P12"><text:tab/>HEX 00000030B7FEFFFFFF9E4665D9FF7C13</text:p>
      <text:p text:style-name="P12"><text:tab/>HEX 0033240053CAFFCF691300000062E9FF</text:p>
      <text:p text:style-name="P12"><text:tab/>HEX FFFFFF7A4554D8FF7A250123130031A8</text:p>
      <text:p text:style-name="P12"><text:tab/>HEX EEEF6A0300000052C8FFFFFFFF8B4554</text:p>
      <text:p text:style-name="P12"><text:tab/>HEX C7FFAE47021112001096FDFF6C120000</text:p>
      <text:p text:style-name="P12"><text:tab/>HEX 0052C7FFFFFFEF7A3443D8FFBF590200</text:p>
      <text:p text:style-name="P12"><text:tab/>HEX 00001095FCFF9E2400000052A6FDFFFF</text:p>
      <text:p text:style-name="P12"><text:tab/>HEX FF8B4665C9FFFF9C140000000062DAFF</text:p>
      <text:p text:style-name="P12"><text:tab/>HEX FF6A0400002054B9FDFFFFBF8876A7FC</text:p>
      <text:p text:style-name="P12"><text:tab/>HEX FFBF38000000002096FCFFCF57010000</text:p>
      <text:p text:style-name="P12"><text:tab/>HEX 3185CAFFFFFFBD8A89DBFFFF9C140000</text:p>
      <text:p text:style-name="P12"><text:tab/>HEX 000042A7FFFFAF360000003195DBFFFF</text:p>
      <text:p text:style-name="P12"><text:tab/>HEX FFBC8998DBFFFF8B040000000052D9FF</text:p>
      <text:p text:style-name="P12"><text:tab/>HEX FF8D2500000052B7DCFEFFEFBC9AA9EC</text:p>
      <text:p text:style-name="P12"><text:tab/>HEX FFFF7B030000000074DBFFFF8C250000</text:p>
      <text:p text:style-name="P12"><text:tab/>HEX 1063A8BBECFFFFCEACAADCFFFF8B0400</text:p>
      <text:p text:style-name="P12"><text:tab/>HEX 00001064B9FDFFAD58020010538699BA</text:p>
      <text:p text:style-name="P12"><text:tab/>HEX FDFFFFCEABBAECEE7C03000000003175</text:p>
      <text:p text:style-name="P12"><text:tab/>HEX C9FECE8A26000021548798FCFFFFFFAC</text:p>
      <text:p text:style-name="P12"><text:tab/>HEX A9BABB9B4702000000104387CAEEBD69</text:p>
      <text:p text:style-name="P12"><text:tab/>HEX 020000316487C9FFFFFFCF797788BA9A</text:p>
      <text:p text:style-name="P12"><text:tab/>HEX 5602000000204377CADDCD6903001053</text:p>
      <text:p text:style-name="P12"><text:tab/>HEX 96A9DBFFFFFFAD787788CBBD79140000</text:p>
      <text:p text:style-name="P12"><text:tab/>HEX 00002065DAFEDE9C351132538798B9FD</text:p>
      <text:p text:style-name="P12"><text:tab/>HEX FFFFBE8988AAEDDE7A25000000001065</text:p>
      <text:p text:style-name="P12"><text:tab/>HEX DAFFFFCF58121132756787CBFFFFFFCC</text:p>
      <text:p text:style-name="P12"><text:tab/>HEX BCBBECDE9B46000000003075C8FEFFFF</text:p>
      <text:p text:style-name="P12"><text:tab/>HEX 9D362322536665A7FCFFFFEFCDABB9CC</text:p>
      <text:p text:style-name="P12"><text:tab/>HEX 9B6814000000004275EAFFFFFF8C4623</text:p>
      <text:p text:style-name="P12"><text:tab/>HEX 21434565B9FEFFFFCE9B88A9AA9A7925</text:p>
      <text:p text:style-name="P12"><text:tab/>HEX 000000003175D9FEFFFF9D5734224344</text:p>
      <text:p text:style-name="P12"><text:tab/>HEX 6597DAFEFFCDAB99BABCAB7835010000</text:p>
      <text:p text:style-name="P12"><text:tab/>HEX 00105397CCFEFFFFAC68243233325376</text:p>
      <text:p text:style-name="P12"><text:tab/>HEX DAFEEFEDBCACAB997856130000000021</text:p>
      <text:p text:style-name="P12"><text:tab/>HEX 65C7FDFFFFDF7A25112223224386EBFF</text:p>
      <text:p text:style-name="P12"><text:tab/>HEX EFDEBBCBAB79564423000000003165C8</text:p>
      <text:p text:style-name="P12"><text:tab/>HEX FEFFFFCF8A57343414014296DBEEDEED</text:p>
      <text:p text:style-name="P12"><text:tab/>HEX EEDE9C5844546615000000204354A9EC</text:p>
      <text:p text:style-name="P12"><text:tab/>HEX FFFFAC78454433012064B8EDEEFEEFDE</text:p>
      <text:p text:style-name="P12"><text:tab/>HEX BD897777776703000000212152B9DBDD</text:p>
      <text:p text:style-name="P12"><text:tab/>HEX BE9989675545325376A8CBDCFEDECDBC</text:p>
      <text:p text:style-name="P12"><text:soft-page-break/><text:tab/>HEX 9A88889989160000000000207798AABC</text:p>
      <text:p text:style-name="P12"><text:tab/>HEX AA9B89888866757698A9AACBCCEEDEBC</text:p>
      <text:p text:style-name="P12"><text:tab/>HEX 9A99897766032011000000304465B7BD</text:p>
      <text:p text:style-name="P12"><text:tab/>HEX DCAA9ABA8A7898A9BB9999ABCBBB9ABA</text:p>
      <text:p text:style-name="P12"><text:tab/>HEX CBCBAA68660200000000003023649679</text:p>
      <text:p text:style-name="P12"><text:tab/>HEX BBDBEEFFDCCDDDCB9B98A99AAAAA9A89</text:p>
      <text:p text:style-name="P12"><text:tab/>HEX 77664534232133333343332333435566</text:p>
      <text:p text:style-name="P12"><text:tab/>HEX 87A9BABBBBCBCCCCBB9A9A9888888888</text:p>
      <text:p text:style-name="P12"><text:tab/>HEX 88888777777766454423222222334455</text:p>
      <text:p text:style-name="P12"><text:tab/>HEX 66778799AAAAAA9A999999888898A9AA</text:p>
      <text:p text:style-name="P12"><text:tab/>HEX BBBBAAAA997867554423221111112243</text:p>
      <text:p text:style-name="P12"><text:tab/>HEX 65667788889999888887888899A9BACB</text:p>
      <text:p text:style-name="P12"><text:tab/>HEX CCCCCCBCAB8977564423222233334454</text:p>
      <text:p text:style-name="P12"><text:tab/>HEX 65767788888877777787888898A9AAAA</text:p>
      <text:p text:style-name="P12"><text:tab/>HEX AAAAAAAA998978665555454433445455</text:p>
      <text:p text:style-name="P12"><text:tab/>HEX 66666676777777777777777777888899</text:p>
      <text:p text:style-name="P12"><text:tab/>HEX A99A9999999988787766666666666666</text:p>
      <text:p text:style-name="P12"><text:tab/>HEX 66778788887777888878776676777777</text:p>
      <text:p text:style-name="P12"><text:tab/>HEX 88989999998988888877676677777777</text:p>
      <text:p text:style-name="P12"><text:tab/>HEX 77878888888777777777777787888888</text:p>
      <text:p text:style-name="P12"><text:tab/>HEX 88888888888877777777777777777777</text:p>
      <text:p text:style-name="P12"><text:tab/>HEX 77777777777777777777777777878888</text:p>
      <text:p text:style-name="P12"><text:tab/>HEX 88888888887778777777777777888888</text:p>
      <text:p text:style-name="P12"><text:tab/>HEX 88887777776767767777777777888888</text:p>
      <text:p text:style-name="P12"><text:tab/>HEX 88888888777766667777777787888888</text:p>
      <text:p text:style-name="P12"><text:tab/>HEX 88888888887877777777777777777777</text:p>
      <text:p text:style-name="P12"><text:tab/>HEX 77777777777777777777777777777777</text:p>
      <text:p text:style-name="P12"><text:tab/>HEX 77777787888888888888888888888888</text:p>
      <text:p text:style-name="P12"><text:tab/>HEX 88888878877777777777777777777777</text:p>
      <text:p text:style-name="P12"><text:tab/>HEX 77888888787777777777777777777777</text:p>
      <text:p text:style-name="P12"><text:tab/>HEX 77777777777777777777777777777777</text:p>
      <text:p text:style-name="P12"><text:tab/>HEX 77777777777777888888887777888888</text:p>
      <text:p text:style-name="P12"><text:tab/>HEX 88887777777777777787888878777777</text:p>
      <text:p text:style-name="P12"><text:tab/>HEX 77676666666666767777777777777777</text:p>
      <text:p text:style-name="P12"><text:tab/>HEX 77777777888888888888888878887777</text:p>
      <text:p text:style-name="P12"><text:tab/>HEX 77777777778888888888888878777877</text:p>
      <text:p text:style-name="P12"><text:tab/>HEX 87888888888888888888777777777777</text:p>
      <text:p text:style-name="P12"><text:tab/>HEX 77777777777777777777777777887777</text:p>
      <text:p text:style-name="P12"><text:tab/>HEX 77777877777788877887888888777787</text:p>
      <text:p text:style-name="P12"><text:tab/>HEX 77787877777777787878788888877777</text:p>
      <text:p text:style-name="P12"><text:tab/>HEX 77777777777777777777777777777777</text:p>
      <text:p text:style-name="P12"><text:tab/>HEX 77777777777777778888888888887877</text:p>
      <text:p text:style-name="P12"><text:tab/>HEX 78778777888986988988887888878887</text:p>
      <text:p text:style-name="P12"><text:tab/>HEX 78789687678877778877787775776788</text:p>
      <text:p text:style-name="P12"><text:tab/>HEX 87787887877678878667879776776777</text:p>
      <text:p text:style-name="P12"><text:tab/>HEX 9774587779587999A587C57469A7A5A4</text:p>
      <text:p text:style-name="P12"><text:tab/>HEX 856758789686663C8AC5C37457699786</text:p>
      <text:p text:style-name="P12"><text:tab/>HEX 7877873C4DA7A7A696B6A4495E997767</text:p>
      <text:p text:style-name="P12"><text:tab/>HEX 868456494867847466677796786BA9A7</text:p>
      <text:p text:style-name="P12"><text:tab/>HEX 8ABB98AAE95C3E896752543654636567</text:p>
      <text:p text:style-name="P12"><text:tab/>HEX 65876755888887A8AB9BF7FCDCCE8CA7</text:p>
      <text:p text:style-name="P12"><text:tab/>HEX 7A1434142112325754857764978998AA</text:p>
      <text:p text:style-name="P12"><text:tab/>HEX CCABDBFFCF9B89CD0510540210639746</text:p>
      <text:p text:style-name="P12"><text:tab/>HEX 75BA4576988778CACDCCFF6A855D0010</text:p>
      <text:p text:style-name="P12"><text:tab/>HEX 12322295CD67B88A8767979A86FCEFEF</text:p>
      <text:p text:style-name="P12"><text:tab/>HEX 4BA56F0030251053C7DF88EB8C768798</text:p>
      <text:p text:style-name="P12"><text:tab/>HEX 89B8FFFF9D45A80400430231A7FE9DC8</text:p>
      <text:p text:style-name="P12"><text:tab/>HEX FF4864A98A86FCFFBE48B70800301300</text:p>
      <text:p text:style-name="P12"><text:tab/>HEX 84FEAF97FD6E22A6AC77FBFFDF6AC83C</text:p>
      <text:p text:style-name="P12"><text:tab/>HEX 0030250083FEDF89FE6E01849A66FAFF</text:p>
      <text:p text:style-name="P12"><text:tab/>HEX FF69D72C0020240083FFDF89FD5F0073</text:p>
      <text:p text:style-name="P12"><text:tab/>HEX 7865FBFFEF58F90A00301410B6FFCFB8</text:p>
      <text:p text:style-name="P12"><text:tab/>HEX FF2A00846974FFFF6F63CF0100400230</text:p>
      <text:p text:style-name="P12"><text:tab/>HEX F9FF7FE6EF02208746C7FFFF26F60C00</text:p>
      <text:p text:style-name="P12"><text:tab/>HEX 203420C5FFEF75FF0E00846A85FDFF0C</text:p>
      <text:p text:style-name="P12"><text:tab/>HEX 704C0000311453FFFF5AC7AF0060AA99</text:p>
      <text:p text:style-name="P12"><text:tab/>HEX FBFF4F30480000205576FDFF6F978C01</text:p>
      <text:p text:style-name="P12"><text:tab/>HEX 50CABBFBFF0F20050000006487FDFF6E</text:p>
      <text:p text:style-name="P12"><text:tab/>HEX 985B0151DBEEFCFF09300000000073C9</text:p>
      <text:p text:style-name="P12"><text:tab/>HEX FFFF9B7A072097FFFFFFAF1206000000</text:p>
      <text:p text:style-name="P12"><text:tab/>HEX 1075FAFFAF87690272FBFFFFFF4E8500</text:p>
      <text:p text:style-name="P12"><text:tab/>HEX 00000051D9FFFF9C772231A6FFFFFF6F</text:p>
      <text:p text:style-name="P12"><text:soft-page-break/><text:tab/>HEX C5070000002095FFEF8AA92620B5FFFF</text:p>
      <text:p text:style-name="P12"><text:tab/>HEX FFAFA5080000004086FDFF9C76441083</text:p>
      <text:p text:style-name="P12"><text:tab/>HEX FDFFFFAFB62A0000002085FEFF9AA825</text:p>
      <text:p text:style-name="P12"><text:tab/>HEX 0083FBFFFFAFB33C0000003075FDFF8B</text:p>
      <text:p text:style-name="P12"><text:tab/>HEX 96460092FCFEFF7C940A0000001075FD</text:p>
      <text:p text:style-name="P12"><text:tab/>HEX FF8B885530A5FFFFFF4AD50400000030</text:p>
      <text:p text:style-name="P12"><text:tab/>HEX 73FFEF898B4450B9FFFFFF39A6010000</text:p>
      <text:p text:style-name="P12"><text:tab/>HEX 004094FFBEA88A3696FDFFFFDF364B00</text:p>
      <text:p text:style-name="P12"><text:tab/>HEX 00000044F7DF69C76832E7FFFFFF7D83</text:p>
      <text:p text:style-name="P12"><text:tab/>HEX 040000004154EAAD66784673EBFFFFFF</text:p>
      <text:p text:style-name="P12"><text:tab/>HEX 4B75030000105263FC8C75784674FAEF</text:p>
      <text:p text:style-name="P12"><text:tab/>HEX FEFF2886040000104361DC5C74775787</text:p>
      <text:p text:style-name="P12"><text:tab/>HEX FBDFEDFF2465040000224450BA4A7387</text:p>
      <text:p text:style-name="P12"><text:tab/>HEX 6998FDDFCCFF18734700124243009748</text:p>
      <text:p text:style-name="P12"><text:tab/>HEX 51779AA9FBCF98DB4F239B3941543803</text:p>
      <text:p text:style-name="P12"><text:tab/>HEX 30340332B69AABFE6D599A6B54C7AC63</text:p>
      <text:p text:style-name="P12"><text:tab/>HEX 5436040051141195AA79CB7F3996EBC7</text:p>
      <text:p text:style-name="P12"><text:tab/>HEX E0FD3E3363450230762532877986D974</text:p>
      <text:p text:style-name="P12"><text:tab/>HEX 487FAFAAD3ED2A61D7670462B9131066</text:p>
      <text:p text:style-name="P12"><text:tab/>HEX 6924978C93D99B7866D9C97086581611</text:p>
      <text:p text:style-name="P12"><text:tab/>HEX 660521738736587C77A99D98B8A8DD6E</text:p>
      <text:p text:style-name="P12"><text:tab/>HEX 8877552453673455879856E788556668</text:p>
      <text:p text:style-name="P12"><text:tab/>HEX 5C7A46896C7676583776997777A79A77</text:p>
      <text:p text:style-name="P12"><text:tab/>HEX C98875697877A5649787544768667587</text:p>
      <text:p text:style-name="P12"><text:tab/>HEX 6A58A7B654663855619586878898ABA8</text:p>
      <text:p text:style-name="P12"><text:tab/>HEX A8AACBC9B77958557446255739297686</text:p>
      <text:p text:style-name="P12"><text:tab/>HEX 84B6AAFBFDCBB9A98744343615435546</text:p>
      <text:p text:style-name="P12"><text:tab/>HEX 4465535698B7DBFACBDCAA8778667565</text:p>
      <text:p text:style-name="P12"><text:tab/>HEX 5665544455454676A797A77C6D4D8FAA</text:p>
      <text:p text:style-name="P12"><text:tab/>HEX 8A7AAA88675775946574868785753725</text:p>
      <text:p text:style-name="P12"><text:tab/>HEX 685B6A9CABA9C9A98858798975766845</text:p>
      <text:p text:style-name="P12"><text:tab/>HEX 55565465666799C6C996C798A99A8898</text:p>
      <text:p text:style-name="P12"><text:tab/>HEX 85947253444454565666778695A7C7F8</text:p>
      <text:p text:style-name="P12"><text:tab/>HEX FBEBAAA6A69676565745484865856757</text:p>
      <text:p text:style-name="P12"><text:tab/>HEX 796A6BB993E495D7A87A5E4967466563</text:p>
      <text:p text:style-name="P12"><text:tab/>HEX 6458394878695777483B4EC965C3586D</text:p>
      <text:p text:style-name="P12"><text:tab/>HEX 8AA5A39274578585186AA8A5396B6B58</text:p>
      <text:p text:style-name="P12"><text:tab/>HEX 9B798AC8A79867758265675675675783</text:p>
      <text:p text:style-name="P12"><text:tab/>HEX 867878996595BC762958756D6C7A3B6D</text:p>
      <text:p text:style-name="P12"><text:tab/>HEX 6A46667755767B5896B8954A59ABEAC6</text:p>
      <text:p text:style-name="P12"><text:tab/>HEX B5BA3857676544548653335989A6B5F5</text:p>
      <text:p text:style-name="P12"><text:tab/>HEX 64E3B86C3A7CCD395377753641974563</text:p>
      <text:p text:style-name="P12"><text:tab/>HEX A78A689DAF99CAAF4A4C95DE0A449470</text:p>
      <text:p text:style-name="P12"><text:tab/>HEX 1343991451C99875FDBA36CFCE8B067D</text:p>
      <text:p text:style-name="P12"><text:tab/>HEX 4D3074461521A74930F88F78F9BF4BF3</text:p>
      <text:p text:style-name="P12"><text:tab/>HEX EF8E005A4F00703B0420B70F20F76F78</text:p>
      <text:p text:style-name="P12"><text:tab/>HEX FAEF1CEDEF0C45DD010054A70073CF33</text:p>
      <text:p text:style-name="P12"><text:tab/>HEX 77DFBCD9FFAFD8EF0F70A30200407502</text:p>
      <text:p text:style-name="P12"><text:tab/>HEX 83CD558AEFEDF9FFDFFCDF0E93540000</text:p>
      <text:p text:style-name="P12"><text:tab/>HEX 106611EACFC4BD9EBDF9EFCEFD8F1047</text:p>
      <text:p text:style-name="P12"><text:tab/>HEX 0000006015B3FF7BEBDCD9BBFEFFEDFF</text:p>
      <text:p text:style-name="P12"><text:tab/>HEX 0672060000002630FDAFB7CDAC9AE9FF</text:p>
      <text:p text:style-name="P12"><text:tab/>HEX EEFF6F51670000006003F5FF8ABDBB99</text:p>
      <text:p text:style-name="P12"><text:tab/>HEX 76FEFFFEFF0877070000000350FF9FE9</text:p>
      <text:p text:style-name="P12"><text:tab/>HEX E88B48E6FFDDFFFF50780200003000B2</text:p>
      <text:p text:style-name="P12"><text:tab/>HEX FFAD9BFA9A41FBEFFEFFCFC356000000</text:p>
      <text:p text:style-name="P12"><text:tab/>HEX 0020FAFFBC9BAF2993FECCFFFF1F693B</text:p>
      <text:p text:style-name="P12"><text:tab/>HEX 0000000030FDEFDABA7F15A3AE9CFEFF</text:p>
      <text:p text:style-name="P12"><text:tab/>HEX 0F592D0000000030FEDFE9BA6B34A29C</text:p>
      <text:p text:style-name="P12"><text:tab/>HEX 9BFFFF0E774D0000000030FEEFD8AD6B</text:p>
      <text:p text:style-name="P12"><text:tab/>HEX 34728D99FEFF0F868E0000000030FDDF</text:p>
      <text:p text:style-name="P12"><text:tab/>HEX D9CF67525289C8FDFF3FB3CF00000100</text:p>
      <text:p text:style-name="P12"><text:tab/>HEX 30FDDFD9FF48445697A7FDFFAF71FB05</text:p>
      <text:p text:style-name="P12"><text:tab/>HEX 00100000F5EF9AFF4E50866588EBFFFF</text:p>
      <text:p text:style-name="P12"><text:tab/>HEX 4AD90E0000000083EFBDFCCF22974875</text:p>
      <text:p text:style-name="P12"><text:tab/>HEX D9FEFF8F94CD0000000030E9DEDAFF2C</text:p>
      <text:p text:style-name="P12"><text:tab/>HEX 81793497FBFFFF6CB75F0000000062DB</text:p>
      <text:p text:style-name="P12"><text:tab/>HEX DDFDFF08B55B52C9DCFEFF69C90B0000</text:p>
      <text:p text:style-name="P12"><text:tab/>HEX 000073ECDEFDEF25E71740A7B8FBFF58</text:p>
      <text:p text:style-name="P12"><text:tab/>HEX C80B0000000074DBCCFDEF25C62830A7</text:p>
      <text:p text:style-name="P12"><text:tab/>HEX A9EBFF79BB0E0000000063CBCDFDFF15</text:p>
      <text:p text:style-name="P12"><text:tab/>HEX B70A009689EAFF5ECA4F0000000052DB</text:p>
      <text:p text:style-name="P12"><text:soft-page-break/><text:tab/>HEX ADFCFF067409008499CAFF7FDB8F0000</text:p>
      <text:p text:style-name="P12"><text:tab/>HEX 000052CACCFDFF187428007399CAFF9F</text:p>
      <text:p text:style-name="P12"><text:tab/>HEX E8EF0000000040B7CCFCFF4B63560061</text:p>
      <text:p text:style-name="P12"><text:tab/>HEX B8BAFFFFB7FD0300000030A5CCBBFF8D</text:p>
      <text:p text:style-name="P12"><text:tab/>HEX 5266014197BAFCFF5CFC0F0000000074</text:p>
      <text:p text:style-name="P12"><text:tab/>HEX CCBBFEDF3497272084BABAFFBFB5FF00</text:p>
      <text:p text:style-name="P12"><text:tab/>HEX 00000030A5CBDCFF6E6267013176AAFC</text:p>
      <text:p text:style-name="P12"><text:tab/>HEX FF5FEB6F0000010063ECDEFDFF287437</text:p>
      <text:p text:style-name="P12"><text:tab/>HEX 0072A9C9FF5FB54F00000010D6CFEAFF</text:p>
      <text:p text:style-name="P12"><text:tab/>HEX 0A6106007497DAFFAFB4CF00300110D8</text:p>
      <text:p text:style-name="P12"><text:tab/>HEX BEDAFF0C7028007498DAFFFF74FF0020</text:p>
      <text:p text:style-name="P12"><text:tab/>HEX 0400A6ACA8FF4F4048006277A8FEFF3A</text:p>
      <text:p text:style-name="P12"><text:tab/>HEX FD0F00450091AA88FBBF02B704608997</text:p>
      <text:p text:style-name="P12"><text:tab/>HEX FDFFBFF5FF00700210996897FE28902B</text:p>
      <text:p text:style-name="P12"><text:tab/>HEX 109835E9FFFF4DFD0F001700716576C9</text:p>
      <text:p text:style-name="P12"><text:tab/>HEX CF13D904816B84FDFFFF66FF06500400</text:p>
      <text:p text:style-name="P12"><text:tab/>HEX 636476FB4E828F10C757E7FFFFDFE7EF</text:p>
      <text:p text:style-name="P12"><text:tab/>HEX 00400000345586EA49B42B50BB44EADE</text:p>
      <text:p text:style-name="P12"><text:tab/>HEX FFAFD4DF00300000316764FA5AB56E41</text:p>
      <text:p text:style-name="P12"><text:tab/>HEX A954C8DCFECFC7EF02300200404462EA</text:p>
      <text:p text:style-name="P12"><text:tab/>HEX 6C879F239747A5CCECFF6AFF0E000300</text:p>
      <text:p text:style-name="P12"><text:tab/>HEX 204244B89F88FD37A36973CCCBFF8FF7</text:p>
      <text:p text:style-name="P12"><text:tab/>HEX CF00210000123596ED88E86C63AB45D9</text:p>
      <text:p text:style-name="P12"><text:tab/>HEX BCFDFF78FF08000100206354E9AFA9FF</text:p>
      <text:p text:style-name="P12"><text:tab/>HEX 58B75884BBBAFFAFF7EE001000003256</text:p>
      <text:p text:style-name="P12"><text:tab/>HEX A6FDACDAAF45992695ABD9FF7FE95E00</text:p>
      <text:p text:style-name="P12"><text:tab/>HEX 2100107556D9FFAAEB7D448924B79BE9</text:p>
      <text:p text:style-name="P12"><text:tab/>HEX FF7DD86D003100006556B8DE89C98C24</text:p>
      <text:p text:style-name="P12"><text:tab/>HEX 76257489C8FF9DE8AD004103007667C7</text:p>
      <text:p text:style-name="P12"><text:tab/>HEX EE8ADA8D248515729AA7FFAFB7EF0440</text:p>
      <text:p text:style-name="P12"><text:tab/>HEX 0400715674DC5C879C24723651A988FD</text:p>
      <text:p text:style-name="P12"><text:tab/>HEX FFAAFD2C105600404754B99A96C96943</text:p>
      <text:p text:style-name="P12"><text:tab/>HEX 6824A779E9FFBED9DF03500400632373</text:p>
      <text:p text:style-name="P12"><text:tab/>HEX AB69B99C468557629997FDFFCFF9CD00</text:p>
      <text:p text:style-name="P12"><text:tab/>HEX 4101004432A6AA78CA7C5598458489B8</text:p>
      <text:p text:style-name="P12"><text:tab/>HEX FFFFBFFA8D005400205665A7CB79DB6C</text:p>
      <text:p text:style-name="P12"><text:tab/>HEX 6489359589B8FFFFAEF87C0064002034</text:p>
      <text:p text:style-name="P12"><text:tab/>HEX 43869A67CA5A748954A778B9DDFDDF9A</text:p>
      <text:p text:style-name="P12"><text:tab/>HEX CF085104003143549769A78C75995775</text:p>
      <text:p text:style-name="P12"><text:tab/>HEX 7876C9CCFFBDFA8D102500002343959A</text:p>
      <text:p text:style-name="P12"><text:tab/>HEX 87BB488659549878B8EEFDFF9BCF0841</text:p>
      <text:p text:style-name="P12"><text:tab/>HEX 03003144549768948A449958869A88CA</text:p>
      <text:p text:style-name="P12"><text:tab/>HEX CDFDDF99DF075103002032329658949B</text:p>
      <text:p text:style-name="P12"><text:tab/>HEX 669A48878987CACCFEDF9ACF06400400</text:p>
      <text:p text:style-name="P12"><text:tab/>HEX 3123439757A49B55AA5987AB99EBCDFC</text:p>
      <text:p text:style-name="P12"><text:tab/>HEX FF8BFD3C202500002313746863B968A8</text:p>
      <text:p text:style-name="P12"><text:tab/>HEX 9B87A98998CCDCFFBFFADF1263010010</text:p>
      <text:p text:style-name="P12"><text:tab/>HEX 12326745A879A6AA86978998CBCDFEDF</text:p>
      <text:p text:style-name="P12"><text:tab/>HEX ABDF08310300102221855684AA68B99B</text:p>
      <text:p text:style-name="P12"><text:tab/>HEX 88AA9AB9DDEDFFDFCBCF084114003012</text:p>
      <text:p text:style-name="P12"><text:tab/>HEX 20754582AA56BA7B87AB89B9DDDCFFBE</text:p>
      <text:p text:style-name="P12"><text:tab/>HEX BABF04410200100110653583A978BA9B</text:p>
      <text:p text:style-name="P12"><text:tab/>HEX A8BB9AB9DCDDFFEF9CDF2B1014000012</text:p>
      <text:p text:style-name="P12"><text:tab/>HEX 00625561B98AB9CE9ACB9BBACCCCFEFF</text:p>
      <text:p text:style-name="P12"><text:tab/>HEX DCFAAC012100001000204524A7AC98FC</text:p>
      <text:p text:style-name="P12"><text:tab/>HEX BCC9CC99BABCCBFFDF9DDB4A00120000</text:p>
      <text:p text:style-name="P12"><text:tab/>HEX 0000525664DAACC9FFABDBACA8CCBCEC</text:p>
      <text:p text:style-name="P12"><text:tab/>HEX FFCF9CCB27101200000000415554B9BC</text:p>
      <text:p text:style-name="P12"><text:tab/>HEX DBFFBDCBAB88B9AABAEDDFADD97B0020</text:p>
      <text:p text:style-name="P12"><text:tab/>HEX 00000000206566C9DFDCFFCFABAB8997</text:p>
      <text:p text:style-name="P12"><text:tab/>HEX 99A8DCDDEE9DA8470000000000115387</text:p>
      <text:p text:style-name="P12"><text:tab/>HEX 88ECDFDCEEBDAAAA88A8AABADDCDDD6D</text:p>
      <text:p text:style-name="P12"><text:tab/>HEX 8717000000001021539777DACEDBEECD</text:p>
      <text:p text:style-name="P12"><text:tab/>HEX BBBA9AA8ABA9CCBDDD8D966900100000</text:p>
      <text:p text:style-name="P12"><text:tab/>HEX 0011327678C9EECCFEDFBBBA9A879978</text:p>
      <text:p text:style-name="P12"><text:tab/>HEX A9BCCBBC6688020000000000206488B8</text:p>
      <text:p text:style-name="P12"><text:tab/>HEX FEDFFEFFACBB8A67887898BACAED5B86</text:p>
      <text:p text:style-name="P12"><text:tab/>HEX 290010000010116398A9ECFFEFFFDF8A</text:p>
      <text:p text:style-name="P12"><text:tab/>HEX 986854657687BADCCC69761600000000</text:p>
      <text:p text:style-name="P12"><text:tab/>HEX 413385CACCFDFFEFEDCE8A7767556587</text:p>
      <text:p text:style-name="P12"><text:tab/>HEX 98B9BCAB48332400000100315586A9BA</text:p>
      <text:p text:style-name="P12"><text:tab/>HEX DBEECDCCBC9A78778877878888787766</text:p>
      <text:p text:style-name="P12"><text:soft-page-break/><text:tab/>HEX 55555565664544555576778799999989</text:p>
      <text:p text:style-name="P12"><text:tab/>HEX 78776766666676778788989999897867</text:p>
      <text:p text:style-name="P12"><text:tab/>HEX 66555555556666666655555555556576</text:p>
      <text:p text:style-name="P12"><text:tab/>HEX 8798A9BABBAAABAAAA99998888787766</text:p>
      <text:p text:style-name="P12"><text:tab/>HEX 56454423222222324354668798A9AABB</text:p>
      <text:p text:style-name="P12"><text:tab/>HEX BBBBBBBBABAAAAAA9A99887766453422</text:p>
      <text:p text:style-name="P12"><text:tab/>HEX 22122122324354657798A9BABBCCCCCC</text:p>
      <text:p text:style-name="P12"><text:tab/>HEX CCBBBBAB9AAA89887766564544333323</text:p>
      <text:p text:style-name="P12"><text:tab/>HEX 32334354556677889999AAAAAABBBBBB</text:p>
      <text:p text:style-name="P12"><text:tab/>HEX BBAAAA9A898878777767666666666655</text:p>
      <text:p text:style-name="P12"><text:tab/>HEX 66566566667788889899899889888898</text:p>
      <text:p text:style-name="P12"><text:tab/>HEX 98999999998988787767666666666666</text:p>
      <text:p text:style-name="P12"><text:tab/>HEX 6666666666656566667777878899A9AA</text:p>
      <text:p text:style-name="P12"><text:tab/>HEX AABBBBAAAA9988777766666666666666</text:p>
      <text:p text:style-name="P12"><text:tab/>HEX 666656555655656676879899A9AAAAAA</text:p>
      <text:p text:style-name="P12"><text:tab/>HEX 9A999989888877777777776666666666</text:p>
      <text:p text:style-name="P12"><text:tab/>HEX 66766777777788787787888888778788</text:p>
      <text:p text:style-name="P12"><text:tab/>HEX 88888888888888777777777777888888</text:p>
      <text:p text:style-name="P12"><text:tab/>HEX 88888867666666665555667688788788</text:p>
      <text:p text:style-name="P12"><text:tab/>HEX 9899898888989999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8T08:56:57.770620456</meta:creation-date>
    <dc:date>2023-03-21T13:55:46.350024197</dc:date>
    <meta:editing-duration>P3DT16H41M15S</meta:editing-duration>
    <meta:editing-cycles>268</meta:editing-cycles>
    <meta:generator>LibreOffice/6.0.7.3$Linux_X86_64 LibreOffice_project/00m0$Build-3</meta:generator>
    <meta:document-statistic meta:table-count="0" meta:image-count="0" meta:object-count="0" meta:page-count="112" meta:paragraph-count="7269" meta:word-count="15102" meta:character-count="127136" meta:non-whitespace-character-count="110665"/>
  </office:meta>
</office:document-meta>
</file>